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18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7"/>
        </table:table-row>
        <table:table-row table:style-name="ro1">
          <table:table-cell office:value-type="float" office:value="-0.0000002234375" calcext:value-type="float">
            <text:p>-2.23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]" office:value-type="float" office:value="-223.4375" calcext:value-type="float">
            <text:p>-223.4375</text:p>
          </table:table-cell>
          <table:table-cell table:formula="of:=1000*[.B3]" office:value-type="float" office:value="-409.786" calcext:value-type="float">
            <text:p>-409.786</text:p>
          </table:table-cell>
          <table:table-cell table:number-columns-repeated="2"/>
          <table:table-cell office:value-type="string" calcext:value-type="string">
            <text:p>U0</text:p>
          </table:table-cell>
          <table:table-cell table:formula="of:=AVERAGE([.E3:.E331])" office:value-type="float" office:value="-414.038674772035" calcext:value-type="float">
            <text:p>-414.038674772035</text:p>
          </table:table-cell>
        </table:table-row>
        <table:table-row table:style-name="ro1">
          <table:table-cell office:value-type="float" office:value="-0.0000002229375" calcext:value-type="float">
            <text:p>-2.22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]" office:value-type="float" office:value="-222.9375" calcext:value-type="float">
            <text:p>-222.9375</text:p>
          </table:table-cell>
          <table:table-cell table:formula="of:=1000*[.B4]" office:value-type="float" office:value="-417.827" calcext:value-type="float">
            <text:p>-417.827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formula="of:=AVERAGE([.E552:.E750])" office:value-type="float" office:value="608.410045226132" calcext:value-type="float">
            <text:p>608.410045226132</text:p>
          </table:table-cell>
        </table:table-row>
        <table:table-row table:style-name="ro1">
          <table:table-cell office:value-type="float" office:value="-0.0000002224375" calcext:value-type="float">
            <text:p>-2.22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5]" office:value-type="float" office:value="-222.4375" calcext:value-type="float">
            <text:p>-222.4375</text:p>
          </table:table-cell>
          <table:table-cell table:formula="of:=1000*[.B5]" office:value-type="float" office:value="-417.827" calcext:value-type="float">
            <text:p>-417.827</text:p>
          </table:table-cell>
          <table:table-cell table:number-columns-repeated="2"/>
          <table:table-cell office:value-type="string" calcext:value-type="string">
            <text:p>U2</text:p>
          </table:table-cell>
          <table:table-cell table:formula="of:=AVERAGE([.E1150:.E1350])" office:value-type="float" office:value="-594.870930348259" calcext:value-type="float">
            <text:p>-594.870930348259</text:p>
          </table:table-cell>
        </table:table-row>
        <table:table-row table:style-name="ro1">
          <table:table-cell office:value-type="float" office:value="-0.0000002219375" calcext:value-type="float">
            <text:p>-2.21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6]" office:value-type="float" office:value="-221.9375" calcext:value-type="float">
            <text:p>-221.9375</text:p>
          </table:table-cell>
          <table:table-cell table:formula="of:=1000*[.B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214375" calcext:value-type="float">
            <text:p>-2.214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7]" office:value-type="float" office:value="-221.4375" calcext:value-type="float">
            <text:p>-221.4375</text:p>
          </table:table-cell>
          <table:table-cell table:formula="of:=1000*[.B7]" office:value-type="float" office:value="-425.867" calcext:value-type="float">
            <text:p>-425.867</text:p>
          </table:table-cell>
          <table:table-cell table:number-columns-repeated="2"/>
          <table:table-cell office:value-type="string" calcext:value-type="string">
            <text:p>Ue</text:p>
          </table:table-cell>
          <table:table-cell table:formula="of:=[.I4]-[.I3]" office:value-type="float" office:value="1022.44871999817" calcext:value-type="float">
            <text:p>1022.44871999817</text:p>
          </table:table-cell>
        </table:table-row>
        <table:table-row table:style-name="ro1">
          <table:table-cell office:value-type="float" office:value="-0.0000002209375" calcext:value-type="float">
            <text:p>-2.20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8]" office:value-type="float" office:value="-220.9375" calcext:value-type="float">
            <text:p>-220.9375</text:p>
          </table:table-cell>
          <table:table-cell table:formula="of:=1000*[.B8]" office:value-type="float" office:value="-409.786" calcext:value-type="float">
            <text:p>-409.786</text:p>
          </table:table-cell>
          <table:table-cell table:number-columns-repeated="2"/>
          <table:table-cell office:value-type="string" calcext:value-type="string">
            <text:p>Ur</text:p>
          </table:table-cell>
          <table:table-cell table:formula="of:=-([.I3]-[.I5])" office:value-type="float" office:value="-180.832255576224" calcext:value-type="float">
            <text:p>-180.832255576224</text:p>
          </table:table-cell>
        </table:table-row>
        <table:table-row table:style-name="ro1">
          <table:table-cell office:value-type="float" office:value="-0.0000002204375" calcext:value-type="float">
            <text:p>-2.20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9]" office:value-type="float" office:value="-220.4375" calcext:value-type="float">
            <text:p>-220.4375</text:p>
          </table:table-cell>
          <table:table-cell table:formula="of:=1000*[.B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199375" calcext:value-type="float">
            <text:p>-2.19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]" office:value-type="float" office:value="-219.9375" calcext:value-type="float">
            <text:p>-219.9375</text:p>
          </table:table-cell>
          <table:table-cell table:formula="of:=1000*[.B1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194375" calcext:value-type="float">
            <text:p>-2.19437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1]" office:value-type="float" office:value="-219.4375" calcext:value-type="float">
            <text:p>-219.4375</text:p>
          </table:table-cell>
          <table:table-cell table:formula="of:=1000*[.B11]" office:value-type="float" office:value="-401.746" calcext:value-type="float">
            <text:p>-401.746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[.I8]/[.I7]" office:value-type="float" office:value="-0.176861931595501" calcext:value-type="float">
            <text:p>-0.176861931595501</text:p>
          </table:table-cell>
        </table:table-row>
        <table:table-row table:style-name="ro1">
          <table:table-cell office:value-type="float" office:value="-0.0000002189375" calcext:value-type="float">
            <text:p>-2.18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2]" office:value-type="float" office:value="-218.9375" calcext:value-type="float">
            <text:p>-218.9375</text:p>
          </table:table-cell>
          <table:table-cell table:formula="of:=1000*[.B1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184375" calcext:value-type="float">
            <text:p>-2.18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3]" office:value-type="float" office:value="-218.4375" calcext:value-type="float">
            <text:p>-218.4375</text:p>
          </table:table-cell>
          <table:table-cell table:formula="of:=1000*[.B1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179375" calcext:value-type="float">
            <text:p>-2.17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4]" office:value-type="float" office:value="-217.9375" calcext:value-type="float">
            <text:p>-217.9375</text:p>
          </table:table-cell>
          <table:table-cell table:formula="of:=1000*[.B1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174375" calcext:value-type="float">
            <text:p>-2.17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5]" office:value-type="float" office:value="-217.4375" calcext:value-type="float">
            <text:p>-217.4375</text:p>
          </table:table-cell>
          <table:table-cell table:formula="of:=1000*[.B1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169375" calcext:value-type="float">
            <text:p>-2.16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6]" office:value-type="float" office:value="-216.9375" calcext:value-type="float">
            <text:p>-216.9375</text:p>
          </table:table-cell>
          <table:table-cell table:formula="of:=1000*[.B1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164375" calcext:value-type="float">
            <text:p>-2.16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7]" office:value-type="float" office:value="-216.4375" calcext:value-type="float">
            <text:p>-216.4375</text:p>
          </table:table-cell>
          <table:table-cell table:formula="of:=1000*[.B1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159375" calcext:value-type="float">
            <text:p>-2.15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]" office:value-type="float" office:value="-215.9375" calcext:value-type="float">
            <text:p>-215.9375</text:p>
          </table:table-cell>
          <table:table-cell table:formula="of:=1000*[.B1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154375" calcext:value-type="float">
            <text:p>-2.15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]" office:value-type="float" office:value="-215.4375" calcext:value-type="float">
            <text:p>-215.4375</text:p>
          </table:table-cell>
          <table:table-cell table:formula="of:=1000*[.B1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149375" calcext:value-type="float">
            <text:p>-2.14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0]" office:value-type="float" office:value="-214.9375" calcext:value-type="float">
            <text:p>-214.9375</text:p>
          </table:table-cell>
          <table:table-cell table:formula="of:=1000*[.B2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144375" calcext:value-type="float">
            <text:p>-2.14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1]" office:value-type="float" office:value="-214.4375" calcext:value-type="float">
            <text:p>-214.4375</text:p>
          </table:table-cell>
          <table:table-cell table:formula="of:=1000*[.B2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139375" calcext:value-type="float">
            <text:p>-2.13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2]" office:value-type="float" office:value="-213.9375" calcext:value-type="float">
            <text:p>-213.9375</text:p>
          </table:table-cell>
          <table:table-cell table:formula="of:=1000*[.B2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134375" calcext:value-type="float">
            <text:p>-2.134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23]" office:value-type="float" office:value="-213.4375" calcext:value-type="float">
            <text:p>-213.4375</text:p>
          </table:table-cell>
          <table:table-cell table:formula="of:=1000*[.B2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2129375" calcext:value-type="float">
            <text:p>-2.12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4]" office:value-type="float" office:value="-212.9375" calcext:value-type="float">
            <text:p>-212.9375</text:p>
          </table:table-cell>
          <table:table-cell table:formula="of:=1000*[.B2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124375" calcext:value-type="float">
            <text:p>-2.124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25]" office:value-type="float" office:value="-212.4375" calcext:value-type="float">
            <text:p>-212.4375</text:p>
          </table:table-cell>
          <table:table-cell table:formula="of:=1000*[.B2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2119375" calcext:value-type="float">
            <text:p>-2.11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6]" office:value-type="float" office:value="-211.9375" calcext:value-type="float">
            <text:p>-211.9375</text:p>
          </table:table-cell>
          <table:table-cell table:formula="of:=1000*[.B2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114375" calcext:value-type="float">
            <text:p>-2.11437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27]" office:value-type="float" office:value="-211.4375" calcext:value-type="float">
            <text:p>-211.4375</text:p>
          </table:table-cell>
          <table:table-cell table:formula="of:=1000*[.B27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2109375" calcext:value-type="float">
            <text:p>-2.10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8]" office:value-type="float" office:value="-210.9375" calcext:value-type="float">
            <text:p>-210.9375</text:p>
          </table:table-cell>
          <table:table-cell table:formula="of:=1000*[.B2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104375" calcext:value-type="float">
            <text:p>-2.10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9]" office:value-type="float" office:value="-210.4375" calcext:value-type="float">
            <text:p>-210.4375</text:p>
          </table:table-cell>
          <table:table-cell table:formula="of:=1000*[.B2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099375" calcext:value-type="float">
            <text:p>-2.09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0]" office:value-type="float" office:value="-209.9375" calcext:value-type="float">
            <text:p>-209.9375</text:p>
          </table:table-cell>
          <table:table-cell table:formula="of:=1000*[.B3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094375" calcext:value-type="float">
            <text:p>-2.09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1]" office:value-type="float" office:value="-209.4375" calcext:value-type="float">
            <text:p>-209.4375</text:p>
          </table:table-cell>
          <table:table-cell table:formula="of:=1000*[.B3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089375" calcext:value-type="float">
            <text:p>-2.08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2]" office:value-type="float" office:value="-208.9375" calcext:value-type="float">
            <text:p>-208.9375</text:p>
          </table:table-cell>
          <table:table-cell table:formula="of:=1000*[.B3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084375" calcext:value-type="float">
            <text:p>-2.08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3]" office:value-type="float" office:value="-208.4375" calcext:value-type="float">
            <text:p>-208.4375</text:p>
          </table:table-cell>
          <table:table-cell table:formula="of:=1000*[.B3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079375" calcext:value-type="float">
            <text:p>-2.07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4]" office:value-type="float" office:value="-207.9375" calcext:value-type="float">
            <text:p>-207.9375</text:p>
          </table:table-cell>
          <table:table-cell table:formula="of:=1000*[.B3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074375" calcext:value-type="float">
            <text:p>-2.07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5]" office:value-type="float" office:value="-207.4375" calcext:value-type="float">
            <text:p>-207.4375</text:p>
          </table:table-cell>
          <table:table-cell table:formula="of:=1000*[.B3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069375" calcext:value-type="float">
            <text:p>-2.06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6]" office:value-type="float" office:value="-206.9375" calcext:value-type="float">
            <text:p>-206.9375</text:p>
          </table:table-cell>
          <table:table-cell table:formula="of:=1000*[.B3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064375" calcext:value-type="float">
            <text:p>-2.06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7]" office:value-type="float" office:value="-206.4375" calcext:value-type="float">
            <text:p>-206.4375</text:p>
          </table:table-cell>
          <table:table-cell table:formula="of:=1000*[.B3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059375" calcext:value-type="float">
            <text:p>-2.05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8]" office:value-type="float" office:value="-205.9375" calcext:value-type="float">
            <text:p>-205.9375</text:p>
          </table:table-cell>
          <table:table-cell table:formula="of:=1000*[.B3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054375" calcext:value-type="float">
            <text:p>-2.05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9]" office:value-type="float" office:value="-205.4375" calcext:value-type="float">
            <text:p>-205.4375</text:p>
          </table:table-cell>
          <table:table-cell table:formula="of:=1000*[.B3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049375" calcext:value-type="float">
            <text:p>-2.04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0]" office:value-type="float" office:value="-204.9375" calcext:value-type="float">
            <text:p>-204.9375</text:p>
          </table:table-cell>
          <table:table-cell table:formula="of:=1000*[.B4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044375" calcext:value-type="float">
            <text:p>-2.04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1]" office:value-type="float" office:value="-204.4375" calcext:value-type="float">
            <text:p>-204.4375</text:p>
          </table:table-cell>
          <table:table-cell table:formula="of:=1000*[.B4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039375" calcext:value-type="float">
            <text:p>-2.03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2]" office:value-type="float" office:value="-203.9375" calcext:value-type="float">
            <text:p>-203.9375</text:p>
          </table:table-cell>
          <table:table-cell table:formula="of:=1000*[.B4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034375" calcext:value-type="float">
            <text:p>-2.03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3]" office:value-type="float" office:value="-203.4375" calcext:value-type="float">
            <text:p>-203.4375</text:p>
          </table:table-cell>
          <table:table-cell table:formula="of:=1000*[.B4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2029375" calcext:value-type="float">
            <text:p>-2.02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4]" office:value-type="float" office:value="-202.9375" calcext:value-type="float">
            <text:p>-202.9375</text:p>
          </table:table-cell>
          <table:table-cell table:formula="of:=1000*[.B4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024375" calcext:value-type="float">
            <text:p>-2.02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5]" office:value-type="float" office:value="-202.4375" calcext:value-type="float">
            <text:p>-202.4375</text:p>
          </table:table-cell>
          <table:table-cell table:formula="of:=1000*[.B4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019375" calcext:value-type="float">
            <text:p>-2.01937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46]" office:value-type="float" office:value="-201.9375" calcext:value-type="float">
            <text:p>-201.9375</text:p>
          </table:table-cell>
          <table:table-cell table:formula="of:=1000*[.B46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2014375" calcext:value-type="float">
            <text:p>-2.01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7]" office:value-type="float" office:value="-201.4375" calcext:value-type="float">
            <text:p>-201.4375</text:p>
          </table:table-cell>
          <table:table-cell table:formula="of:=1000*[.B4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009375" calcext:value-type="float">
            <text:p>-2.00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8]" office:value-type="float" office:value="-200.9375" calcext:value-type="float">
            <text:p>-200.9375</text:p>
          </table:table-cell>
          <table:table-cell table:formula="of:=1000*[.B4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2004375" calcext:value-type="float">
            <text:p>-2.00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9]" office:value-type="float" office:value="-200.4375" calcext:value-type="float">
            <text:p>-200.4375</text:p>
          </table:table-cell>
          <table:table-cell table:formula="of:=1000*[.B4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999375" calcext:value-type="float">
            <text:p>-1.99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50]" office:value-type="float" office:value="-199.9375" calcext:value-type="float">
            <text:p>-199.9375</text:p>
          </table:table-cell>
          <table:table-cell table:formula="of:=1000*[.B5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94375" calcext:value-type="float">
            <text:p>-1.99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51]" office:value-type="float" office:value="-199.4375" calcext:value-type="float">
            <text:p>-199.4375</text:p>
          </table:table-cell>
          <table:table-cell table:formula="of:=1000*[.B5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89375" calcext:value-type="float">
            <text:p>-1.98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52]" office:value-type="float" office:value="-198.9375" calcext:value-type="float">
            <text:p>-198.9375</text:p>
          </table:table-cell>
          <table:table-cell table:formula="of:=1000*[.B5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53]" office:value-type="float" office:value="-198.4375" calcext:value-type="float">
            <text:p>-198.4375</text:p>
          </table:table-cell>
          <table:table-cell table:formula="of:=1000*[.B5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54]" office:value-type="float" office:value="-197.9375" calcext:value-type="float">
            <text:p>-197.9375</text:p>
          </table:table-cell>
          <table:table-cell table:formula="of:=1000*[.B5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55]" office:value-type="float" office:value="-197.4375" calcext:value-type="float">
            <text:p>-197.4375</text:p>
          </table:table-cell>
          <table:table-cell table:formula="of:=1000*[.B5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56]" office:value-type="float" office:value="-196.9375" calcext:value-type="float">
            <text:p>-196.9375</text:p>
          </table:table-cell>
          <table:table-cell table:formula="of:=1000*[.B5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57]" office:value-type="float" office:value="-196.4375" calcext:value-type="float">
            <text:p>-196.4375</text:p>
          </table:table-cell>
          <table:table-cell table:formula="of:=1000*[.B5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58]" office:value-type="float" office:value="-195.9375" calcext:value-type="float">
            <text:p>-195.9375</text:p>
          </table:table-cell>
          <table:table-cell table:formula="of:=1000*[.B5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59]" office:value-type="float" office:value="-195.4375" calcext:value-type="float">
            <text:p>-195.4375</text:p>
          </table:table-cell>
          <table:table-cell table:formula="of:=1000*[.B59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60]" office:value-type="float" office:value="-194.9375" calcext:value-type="float">
            <text:p>-194.9375</text:p>
          </table:table-cell>
          <table:table-cell table:formula="of:=1000*[.B6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61]" office:value-type="float" office:value="-194.4375" calcext:value-type="float">
            <text:p>-194.4375</text:p>
          </table:table-cell>
          <table:table-cell table:formula="of:=1000*[.B6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62]" office:value-type="float" office:value="-193.9375" calcext:value-type="float">
            <text:p>-193.9375</text:p>
          </table:table-cell>
          <table:table-cell table:formula="of:=1000*[.B6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63]" office:value-type="float" office:value="-193.4375" calcext:value-type="float">
            <text:p>-193.4375</text:p>
          </table:table-cell>
          <table:table-cell table:formula="of:=1000*[.B6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64]" office:value-type="float" office:value="-192.9375" calcext:value-type="float">
            <text:p>-192.9375</text:p>
          </table:table-cell>
          <table:table-cell table:formula="of:=1000*[.B6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65]" office:value-type="float" office:value="-192.4375" calcext:value-type="float">
            <text:p>-192.4375</text:p>
          </table:table-cell>
          <table:table-cell table:formula="of:=1000*[.B6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66]" office:value-type="float" office:value="-191.9375" calcext:value-type="float">
            <text:p>-191.9375</text:p>
          </table:table-cell>
          <table:table-cell table:formula="of:=1000*[.B6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67]" office:value-type="float" office:value="-191.4375" calcext:value-type="float">
            <text:p>-191.4375</text:p>
          </table:table-cell>
          <table:table-cell table:formula="of:=1000*[.B6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68]" office:value-type="float" office:value="-190.9375" calcext:value-type="float">
            <text:p>-190.9375</text:p>
          </table:table-cell>
          <table:table-cell table:formula="of:=1000*[.B6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69]" office:value-type="float" office:value="-190.4375" calcext:value-type="float">
            <text:p>-190.4375</text:p>
          </table:table-cell>
          <table:table-cell table:formula="of:=1000*[.B6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70]" office:value-type="float" office:value="-189.9375" calcext:value-type="float">
            <text:p>-189.9375</text:p>
          </table:table-cell>
          <table:table-cell table:formula="of:=1000*[.B7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71]" office:value-type="float" office:value="-189.4375" calcext:value-type="float">
            <text:p>-189.4375</text:p>
          </table:table-cell>
          <table:table-cell table:formula="of:=1000*[.B7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72]" office:value-type="float" office:value="-188.9375" calcext:value-type="float">
            <text:p>-188.9375</text:p>
          </table:table-cell>
          <table:table-cell table:formula="of:=1000*[.B7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73]" office:value-type="float" office:value="-188.4375" calcext:value-type="float">
            <text:p>-188.4375</text:p>
          </table:table-cell>
          <table:table-cell table:formula="of:=1000*[.B7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74]" office:value-type="float" office:value="-187.9375" calcext:value-type="float">
            <text:p>-187.9375</text:p>
          </table:table-cell>
          <table:table-cell table:formula="of:=1000*[.B7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75]" office:value-type="float" office:value="-187.4375" calcext:value-type="float">
            <text:p>-187.4375</text:p>
          </table:table-cell>
          <table:table-cell table:formula="of:=1000*[.B7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76]" office:value-type="float" office:value="-186.9375" calcext:value-type="float">
            <text:p>-186.9375</text:p>
          </table:table-cell>
          <table:table-cell table:formula="of:=1000*[.B7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77]" office:value-type="float" office:value="-186.4375" calcext:value-type="float">
            <text:p>-186.4375</text:p>
          </table:table-cell>
          <table:table-cell table:formula="of:=1000*[.B7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78]" office:value-type="float" office:value="-185.9375" calcext:value-type="float">
            <text:p>-185.9375</text:p>
          </table:table-cell>
          <table:table-cell table:formula="of:=1000*[.B7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79]" office:value-type="float" office:value="-185.4375" calcext:value-type="float">
            <text:p>-185.4375</text:p>
          </table:table-cell>
          <table:table-cell table:formula="of:=1000*[.B7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80]" office:value-type="float" office:value="-184.9375" calcext:value-type="float">
            <text:p>-184.9375</text:p>
          </table:table-cell>
          <table:table-cell table:formula="of:=1000*[.B8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81]" office:value-type="float" office:value="-184.4375" calcext:value-type="float">
            <text:p>-184.4375</text:p>
          </table:table-cell>
          <table:table-cell table:formula="of:=1000*[.B8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82]" office:value-type="float" office:value="-183.9375" calcext:value-type="float">
            <text:p>-183.9375</text:p>
          </table:table-cell>
          <table:table-cell table:formula="of:=1000*[.B8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83]" office:value-type="float" office:value="-183.4375" calcext:value-type="float">
            <text:p>-183.4375</text:p>
          </table:table-cell>
          <table:table-cell table:formula="of:=1000*[.B8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84]" office:value-type="float" office:value="-182.9375" calcext:value-type="float">
            <text:p>-182.9375</text:p>
          </table:table-cell>
          <table:table-cell table:formula="of:=1000*[.B8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85]" office:value-type="float" office:value="-182.4375" calcext:value-type="float">
            <text:p>-182.4375</text:p>
          </table:table-cell>
          <table:table-cell table:formula="of:=1000*[.B8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86]" office:value-type="float" office:value="-181.9375" calcext:value-type="float">
            <text:p>-181.9375</text:p>
          </table:table-cell>
          <table:table-cell table:formula="of:=1000*[.B8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87]" office:value-type="float" office:value="-181.4375" calcext:value-type="float">
            <text:p>-181.4375</text:p>
          </table:table-cell>
          <table:table-cell table:formula="of:=1000*[.B8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88]" office:value-type="float" office:value="-180.9375" calcext:value-type="float">
            <text:p>-180.9375</text:p>
          </table:table-cell>
          <table:table-cell table:formula="of:=1000*[.B8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89]" office:value-type="float" office:value="-180.4375" calcext:value-type="float">
            <text:p>-180.4375</text:p>
          </table:table-cell>
          <table:table-cell table:formula="of:=1000*[.B8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90]" office:value-type="float" office:value="-179.9375" calcext:value-type="float">
            <text:p>-179.9375</text:p>
          </table:table-cell>
          <table:table-cell table:formula="of:=1000*[.B9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91]" office:value-type="float" office:value="-179.4375" calcext:value-type="float">
            <text:p>-179.4375</text:p>
          </table:table-cell>
          <table:table-cell table:formula="of:=1000*[.B91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92]" office:value-type="float" office:value="-178.9375" calcext:value-type="float">
            <text:p>-178.9375</text:p>
          </table:table-cell>
          <table:table-cell table:formula="of:=1000*[.B9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93]" office:value-type="float" office:value="-178.4375" calcext:value-type="float">
            <text:p>-178.4375</text:p>
          </table:table-cell>
          <table:table-cell table:formula="of:=1000*[.B9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94]" office:value-type="float" office:value="-177.9375" calcext:value-type="float">
            <text:p>-177.9375</text:p>
          </table:table-cell>
          <table:table-cell table:formula="of:=1000*[.B9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95]" office:value-type="float" office:value="-177.4375" calcext:value-type="float">
            <text:p>-177.4375</text:p>
          </table:table-cell>
          <table:table-cell table:formula="of:=1000*[.B9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96]" office:value-type="float" office:value="-176.9375" calcext:value-type="float">
            <text:p>-176.9375</text:p>
          </table:table-cell>
          <table:table-cell table:formula="of:=1000*[.B9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97]" office:value-type="float" office:value="-176.4375" calcext:value-type="float">
            <text:p>-176.4375</text:p>
          </table:table-cell>
          <table:table-cell table:formula="of:=1000*[.B9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98]" office:value-type="float" office:value="-175.9375" calcext:value-type="float">
            <text:p>-175.9375</text:p>
          </table:table-cell>
          <table:table-cell table:formula="of:=1000*[.B9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99]" office:value-type="float" office:value="-175.4375" calcext:value-type="float">
            <text:p>-175.4375</text:p>
          </table:table-cell>
          <table:table-cell table:formula="of:=1000*[.B9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0]" office:value-type="float" office:value="-174.9375" calcext:value-type="float">
            <text:p>-174.9375</text:p>
          </table:table-cell>
          <table:table-cell table:formula="of:=1000*[.B10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1]" office:value-type="float" office:value="-174.4375" calcext:value-type="float">
            <text:p>-174.4375</text:p>
          </table:table-cell>
          <table:table-cell table:formula="of:=1000*[.B10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2]" office:value-type="float" office:value="-173.9375" calcext:value-type="float">
            <text:p>-173.9375</text:p>
          </table:table-cell>
          <table:table-cell table:formula="of:=1000*[.B10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3]" office:value-type="float" office:value="-173.4375" calcext:value-type="float">
            <text:p>-173.4375</text:p>
          </table:table-cell>
          <table:table-cell table:formula="of:=1000*[.B10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04]" office:value-type="float" office:value="-172.9375" calcext:value-type="float">
            <text:p>-172.9375</text:p>
          </table:table-cell>
          <table:table-cell table:formula="of:=1000*[.B10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05]" office:value-type="float" office:value="-172.4375" calcext:value-type="float">
            <text:p>-172.4375</text:p>
          </table:table-cell>
          <table:table-cell table:formula="of:=1000*[.B10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6]" office:value-type="float" office:value="-171.9375" calcext:value-type="float">
            <text:p>-171.9375</text:p>
          </table:table-cell>
          <table:table-cell table:formula="of:=1000*[.B10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07]" office:value-type="float" office:value="-171.4375" calcext:value-type="float">
            <text:p>-171.4375</text:p>
          </table:table-cell>
          <table:table-cell table:formula="of:=1000*[.B10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8]" office:value-type="float" office:value="-170.9375" calcext:value-type="float">
            <text:p>-170.9375</text:p>
          </table:table-cell>
          <table:table-cell table:formula="of:=1000*[.B10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9]" office:value-type="float" office:value="-170.4375" calcext:value-type="float">
            <text:p>-170.4375</text:p>
          </table:table-cell>
          <table:table-cell table:formula="of:=1000*[.B10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10]" office:value-type="float" office:value="-169.9375" calcext:value-type="float">
            <text:p>-169.9375</text:p>
          </table:table-cell>
          <table:table-cell table:formula="of:=1000*[.B11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11]" office:value-type="float" office:value="-169.4375" calcext:value-type="float">
            <text:p>-169.4375</text:p>
          </table:table-cell>
          <table:table-cell table:formula="of:=1000*[.B11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12]" office:value-type="float" office:value="-168.9375" calcext:value-type="float">
            <text:p>-168.9375</text:p>
          </table:table-cell>
          <table:table-cell table:formula="of:=1000*[.B11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13]" office:value-type="float" office:value="-168.4375" calcext:value-type="float">
            <text:p>-168.4375</text:p>
          </table:table-cell>
          <table:table-cell table:formula="of:=1000*[.B11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14]" office:value-type="float" office:value="-167.9375" calcext:value-type="float">
            <text:p>-167.9375</text:p>
          </table:table-cell>
          <table:table-cell table:formula="of:=1000*[.B11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15]" office:value-type="float" office:value="-167.4375" calcext:value-type="float">
            <text:p>-167.4375</text:p>
          </table:table-cell>
          <table:table-cell table:formula="of:=1000*[.B11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16]" office:value-type="float" office:value="-166.9375" calcext:value-type="float">
            <text:p>-166.9375</text:p>
          </table:table-cell>
          <table:table-cell table:formula="of:=1000*[.B11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17]" office:value-type="float" office:value="-166.4375" calcext:value-type="float">
            <text:p>-166.4375</text:p>
          </table:table-cell>
          <table:table-cell table:formula="of:=1000*[.B11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18]" office:value-type="float" office:value="-165.9375" calcext:value-type="float">
            <text:p>-165.9375</text:p>
          </table:table-cell>
          <table:table-cell table:formula="of:=1000*[.B11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19]" office:value-type="float" office:value="-165.4375" calcext:value-type="float">
            <text:p>-165.4375</text:p>
          </table:table-cell>
          <table:table-cell table:formula="of:=1000*[.B11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20]" office:value-type="float" office:value="-164.9375" calcext:value-type="float">
            <text:p>-164.9375</text:p>
          </table:table-cell>
          <table:table-cell table:formula="of:=1000*[.B12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21]" office:value-type="float" office:value="-164.4375" calcext:value-type="float">
            <text:p>-164.4375</text:p>
          </table:table-cell>
          <table:table-cell table:formula="of:=1000*[.B12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22]" office:value-type="float" office:value="-163.9375" calcext:value-type="float">
            <text:p>-163.9375</text:p>
          </table:table-cell>
          <table:table-cell table:formula="of:=1000*[.B12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23]" office:value-type="float" office:value="-163.4375" calcext:value-type="float">
            <text:p>-163.4375</text:p>
          </table:table-cell>
          <table:table-cell table:formula="of:=1000*[.B12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24]" office:value-type="float" office:value="-162.9375" calcext:value-type="float">
            <text:p>-162.9375</text:p>
          </table:table-cell>
          <table:table-cell table:formula="of:=1000*[.B12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25]" office:value-type="float" office:value="-162.4375" calcext:value-type="float">
            <text:p>-162.4375</text:p>
          </table:table-cell>
          <table:table-cell table:formula="of:=1000*[.B12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26]" office:value-type="float" office:value="-161.9375" calcext:value-type="float">
            <text:p>-161.9375</text:p>
          </table:table-cell>
          <table:table-cell table:formula="of:=1000*[.B12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27]" office:value-type="float" office:value="-161.4375" calcext:value-type="float">
            <text:p>-161.4375</text:p>
          </table:table-cell>
          <table:table-cell table:formula="of:=1000*[.B12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28]" office:value-type="float" office:value="-160.9375" calcext:value-type="float">
            <text:p>-160.9375</text:p>
          </table:table-cell>
          <table:table-cell table:formula="of:=1000*[.B12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29]" office:value-type="float" office:value="-160.4375" calcext:value-type="float">
            <text:p>-160.4375</text:p>
          </table:table-cell>
          <table:table-cell table:formula="of:=1000*[.B12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30]" office:value-type="float" office:value="-159.9375" calcext:value-type="float">
            <text:p>-159.9375</text:p>
          </table:table-cell>
          <table:table-cell table:formula="of:=1000*[.B13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31]" office:value-type="float" office:value="-159.4375" calcext:value-type="float">
            <text:p>-159.4375</text:p>
          </table:table-cell>
          <table:table-cell table:formula="of:=1000*[.B13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32]" office:value-type="float" office:value="-158.9375" calcext:value-type="float">
            <text:p>-158.9375</text:p>
          </table:table-cell>
          <table:table-cell table:formula="of:=1000*[.B13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33]" office:value-type="float" office:value="-158.4375" calcext:value-type="float">
            <text:p>-158.4375</text:p>
          </table:table-cell>
          <table:table-cell table:formula="of:=1000*[.B13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34]" office:value-type="float" office:value="-157.9375" calcext:value-type="float">
            <text:p>-157.9375</text:p>
          </table:table-cell>
          <table:table-cell table:formula="of:=1000*[.B13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35]" office:value-type="float" office:value="-157.4375" calcext:value-type="float">
            <text:p>-157.4375</text:p>
          </table:table-cell>
          <table:table-cell table:formula="of:=1000*[.B13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36]" office:value-type="float" office:value="-156.9375" calcext:value-type="float">
            <text:p>-156.9375</text:p>
          </table:table-cell>
          <table:table-cell table:formula="of:=1000*[.B13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37]" office:value-type="float" office:value="-156.4375" calcext:value-type="float">
            <text:p>-156.4375</text:p>
          </table:table-cell>
          <table:table-cell table:formula="of:=1000*[.B13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38]" office:value-type="float" office:value="-155.9375" calcext:value-type="float">
            <text:p>-155.9375</text:p>
          </table:table-cell>
          <table:table-cell table:formula="of:=1000*[.B13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39]" office:value-type="float" office:value="-155.4375" calcext:value-type="float">
            <text:p>-155.4375</text:p>
          </table:table-cell>
          <table:table-cell table:formula="of:=1000*[.B139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40]" office:value-type="float" office:value="-154.9375" calcext:value-type="float">
            <text:p>-154.9375</text:p>
          </table:table-cell>
          <table:table-cell table:formula="of:=1000*[.B14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41]" office:value-type="float" office:value="-154.4375" calcext:value-type="float">
            <text:p>-154.4375</text:p>
          </table:table-cell>
          <table:table-cell table:formula="of:=1000*[.B14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42]" office:value-type="float" office:value="-153.9375" calcext:value-type="float">
            <text:p>-153.9375</text:p>
          </table:table-cell>
          <table:table-cell table:formula="of:=1000*[.B14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43]" office:value-type="float" office:value="-153.4375" calcext:value-type="float">
            <text:p>-153.4375</text:p>
          </table:table-cell>
          <table:table-cell table:formula="of:=1000*[.B14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44]" office:value-type="float" office:value="-152.9375" calcext:value-type="float">
            <text:p>-152.9375</text:p>
          </table:table-cell>
          <table:table-cell table:formula="of:=1000*[.B14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45]" office:value-type="float" office:value="-152.4375" calcext:value-type="float">
            <text:p>-152.4375</text:p>
          </table:table-cell>
          <table:table-cell table:formula="of:=1000*[.B14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46]" office:value-type="float" office:value="-151.9375" calcext:value-type="float">
            <text:p>-151.9375</text:p>
          </table:table-cell>
          <table:table-cell table:formula="of:=1000*[.B14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47]" office:value-type="float" office:value="-151.4375" calcext:value-type="float">
            <text:p>-151.4375</text:p>
          </table:table-cell>
          <table:table-cell table:formula="of:=1000*[.B14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48]" office:value-type="float" office:value="-150.9375" calcext:value-type="float">
            <text:p>-150.9375</text:p>
          </table:table-cell>
          <table:table-cell table:formula="of:=1000*[.B14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49]" office:value-type="float" office:value="-150.4375" calcext:value-type="float">
            <text:p>-150.4375</text:p>
          </table:table-cell>
          <table:table-cell table:formula="of:=1000*[.B14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50]" office:value-type="float" office:value="-149.9375" calcext:value-type="float">
            <text:p>-149.9375</text:p>
          </table:table-cell>
          <table:table-cell table:formula="of:=1000*[.B15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51]" office:value-type="float" office:value="-149.4375" calcext:value-type="float">
            <text:p>-149.4375</text:p>
          </table:table-cell>
          <table:table-cell table:formula="of:=1000*[.B15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52]" office:value-type="float" office:value="-148.9375" calcext:value-type="float">
            <text:p>-148.9375</text:p>
          </table:table-cell>
          <table:table-cell table:formula="of:=1000*[.B15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53]" office:value-type="float" office:value="-148.4375" calcext:value-type="float">
            <text:p>-148.4375</text:p>
          </table:table-cell>
          <table:table-cell table:formula="of:=1000*[.B15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54]" office:value-type="float" office:value="-147.9375" calcext:value-type="float">
            <text:p>-147.9375</text:p>
          </table:table-cell>
          <table:table-cell table:formula="of:=1000*[.B15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55]" office:value-type="float" office:value="-147.4375" calcext:value-type="float">
            <text:p>-147.4375</text:p>
          </table:table-cell>
          <table:table-cell table:formula="of:=1000*[.B15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56]" office:value-type="float" office:value="-146.9375" calcext:value-type="float">
            <text:p>-146.9375</text:p>
          </table:table-cell>
          <table:table-cell table:formula="of:=1000*[.B15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57]" office:value-type="float" office:value="-146.4375" calcext:value-type="float">
            <text:p>-146.4375</text:p>
          </table:table-cell>
          <table:table-cell table:formula="of:=1000*[.B15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58]" office:value-type="float" office:value="-145.9375" calcext:value-type="float">
            <text:p>-145.9375</text:p>
          </table:table-cell>
          <table:table-cell table:formula="of:=1000*[.B15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59]" office:value-type="float" office:value="-145.4375" calcext:value-type="float">
            <text:p>-145.4375</text:p>
          </table:table-cell>
          <table:table-cell table:formula="of:=1000*[.B15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60]" office:value-type="float" office:value="-144.9375" calcext:value-type="float">
            <text:p>-144.9375</text:p>
          </table:table-cell>
          <table:table-cell table:formula="of:=1000*[.B16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61]" office:value-type="float" office:value="-144.4375" calcext:value-type="float">
            <text:p>-144.4375</text:p>
          </table:table-cell>
          <table:table-cell table:formula="of:=1000*[.B16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62]" office:value-type="float" office:value="-143.9375" calcext:value-type="float">
            <text:p>-143.9375</text:p>
          </table:table-cell>
          <table:table-cell table:formula="of:=1000*[.B16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63]" office:value-type="float" office:value="-143.4375" calcext:value-type="float">
            <text:p>-143.4375</text:p>
          </table:table-cell>
          <table:table-cell table:formula="of:=1000*[.B16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64]" office:value-type="float" office:value="-142.9375" calcext:value-type="float">
            <text:p>-142.9375</text:p>
          </table:table-cell>
          <table:table-cell table:formula="of:=1000*[.B16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65]" office:value-type="float" office:value="-142.4375" calcext:value-type="float">
            <text:p>-142.4375</text:p>
          </table:table-cell>
          <table:table-cell table:formula="of:=1000*[.B16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66]" office:value-type="float" office:value="-141.9375" calcext:value-type="float">
            <text:p>-141.9375</text:p>
          </table:table-cell>
          <table:table-cell table:formula="of:=1000*[.B16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67]" office:value-type="float" office:value="-141.4375" calcext:value-type="float">
            <text:p>-141.4375</text:p>
          </table:table-cell>
          <table:table-cell table:formula="of:=1000*[.B16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68]" office:value-type="float" office:value="-140.9375" calcext:value-type="float">
            <text:p>-140.9375</text:p>
          </table:table-cell>
          <table:table-cell table:formula="of:=1000*[.B168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69]" office:value-type="float" office:value="-140.4375" calcext:value-type="float">
            <text:p>-140.4375</text:p>
          </table:table-cell>
          <table:table-cell table:formula="of:=1000*[.B16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0]" office:value-type="float" office:value="-139.9375" calcext:value-type="float">
            <text:p>-139.9375</text:p>
          </table:table-cell>
          <table:table-cell table:formula="of:=1000*[.B17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71]" office:value-type="float" office:value="-139.4375" calcext:value-type="float">
            <text:p>-139.4375</text:p>
          </table:table-cell>
          <table:table-cell table:formula="of:=1000*[.B17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2]" office:value-type="float" office:value="-138.9375" calcext:value-type="float">
            <text:p>-138.9375</text:p>
          </table:table-cell>
          <table:table-cell table:formula="of:=1000*[.B17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3]" office:value-type="float" office:value="-138.4375" calcext:value-type="float">
            <text:p>-138.4375</text:p>
          </table:table-cell>
          <table:table-cell table:formula="of:=1000*[.B17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74]" office:value-type="float" office:value="-137.9375" calcext:value-type="float">
            <text:p>-137.9375</text:p>
          </table:table-cell>
          <table:table-cell table:formula="of:=1000*[.B17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5]" office:value-type="float" office:value="-137.4375" calcext:value-type="float">
            <text:p>-137.4375</text:p>
          </table:table-cell>
          <table:table-cell table:formula="of:=1000*[.B17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6]" office:value-type="float" office:value="-136.9375" calcext:value-type="float">
            <text:p>-136.9375</text:p>
          </table:table-cell>
          <table:table-cell table:formula="of:=1000*[.B17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77]" office:value-type="float" office:value="-136.4375" calcext:value-type="float">
            <text:p>-136.4375</text:p>
          </table:table-cell>
          <table:table-cell table:formula="of:=1000*[.B17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78]" office:value-type="float" office:value="-135.9375" calcext:value-type="float">
            <text:p>-135.9375</text:p>
          </table:table-cell>
          <table:table-cell table:formula="of:=1000*[.B17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79]" office:value-type="float" office:value="-135.4375" calcext:value-type="float">
            <text:p>-135.4375</text:p>
          </table:table-cell>
          <table:table-cell table:formula="of:=1000*[.B17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0]" office:value-type="float" office:value="-134.9375" calcext:value-type="float">
            <text:p>-134.9375</text:p>
          </table:table-cell>
          <table:table-cell table:formula="of:=1000*[.B18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1]" office:value-type="float" office:value="-134.4375" calcext:value-type="float">
            <text:p>-134.4375</text:p>
          </table:table-cell>
          <table:table-cell table:formula="of:=1000*[.B18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2]" office:value-type="float" office:value="-133.9375" calcext:value-type="float">
            <text:p>-133.9375</text:p>
          </table:table-cell>
          <table:table-cell table:formula="of:=1000*[.B18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3]" office:value-type="float" office:value="-133.4375" calcext:value-type="float">
            <text:p>-133.4375</text:p>
          </table:table-cell>
          <table:table-cell table:formula="of:=1000*[.B18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4]" office:value-type="float" office:value="-132.9375" calcext:value-type="float">
            <text:p>-132.9375</text:p>
          </table:table-cell>
          <table:table-cell table:formula="of:=1000*[.B18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5]" office:value-type="float" office:value="-132.4375" calcext:value-type="float">
            <text:p>-132.4375</text:p>
          </table:table-cell>
          <table:table-cell table:formula="of:=1000*[.B18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6]" office:value-type="float" office:value="-131.9375" calcext:value-type="float">
            <text:p>-131.9375</text:p>
          </table:table-cell>
          <table:table-cell table:formula="of:=1000*[.B18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7]" office:value-type="float" office:value="-131.4375" calcext:value-type="float">
            <text:p>-131.4375</text:p>
          </table:table-cell>
          <table:table-cell table:formula="of:=1000*[.B18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8]" office:value-type="float" office:value="-130.9375" calcext:value-type="float">
            <text:p>-130.9375</text:p>
          </table:table-cell>
          <table:table-cell table:formula="of:=1000*[.B18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9]" office:value-type="float" office:value="-130.4375" calcext:value-type="float">
            <text:p>-130.4375</text:p>
          </table:table-cell>
          <table:table-cell table:formula="of:=1000*[.B18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0]" office:value-type="float" office:value="-129.9375" calcext:value-type="float">
            <text:p>-129.9375</text:p>
          </table:table-cell>
          <table:table-cell table:formula="of:=1000*[.B19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1]" office:value-type="float" office:value="-129.4375" calcext:value-type="float">
            <text:p>-129.4375</text:p>
          </table:table-cell>
          <table:table-cell table:formula="of:=1000*[.B19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2]" office:value-type="float" office:value="-128.9375" calcext:value-type="float">
            <text:p>-128.9375</text:p>
          </table:table-cell>
          <table:table-cell table:formula="of:=1000*[.B19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3]" office:value-type="float" office:value="-128.4375" calcext:value-type="float">
            <text:p>-128.4375</text:p>
          </table:table-cell>
          <table:table-cell table:formula="of:=1000*[.B19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4]" office:value-type="float" office:value="-127.9375" calcext:value-type="float">
            <text:p>-127.9375</text:p>
          </table:table-cell>
          <table:table-cell table:formula="of:=1000*[.B19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5]" office:value-type="float" office:value="-127.4375" calcext:value-type="float">
            <text:p>-127.4375</text:p>
          </table:table-cell>
          <table:table-cell table:formula="of:=1000*[.B19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6]" office:value-type="float" office:value="-126.9375" calcext:value-type="float">
            <text:p>-126.9375</text:p>
          </table:table-cell>
          <table:table-cell table:formula="of:=1000*[.B19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7]" office:value-type="float" office:value="-126.4375" calcext:value-type="float">
            <text:p>-126.4375</text:p>
          </table:table-cell>
          <table:table-cell table:formula="of:=1000*[.B19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8]" office:value-type="float" office:value="-125.9375" calcext:value-type="float">
            <text:p>-125.9375</text:p>
          </table:table-cell>
          <table:table-cell table:formula="of:=1000*[.B19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9]" office:value-type="float" office:value="-125.4375" calcext:value-type="float">
            <text:p>-125.4375</text:p>
          </table:table-cell>
          <table:table-cell table:formula="of:=1000*[.B19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00]" office:value-type="float" office:value="-124.9375" calcext:value-type="float">
            <text:p>-124.9375</text:p>
          </table:table-cell>
          <table:table-cell table:formula="of:=1000*[.B20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01]" office:value-type="float" office:value="-124.4375" calcext:value-type="float">
            <text:p>-124.4375</text:p>
          </table:table-cell>
          <table:table-cell table:formula="of:=1000*[.B20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02]" office:value-type="float" office:value="-123.9375" calcext:value-type="float">
            <text:p>-123.9375</text:p>
          </table:table-cell>
          <table:table-cell table:formula="of:=1000*[.B20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03]" office:value-type="float" office:value="-123.4375" calcext:value-type="float">
            <text:p>-123.4375</text:p>
          </table:table-cell>
          <table:table-cell table:formula="of:=1000*[.B20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04]" office:value-type="float" office:value="-122.9375" calcext:value-type="float">
            <text:p>-122.9375</text:p>
          </table:table-cell>
          <table:table-cell table:formula="of:=1000*[.B20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05]" office:value-type="float" office:value="-122.4375" calcext:value-type="float">
            <text:p>-122.4375</text:p>
          </table:table-cell>
          <table:table-cell table:formula="of:=1000*[.B20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06]" office:value-type="float" office:value="-121.9375" calcext:value-type="float">
            <text:p>-121.9375</text:p>
          </table:table-cell>
          <table:table-cell table:formula="of:=1000*[.B20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07]" office:value-type="float" office:value="-121.4375" calcext:value-type="float">
            <text:p>-121.4375</text:p>
          </table:table-cell>
          <table:table-cell table:formula="of:=1000*[.B20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208]" office:value-type="float" office:value="-120.9375" calcext:value-type="float">
            <text:p>-120.9375</text:p>
          </table:table-cell>
          <table:table-cell table:formula="of:=1000*[.B208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09]" office:value-type="float" office:value="-120.4375" calcext:value-type="float">
            <text:p>-120.4375</text:p>
          </table:table-cell>
          <table:table-cell table:formula="of:=1000*[.B20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10]" office:value-type="float" office:value="-119.9375" calcext:value-type="float">
            <text:p>-119.9375</text:p>
          </table:table-cell>
          <table:table-cell table:formula="of:=1000*[.B21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11]" office:value-type="float" office:value="-119.4375" calcext:value-type="float">
            <text:p>-119.4375</text:p>
          </table:table-cell>
          <table:table-cell table:formula="of:=1000*[.B21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12]" office:value-type="float" office:value="-118.9375" calcext:value-type="float">
            <text:p>-118.9375</text:p>
          </table:table-cell>
          <table:table-cell table:formula="of:=1000*[.B21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13]" office:value-type="float" office:value="-118.4375" calcext:value-type="float">
            <text:p>-118.4375</text:p>
          </table:table-cell>
          <table:table-cell table:formula="of:=1000*[.B21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14]" office:value-type="float" office:value="-117.9375" calcext:value-type="float">
            <text:p>-117.9375</text:p>
          </table:table-cell>
          <table:table-cell table:formula="of:=1000*[.B21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15]" office:value-type="float" office:value="-117.4375" calcext:value-type="float">
            <text:p>-117.4375</text:p>
          </table:table-cell>
          <table:table-cell table:formula="of:=1000*[.B21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16]" office:value-type="float" office:value="-116.9375" calcext:value-type="float">
            <text:p>-116.9375</text:p>
          </table:table-cell>
          <table:table-cell table:formula="of:=1000*[.B21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17]" office:value-type="float" office:value="-116.4375" calcext:value-type="float">
            <text:p>-116.4375</text:p>
          </table:table-cell>
          <table:table-cell table:formula="of:=1000*[.B21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18]" office:value-type="float" office:value="-115.9375" calcext:value-type="float">
            <text:p>-115.9375</text:p>
          </table:table-cell>
          <table:table-cell table:formula="of:=1000*[.B21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219]" office:value-type="float" office:value="-115.4375" calcext:value-type="float">
            <text:p>-115.4375</text:p>
          </table:table-cell>
          <table:table-cell table:formula="of:=1000*[.B219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20]" office:value-type="float" office:value="-114.9375" calcext:value-type="float">
            <text:p>-114.9375</text:p>
          </table:table-cell>
          <table:table-cell table:formula="of:=1000*[.B22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21]" office:value-type="float" office:value="-114.4375" calcext:value-type="float">
            <text:p>-114.4375</text:p>
          </table:table-cell>
          <table:table-cell table:formula="of:=1000*[.B22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22]" office:value-type="float" office:value="-113.9375" calcext:value-type="float">
            <text:p>-113.9375</text:p>
          </table:table-cell>
          <table:table-cell table:formula="of:=1000*[.B22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23]" office:value-type="float" office:value="-113.4375" calcext:value-type="float">
            <text:p>-113.4375</text:p>
          </table:table-cell>
          <table:table-cell table:formula="of:=1000*[.B22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24]" office:value-type="float" office:value="-112.9375" calcext:value-type="float">
            <text:p>-112.9375</text:p>
          </table:table-cell>
          <table:table-cell table:formula="of:=1000*[.B22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25]" office:value-type="float" office:value="-112.4375" calcext:value-type="float">
            <text:p>-112.4375</text:p>
          </table:table-cell>
          <table:table-cell table:formula="of:=1000*[.B22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26]" office:value-type="float" office:value="-111.9375" calcext:value-type="float">
            <text:p>-111.9375</text:p>
          </table:table-cell>
          <table:table-cell table:formula="of:=1000*[.B22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27]" office:value-type="float" office:value="-111.4375" calcext:value-type="float">
            <text:p>-111.4375</text:p>
          </table:table-cell>
          <table:table-cell table:formula="of:=1000*[.B22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28]" office:value-type="float" office:value="-110.9375" calcext:value-type="float">
            <text:p>-110.9375</text:p>
          </table:table-cell>
          <table:table-cell table:formula="of:=1000*[.B22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29]" office:value-type="float" office:value="-110.4375" calcext:value-type="float">
            <text:p>-110.4375</text:p>
          </table:table-cell>
          <table:table-cell table:formula="of:=1000*[.B22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30]" office:value-type="float" office:value="-109.9375" calcext:value-type="float">
            <text:p>-109.9375</text:p>
          </table:table-cell>
          <table:table-cell table:formula="of:=1000*[.B23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31]" office:value-type="float" office:value="-109.4375" calcext:value-type="float">
            <text:p>-109.4375</text:p>
          </table:table-cell>
          <table:table-cell table:formula="of:=1000*[.B23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32]" office:value-type="float" office:value="-108.9375" calcext:value-type="float">
            <text:p>-108.9375</text:p>
          </table:table-cell>
          <table:table-cell table:formula="of:=1000*[.B23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33]" office:value-type="float" office:value="-108.4375" calcext:value-type="float">
            <text:p>-108.4375</text:p>
          </table:table-cell>
          <table:table-cell table:formula="of:=1000*[.B23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34]" office:value-type="float" office:value="-107.9375" calcext:value-type="float">
            <text:p>-107.9375</text:p>
          </table:table-cell>
          <table:table-cell table:formula="of:=1000*[.B23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35]" office:value-type="float" office:value="-107.4375" calcext:value-type="float">
            <text:p>-107.4375</text:p>
          </table:table-cell>
          <table:table-cell table:formula="of:=1000*[.B23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36]" office:value-type="float" office:value="-106.9375" calcext:value-type="float">
            <text:p>-106.9375</text:p>
          </table:table-cell>
          <table:table-cell table:formula="of:=1000*[.B23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37]" office:value-type="float" office:value="-106.4375" calcext:value-type="float">
            <text:p>-106.4375</text:p>
          </table:table-cell>
          <table:table-cell table:formula="of:=1000*[.B23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38]" office:value-type="float" office:value="-105.9375" calcext:value-type="float">
            <text:p>-105.9375</text:p>
          </table:table-cell>
          <table:table-cell table:formula="of:=1000*[.B23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39]" office:value-type="float" office:value="-105.4375" calcext:value-type="float">
            <text:p>-105.4375</text:p>
          </table:table-cell>
          <table:table-cell table:formula="of:=1000*[.B23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40]" office:value-type="float" office:value="-104.9375" calcext:value-type="float">
            <text:p>-104.9375</text:p>
          </table:table-cell>
          <table:table-cell table:formula="of:=1000*[.B24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41]" office:value-type="float" office:value="-104.4375" calcext:value-type="float">
            <text:p>-104.4375</text:p>
          </table:table-cell>
          <table:table-cell table:formula="of:=1000*[.B24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42]" office:value-type="float" office:value="-103.9375" calcext:value-type="float">
            <text:p>-103.9375</text:p>
          </table:table-cell>
          <table:table-cell table:formula="of:=1000*[.B24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43]" office:value-type="float" office:value="-103.4375" calcext:value-type="float">
            <text:p>-103.4375</text:p>
          </table:table-cell>
          <table:table-cell table:formula="of:=1000*[.B24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44]" office:value-type="float" office:value="-102.9375" calcext:value-type="float">
            <text:p>-102.9375</text:p>
          </table:table-cell>
          <table:table-cell table:formula="of:=1000*[.B24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45]" office:value-type="float" office:value="-102.4375" calcext:value-type="float">
            <text:p>-102.4375</text:p>
          </table:table-cell>
          <table:table-cell table:formula="of:=1000*[.B24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46]" office:value-type="float" office:value="-101.9375" calcext:value-type="float">
            <text:p>-101.9375</text:p>
          </table:table-cell>
          <table:table-cell table:formula="of:=1000*[.B24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47]" office:value-type="float" office:value="-101.4375" calcext:value-type="float">
            <text:p>-101.4375</text:p>
          </table:table-cell>
          <table:table-cell table:formula="of:=1000*[.B24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48]" office:value-type="float" office:value="-100.9375" calcext:value-type="float">
            <text:p>-100.9375</text:p>
          </table:table-cell>
          <table:table-cell table:formula="of:=1000*[.B24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49]" office:value-type="float" office:value="-100.4375" calcext:value-type="float">
            <text:p>-100.4375</text:p>
          </table:table-cell>
          <table:table-cell table:formula="of:=1000*[.B24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50]" office:value-type="float" office:value="-99.9375" calcext:value-type="float">
            <text:p>-99.9375</text:p>
          </table:table-cell>
          <table:table-cell table:formula="of:=1000*[.B25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251]" office:value-type="float" office:value="-99.4375" calcext:value-type="float">
            <text:p>-99.4375</text:p>
          </table:table-cell>
          <table:table-cell table:formula="of:=1000*[.B251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52]" office:value-type="float" office:value="-98.9375" calcext:value-type="float">
            <text:p>-98.9375</text:p>
          </table:table-cell>
          <table:table-cell table:formula="of:=1000*[.B25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53]" office:value-type="float" office:value="-98.4375" calcext:value-type="float">
            <text:p>-98.4375</text:p>
          </table:table-cell>
          <table:table-cell table:formula="of:=1000*[.B25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54]" office:value-type="float" office:value="-97.9375" calcext:value-type="float">
            <text:p>-97.9375</text:p>
          </table:table-cell>
          <table:table-cell table:formula="of:=1000*[.B25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55]" office:value-type="float" office:value="-97.4375" calcext:value-type="float">
            <text:p>-97.4375</text:p>
          </table:table-cell>
          <table:table-cell table:formula="of:=1000*[.B25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56]" office:value-type="float" office:value="-96.9375" calcext:value-type="float">
            <text:p>-96.9375</text:p>
          </table:table-cell>
          <table:table-cell table:formula="of:=1000*[.B25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57]" office:value-type="float" office:value="-96.4375" calcext:value-type="float">
            <text:p>-96.4375</text:p>
          </table:table-cell>
          <table:table-cell table:formula="of:=1000*[.B25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58]" office:value-type="float" office:value="-95.9375" calcext:value-type="float">
            <text:p>-95.9375</text:p>
          </table:table-cell>
          <table:table-cell table:formula="of:=1000*[.B25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59]" office:value-type="float" office:value="-95.4375" calcext:value-type="float">
            <text:p>-95.4375</text:p>
          </table:table-cell>
          <table:table-cell table:formula="of:=1000*[.B25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60]" office:value-type="float" office:value="-94.9375" calcext:value-type="float">
            <text:p>-94.9375</text:p>
          </table:table-cell>
          <table:table-cell table:formula="of:=1000*[.B26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61]" office:value-type="float" office:value="-94.4375" calcext:value-type="float">
            <text:p>-94.4375</text:p>
          </table:table-cell>
          <table:table-cell table:formula="of:=1000*[.B26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62]" office:value-type="float" office:value="-93.9375" calcext:value-type="float">
            <text:p>-93.9375</text:p>
          </table:table-cell>
          <table:table-cell table:formula="of:=1000*[.B26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63]" office:value-type="float" office:value="-93.4375" calcext:value-type="float">
            <text:p>-93.4375</text:p>
          </table:table-cell>
          <table:table-cell table:formula="of:=1000*[.B26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64]" office:value-type="float" office:value="-92.9375" calcext:value-type="float">
            <text:p>-92.9375</text:p>
          </table:table-cell>
          <table:table-cell table:formula="of:=1000*[.B26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65]" office:value-type="float" office:value="-92.4375" calcext:value-type="float">
            <text:p>-92.4375</text:p>
          </table:table-cell>
          <table:table-cell table:formula="of:=1000*[.B26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266]" office:value-type="float" office:value="-91.9375" calcext:value-type="float">
            <text:p>-91.9375</text:p>
          </table:table-cell>
          <table:table-cell table:formula="of:=1000*[.B26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67]" office:value-type="float" office:value="-91.4375" calcext:value-type="float">
            <text:p>-91.4375</text:p>
          </table:table-cell>
          <table:table-cell table:formula="of:=1000*[.B26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68]" office:value-type="float" office:value="-90.9375" calcext:value-type="float">
            <text:p>-90.9375</text:p>
          </table:table-cell>
          <table:table-cell table:formula="of:=1000*[.B26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69]" office:value-type="float" office:value="-90.4375" calcext:value-type="float">
            <text:p>-90.4375</text:p>
          </table:table-cell>
          <table:table-cell table:formula="of:=1000*[.B26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70]" office:value-type="float" office:value="-89.9375" calcext:value-type="float">
            <text:p>-89.9375</text:p>
          </table:table-cell>
          <table:table-cell table:formula="of:=1000*[.B27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271]" office:value-type="float" office:value="-89.4375" calcext:value-type="float">
            <text:p>-89.4375</text:p>
          </table:table-cell>
          <table:table-cell table:formula="of:=1000*[.B27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72]" office:value-type="float" office:value="-88.9375" calcext:value-type="float">
            <text:p>-88.9375</text:p>
          </table:table-cell>
          <table:table-cell table:formula="of:=1000*[.B27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73]" office:value-type="float" office:value="-88.4375" calcext:value-type="float">
            <text:p>-88.4375</text:p>
          </table:table-cell>
          <table:table-cell table:formula="of:=1000*[.B27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74]" office:value-type="float" office:value="-87.9375" calcext:value-type="float">
            <text:p>-87.9375</text:p>
          </table:table-cell>
          <table:table-cell table:formula="of:=1000*[.B27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75]" office:value-type="float" office:value="-87.4375" calcext:value-type="float">
            <text:p>-87.4375</text:p>
          </table:table-cell>
          <table:table-cell table:formula="of:=1000*[.B27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76]" office:value-type="float" office:value="-86.9375" calcext:value-type="float">
            <text:p>-86.9375</text:p>
          </table:table-cell>
          <table:table-cell table:formula="of:=1000*[.B27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77]" office:value-type="float" office:value="-86.4375" calcext:value-type="float">
            <text:p>-86.4375</text:p>
          </table:table-cell>
          <table:table-cell table:formula="of:=1000*[.B27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78]" office:value-type="float" office:value="-85.9375" calcext:value-type="float">
            <text:p>-85.9375</text:p>
          </table:table-cell>
          <table:table-cell table:formula="of:=1000*[.B27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279]" office:value-type="float" office:value="-85.4375" calcext:value-type="float">
            <text:p>-85.4375</text:p>
          </table:table-cell>
          <table:table-cell table:formula="of:=1000*[.B27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80]" office:value-type="float" office:value="-84.9375" calcext:value-type="float">
            <text:p>-84.9375</text:p>
          </table:table-cell>
          <table:table-cell table:formula="of:=1000*[.B28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81]" office:value-type="float" office:value="-84.4375" calcext:value-type="float">
            <text:p>-84.4375</text:p>
          </table:table-cell>
          <table:table-cell table:formula="of:=1000*[.B28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282]" office:value-type="float" office:value="-83.9375" calcext:value-type="float">
            <text:p>-83.9375</text:p>
          </table:table-cell>
          <table:table-cell table:formula="of:=1000*[.B28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83]" office:value-type="float" office:value="-83.4375" calcext:value-type="float">
            <text:p>-83.4375</text:p>
          </table:table-cell>
          <table:table-cell table:formula="of:=1000*[.B28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84]" office:value-type="float" office:value="-82.9375" calcext:value-type="float">
            <text:p>-82.9375</text:p>
          </table:table-cell>
          <table:table-cell table:formula="of:=1000*[.B28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85]" office:value-type="float" office:value="-82.4375" calcext:value-type="float">
            <text:p>-82.4375</text:p>
          </table:table-cell>
          <table:table-cell table:formula="of:=1000*[.B28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86]" office:value-type="float" office:value="-81.9375" calcext:value-type="float">
            <text:p>-81.9375</text:p>
          </table:table-cell>
          <table:table-cell table:formula="of:=1000*[.B28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87]" office:value-type="float" office:value="-81.4375" calcext:value-type="float">
            <text:p>-81.4375</text:p>
          </table:table-cell>
          <table:table-cell table:formula="of:=1000*[.B28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88]" office:value-type="float" office:value="-80.9375" calcext:value-type="float">
            <text:p>-80.9375</text:p>
          </table:table-cell>
          <table:table-cell table:formula="of:=1000*[.B28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89]" office:value-type="float" office:value="-80.4375" calcext:value-type="float">
            <text:p>-80.4375</text:p>
          </table:table-cell>
          <table:table-cell table:formula="of:=1000*[.B28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90]" office:value-type="float" office:value="-79.9375" calcext:value-type="float">
            <text:p>-79.9375</text:p>
          </table:table-cell>
          <table:table-cell table:formula="of:=1000*[.B29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91]" office:value-type="float" office:value="-79.4375" calcext:value-type="float">
            <text:p>-79.4375</text:p>
          </table:table-cell>
          <table:table-cell table:formula="of:=1000*[.B29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92]" office:value-type="float" office:value="-78.9375" calcext:value-type="float">
            <text:p>-78.9375</text:p>
          </table:table-cell>
          <table:table-cell table:formula="of:=1000*[.B29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93]" office:value-type="float" office:value="-78.4375" calcext:value-type="float">
            <text:p>-78.4375</text:p>
          </table:table-cell>
          <table:table-cell table:formula="of:=1000*[.B29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94]" office:value-type="float" office:value="-77.9375" calcext:value-type="float">
            <text:p>-77.9375</text:p>
          </table:table-cell>
          <table:table-cell table:formula="of:=1000*[.B29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95]" office:value-type="float" office:value="-77.4375" calcext:value-type="float">
            <text:p>-77.4375</text:p>
          </table:table-cell>
          <table:table-cell table:formula="of:=1000*[.B29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96]" office:value-type="float" office:value="-76.9375" calcext:value-type="float">
            <text:p>-76.9375</text:p>
          </table:table-cell>
          <table:table-cell table:formula="of:=1000*[.B29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297]" office:value-type="float" office:value="-76.4375" calcext:value-type="float">
            <text:p>-76.4375</text:p>
          </table:table-cell>
          <table:table-cell table:formula="of:=1000*[.B29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98]" office:value-type="float" office:value="-75.9375" calcext:value-type="float">
            <text:p>-75.9375</text:p>
          </table:table-cell>
          <table:table-cell table:formula="of:=1000*[.B29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299]" office:value-type="float" office:value="-75.4375" calcext:value-type="float">
            <text:p>-75.4375</text:p>
          </table:table-cell>
          <table:table-cell table:formula="of:=1000*[.B299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00]" office:value-type="float" office:value="-74.9375" calcext:value-type="float">
            <text:p>-74.9375</text:p>
          </table:table-cell>
          <table:table-cell table:formula="of:=1000*[.B30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01]" office:value-type="float" office:value="-74.4375" calcext:value-type="float">
            <text:p>-74.4375</text:p>
          </table:table-cell>
          <table:table-cell table:formula="of:=1000*[.B30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02]" office:value-type="float" office:value="-73.9375" calcext:value-type="float">
            <text:p>-73.9375</text:p>
          </table:table-cell>
          <table:table-cell table:formula="of:=1000*[.B30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03]" office:value-type="float" office:value="-73.4375" calcext:value-type="float">
            <text:p>-73.4375</text:p>
          </table:table-cell>
          <table:table-cell table:formula="of:=1000*[.B30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04]" office:value-type="float" office:value="-72.9375" calcext:value-type="float">
            <text:p>-72.9375</text:p>
          </table:table-cell>
          <table:table-cell table:formula="of:=1000*[.B30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05]" office:value-type="float" office:value="-72.4375" calcext:value-type="float">
            <text:p>-72.4375</text:p>
          </table:table-cell>
          <table:table-cell table:formula="of:=1000*[.B30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06]" office:value-type="float" office:value="-71.9375" calcext:value-type="float">
            <text:p>-71.9375</text:p>
          </table:table-cell>
          <table:table-cell table:formula="of:=1000*[.B30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07]" office:value-type="float" office:value="-71.4375" calcext:value-type="float">
            <text:p>-71.4375</text:p>
          </table:table-cell>
          <table:table-cell table:formula="of:=1000*[.B30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08]" office:value-type="float" office:value="-70.9375" calcext:value-type="float">
            <text:p>-70.9375</text:p>
          </table:table-cell>
          <table:table-cell table:formula="of:=1000*[.B30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09]" office:value-type="float" office:value="-70.4375" calcext:value-type="float">
            <text:p>-70.4375</text:p>
          </table:table-cell>
          <table:table-cell table:formula="of:=1000*[.B30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10]" office:value-type="float" office:value="-69.9375" calcext:value-type="float">
            <text:p>-69.9375</text:p>
          </table:table-cell>
          <table:table-cell table:formula="of:=1000*[.B31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11]" office:value-type="float" office:value="-69.4375" calcext:value-type="float">
            <text:p>-69.4375</text:p>
          </table:table-cell>
          <table:table-cell table:formula="of:=1000*[.B31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12]" office:value-type="float" office:value="-68.9375" calcext:value-type="float">
            <text:p>-68.9375</text:p>
          </table:table-cell>
          <table:table-cell table:formula="of:=1000*[.B31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13]" office:value-type="float" office:value="-68.4375" calcext:value-type="float">
            <text:p>-68.4375</text:p>
          </table:table-cell>
          <table:table-cell table:formula="of:=1000*[.B31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14]" office:value-type="float" office:value="-67.9375" calcext:value-type="float">
            <text:p>-67.9375</text:p>
          </table:table-cell>
          <table:table-cell table:formula="of:=1000*[.B31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315]" office:value-type="float" office:value="-67.4375" calcext:value-type="float">
            <text:p>-67.4375</text:p>
          </table:table-cell>
          <table:table-cell table:formula="of:=1000*[.B315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16]" office:value-type="float" office:value="-66.9375" calcext:value-type="float">
            <text:p>-66.9375</text:p>
          </table:table-cell>
          <table:table-cell table:formula="of:=1000*[.B31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17]" office:value-type="float" office:value="-66.4375" calcext:value-type="float">
            <text:p>-66.4375</text:p>
          </table:table-cell>
          <table:table-cell table:formula="of:=1000*[.B31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18]" office:value-type="float" office:value="-65.9375" calcext:value-type="float">
            <text:p>-65.9375</text:p>
          </table:table-cell>
          <table:table-cell table:formula="of:=1000*[.B31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319]" office:value-type="float" office:value="-65.4375" calcext:value-type="float">
            <text:p>-65.4375</text:p>
          </table:table-cell>
          <table:table-cell table:formula="of:=1000*[.B31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20]" office:value-type="float" office:value="-64.9375" calcext:value-type="float">
            <text:p>-64.9375</text:p>
          </table:table-cell>
          <table:table-cell table:formula="of:=1000*[.B32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21]" office:value-type="float" office:value="-64.4375" calcext:value-type="float">
            <text:p>-64.4375</text:p>
          </table:table-cell>
          <table:table-cell table:formula="of:=1000*[.B32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22]" office:value-type="float" office:value="-63.9375" calcext:value-type="float">
            <text:p>-63.9375</text:p>
          </table:table-cell>
          <table:table-cell table:formula="of:=1000*[.B32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23]" office:value-type="float" office:value="-63.4375" calcext:value-type="float">
            <text:p>-63.4375</text:p>
          </table:table-cell>
          <table:table-cell table:formula="of:=1000*[.B32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24]" office:value-type="float" office:value="-62.9375" calcext:value-type="float">
            <text:p>-62.9375</text:p>
          </table:table-cell>
          <table:table-cell table:formula="of:=1000*[.B32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25]" office:value-type="float" office:value="-62.4375" calcext:value-type="float">
            <text:p>-62.4375</text:p>
          </table:table-cell>
          <table:table-cell table:formula="of:=1000*[.B32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26]" office:value-type="float" office:value="-61.9375" calcext:value-type="float">
            <text:p>-61.9375</text:p>
          </table:table-cell>
          <table:table-cell table:formula="of:=1000*[.B32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27]" office:value-type="float" office:value="-61.4375" calcext:value-type="float">
            <text:p>-61.4375</text:p>
          </table:table-cell>
          <table:table-cell table:formula="of:=1000*[.B32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28]" office:value-type="float" office:value="-60.9375" calcext:value-type="float">
            <text:p>-60.9375</text:p>
          </table:table-cell>
          <table:table-cell table:formula="of:=1000*[.B32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29]" office:value-type="float" office:value="-60.4375" calcext:value-type="float">
            <text:p>-60.4375</text:p>
          </table:table-cell>
          <table:table-cell table:formula="of:=1000*[.B32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30]" office:value-type="float" office:value="-59.9375" calcext:value-type="float">
            <text:p>-59.9375</text:p>
          </table:table-cell>
          <table:table-cell table:formula="of:=1000*[.B33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31]" office:value-type="float" office:value="-59.4375" calcext:value-type="float">
            <text:p>-59.4375</text:p>
          </table:table-cell>
          <table:table-cell table:formula="of:=1000*[.B33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32]" office:value-type="float" office:value="-58.9375" calcext:value-type="float">
            <text:p>-58.9375</text:p>
          </table:table-cell>
          <table:table-cell table:formula="of:=1000*[.B33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33]" office:value-type="float" office:value="-58.4375" calcext:value-type="float">
            <text:p>-58.4375</text:p>
          </table:table-cell>
          <table:table-cell table:formula="of:=1000*[.B33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34]" office:value-type="float" office:value="-57.9375" calcext:value-type="float">
            <text:p>-57.9375</text:p>
          </table:table-cell>
          <table:table-cell table:formula="of:=1000*[.B33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335]" office:value-type="float" office:value="-57.4375" calcext:value-type="float">
            <text:p>-57.4375</text:p>
          </table:table-cell>
          <table:table-cell table:formula="of:=1000*[.B33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36]" office:value-type="float" office:value="-56.9375" calcext:value-type="float">
            <text:p>-56.9375</text:p>
          </table:table-cell>
          <table:table-cell table:formula="of:=1000*[.B33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37]" office:value-type="float" office:value="-56.4375" calcext:value-type="float">
            <text:p>-56.4375</text:p>
          </table:table-cell>
          <table:table-cell table:formula="of:=1000*[.B33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38]" office:value-type="float" office:value="-55.9375" calcext:value-type="float">
            <text:p>-55.9375</text:p>
          </table:table-cell>
          <table:table-cell table:formula="of:=1000*[.B33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39]" office:value-type="float" office:value="-55.4375" calcext:value-type="float">
            <text:p>-55.4375</text:p>
          </table:table-cell>
          <table:table-cell table:formula="of:=1000*[.B33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40]" office:value-type="float" office:value="-54.9375" calcext:value-type="float">
            <text:p>-54.9375</text:p>
          </table:table-cell>
          <table:table-cell table:formula="of:=1000*[.B34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41]" office:value-type="float" office:value="-54.4375" calcext:value-type="float">
            <text:p>-54.4375</text:p>
          </table:table-cell>
          <table:table-cell table:formula="of:=1000*[.B34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42]" office:value-type="float" office:value="-53.9375" calcext:value-type="float">
            <text:p>-53.9375</text:p>
          </table:table-cell>
          <table:table-cell table:formula="of:=1000*[.B34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43]" office:value-type="float" office:value="-53.4375" calcext:value-type="float">
            <text:p>-53.4375</text:p>
          </table:table-cell>
          <table:table-cell table:formula="of:=1000*[.B34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44]" office:value-type="float" office:value="-52.9375" calcext:value-type="float">
            <text:p>-52.9375</text:p>
          </table:table-cell>
          <table:table-cell table:formula="of:=1000*[.B34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45]" office:value-type="float" office:value="-52.4375" calcext:value-type="float">
            <text:p>-52.4375</text:p>
          </table:table-cell>
          <table:table-cell table:formula="of:=1000*[.B34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46]" office:value-type="float" office:value="-51.9375" calcext:value-type="float">
            <text:p>-51.9375</text:p>
          </table:table-cell>
          <table:table-cell table:formula="of:=1000*[.B34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47]" office:value-type="float" office:value="-51.4375" calcext:value-type="float">
            <text:p>-51.4375</text:p>
          </table:table-cell>
          <table:table-cell table:formula="of:=1000*[.B34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348]" office:value-type="float" office:value="-50.9375" calcext:value-type="float">
            <text:p>-50.9375</text:p>
          </table:table-cell>
          <table:table-cell table:formula="of:=1000*[.B34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49]" office:value-type="float" office:value="-50.4375" calcext:value-type="float">
            <text:p>-50.4375</text:p>
          </table:table-cell>
          <table:table-cell table:formula="of:=1000*[.B34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50]" office:value-type="float" office:value="-49.9375" calcext:value-type="float">
            <text:p>-49.9375</text:p>
          </table:table-cell>
          <table:table-cell table:formula="of:=1000*[.B35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351]" office:value-type="float" office:value="-49.4375" calcext:value-type="float">
            <text:p>-49.4375</text:p>
          </table:table-cell>
          <table:table-cell table:formula="of:=1000*[.B35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52]" office:value-type="float" office:value="-48.9375" calcext:value-type="float">
            <text:p>-48.9375</text:p>
          </table:table-cell>
          <table:table-cell table:formula="of:=1000*[.B35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53]" office:value-type="float" office:value="-48.4375" calcext:value-type="float">
            <text:p>-48.4375</text:p>
          </table:table-cell>
          <table:table-cell table:formula="of:=1000*[.B35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54]" office:value-type="float" office:value="-47.9375" calcext:value-type="float">
            <text:p>-47.9375</text:p>
          </table:table-cell>
          <table:table-cell table:formula="of:=1000*[.B35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55]" office:value-type="float" office:value="-47.4375" calcext:value-type="float">
            <text:p>-47.4375</text:p>
          </table:table-cell>
          <table:table-cell table:formula="of:=1000*[.B35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56]" office:value-type="float" office:value="-46.9375" calcext:value-type="float">
            <text:p>-46.9375</text:p>
          </table:table-cell>
          <table:table-cell table:formula="of:=1000*[.B35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57]" office:value-type="float" office:value="-46.4375" calcext:value-type="float">
            <text:p>-46.4375</text:p>
          </table:table-cell>
          <table:table-cell table:formula="of:=1000*[.B35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58]" office:value-type="float" office:value="-45.9375" calcext:value-type="float">
            <text:p>-45.9375</text:p>
          </table:table-cell>
          <table:table-cell table:formula="of:=1000*[.B35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59]" office:value-type="float" office:value="-45.4375" calcext:value-type="float">
            <text:p>-45.4375</text:p>
          </table:table-cell>
          <table:table-cell table:formula="of:=1000*[.B35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60]" office:value-type="float" office:value="-44.9375" calcext:value-type="float">
            <text:p>-44.9375</text:p>
          </table:table-cell>
          <table:table-cell table:formula="of:=1000*[.B36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61]" office:value-type="float" office:value="-44.4375" calcext:value-type="float">
            <text:p>-44.4375</text:p>
          </table:table-cell>
          <table:table-cell table:formula="of:=1000*[.B36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62]" office:value-type="float" office:value="-43.9375" calcext:value-type="float">
            <text:p>-43.9375</text:p>
          </table:table-cell>
          <table:table-cell table:formula="of:=1000*[.B36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63]" office:value-type="float" office:value="-43.4375" calcext:value-type="float">
            <text:p>-43.4375</text:p>
          </table:table-cell>
          <table:table-cell table:formula="of:=1000*[.B36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364]" office:value-type="float" office:value="-42.9375" calcext:value-type="float">
            <text:p>-42.9375</text:p>
          </table:table-cell>
          <table:table-cell table:formula="of:=1000*[.B36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65]" office:value-type="float" office:value="-42.4375" calcext:value-type="float">
            <text:p>-42.4375</text:p>
          </table:table-cell>
          <table:table-cell table:formula="of:=1000*[.B36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66]" office:value-type="float" office:value="-41.9375" calcext:value-type="float">
            <text:p>-41.9375</text:p>
          </table:table-cell>
          <table:table-cell table:formula="of:=1000*[.B36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67]" office:value-type="float" office:value="-41.4375" calcext:value-type="float">
            <text:p>-41.4375</text:p>
          </table:table-cell>
          <table:table-cell table:formula="of:=1000*[.B36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68]" office:value-type="float" office:value="-40.9375" calcext:value-type="float">
            <text:p>-40.9375</text:p>
          </table:table-cell>
          <table:table-cell table:formula="of:=1000*[.B36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69]" office:value-type="float" office:value="-40.4375" calcext:value-type="float">
            <text:p>-40.4375</text:p>
          </table:table-cell>
          <table:table-cell table:formula="of:=1000*[.B36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70]" office:value-type="float" office:value="-39.9375" calcext:value-type="float">
            <text:p>-39.9375</text:p>
          </table:table-cell>
          <table:table-cell table:formula="of:=1000*[.B37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71]" office:value-type="float" office:value="-39.4375" calcext:value-type="float">
            <text:p>-39.4375</text:p>
          </table:table-cell>
          <table:table-cell table:formula="of:=1000*[.B37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72]" office:value-type="float" office:value="-38.9375" calcext:value-type="float">
            <text:p>-38.9375</text:p>
          </table:table-cell>
          <table:table-cell table:formula="of:=1000*[.B37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73]" office:value-type="float" office:value="-38.4375" calcext:value-type="float">
            <text:p>-38.4375</text:p>
          </table:table-cell>
          <table:table-cell table:formula="of:=1000*[.B37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74]" office:value-type="float" office:value="-37.9375" calcext:value-type="float">
            <text:p>-37.9375</text:p>
          </table:table-cell>
          <table:table-cell table:formula="of:=1000*[.B37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75]" office:value-type="float" office:value="-37.4375" calcext:value-type="float">
            <text:p>-37.4375</text:p>
          </table:table-cell>
          <table:table-cell table:formula="of:=1000*[.B37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376]" office:value-type="float" office:value="-36.9375" calcext:value-type="float">
            <text:p>-36.9375</text:p>
          </table:table-cell>
          <table:table-cell table:formula="of:=1000*[.B376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77]" office:value-type="float" office:value="-36.4375" calcext:value-type="float">
            <text:p>-36.4375</text:p>
          </table:table-cell>
          <table:table-cell table:formula="of:=1000*[.B37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78]" office:value-type="float" office:value="-35.9375" calcext:value-type="float">
            <text:p>-35.9375</text:p>
          </table:table-cell>
          <table:table-cell table:formula="of:=1000*[.B37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79]" office:value-type="float" office:value="-35.4375" calcext:value-type="float">
            <text:p>-35.4375</text:p>
          </table:table-cell>
          <table:table-cell table:formula="of:=1000*[.B37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80]" office:value-type="float" office:value="-34.9375" calcext:value-type="float">
            <text:p>-34.9375</text:p>
          </table:table-cell>
          <table:table-cell table:formula="of:=1000*[.B38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81]" office:value-type="float" office:value="-34.4375" calcext:value-type="float">
            <text:p>-34.4375</text:p>
          </table:table-cell>
          <table:table-cell table:formula="of:=1000*[.B38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82]" office:value-type="float" office:value="-33.9375" calcext:value-type="float">
            <text:p>-33.9375</text:p>
          </table:table-cell>
          <table:table-cell table:formula="of:=1000*[.B38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83]" office:value-type="float" office:value="-33.4375" calcext:value-type="float">
            <text:p>-33.4375</text:p>
          </table:table-cell>
          <table:table-cell table:formula="of:=1000*[.B38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84]" office:value-type="float" office:value="-32.9375" calcext:value-type="float">
            <text:p>-32.9375</text:p>
          </table:table-cell>
          <table:table-cell table:formula="of:=1000*[.B38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85]" office:value-type="float" office:value="-32.4375" calcext:value-type="float">
            <text:p>-32.4375</text:p>
          </table:table-cell>
          <table:table-cell table:formula="of:=1000*[.B38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86]" office:value-type="float" office:value="-31.9375" calcext:value-type="float">
            <text:p>-31.9375</text:p>
          </table:table-cell>
          <table:table-cell table:formula="of:=1000*[.B38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87]" office:value-type="float" office:value="-31.4375" calcext:value-type="float">
            <text:p>-31.4375</text:p>
          </table:table-cell>
          <table:table-cell table:formula="of:=1000*[.B38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88]" office:value-type="float" office:value="-30.9375" calcext:value-type="float">
            <text:p>-30.9375</text:p>
          </table:table-cell>
          <table:table-cell table:formula="of:=1000*[.B38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89]" office:value-type="float" office:value="-30.4375" calcext:value-type="float">
            <text:p>-30.4375</text:p>
          </table:table-cell>
          <table:table-cell table:formula="of:=1000*[.B38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90]" office:value-type="float" office:value="-29.9375" calcext:value-type="float">
            <text:p>-29.9375</text:p>
          </table:table-cell>
          <table:table-cell table:formula="of:=1000*[.B39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91]" office:value-type="float" office:value="-29.4375" calcext:value-type="float">
            <text:p>-29.4375</text:p>
          </table:table-cell>
          <table:table-cell table:formula="of:=1000*[.B39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392]" office:value-type="float" office:value="-28.9375" calcext:value-type="float">
            <text:p>-28.9375</text:p>
          </table:table-cell>
          <table:table-cell table:formula="of:=1000*[.B392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93]" office:value-type="float" office:value="-28.4375" calcext:value-type="float">
            <text:p>-28.4375</text:p>
          </table:table-cell>
          <table:table-cell table:formula="of:=1000*[.B39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94]" office:value-type="float" office:value="-27.9375" calcext:value-type="float">
            <text:p>-27.9375</text:p>
          </table:table-cell>
          <table:table-cell table:formula="of:=1000*[.B39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95]" office:value-type="float" office:value="-27.4375" calcext:value-type="float">
            <text:p>-27.4375</text:p>
          </table:table-cell>
          <table:table-cell table:formula="of:=1000*[.B39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96]" office:value-type="float" office:value="-26.9375" calcext:value-type="float">
            <text:p>-26.9375</text:p>
          </table:table-cell>
          <table:table-cell table:formula="of:=1000*[.B39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97]" office:value-type="float" office:value="-26.4375" calcext:value-type="float">
            <text:p>-26.4375</text:p>
          </table:table-cell>
          <table:table-cell table:formula="of:=1000*[.B39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398]" office:value-type="float" office:value="-25.9375" calcext:value-type="float">
            <text:p>-25.9375</text:p>
          </table:table-cell>
          <table:table-cell table:formula="of:=1000*[.B39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399]" office:value-type="float" office:value="-25.4375" calcext:value-type="float">
            <text:p>-25.4375</text:p>
          </table:table-cell>
          <table:table-cell table:formula="of:=1000*[.B39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00]" office:value-type="float" office:value="-24.9375" calcext:value-type="float">
            <text:p>-24.9375</text:p>
          </table:table-cell>
          <table:table-cell table:formula="of:=1000*[.B40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01]" office:value-type="float" office:value="-24.4375" calcext:value-type="float">
            <text:p>-24.4375</text:p>
          </table:table-cell>
          <table:table-cell table:formula="of:=1000*[.B40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02]" office:value-type="float" office:value="-23.9375" calcext:value-type="float">
            <text:p>-23.9375</text:p>
          </table:table-cell>
          <table:table-cell table:formula="of:=1000*[.B40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03]" office:value-type="float" office:value="-23.4375" calcext:value-type="float">
            <text:p>-23.4375</text:p>
          </table:table-cell>
          <table:table-cell table:formula="of:=1000*[.B40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04]" office:value-type="float" office:value="-22.9375" calcext:value-type="float">
            <text:p>-22.9375</text:p>
          </table:table-cell>
          <table:table-cell table:formula="of:=1000*[.B40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05]" office:value-type="float" office:value="-22.4375" calcext:value-type="float">
            <text:p>-22.4375</text:p>
          </table:table-cell>
          <table:table-cell table:formula="of:=1000*[.B40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06]" office:value-type="float" office:value="-21.9375" calcext:value-type="float">
            <text:p>-21.9375</text:p>
          </table:table-cell>
          <table:table-cell table:formula="of:=1000*[.B40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407]" office:value-type="float" office:value="-21.4375" calcext:value-type="float">
            <text:p>-21.4375</text:p>
          </table:table-cell>
          <table:table-cell table:formula="of:=1000*[.B40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08]" office:value-type="float" office:value="-20.9375" calcext:value-type="float">
            <text:p>-20.9375</text:p>
          </table:table-cell>
          <table:table-cell table:formula="of:=1000*[.B40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09]" office:value-type="float" office:value="-20.4375" calcext:value-type="float">
            <text:p>-20.4375</text:p>
          </table:table-cell>
          <table:table-cell table:formula="of:=1000*[.B40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10]" office:value-type="float" office:value="-19.9375" calcext:value-type="float">
            <text:p>-19.9375</text:p>
          </table:table-cell>
          <table:table-cell table:formula="of:=1000*[.B41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11]" office:value-type="float" office:value="-19.4375" calcext:value-type="float">
            <text:p>-19.4375</text:p>
          </table:table-cell>
          <table:table-cell table:formula="of:=1000*[.B41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12]" office:value-type="float" office:value="-18.9375" calcext:value-type="float">
            <text:p>-18.9375</text:p>
          </table:table-cell>
          <table:table-cell table:formula="of:=1000*[.B41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13]" office:value-type="float" office:value="-18.4375" calcext:value-type="float">
            <text:p>-18.4375</text:p>
          </table:table-cell>
          <table:table-cell table:formula="of:=1000*[.B41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14]" office:value-type="float" office:value="-17.9375" calcext:value-type="float">
            <text:p>-17.9375</text:p>
          </table:table-cell>
          <table:table-cell table:formula="of:=1000*[.B41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415]" office:value-type="float" office:value="-17.4375" calcext:value-type="float">
            <text:p>-17.4375</text:p>
          </table:table-cell>
          <table:table-cell table:formula="of:=1000*[.B41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16]" office:value-type="float" office:value="-16.9375" calcext:value-type="float">
            <text:p>-16.9375</text:p>
          </table:table-cell>
          <table:table-cell table:formula="of:=1000*[.B41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17]" office:value-type="float" office:value="-16.4375" calcext:value-type="float">
            <text:p>-16.4375</text:p>
          </table:table-cell>
          <table:table-cell table:formula="of:=1000*[.B41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18]" office:value-type="float" office:value="-15.9375" calcext:value-type="float">
            <text:p>-15.9375</text:p>
          </table:table-cell>
          <table:table-cell table:formula="of:=1000*[.B41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19]" office:value-type="float" office:value="-15.4375" calcext:value-type="float">
            <text:p>-15.4375</text:p>
          </table:table-cell>
          <table:table-cell table:formula="of:=1000*[.B41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20]" office:value-type="float" office:value="-14.9375" calcext:value-type="float">
            <text:p>-14.9375</text:p>
          </table:table-cell>
          <table:table-cell table:formula="of:=1000*[.B42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21]" office:value-type="float" office:value="-14.4375" calcext:value-type="float">
            <text:p>-14.4375</text:p>
          </table:table-cell>
          <table:table-cell table:formula="of:=1000*[.B42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22]" office:value-type="float" office:value="-13.9375" calcext:value-type="float">
            <text:p>-13.9375</text:p>
          </table:table-cell>
          <table:table-cell table:formula="of:=1000*[.B42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23]" office:value-type="float" office:value="-13.4375" calcext:value-type="float">
            <text:p>-13.4375</text:p>
          </table:table-cell>
          <table:table-cell table:formula="of:=1000*[.B42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24]" office:value-type="float" office:value="-12.9375" calcext:value-type="float">
            <text:p>-12.9375</text:p>
          </table:table-cell>
          <table:table-cell table:formula="of:=1000*[.B42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25]" office:value-type="float" office:value="-12.4375" calcext:value-type="float">
            <text:p>-12.4375</text:p>
          </table:table-cell>
          <table:table-cell table:formula="of:=1000*[.B42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26]" office:value-type="float" office:value="-11.9375" calcext:value-type="float">
            <text:p>-11.9375</text:p>
          </table:table-cell>
          <table:table-cell table:formula="of:=1000*[.B42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27]" office:value-type="float" office:value="-11.4375" calcext:value-type="float">
            <text:p>-11.4375</text:p>
          </table:table-cell>
          <table:table-cell table:formula="of:=1000*[.B42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428]" office:value-type="float" office:value="-10.9375" calcext:value-type="float">
            <text:p>-10.9375</text:p>
          </table:table-cell>
          <table:table-cell table:formula="of:=1000*[.B42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29]" office:value-type="float" office:value="-10.4375" calcext:value-type="float">
            <text:p>-10.4375</text:p>
          </table:table-cell>
          <table:table-cell table:formula="of:=1000*[.B42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30]" office:value-type="float" office:value="-9.9375" calcext:value-type="float">
            <text:p>-9.9375</text:p>
          </table:table-cell>
          <table:table-cell table:formula="of:=1000*[.B430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31]" office:value-type="float" office:value="-9.4375" calcext:value-type="float">
            <text:p>-9.4375</text:p>
          </table:table-cell>
          <table:table-cell table:formula="of:=1000*[.B43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32]" office:value-type="float" office:value="-8.9375" calcext:value-type="float">
            <text:p>-8.9375</text:p>
          </table:table-cell>
          <table:table-cell table:formula="of:=1000*[.B43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33]" office:value-type="float" office:value="-8.4375" calcext:value-type="float">
            <text:p>-8.4375</text:p>
          </table:table-cell>
          <table:table-cell table:formula="of:=1000*[.B43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34]" office:value-type="float" office:value="-7.9375" calcext:value-type="float">
            <text:p>-7.9375</text:p>
          </table:table-cell>
          <table:table-cell table:formula="of:=1000*[.B43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35]" office:value-type="float" office:value="-7.4375" calcext:value-type="float">
            <text:p>-7.4375</text:p>
          </table:table-cell>
          <table:table-cell table:formula="of:=1000*[.B43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36]" office:value-type="float" office:value="-6.9375" calcext:value-type="float">
            <text:p>-6.9375</text:p>
          </table:table-cell>
          <table:table-cell table:formula="of:=1000*[.B436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37]" office:value-type="float" office:value="-6.4375" calcext:value-type="float">
            <text:p>-6.4375</text:p>
          </table:table-cell>
          <table:table-cell table:formula="of:=1000*[.B437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38]" office:value-type="float" office:value="-5.9375" calcext:value-type="float">
            <text:p>-5.9375</text:p>
          </table:table-cell>
          <table:table-cell table:formula="of:=1000*[.B43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39]" office:value-type="float" office:value="-5.4375" calcext:value-type="float">
            <text:p>-5.4375</text:p>
          </table:table-cell>
          <table:table-cell table:formula="of:=1000*[.B43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440]" office:value-type="float" office:value="-4.9375" calcext:value-type="float">
            <text:p>-4.9375</text:p>
          </table:table-cell>
          <table:table-cell table:formula="of:=1000*[.B440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41]" office:value-type="float" office:value="-4.4375" calcext:value-type="float">
            <text:p>-4.4375</text:p>
          </table:table-cell>
          <table:table-cell table:formula="of:=1000*[.B441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42]" office:value-type="float" office:value="-3.9375" calcext:value-type="float">
            <text:p>-3.9375</text:p>
          </table:table-cell>
          <table:table-cell table:formula="of:=1000*[.B44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443]" office:value-type="float" office:value="-3.4375" calcext:value-type="float">
            <text:p>-3.4375</text:p>
          </table:table-cell>
          <table:table-cell table:formula="of:=1000*[.B443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444]" office:value-type="float" office:value="-2.9375" calcext:value-type="float">
            <text:p>-2.9375</text:p>
          </table:table-cell>
          <table:table-cell table:formula="of:=1000*[.B44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445]" office:value-type="float" office:value="-2.4375" calcext:value-type="float">
            <text:p>-2.4375</text:p>
          </table:table-cell>
          <table:table-cell table:formula="of:=1000*[.B44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446]" office:value-type="float" office:value="-1.9375" calcext:value-type="float">
            <text:p>-1.9375</text:p>
          </table:table-cell>
          <table:table-cell table:formula="of:=1000*[.B446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345465" calcext:value-type="float">
            <text:p>-0.345465</text:p>
          </table:table-cell>
          <table:table-cell/>
          <table:table-cell table:formula="of:=10^9*[.A447]" office:value-type="float" office:value="-1.4375" calcext:value-type="float">
            <text:p>-1.4375</text:p>
          </table:table-cell>
          <table:table-cell table:formula="of:=1000*[.B447]" office:value-type="float" office:value="-345.465" calcext:value-type="float">
            <text:p>-345.465</text:p>
          </table:table-cell>
          <table:table-cell table:number-columns-repeated="4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-0.281143" calcext:value-type="float">
            <text:p>-0.281143</text:p>
          </table:table-cell>
          <table:table-cell/>
          <table:table-cell table:formula="of:=10^9*[.A448]" office:value-type="float" office:value="-0.9375" calcext:value-type="float">
            <text:p>-0.9375</text:p>
          </table:table-cell>
          <table:table-cell table:formula="of:=1000*[.B448]" office:value-type="float" office:value="-281.143" calcext:value-type="float">
            <text:p>-281.143</text:p>
          </table:table-cell>
          <table:table-cell table:number-columns-repeated="4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-0.200741" calcext:value-type="float">
            <text:p>-0.200741</text:p>
          </table:table-cell>
          <table:table-cell/>
          <table:table-cell table:formula="of:=10^9*[.A449]" office:value-type="float" office:value="-0.4375" calcext:value-type="float">
            <text:p>-0.4375</text:p>
          </table:table-cell>
          <table:table-cell table:formula="of:=1000*[.B449]" office:value-type="float" office:value="-200.741" calcext:value-type="float">
            <text:p>-200.741</text:p>
          </table:table-cell>
          <table:table-cell table:number-columns-repeated="4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-0.0962186" calcext:value-type="float">
            <text:p>-0.0962186</text:p>
          </table:table-cell>
          <table:table-cell/>
          <table:table-cell table:formula="of:=10^9*[.A450]" office:value-type="float" office:value="0.06249999999998" calcext:value-type="float">
            <text:p>0.06249999999998</text:p>
          </table:table-cell>
          <table:table-cell table:formula="of:=1000*[.B450]" office:value-type="float" office:value="-96.2186" calcext:value-type="float">
            <text:p>-96.2186</text:p>
          </table:table-cell>
          <table:table-cell table:number-columns-repeated="4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0.0163442" calcext:value-type="float">
            <text:p>0.0163442</text:p>
          </table:table-cell>
          <table:table-cell/>
          <table:table-cell table:formula="of:=10^9*[.A451]" office:value-type="float" office:value="0.5625" calcext:value-type="float">
            <text:p>0.5625</text:p>
          </table:table-cell>
          <table:table-cell table:formula="of:=1000*[.B451]" office:value-type="float" office:value="16.3442" calcext:value-type="float">
            <text:p>16.3442</text:p>
          </table:table-cell>
          <table:table-cell table:number-columns-repeated="4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0.128907" calcext:value-type="float">
            <text:p>0.128907</text:p>
          </table:table-cell>
          <table:table-cell/>
          <table:table-cell table:formula="of:=10^9*[.A452]" office:value-type="float" office:value="1.0625" calcext:value-type="float">
            <text:p>1.0625</text:p>
          </table:table-cell>
          <table:table-cell table:formula="of:=1000*[.B452]" office:value-type="float" office:value="128.907" calcext:value-type="float">
            <text:p>128.907</text:p>
          </table:table-cell>
          <table:table-cell table:number-columns-repeated="4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0.23343" calcext:value-type="float">
            <text:p>0.23343</text:p>
          </table:table-cell>
          <table:table-cell/>
          <table:table-cell table:formula="of:=10^9*[.A453]" office:value-type="float" office:value="1.5625" calcext:value-type="float">
            <text:p>1.5625</text:p>
          </table:table-cell>
          <table:table-cell table:formula="of:=1000*[.B453]" office:value-type="float" office:value="233.43" calcext:value-type="float">
            <text:p>233.43</text:p>
          </table:table-cell>
          <table:table-cell table:number-columns-repeated="4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0.337952" calcext:value-type="float">
            <text:p>0.337952</text:p>
          </table:table-cell>
          <table:table-cell/>
          <table:table-cell table:formula="of:=10^9*[.A454]" office:value-type="float" office:value="2.0625" calcext:value-type="float">
            <text:p>2.0625</text:p>
          </table:table-cell>
          <table:table-cell table:formula="of:=1000*[.B454]" office:value-type="float" office:value="337.952" calcext:value-type="float">
            <text:p>337.952</text:p>
          </table:table-cell>
          <table:table-cell table:number-columns-repeated="4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55]" office:value-type="float" office:value="2.5625" calcext:value-type="float">
            <text:p>2.5625</text:p>
          </table:table-cell>
          <table:table-cell table:formula="of:=1000*[.B455]" office:value-type="float" office:value="410.314" calcext:value-type="float">
            <text:p>410.314</text:p>
          </table:table-cell>
          <table:table-cell table:number-columns-repeated="4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0.458555" calcext:value-type="float">
            <text:p>0.458555</text:p>
          </table:table-cell>
          <table:table-cell/>
          <table:table-cell table:formula="of:=10^9*[.A456]" office:value-type="float" office:value="3.0625" calcext:value-type="float">
            <text:p>3.0625</text:p>
          </table:table-cell>
          <table:table-cell table:formula="of:=1000*[.B456]" office:value-type="float" office:value="458.555" calcext:value-type="float">
            <text:p>458.555</text:p>
          </table:table-cell>
          <table:table-cell table:number-columns-repeated="4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57]" office:value-type="float" office:value="3.5625" calcext:value-type="float">
            <text:p>3.5625</text:p>
          </table:table-cell>
          <table:table-cell table:formula="of:=1000*[.B457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58]" office:value-type="float" office:value="4.0625" calcext:value-type="float">
            <text:p>4.0625</text:p>
          </table:table-cell>
          <table:table-cell table:formula="of:=1000*[.B458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459]" office:value-type="float" office:value="4.5625" calcext:value-type="float">
            <text:p>4.5625</text:p>
          </table:table-cell>
          <table:table-cell table:formula="of:=1000*[.B45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460]" office:value-type="float" office:value="5.0625" calcext:value-type="float">
            <text:p>5.0625</text:p>
          </table:table-cell>
          <table:table-cell table:formula="of:=1000*[.B460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461]" office:value-type="float" office:value="5.5625" calcext:value-type="float">
            <text:p>5.5625</text:p>
          </table:table-cell>
          <table:table-cell table:formula="of:=1000*[.B461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462]" office:value-type="float" office:value="6.0625" calcext:value-type="float">
            <text:p>6.0625</text:p>
          </table:table-cell>
          <table:table-cell table:formula="of:=1000*[.B462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463]" office:value-type="float" office:value="6.5625" calcext:value-type="float">
            <text:p>6.5625</text:p>
          </table:table-cell>
          <table:table-cell table:formula="of:=1000*[.B46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555038" calcext:value-type="float">
            <text:p>0.555038</text:p>
          </table:table-cell>
          <table:table-cell/>
          <table:table-cell table:formula="of:=10^9*[.A464]" office:value-type="float" office:value="7.0625" calcext:value-type="float">
            <text:p>7.0625</text:p>
          </table:table-cell>
          <table:table-cell table:formula="of:=1000*[.B464]" office:value-type="float" office:value="555.038" calcext:value-type="float">
            <text:p>555.038</text:p>
          </table:table-cell>
          <table:table-cell table:number-columns-repeated="4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465]" office:value-type="float" office:value="7.5625" calcext:value-type="float">
            <text:p>7.5625</text:p>
          </table:table-cell>
          <table:table-cell table:formula="of:=1000*[.B465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555038" calcext:value-type="float">
            <text:p>0.555038</text:p>
          </table:table-cell>
          <table:table-cell/>
          <table:table-cell table:formula="of:=10^9*[.A466]" office:value-type="float" office:value="8.0625" calcext:value-type="float">
            <text:p>8.0625</text:p>
          </table:table-cell>
          <table:table-cell table:formula="of:=1000*[.B466]" office:value-type="float" office:value="555.038" calcext:value-type="float">
            <text:p>555.038</text:p>
          </table:table-cell>
          <table:table-cell table:number-columns-repeated="4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555038" calcext:value-type="float">
            <text:p>0.555038</text:p>
          </table:table-cell>
          <table:table-cell/>
          <table:table-cell table:formula="of:=10^9*[.A467]" office:value-type="float" office:value="8.5625" calcext:value-type="float">
            <text:p>8.5625</text:p>
          </table:table-cell>
          <table:table-cell table:formula="of:=1000*[.B467]" office:value-type="float" office:value="555.038" calcext:value-type="float">
            <text:p>555.038</text:p>
          </table:table-cell>
          <table:table-cell table:number-columns-repeated="4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68]" office:value-type="float" office:value="9.0625" calcext:value-type="float">
            <text:p>9.0625</text:p>
          </table:table-cell>
          <table:table-cell table:formula="of:=1000*[.B468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69]" office:value-type="float" office:value="9.5625" calcext:value-type="float">
            <text:p>9.5625</text:p>
          </table:table-cell>
          <table:table-cell table:formula="of:=1000*[.B469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70]" office:value-type="float" office:value="10.0625" calcext:value-type="float">
            <text:p>10.0625</text:p>
          </table:table-cell>
          <table:table-cell table:formula="of:=1000*[.B470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71]" office:value-type="float" office:value="10.5625" calcext:value-type="float">
            <text:p>10.5625</text:p>
          </table:table-cell>
          <table:table-cell table:formula="of:=1000*[.B471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72]" office:value-type="float" office:value="11.0625" calcext:value-type="float">
            <text:p>11.0625</text:p>
          </table:table-cell>
          <table:table-cell table:formula="of:=1000*[.B472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73]" office:value-type="float" office:value="11.5625" calcext:value-type="float">
            <text:p>11.5625</text:p>
          </table:table-cell>
          <table:table-cell table:formula="of:=1000*[.B473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74]" office:value-type="float" office:value="12.0625" calcext:value-type="float">
            <text:p>12.0625</text:p>
          </table:table-cell>
          <table:table-cell table:formula="of:=1000*[.B474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75]" office:value-type="float" office:value="12.5625" calcext:value-type="float">
            <text:p>12.5625</text:p>
          </table:table-cell>
          <table:table-cell table:formula="of:=1000*[.B475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76]" office:value-type="float" office:value="13.0625" calcext:value-type="float">
            <text:p>13.0625</text:p>
          </table:table-cell>
          <table:table-cell table:formula="of:=1000*[.B476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77]" office:value-type="float" office:value="13.5625" calcext:value-type="float">
            <text:p>13.5625</text:p>
          </table:table-cell>
          <table:table-cell table:formula="of:=1000*[.B477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78]" office:value-type="float" office:value="14.0625" calcext:value-type="float">
            <text:p>14.0625</text:p>
          </table:table-cell>
          <table:table-cell table:formula="of:=1000*[.B478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79]" office:value-type="float" office:value="14.5625" calcext:value-type="float">
            <text:p>14.5625</text:p>
          </table:table-cell>
          <table:table-cell table:formula="of:=1000*[.B479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480]" office:value-type="float" office:value="15.0625" calcext:value-type="float">
            <text:p>15.0625</text:p>
          </table:table-cell>
          <table:table-cell table:formula="of:=1000*[.B480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81]" office:value-type="float" office:value="15.5625" calcext:value-type="float">
            <text:p>15.5625</text:p>
          </table:table-cell>
          <table:table-cell table:formula="of:=1000*[.B481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82]" office:value-type="float" office:value="16.0625" calcext:value-type="float">
            <text:p>16.0625</text:p>
          </table:table-cell>
          <table:table-cell table:formula="of:=1000*[.B482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83]" office:value-type="float" office:value="16.5625" calcext:value-type="float">
            <text:p>16.5625</text:p>
          </table:table-cell>
          <table:table-cell table:formula="of:=1000*[.B483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84]" office:value-type="float" office:value="17.0625" calcext:value-type="float">
            <text:p>17.0625</text:p>
          </table:table-cell>
          <table:table-cell table:formula="of:=1000*[.B484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85]" office:value-type="float" office:value="17.5625" calcext:value-type="float">
            <text:p>17.5625</text:p>
          </table:table-cell>
          <table:table-cell table:formula="of:=1000*[.B485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86]" office:value-type="float" office:value="18.0625" calcext:value-type="float">
            <text:p>18.0625</text:p>
          </table:table-cell>
          <table:table-cell table:formula="of:=1000*[.B486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487]" office:value-type="float" office:value="18.5625" calcext:value-type="float">
            <text:p>18.5625</text:p>
          </table:table-cell>
          <table:table-cell table:formula="of:=1000*[.B487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88]" office:value-type="float" office:value="19.0625" calcext:value-type="float">
            <text:p>19.0625</text:p>
          </table:table-cell>
          <table:table-cell table:formula="of:=1000*[.B488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89]" office:value-type="float" office:value="19.5625" calcext:value-type="float">
            <text:p>19.5625</text:p>
          </table:table-cell>
          <table:table-cell table:formula="of:=1000*[.B489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90]" office:value-type="float" office:value="20.0625" calcext:value-type="float">
            <text:p>20.0625</text:p>
          </table:table-cell>
          <table:table-cell table:formula="of:=1000*[.B490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491]" office:value-type="float" office:value="20.5625" calcext:value-type="float">
            <text:p>20.5625</text:p>
          </table:table-cell>
          <table:table-cell table:formula="of:=1000*[.B491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92]" office:value-type="float" office:value="21.0625" calcext:value-type="float">
            <text:p>21.0625</text:p>
          </table:table-cell>
          <table:table-cell table:formula="of:=1000*[.B492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93]" office:value-type="float" office:value="21.5625" calcext:value-type="float">
            <text:p>21.5625</text:p>
          </table:table-cell>
          <table:table-cell table:formula="of:=1000*[.B493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494]" office:value-type="float" office:value="22.0625" calcext:value-type="float">
            <text:p>22.0625</text:p>
          </table:table-cell>
          <table:table-cell table:formula="of:=1000*[.B494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95]" office:value-type="float" office:value="22.5625" calcext:value-type="float">
            <text:p>22.5625</text:p>
          </table:table-cell>
          <table:table-cell table:formula="of:=1000*[.B495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496]" office:value-type="float" office:value="23.0625" calcext:value-type="float">
            <text:p>23.0625</text:p>
          </table:table-cell>
          <table:table-cell table:formula="of:=1000*[.B496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497]" office:value-type="float" office:value="23.5625" calcext:value-type="float">
            <text:p>23.5625</text:p>
          </table:table-cell>
          <table:table-cell table:formula="of:=1000*[.B497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498]" office:value-type="float" office:value="24.0625" calcext:value-type="float">
            <text:p>24.0625</text:p>
          </table:table-cell>
          <table:table-cell table:formula="of:=1000*[.B498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499]" office:value-type="float" office:value="24.5625" calcext:value-type="float">
            <text:p>24.5625</text:p>
          </table:table-cell>
          <table:table-cell table:formula="of:=1000*[.B499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500]" office:value-type="float" office:value="25.0625" calcext:value-type="float">
            <text:p>25.0625</text:p>
          </table:table-cell>
          <table:table-cell table:formula="of:=1000*[.B500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01]" office:value-type="float" office:value="25.5625" calcext:value-type="float">
            <text:p>25.5625</text:p>
          </table:table-cell>
          <table:table-cell table:formula="of:=1000*[.B501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502]" office:value-type="float" office:value="26.0625" calcext:value-type="float">
            <text:p>26.0625</text:p>
          </table:table-cell>
          <table:table-cell table:formula="of:=1000*[.B502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03]" office:value-type="float" office:value="26.5625" calcext:value-type="float">
            <text:p>26.5625</text:p>
          </table:table-cell>
          <table:table-cell table:formula="of:=1000*[.B503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504]" office:value-type="float" office:value="27.0625" calcext:value-type="float">
            <text:p>27.0625</text:p>
          </table:table-cell>
          <table:table-cell table:formula="of:=1000*[.B504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05]" office:value-type="float" office:value="27.5625" calcext:value-type="float">
            <text:p>27.5625</text:p>
          </table:table-cell>
          <table:table-cell table:formula="of:=1000*[.B505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506]" office:value-type="float" office:value="28.0625" calcext:value-type="float">
            <text:p>28.0625</text:p>
          </table:table-cell>
          <table:table-cell table:formula="of:=1000*[.B506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07]" office:value-type="float" office:value="28.5625" calcext:value-type="float">
            <text:p>28.5625</text:p>
          </table:table-cell>
          <table:table-cell table:formula="of:=1000*[.B507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508]" office:value-type="float" office:value="29.0625" calcext:value-type="float">
            <text:p>29.0625</text:p>
          </table:table-cell>
          <table:table-cell table:formula="of:=1000*[.B508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509]" office:value-type="float" office:value="29.5625" calcext:value-type="float">
            <text:p>29.5625</text:p>
          </table:table-cell>
          <table:table-cell table:formula="of:=1000*[.B509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10]" office:value-type="float" office:value="30.0625" calcext:value-type="float">
            <text:p>30.0625</text:p>
          </table:table-cell>
          <table:table-cell table:formula="of:=1000*[.B510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571118" calcext:value-type="float">
            <text:p>0.571118</text:p>
          </table:table-cell>
          <table:table-cell/>
          <table:table-cell table:formula="of:=10^9*[.A511]" office:value-type="float" office:value="30.5625" calcext:value-type="float">
            <text:p>30.5625</text:p>
          </table:table-cell>
          <table:table-cell table:formula="of:=1000*[.B511]" office:value-type="float" office:value="571.118" calcext:value-type="float">
            <text:p>571.118</text:p>
          </table:table-cell>
          <table:table-cell table:number-columns-repeated="4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12]" office:value-type="float" office:value="31.0625" calcext:value-type="float">
            <text:p>31.0625</text:p>
          </table:table-cell>
          <table:table-cell table:formula="of:=1000*[.B512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13]" office:value-type="float" office:value="31.5625" calcext:value-type="float">
            <text:p>31.5625</text:p>
          </table:table-cell>
          <table:table-cell table:formula="of:=1000*[.B513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14]" office:value-type="float" office:value="32.0625" calcext:value-type="float">
            <text:p>32.0625</text:p>
          </table:table-cell>
          <table:table-cell table:formula="of:=1000*[.B514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15]" office:value-type="float" office:value="32.5625" calcext:value-type="float">
            <text:p>32.5625</text:p>
          </table:table-cell>
          <table:table-cell table:formula="of:=1000*[.B515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16]" office:value-type="float" office:value="33.0625" calcext:value-type="float">
            <text:p>33.0625</text:p>
          </table:table-cell>
          <table:table-cell table:formula="of:=1000*[.B516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17]" office:value-type="float" office:value="33.5625" calcext:value-type="float">
            <text:p>33.5625</text:p>
          </table:table-cell>
          <table:table-cell table:formula="of:=1000*[.B517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18]" office:value-type="float" office:value="34.0625" calcext:value-type="float">
            <text:p>34.0625</text:p>
          </table:table-cell>
          <table:table-cell table:formula="of:=1000*[.B518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19]" office:value-type="float" office:value="34.5625" calcext:value-type="float">
            <text:p>34.5625</text:p>
          </table:table-cell>
          <table:table-cell table:formula="of:=1000*[.B519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20]" office:value-type="float" office:value="35.0625" calcext:value-type="float">
            <text:p>35.0625</text:p>
          </table:table-cell>
          <table:table-cell table:formula="of:=1000*[.B520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521]" office:value-type="float" office:value="35.5625" calcext:value-type="float">
            <text:p>35.5625</text:p>
          </table:table-cell>
          <table:table-cell table:formula="of:=1000*[.B521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22]" office:value-type="float" office:value="36.0625" calcext:value-type="float">
            <text:p>36.0625</text:p>
          </table:table-cell>
          <table:table-cell table:formula="of:=1000*[.B522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23]" office:value-type="float" office:value="36.5625" calcext:value-type="float">
            <text:p>36.5625</text:p>
          </table:table-cell>
          <table:table-cell table:formula="of:=1000*[.B523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24]" office:value-type="float" office:value="37.0625" calcext:value-type="float">
            <text:p>37.0625</text:p>
          </table:table-cell>
          <table:table-cell table:formula="of:=1000*[.B524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579158" calcext:value-type="float">
            <text:p>0.579158</text:p>
          </table:table-cell>
          <table:table-cell/>
          <table:table-cell table:formula="of:=10^9*[.A525]" office:value-type="float" office:value="37.5625" calcext:value-type="float">
            <text:p>37.5625</text:p>
          </table:table-cell>
          <table:table-cell table:formula="of:=1000*[.B525]" office:value-type="float" office:value="579.158" calcext:value-type="float">
            <text:p>579.158</text:p>
          </table:table-cell>
          <table:table-cell table:number-columns-repeated="4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26]" office:value-type="float" office:value="38.0625" calcext:value-type="float">
            <text:p>38.0625</text:p>
          </table:table-cell>
          <table:table-cell table:formula="of:=1000*[.B526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27]" office:value-type="float" office:value="38.5625" calcext:value-type="float">
            <text:p>38.5625</text:p>
          </table:table-cell>
          <table:table-cell table:formula="of:=1000*[.B527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28]" office:value-type="float" office:value="39.0625" calcext:value-type="float">
            <text:p>39.0625</text:p>
          </table:table-cell>
          <table:table-cell table:formula="of:=1000*[.B528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29]" office:value-type="float" office:value="39.5625" calcext:value-type="float">
            <text:p>39.5625</text:p>
          </table:table-cell>
          <table:table-cell table:formula="of:=1000*[.B529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30]" office:value-type="float" office:value="40.0625" calcext:value-type="float">
            <text:p>40.0625</text:p>
          </table:table-cell>
          <table:table-cell table:formula="of:=1000*[.B530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31]" office:value-type="float" office:value="40.5625" calcext:value-type="float">
            <text:p>40.5625</text:p>
          </table:table-cell>
          <table:table-cell table:formula="of:=1000*[.B531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32]" office:value-type="float" office:value="41.0625" calcext:value-type="float">
            <text:p>41.0625</text:p>
          </table:table-cell>
          <table:table-cell table:formula="of:=1000*[.B532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33]" office:value-type="float" office:value="41.5625" calcext:value-type="float">
            <text:p>41.5625</text:p>
          </table:table-cell>
          <table:table-cell table:formula="of:=1000*[.B533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34]" office:value-type="float" office:value="42.0625" calcext:value-type="float">
            <text:p>42.0625</text:p>
          </table:table-cell>
          <table:table-cell table:formula="of:=1000*[.B534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35]" office:value-type="float" office:value="42.5625" calcext:value-type="float">
            <text:p>42.5625</text:p>
          </table:table-cell>
          <table:table-cell table:formula="of:=1000*[.B535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36]" office:value-type="float" office:value="43.0625" calcext:value-type="float">
            <text:p>43.0625</text:p>
          </table:table-cell>
          <table:table-cell table:formula="of:=1000*[.B536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37]" office:value-type="float" office:value="43.5625" calcext:value-type="float">
            <text:p>43.5625</text:p>
          </table:table-cell>
          <table:table-cell table:formula="of:=1000*[.B537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38]" office:value-type="float" office:value="44.0625" calcext:value-type="float">
            <text:p>44.0625</text:p>
          </table:table-cell>
          <table:table-cell table:formula="of:=1000*[.B538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39]" office:value-type="float" office:value="44.5625" calcext:value-type="float">
            <text:p>44.5625</text:p>
          </table:table-cell>
          <table:table-cell table:formula="of:=1000*[.B539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40]" office:value-type="float" office:value="45.0625" calcext:value-type="float">
            <text:p>45.0625</text:p>
          </table:table-cell>
          <table:table-cell table:formula="of:=1000*[.B540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41]" office:value-type="float" office:value="45.5625" calcext:value-type="float">
            <text:p>45.5625</text:p>
          </table:table-cell>
          <table:table-cell table:formula="of:=1000*[.B541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42]" office:value-type="float" office:value="46.0625" calcext:value-type="float">
            <text:p>46.0625</text:p>
          </table:table-cell>
          <table:table-cell table:formula="of:=1000*[.B542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43]" office:value-type="float" office:value="46.5625" calcext:value-type="float">
            <text:p>46.5625</text:p>
          </table:table-cell>
          <table:table-cell table:formula="of:=1000*[.B543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44]" office:value-type="float" office:value="47.0625" calcext:value-type="float">
            <text:p>47.0625</text:p>
          </table:table-cell>
          <table:table-cell table:formula="of:=1000*[.B544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45]" office:value-type="float" office:value="47.5625" calcext:value-type="float">
            <text:p>47.5625</text:p>
          </table:table-cell>
          <table:table-cell table:formula="of:=1000*[.B545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46]" office:value-type="float" office:value="48.0625" calcext:value-type="float">
            <text:p>48.0625</text:p>
          </table:table-cell>
          <table:table-cell table:formula="of:=1000*[.B546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47]" office:value-type="float" office:value="48.5625" calcext:value-type="float">
            <text:p>48.5625</text:p>
          </table:table-cell>
          <table:table-cell table:formula="of:=1000*[.B547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48]" office:value-type="float" office:value="49.0625" calcext:value-type="float">
            <text:p>49.0625</text:p>
          </table:table-cell>
          <table:table-cell table:formula="of:=1000*[.B548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49]" office:value-type="float" office:value="49.5625" calcext:value-type="float">
            <text:p>49.5625</text:p>
          </table:table-cell>
          <table:table-cell table:formula="of:=1000*[.B549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50]" office:value-type="float" office:value="50.0625" calcext:value-type="float">
            <text:p>50.0625</text:p>
          </table:table-cell>
          <table:table-cell table:formula="of:=1000*[.B550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51]" office:value-type="float" office:value="50.5625" calcext:value-type="float">
            <text:p>50.5625</text:p>
          </table:table-cell>
          <table:table-cell table:formula="of:=1000*[.B551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52]" office:value-type="float" office:value="51.0625" calcext:value-type="float">
            <text:p>51.0625</text:p>
          </table:table-cell>
          <table:table-cell table:formula="of:=1000*[.B552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53]" office:value-type="float" office:value="51.5625" calcext:value-type="float">
            <text:p>51.5625</text:p>
          </table:table-cell>
          <table:table-cell table:formula="of:=1000*[.B553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54]" office:value-type="float" office:value="52.0625" calcext:value-type="float">
            <text:p>52.0625</text:p>
          </table:table-cell>
          <table:table-cell table:formula="of:=1000*[.B554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55]" office:value-type="float" office:value="52.5625" calcext:value-type="float">
            <text:p>52.5625</text:p>
          </table:table-cell>
          <table:table-cell table:formula="of:=1000*[.B555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56]" office:value-type="float" office:value="53.0625" calcext:value-type="float">
            <text:p>53.0625</text:p>
          </table:table-cell>
          <table:table-cell table:formula="of:=1000*[.B556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57]" office:value-type="float" office:value="53.5625" calcext:value-type="float">
            <text:p>53.5625</text:p>
          </table:table-cell>
          <table:table-cell table:formula="of:=1000*[.B557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558]" office:value-type="float" office:value="54.0625" calcext:value-type="float">
            <text:p>54.0625</text:p>
          </table:table-cell>
          <table:table-cell table:formula="of:=1000*[.B558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59]" office:value-type="float" office:value="54.5625" calcext:value-type="float">
            <text:p>54.5625</text:p>
          </table:table-cell>
          <table:table-cell table:formula="of:=1000*[.B559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560]" office:value-type="float" office:value="55.0625" calcext:value-type="float">
            <text:p>55.0625</text:p>
          </table:table-cell>
          <table:table-cell table:formula="of:=1000*[.B560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61]" office:value-type="float" office:value="55.5625" calcext:value-type="float">
            <text:p>55.5625</text:p>
          </table:table-cell>
          <table:table-cell table:formula="of:=1000*[.B561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62]" office:value-type="float" office:value="56.0625" calcext:value-type="float">
            <text:p>56.0625</text:p>
          </table:table-cell>
          <table:table-cell table:formula="of:=1000*[.B562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63]" office:value-type="float" office:value="56.5625" calcext:value-type="float">
            <text:p>56.5625</text:p>
          </table:table-cell>
          <table:table-cell table:formula="of:=1000*[.B563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64]" office:value-type="float" office:value="57.0625" calcext:value-type="float">
            <text:p>57.0625</text:p>
          </table:table-cell>
          <table:table-cell table:formula="of:=1000*[.B564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65]" office:value-type="float" office:value="57.5625" calcext:value-type="float">
            <text:p>57.5625</text:p>
          </table:table-cell>
          <table:table-cell table:formula="of:=1000*[.B565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66]" office:value-type="float" office:value="58.0625" calcext:value-type="float">
            <text:p>58.0625</text:p>
          </table:table-cell>
          <table:table-cell table:formula="of:=1000*[.B566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67]" office:value-type="float" office:value="58.5625" calcext:value-type="float">
            <text:p>58.5625</text:p>
          </table:table-cell>
          <table:table-cell table:formula="of:=1000*[.B567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68]" office:value-type="float" office:value="59.0625" calcext:value-type="float">
            <text:p>59.0625</text:p>
          </table:table-cell>
          <table:table-cell table:formula="of:=1000*[.B568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69]" office:value-type="float" office:value="59.5625" calcext:value-type="float">
            <text:p>59.5625</text:p>
          </table:table-cell>
          <table:table-cell table:formula="of:=1000*[.B569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70]" office:value-type="float" office:value="60.0625" calcext:value-type="float">
            <text:p>60.0625</text:p>
          </table:table-cell>
          <table:table-cell table:formula="of:=1000*[.B570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71]" office:value-type="float" office:value="60.5625" calcext:value-type="float">
            <text:p>60.5625</text:p>
          </table:table-cell>
          <table:table-cell table:formula="of:=1000*[.B571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72]" office:value-type="float" office:value="61.0625" calcext:value-type="float">
            <text:p>61.0625</text:p>
          </table:table-cell>
          <table:table-cell table:formula="of:=1000*[.B572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73]" office:value-type="float" office:value="61.5625" calcext:value-type="float">
            <text:p>61.5625</text:p>
          </table:table-cell>
          <table:table-cell table:formula="of:=1000*[.B573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574]" office:value-type="float" office:value="62.0625" calcext:value-type="float">
            <text:p>62.0625</text:p>
          </table:table-cell>
          <table:table-cell table:formula="of:=1000*[.B574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75]" office:value-type="float" office:value="62.5625" calcext:value-type="float">
            <text:p>62.5625</text:p>
          </table:table-cell>
          <table:table-cell table:formula="of:=1000*[.B575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576]" office:value-type="float" office:value="63.0625" calcext:value-type="float">
            <text:p>63.0625</text:p>
          </table:table-cell>
          <table:table-cell table:formula="of:=1000*[.B576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77]" office:value-type="float" office:value="63.5625" calcext:value-type="float">
            <text:p>63.5625</text:p>
          </table:table-cell>
          <table:table-cell table:formula="of:=1000*[.B577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78]" office:value-type="float" office:value="64.0625" calcext:value-type="float">
            <text:p>64.0625</text:p>
          </table:table-cell>
          <table:table-cell table:formula="of:=1000*[.B578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79]" office:value-type="float" office:value="64.5625" calcext:value-type="float">
            <text:p>64.5625</text:p>
          </table:table-cell>
          <table:table-cell table:formula="of:=1000*[.B579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80]" office:value-type="float" office:value="65.0625" calcext:value-type="float">
            <text:p>65.0625</text:p>
          </table:table-cell>
          <table:table-cell table:formula="of:=1000*[.B580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81]" office:value-type="float" office:value="65.5625" calcext:value-type="float">
            <text:p>65.5625</text:p>
          </table:table-cell>
          <table:table-cell table:formula="of:=1000*[.B581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82]" office:value-type="float" office:value="66.0625" calcext:value-type="float">
            <text:p>66.0625</text:p>
          </table:table-cell>
          <table:table-cell table:formula="of:=1000*[.B582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83]" office:value-type="float" office:value="66.5625" calcext:value-type="float">
            <text:p>66.5625</text:p>
          </table:table-cell>
          <table:table-cell table:formula="of:=1000*[.B583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84]" office:value-type="float" office:value="67.0625" calcext:value-type="float">
            <text:p>67.0625</text:p>
          </table:table-cell>
          <table:table-cell table:formula="of:=1000*[.B584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85]" office:value-type="float" office:value="67.5625" calcext:value-type="float">
            <text:p>67.5625</text:p>
          </table:table-cell>
          <table:table-cell table:formula="of:=1000*[.B585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587198" calcext:value-type="float">
            <text:p>0.587198</text:p>
          </table:table-cell>
          <table:table-cell/>
          <table:table-cell table:formula="of:=10^9*[.A586]" office:value-type="float" office:value="68.0625" calcext:value-type="float">
            <text:p>68.0625</text:p>
          </table:table-cell>
          <table:table-cell table:formula="of:=1000*[.B586]" office:value-type="float" office:value="587.198" calcext:value-type="float">
            <text:p>587.198</text:p>
          </table:table-cell>
          <table:table-cell table:number-columns-repeated="4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87]" office:value-type="float" office:value="68.5625" calcext:value-type="float">
            <text:p>68.5625</text:p>
          </table:table-cell>
          <table:table-cell table:formula="of:=1000*[.B587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88]" office:value-type="float" office:value="69.0625" calcext:value-type="float">
            <text:p>69.0625</text:p>
          </table:table-cell>
          <table:table-cell table:formula="of:=1000*[.B588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89]" office:value-type="float" office:value="69.5625" calcext:value-type="float">
            <text:p>69.5625</text:p>
          </table:table-cell>
          <table:table-cell table:formula="of:=1000*[.B589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590]" office:value-type="float" office:value="70.0625" calcext:value-type="float">
            <text:p>70.0625</text:p>
          </table:table-cell>
          <table:table-cell table:formula="of:=1000*[.B590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91]" office:value-type="float" office:value="70.5625" calcext:value-type="float">
            <text:p>70.5625</text:p>
          </table:table-cell>
          <table:table-cell table:formula="of:=1000*[.B591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92]" office:value-type="float" office:value="71.0625" calcext:value-type="float">
            <text:p>71.0625</text:p>
          </table:table-cell>
          <table:table-cell table:formula="of:=1000*[.B592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93]" office:value-type="float" office:value="71.5625" calcext:value-type="float">
            <text:p>71.5625</text:p>
          </table:table-cell>
          <table:table-cell table:formula="of:=1000*[.B593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94]" office:value-type="float" office:value="72.0625" calcext:value-type="float">
            <text:p>72.0625</text:p>
          </table:table-cell>
          <table:table-cell table:formula="of:=1000*[.B594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595]" office:value-type="float" office:value="72.5625" calcext:value-type="float">
            <text:p>72.5625</text:p>
          </table:table-cell>
          <table:table-cell table:formula="of:=1000*[.B595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96]" office:value-type="float" office:value="73.0625" calcext:value-type="float">
            <text:p>73.0625</text:p>
          </table:table-cell>
          <table:table-cell table:formula="of:=1000*[.B596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97]" office:value-type="float" office:value="73.5625" calcext:value-type="float">
            <text:p>73.5625</text:p>
          </table:table-cell>
          <table:table-cell table:formula="of:=1000*[.B597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98]" office:value-type="float" office:value="74.0625" calcext:value-type="float">
            <text:p>74.0625</text:p>
          </table:table-cell>
          <table:table-cell table:formula="of:=1000*[.B598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599]" office:value-type="float" office:value="74.5625" calcext:value-type="float">
            <text:p>74.5625</text:p>
          </table:table-cell>
          <table:table-cell table:formula="of:=1000*[.B599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00]" office:value-type="float" office:value="75.0625" calcext:value-type="float">
            <text:p>75.0625</text:p>
          </table:table-cell>
          <table:table-cell table:formula="of:=1000*[.B600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601]" office:value-type="float" office:value="75.5625" calcext:value-type="float">
            <text:p>75.5625</text:p>
          </table:table-cell>
          <table:table-cell table:formula="of:=1000*[.B601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602]" office:value-type="float" office:value="76.0625" calcext:value-type="float">
            <text:p>76.0625</text:p>
          </table:table-cell>
          <table:table-cell table:formula="of:=1000*[.B602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03]" office:value-type="float" office:value="76.5625" calcext:value-type="float">
            <text:p>76.5625</text:p>
          </table:table-cell>
          <table:table-cell table:formula="of:=1000*[.B603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604]" office:value-type="float" office:value="77.0625" calcext:value-type="float">
            <text:p>77.0625</text:p>
          </table:table-cell>
          <table:table-cell table:formula="of:=1000*[.B604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605]" office:value-type="float" office:value="77.5625" calcext:value-type="float">
            <text:p>77.5625</text:p>
          </table:table-cell>
          <table:table-cell table:formula="of:=1000*[.B605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06]" office:value-type="float" office:value="78.0625" calcext:value-type="float">
            <text:p>78.0625</text:p>
          </table:table-cell>
          <table:table-cell table:formula="of:=1000*[.B606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607]" office:value-type="float" office:value="78.5625" calcext:value-type="float">
            <text:p>78.5625</text:p>
          </table:table-cell>
          <table:table-cell table:formula="of:=1000*[.B607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08]" office:value-type="float" office:value="79.0625" calcext:value-type="float">
            <text:p>79.0625</text:p>
          </table:table-cell>
          <table:table-cell table:formula="of:=1000*[.B608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09]" office:value-type="float" office:value="79.5625" calcext:value-type="float">
            <text:p>79.5625</text:p>
          </table:table-cell>
          <table:table-cell table:formula="of:=1000*[.B609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10]" office:value-type="float" office:value="80.0625" calcext:value-type="float">
            <text:p>80.0625</text:p>
          </table:table-cell>
          <table:table-cell table:formula="of:=1000*[.B610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11]" office:value-type="float" office:value="80.5625" calcext:value-type="float">
            <text:p>80.5625</text:p>
          </table:table-cell>
          <table:table-cell table:formula="of:=1000*[.B611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12]" office:value-type="float" office:value="81.0625" calcext:value-type="float">
            <text:p>81.0625</text:p>
          </table:table-cell>
          <table:table-cell table:formula="of:=1000*[.B612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13]" office:value-type="float" office:value="81.5625" calcext:value-type="float">
            <text:p>81.5625</text:p>
          </table:table-cell>
          <table:table-cell table:formula="of:=1000*[.B613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14]" office:value-type="float" office:value="82.0625" calcext:value-type="float">
            <text:p>82.0625</text:p>
          </table:table-cell>
          <table:table-cell table:formula="of:=1000*[.B614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15]" office:value-type="float" office:value="82.5625" calcext:value-type="float">
            <text:p>82.5625</text:p>
          </table:table-cell>
          <table:table-cell table:formula="of:=1000*[.B615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16]" office:value-type="float" office:value="83.0625" calcext:value-type="float">
            <text:p>83.0625</text:p>
          </table:table-cell>
          <table:table-cell table:formula="of:=1000*[.B616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17]" office:value-type="float" office:value="83.5625" calcext:value-type="float">
            <text:p>83.5625</text:p>
          </table:table-cell>
          <table:table-cell table:formula="of:=1000*[.B617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18]" office:value-type="float" office:value="84.0625" calcext:value-type="float">
            <text:p>84.0625</text:p>
          </table:table-cell>
          <table:table-cell table:formula="of:=1000*[.B618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19]" office:value-type="float" office:value="84.5625" calcext:value-type="float">
            <text:p>84.5625</text:p>
          </table:table-cell>
          <table:table-cell table:formula="of:=1000*[.B619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20]" office:value-type="float" office:value="85.0625" calcext:value-type="float">
            <text:p>85.0625</text:p>
          </table:table-cell>
          <table:table-cell table:formula="of:=1000*[.B620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21]" office:value-type="float" office:value="85.5625" calcext:value-type="float">
            <text:p>85.5625</text:p>
          </table:table-cell>
          <table:table-cell table:formula="of:=1000*[.B621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22]" office:value-type="float" office:value="86.0625" calcext:value-type="float">
            <text:p>86.0625</text:p>
          </table:table-cell>
          <table:table-cell table:formula="of:=1000*[.B622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623]" office:value-type="float" office:value="86.5625" calcext:value-type="float">
            <text:p>86.5625</text:p>
          </table:table-cell>
          <table:table-cell table:formula="of:=1000*[.B623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24]" office:value-type="float" office:value="87.0625" calcext:value-type="float">
            <text:p>87.0625</text:p>
          </table:table-cell>
          <table:table-cell table:formula="of:=1000*[.B624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25]" office:value-type="float" office:value="87.5625" calcext:value-type="float">
            <text:p>87.5625</text:p>
          </table:table-cell>
          <table:table-cell table:formula="of:=1000*[.B625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26]" office:value-type="float" office:value="88.0625" calcext:value-type="float">
            <text:p>88.0625</text:p>
          </table:table-cell>
          <table:table-cell table:formula="of:=1000*[.B626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27]" office:value-type="float" office:value="88.5625" calcext:value-type="float">
            <text:p>88.5625</text:p>
          </table:table-cell>
          <table:table-cell table:formula="of:=1000*[.B62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28]" office:value-type="float" office:value="89.0625" calcext:value-type="float">
            <text:p>89.0625</text:p>
          </table:table-cell>
          <table:table-cell table:formula="of:=1000*[.B628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29]" office:value-type="float" office:value="89.5625" calcext:value-type="float">
            <text:p>89.5625</text:p>
          </table:table-cell>
          <table:table-cell table:formula="of:=1000*[.B629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30]" office:value-type="float" office:value="90.0625" calcext:value-type="float">
            <text:p>90.0625</text:p>
          </table:table-cell>
          <table:table-cell table:formula="of:=1000*[.B630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31]" office:value-type="float" office:value="90.5625" calcext:value-type="float">
            <text:p>90.5625</text:p>
          </table:table-cell>
          <table:table-cell table:formula="of:=1000*[.B631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32]" office:value-type="float" office:value="91.0625" calcext:value-type="float">
            <text:p>91.0625</text:p>
          </table:table-cell>
          <table:table-cell table:formula="of:=1000*[.B63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33]" office:value-type="float" office:value="91.5625" calcext:value-type="float">
            <text:p>91.5625</text:p>
          </table:table-cell>
          <table:table-cell table:formula="of:=1000*[.B633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34]" office:value-type="float" office:value="92.0625" calcext:value-type="float">
            <text:p>92.0625</text:p>
          </table:table-cell>
          <table:table-cell table:formula="of:=1000*[.B634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35]" office:value-type="float" office:value="92.5625" calcext:value-type="float">
            <text:p>92.5625</text:p>
          </table:table-cell>
          <table:table-cell table:formula="of:=1000*[.B635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36]" office:value-type="float" office:value="93.0625" calcext:value-type="float">
            <text:p>93.0625</text:p>
          </table:table-cell>
          <table:table-cell table:formula="of:=1000*[.B636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37]" office:value-type="float" office:value="93.5625" calcext:value-type="float">
            <text:p>93.5625</text:p>
          </table:table-cell>
          <table:table-cell table:formula="of:=1000*[.B637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38]" office:value-type="float" office:value="94.0625" calcext:value-type="float">
            <text:p>94.0625</text:p>
          </table:table-cell>
          <table:table-cell table:formula="of:=1000*[.B63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39]" office:value-type="float" office:value="94.5625" calcext:value-type="float">
            <text:p>94.5625</text:p>
          </table:table-cell>
          <table:table-cell table:formula="of:=1000*[.B639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40]" office:value-type="float" office:value="95.0625" calcext:value-type="float">
            <text:p>95.0625</text:p>
          </table:table-cell>
          <table:table-cell table:formula="of:=1000*[.B640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41]" office:value-type="float" office:value="95.5625" calcext:value-type="float">
            <text:p>95.5625</text:p>
          </table:table-cell>
          <table:table-cell table:formula="of:=1000*[.B64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42]" office:value-type="float" office:value="96.0625" calcext:value-type="float">
            <text:p>96.0625</text:p>
          </table:table-cell>
          <table:table-cell table:formula="of:=1000*[.B64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43]" office:value-type="float" office:value="96.5625" calcext:value-type="float">
            <text:p>96.5625</text:p>
          </table:table-cell>
          <table:table-cell table:formula="of:=1000*[.B643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44]" office:value-type="float" office:value="97.0625" calcext:value-type="float">
            <text:p>97.0625</text:p>
          </table:table-cell>
          <table:table-cell table:formula="of:=1000*[.B644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45]" office:value-type="float" office:value="97.5625" calcext:value-type="float">
            <text:p>97.5625</text:p>
          </table:table-cell>
          <table:table-cell table:formula="of:=1000*[.B645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46]" office:value-type="float" office:value="98.0625" calcext:value-type="float">
            <text:p>98.0625</text:p>
          </table:table-cell>
          <table:table-cell table:formula="of:=1000*[.B646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47]" office:value-type="float" office:value="98.5625" calcext:value-type="float">
            <text:p>98.5625</text:p>
          </table:table-cell>
          <table:table-cell table:formula="of:=1000*[.B64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48]" office:value-type="float" office:value="99.0625" calcext:value-type="float">
            <text:p>99.0625</text:p>
          </table:table-cell>
          <table:table-cell table:formula="of:=1000*[.B648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49]" office:value-type="float" office:value="99.5625" calcext:value-type="float">
            <text:p>99.5625</text:p>
          </table:table-cell>
          <table:table-cell table:formula="of:=1000*[.B649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50]" office:value-type="float" office:value="100.0625" calcext:value-type="float">
            <text:p>100.0625</text:p>
          </table:table-cell>
          <table:table-cell table:formula="of:=1000*[.B650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51]" office:value-type="float" office:value="100.5625" calcext:value-type="float">
            <text:p>100.5625</text:p>
          </table:table-cell>
          <table:table-cell table:formula="of:=1000*[.B65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52]" office:value-type="float" office:value="101.0625" calcext:value-type="float">
            <text:p>101.0625</text:p>
          </table:table-cell>
          <table:table-cell table:formula="of:=1000*[.B652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53]" office:value-type="float" office:value="101.5625" calcext:value-type="float">
            <text:p>101.5625</text:p>
          </table:table-cell>
          <table:table-cell table:formula="of:=1000*[.B653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54]" office:value-type="float" office:value="102.0625" calcext:value-type="float">
            <text:p>102.0625</text:p>
          </table:table-cell>
          <table:table-cell table:formula="of:=1000*[.B65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55]" office:value-type="float" office:value="102.5625" calcext:value-type="float">
            <text:p>102.5625</text:p>
          </table:table-cell>
          <table:table-cell table:formula="of:=1000*[.B655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56]" office:value-type="float" office:value="103.0625" calcext:value-type="float">
            <text:p>103.0625</text:p>
          </table:table-cell>
          <table:table-cell table:formula="of:=1000*[.B656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57]" office:value-type="float" office:value="103.5625" calcext:value-type="float">
            <text:p>103.5625</text:p>
          </table:table-cell>
          <table:table-cell table:formula="of:=1000*[.B65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58]" office:value-type="float" office:value="104.0625" calcext:value-type="float">
            <text:p>104.0625</text:p>
          </table:table-cell>
          <table:table-cell table:formula="of:=1000*[.B658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59]" office:value-type="float" office:value="104.5625" calcext:value-type="float">
            <text:p>104.5625</text:p>
          </table:table-cell>
          <table:table-cell table:formula="of:=1000*[.B659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60]" office:value-type="float" office:value="105.0625" calcext:value-type="float">
            <text:p>105.0625</text:p>
          </table:table-cell>
          <table:table-cell table:formula="of:=1000*[.B660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61]" office:value-type="float" office:value="105.5625" calcext:value-type="float">
            <text:p>105.5625</text:p>
          </table:table-cell>
          <table:table-cell table:formula="of:=1000*[.B66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62]" office:value-type="float" office:value="106.0625" calcext:value-type="float">
            <text:p>106.0625</text:p>
          </table:table-cell>
          <table:table-cell table:formula="of:=1000*[.B66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63]" office:value-type="float" office:value="106.5625" calcext:value-type="float">
            <text:p>106.5625</text:p>
          </table:table-cell>
          <table:table-cell table:formula="of:=1000*[.B663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64]" office:value-type="float" office:value="107.0625" calcext:value-type="float">
            <text:p>107.0625</text:p>
          </table:table-cell>
          <table:table-cell table:formula="of:=1000*[.B664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65]" office:value-type="float" office:value="107.5625" calcext:value-type="float">
            <text:p>107.5625</text:p>
          </table:table-cell>
          <table:table-cell table:formula="of:=1000*[.B665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66]" office:value-type="float" office:value="108.0625" calcext:value-type="float">
            <text:p>108.0625</text:p>
          </table:table-cell>
          <table:table-cell table:formula="of:=1000*[.B666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67]" office:value-type="float" office:value="108.5625" calcext:value-type="float">
            <text:p>108.5625</text:p>
          </table:table-cell>
          <table:table-cell table:formula="of:=1000*[.B667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68]" office:value-type="float" office:value="109.0625" calcext:value-type="float">
            <text:p>109.0625</text:p>
          </table:table-cell>
          <table:table-cell table:formula="of:=1000*[.B668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69]" office:value-type="float" office:value="109.5625" calcext:value-type="float">
            <text:p>109.5625</text:p>
          </table:table-cell>
          <table:table-cell table:formula="of:=1000*[.B669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70]" office:value-type="float" office:value="110.0625" calcext:value-type="float">
            <text:p>110.0625</text:p>
          </table:table-cell>
          <table:table-cell table:formula="of:=1000*[.B670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71]" office:value-type="float" office:value="110.5625" calcext:value-type="float">
            <text:p>110.5625</text:p>
          </table:table-cell>
          <table:table-cell table:formula="of:=1000*[.B671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72]" office:value-type="float" office:value="111.0625" calcext:value-type="float">
            <text:p>111.0625</text:p>
          </table:table-cell>
          <table:table-cell table:formula="of:=1000*[.B67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73]" office:value-type="float" office:value="111.5625" calcext:value-type="float">
            <text:p>111.5625</text:p>
          </table:table-cell>
          <table:table-cell table:formula="of:=1000*[.B673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74]" office:value-type="float" office:value="112.0625" calcext:value-type="float">
            <text:p>112.0625</text:p>
          </table:table-cell>
          <table:table-cell table:formula="of:=1000*[.B67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75]" office:value-type="float" office:value="112.5625" calcext:value-type="float">
            <text:p>112.5625</text:p>
          </table:table-cell>
          <table:table-cell table:formula="of:=1000*[.B675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76]" office:value-type="float" office:value="113.0625" calcext:value-type="float">
            <text:p>113.0625</text:p>
          </table:table-cell>
          <table:table-cell table:formula="of:=1000*[.B67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77]" office:value-type="float" office:value="113.5625" calcext:value-type="float">
            <text:p>113.5625</text:p>
          </table:table-cell>
          <table:table-cell table:formula="of:=1000*[.B67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78]" office:value-type="float" office:value="114.0625" calcext:value-type="float">
            <text:p>114.0625</text:p>
          </table:table-cell>
          <table:table-cell table:formula="of:=1000*[.B67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79]" office:value-type="float" office:value="114.5625" calcext:value-type="float">
            <text:p>114.5625</text:p>
          </table:table-cell>
          <table:table-cell table:formula="of:=1000*[.B679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80]" office:value-type="float" office:value="115.0625" calcext:value-type="float">
            <text:p>115.0625</text:p>
          </table:table-cell>
          <table:table-cell table:formula="of:=1000*[.B680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81]" office:value-type="float" office:value="115.5625" calcext:value-type="float">
            <text:p>115.5625</text:p>
          </table:table-cell>
          <table:table-cell table:formula="of:=1000*[.B68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82]" office:value-type="float" office:value="116.0625" calcext:value-type="float">
            <text:p>116.0625</text:p>
          </table:table-cell>
          <table:table-cell table:formula="of:=1000*[.B68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83]" office:value-type="float" office:value="116.5625" calcext:value-type="float">
            <text:p>116.5625</text:p>
          </table:table-cell>
          <table:table-cell table:formula="of:=1000*[.B683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84]" office:value-type="float" office:value="117.0625" calcext:value-type="float">
            <text:p>117.0625</text:p>
          </table:table-cell>
          <table:table-cell table:formula="of:=1000*[.B684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685]" office:value-type="float" office:value="117.5625" calcext:value-type="float">
            <text:p>117.5625</text:p>
          </table:table-cell>
          <table:table-cell table:formula="of:=1000*[.B685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86]" office:value-type="float" office:value="118.0625" calcext:value-type="float">
            <text:p>118.0625</text:p>
          </table:table-cell>
          <table:table-cell table:formula="of:=1000*[.B68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87]" office:value-type="float" office:value="118.5625" calcext:value-type="float">
            <text:p>118.5625</text:p>
          </table:table-cell>
          <table:table-cell table:formula="of:=1000*[.B68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88]" office:value-type="float" office:value="119.0625" calcext:value-type="float">
            <text:p>119.0625</text:p>
          </table:table-cell>
          <table:table-cell table:formula="of:=1000*[.B68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89]" office:value-type="float" office:value="119.5625" calcext:value-type="float">
            <text:p>119.5625</text:p>
          </table:table-cell>
          <table:table-cell table:formula="of:=1000*[.B689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90]" office:value-type="float" office:value="120.0625" calcext:value-type="float">
            <text:p>120.0625</text:p>
          </table:table-cell>
          <table:table-cell table:formula="of:=1000*[.B690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91]" office:value-type="float" office:value="120.5625" calcext:value-type="float">
            <text:p>120.5625</text:p>
          </table:table-cell>
          <table:table-cell table:formula="of:=1000*[.B69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92]" office:value-type="float" office:value="121.0625" calcext:value-type="float">
            <text:p>121.0625</text:p>
          </table:table-cell>
          <table:table-cell table:formula="of:=1000*[.B69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93]" office:value-type="float" office:value="121.5625" calcext:value-type="float">
            <text:p>121.5625</text:p>
          </table:table-cell>
          <table:table-cell table:formula="of:=1000*[.B693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94]" office:value-type="float" office:value="122.0625" calcext:value-type="float">
            <text:p>122.0625</text:p>
          </table:table-cell>
          <table:table-cell table:formula="of:=1000*[.B694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95]" office:value-type="float" office:value="122.5625" calcext:value-type="float">
            <text:p>122.5625</text:p>
          </table:table-cell>
          <table:table-cell table:formula="of:=1000*[.B695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96]" office:value-type="float" office:value="123.0625" calcext:value-type="float">
            <text:p>123.0625</text:p>
          </table:table-cell>
          <table:table-cell table:formula="of:=1000*[.B69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697]" office:value-type="float" office:value="123.5625" calcext:value-type="float">
            <text:p>123.5625</text:p>
          </table:table-cell>
          <table:table-cell table:formula="of:=1000*[.B69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98]" office:value-type="float" office:value="124.0625" calcext:value-type="float">
            <text:p>124.0625</text:p>
          </table:table-cell>
          <table:table-cell table:formula="of:=1000*[.B69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699]" office:value-type="float" office:value="124.5625" calcext:value-type="float">
            <text:p>124.5625</text:p>
          </table:table-cell>
          <table:table-cell table:formula="of:=1000*[.B699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00]" office:value-type="float" office:value="125.0625" calcext:value-type="float">
            <text:p>125.0625</text:p>
          </table:table-cell>
          <table:table-cell table:formula="of:=1000*[.B700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701]" office:value-type="float" office:value="125.5625" calcext:value-type="float">
            <text:p>125.5625</text:p>
          </table:table-cell>
          <table:table-cell table:formula="of:=1000*[.B701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02]" office:value-type="float" office:value="126.0625" calcext:value-type="float">
            <text:p>126.0625</text:p>
          </table:table-cell>
          <table:table-cell table:formula="of:=1000*[.B702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703]" office:value-type="float" office:value="126.5625" calcext:value-type="float">
            <text:p>126.5625</text:p>
          </table:table-cell>
          <table:table-cell table:formula="of:=1000*[.B703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04]" office:value-type="float" office:value="127.0625" calcext:value-type="float">
            <text:p>127.0625</text:p>
          </table:table-cell>
          <table:table-cell table:formula="of:=1000*[.B70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05]" office:value-type="float" office:value="127.5625" calcext:value-type="float">
            <text:p>127.5625</text:p>
          </table:table-cell>
          <table:table-cell table:formula="of:=1000*[.B705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06]" office:value-type="float" office:value="128.0625" calcext:value-type="float">
            <text:p>128.0625</text:p>
          </table:table-cell>
          <table:table-cell table:formula="of:=1000*[.B706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07]" office:value-type="float" office:value="128.5625" calcext:value-type="float">
            <text:p>128.5625</text:p>
          </table:table-cell>
          <table:table-cell table:formula="of:=1000*[.B70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08]" office:value-type="float" office:value="129.0625" calcext:value-type="float">
            <text:p>129.0625</text:p>
          </table:table-cell>
          <table:table-cell table:formula="of:=1000*[.B70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09]" office:value-type="float" office:value="129.5625" calcext:value-type="float">
            <text:p>129.5625</text:p>
          </table:table-cell>
          <table:table-cell table:formula="of:=1000*[.B709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10]" office:value-type="float" office:value="130.0625" calcext:value-type="float">
            <text:p>130.0625</text:p>
          </table:table-cell>
          <table:table-cell table:formula="of:=1000*[.B710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11]" office:value-type="float" office:value="130.5625" calcext:value-type="float">
            <text:p>130.5625</text:p>
          </table:table-cell>
          <table:table-cell table:formula="of:=1000*[.B71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12]" office:value-type="float" office:value="131.0625" calcext:value-type="float">
            <text:p>131.0625</text:p>
          </table:table-cell>
          <table:table-cell table:formula="of:=1000*[.B71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13]" office:value-type="float" office:value="131.5625" calcext:value-type="float">
            <text:p>131.5625</text:p>
          </table:table-cell>
          <table:table-cell table:formula="of:=1000*[.B713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14]" office:value-type="float" office:value="132.0625" calcext:value-type="float">
            <text:p>132.0625</text:p>
          </table:table-cell>
          <table:table-cell table:formula="of:=1000*[.B71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15]" office:value-type="float" office:value="132.5625" calcext:value-type="float">
            <text:p>132.5625</text:p>
          </table:table-cell>
          <table:table-cell table:formula="of:=1000*[.B715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16]" office:value-type="float" office:value="133.0625" calcext:value-type="float">
            <text:p>133.0625</text:p>
          </table:table-cell>
          <table:table-cell table:formula="of:=1000*[.B716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17]" office:value-type="float" office:value="133.5625" calcext:value-type="float">
            <text:p>133.5625</text:p>
          </table:table-cell>
          <table:table-cell table:formula="of:=1000*[.B71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18]" office:value-type="float" office:value="134.0625" calcext:value-type="float">
            <text:p>134.0625</text:p>
          </table:table-cell>
          <table:table-cell table:formula="of:=1000*[.B71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719]" office:value-type="float" office:value="134.5625" calcext:value-type="float">
            <text:p>134.5625</text:p>
          </table:table-cell>
          <table:table-cell table:formula="of:=1000*[.B719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20]" office:value-type="float" office:value="135.0625" calcext:value-type="float">
            <text:p>135.0625</text:p>
          </table:table-cell>
          <table:table-cell table:formula="of:=1000*[.B720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21]" office:value-type="float" office:value="135.5625" calcext:value-type="float">
            <text:p>135.5625</text:p>
          </table:table-cell>
          <table:table-cell table:formula="of:=1000*[.B72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22]" office:value-type="float" office:value="136.0625" calcext:value-type="float">
            <text:p>136.0625</text:p>
          </table:table-cell>
          <table:table-cell table:formula="of:=1000*[.B72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23]" office:value-type="float" office:value="136.5625" calcext:value-type="float">
            <text:p>136.5625</text:p>
          </table:table-cell>
          <table:table-cell table:formula="of:=1000*[.B723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24]" office:value-type="float" office:value="137.0625" calcext:value-type="float">
            <text:p>137.0625</text:p>
          </table:table-cell>
          <table:table-cell table:formula="of:=1000*[.B724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25]" office:value-type="float" office:value="137.5625" calcext:value-type="float">
            <text:p>137.5625</text:p>
          </table:table-cell>
          <table:table-cell table:formula="of:=1000*[.B725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26]" office:value-type="float" office:value="138.0625" calcext:value-type="float">
            <text:p>138.0625</text:p>
          </table:table-cell>
          <table:table-cell table:formula="of:=1000*[.B726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27]" office:value-type="float" office:value="138.5625" calcext:value-type="float">
            <text:p>138.5625</text:p>
          </table:table-cell>
          <table:table-cell table:formula="of:=1000*[.B72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28]" office:value-type="float" office:value="139.0625" calcext:value-type="float">
            <text:p>139.0625</text:p>
          </table:table-cell>
          <table:table-cell table:formula="of:=1000*[.B72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29]" office:value-type="float" office:value="139.5625" calcext:value-type="float">
            <text:p>139.5625</text:p>
          </table:table-cell>
          <table:table-cell table:formula="of:=1000*[.B729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30]" office:value-type="float" office:value="140.0625" calcext:value-type="float">
            <text:p>140.0625</text:p>
          </table:table-cell>
          <table:table-cell table:formula="of:=1000*[.B730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31]" office:value-type="float" office:value="140.5625" calcext:value-type="float">
            <text:p>140.5625</text:p>
          </table:table-cell>
          <table:table-cell table:formula="of:=1000*[.B731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32]" office:value-type="float" office:value="141.0625" calcext:value-type="float">
            <text:p>141.0625</text:p>
          </table:table-cell>
          <table:table-cell table:formula="of:=1000*[.B73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33]" office:value-type="float" office:value="141.5625" calcext:value-type="float">
            <text:p>141.5625</text:p>
          </table:table-cell>
          <table:table-cell table:formula="of:=1000*[.B733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34]" office:value-type="float" office:value="142.0625" calcext:value-type="float">
            <text:p>142.0625</text:p>
          </table:table-cell>
          <table:table-cell table:formula="of:=1000*[.B73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35]" office:value-type="float" office:value="142.5625" calcext:value-type="float">
            <text:p>142.5625</text:p>
          </table:table-cell>
          <table:table-cell table:formula="of:=1000*[.B735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36]" office:value-type="float" office:value="143.0625" calcext:value-type="float">
            <text:p>143.0625</text:p>
          </table:table-cell>
          <table:table-cell table:formula="of:=1000*[.B73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37]" office:value-type="float" office:value="143.5625" calcext:value-type="float">
            <text:p>143.5625</text:p>
          </table:table-cell>
          <table:table-cell table:formula="of:=1000*[.B73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38]" office:value-type="float" office:value="144.0625" calcext:value-type="float">
            <text:p>144.0625</text:p>
          </table:table-cell>
          <table:table-cell table:formula="of:=1000*[.B73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39]" office:value-type="float" office:value="144.5625" calcext:value-type="float">
            <text:p>144.5625</text:p>
          </table:table-cell>
          <table:table-cell table:formula="of:=1000*[.B739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40]" office:value-type="float" office:value="145.0625" calcext:value-type="float">
            <text:p>145.0625</text:p>
          </table:table-cell>
          <table:table-cell table:formula="of:=1000*[.B740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41]" office:value-type="float" office:value="145.5625" calcext:value-type="float">
            <text:p>145.5625</text:p>
          </table:table-cell>
          <table:table-cell table:formula="of:=1000*[.B74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42]" office:value-type="float" office:value="146.0625" calcext:value-type="float">
            <text:p>146.0625</text:p>
          </table:table-cell>
          <table:table-cell table:formula="of:=1000*[.B74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43]" office:value-type="float" office:value="146.5625" calcext:value-type="float">
            <text:p>146.5625</text:p>
          </table:table-cell>
          <table:table-cell table:formula="of:=1000*[.B743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44]" office:value-type="float" office:value="147.0625" calcext:value-type="float">
            <text:p>147.0625</text:p>
          </table:table-cell>
          <table:table-cell table:formula="of:=1000*[.B74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45]" office:value-type="float" office:value="147.5625" calcext:value-type="float">
            <text:p>147.5625</text:p>
          </table:table-cell>
          <table:table-cell table:formula="of:=1000*[.B745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46]" office:value-type="float" office:value="148.0625" calcext:value-type="float">
            <text:p>148.0625</text:p>
          </table:table-cell>
          <table:table-cell table:formula="of:=1000*[.B74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47]" office:value-type="float" office:value="148.5625" calcext:value-type="float">
            <text:p>148.5625</text:p>
          </table:table-cell>
          <table:table-cell table:formula="of:=1000*[.B747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48]" office:value-type="float" office:value="149.0625" calcext:value-type="float">
            <text:p>149.0625</text:p>
          </table:table-cell>
          <table:table-cell table:formula="of:=1000*[.B748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49]" office:value-type="float" office:value="149.5625" calcext:value-type="float">
            <text:p>149.5625</text:p>
          </table:table-cell>
          <table:table-cell table:formula="of:=1000*[.B749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50]" office:value-type="float" office:value="150.0625" calcext:value-type="float">
            <text:p>150.0625</text:p>
          </table:table-cell>
          <table:table-cell table:formula="of:=1000*[.B750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51]" office:value-type="float" office:value="150.5625" calcext:value-type="float">
            <text:p>150.5625</text:p>
          </table:table-cell>
          <table:table-cell table:formula="of:=1000*[.B75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52]" office:value-type="float" office:value="151.0625" calcext:value-type="float">
            <text:p>151.0625</text:p>
          </table:table-cell>
          <table:table-cell table:formula="of:=1000*[.B752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53]" office:value-type="float" office:value="151.5625" calcext:value-type="float">
            <text:p>151.5625</text:p>
          </table:table-cell>
          <table:table-cell table:formula="of:=1000*[.B753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54]" office:value-type="float" office:value="152.0625" calcext:value-type="float">
            <text:p>152.0625</text:p>
          </table:table-cell>
          <table:table-cell table:formula="of:=1000*[.B75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55]" office:value-type="float" office:value="152.5625" calcext:value-type="float">
            <text:p>152.5625</text:p>
          </table:table-cell>
          <table:table-cell table:formula="of:=1000*[.B755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56]" office:value-type="float" office:value="153.0625" calcext:value-type="float">
            <text:p>153.0625</text:p>
          </table:table-cell>
          <table:table-cell table:formula="of:=1000*[.B75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57]" office:value-type="float" office:value="153.5625" calcext:value-type="float">
            <text:p>153.5625</text:p>
          </table:table-cell>
          <table:table-cell table:formula="of:=1000*[.B75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58]" office:value-type="float" office:value="154.0625" calcext:value-type="float">
            <text:p>154.0625</text:p>
          </table:table-cell>
          <table:table-cell table:formula="of:=1000*[.B75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59]" office:value-type="float" office:value="154.5625" calcext:value-type="float">
            <text:p>154.5625</text:p>
          </table:table-cell>
          <table:table-cell table:formula="of:=1000*[.B759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60]" office:value-type="float" office:value="155.0625" calcext:value-type="float">
            <text:p>155.0625</text:p>
          </table:table-cell>
          <table:table-cell table:formula="of:=1000*[.B760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61]" office:value-type="float" office:value="155.5625" calcext:value-type="float">
            <text:p>155.5625</text:p>
          </table:table-cell>
          <table:table-cell table:formula="of:=1000*[.B761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62]" office:value-type="float" office:value="156.0625" calcext:value-type="float">
            <text:p>156.0625</text:p>
          </table:table-cell>
          <table:table-cell table:formula="of:=1000*[.B76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63]" office:value-type="float" office:value="156.5625" calcext:value-type="float">
            <text:p>156.5625</text:p>
          </table:table-cell>
          <table:table-cell table:formula="of:=1000*[.B763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64]" office:value-type="float" office:value="157.0625" calcext:value-type="float">
            <text:p>157.0625</text:p>
          </table:table-cell>
          <table:table-cell table:formula="of:=1000*[.B764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65]" office:value-type="float" office:value="157.5625" calcext:value-type="float">
            <text:p>157.5625</text:p>
          </table:table-cell>
          <table:table-cell table:formula="of:=1000*[.B765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66]" office:value-type="float" office:value="158.0625" calcext:value-type="float">
            <text:p>158.0625</text:p>
          </table:table-cell>
          <table:table-cell table:formula="of:=1000*[.B76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67]" office:value-type="float" office:value="158.5625" calcext:value-type="float">
            <text:p>158.5625</text:p>
          </table:table-cell>
          <table:table-cell table:formula="of:=1000*[.B767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68]" office:value-type="float" office:value="159.0625" calcext:value-type="float">
            <text:p>159.0625</text:p>
          </table:table-cell>
          <table:table-cell table:formula="of:=1000*[.B768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69]" office:value-type="float" office:value="159.5625" calcext:value-type="float">
            <text:p>159.5625</text:p>
          </table:table-cell>
          <table:table-cell table:formula="of:=1000*[.B769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70]" office:value-type="float" office:value="160.0625" calcext:value-type="float">
            <text:p>160.0625</text:p>
          </table:table-cell>
          <table:table-cell table:formula="of:=1000*[.B770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71]" office:value-type="float" office:value="160.5625" calcext:value-type="float">
            <text:p>160.5625</text:p>
          </table:table-cell>
          <table:table-cell table:formula="of:=1000*[.B771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72]" office:value-type="float" office:value="161.0625" calcext:value-type="float">
            <text:p>161.0625</text:p>
          </table:table-cell>
          <table:table-cell table:formula="of:=1000*[.B772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73]" office:value-type="float" office:value="161.5625" calcext:value-type="float">
            <text:p>161.5625</text:p>
          </table:table-cell>
          <table:table-cell table:formula="of:=1000*[.B773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74]" office:value-type="float" office:value="162.0625" calcext:value-type="float">
            <text:p>162.0625</text:p>
          </table:table-cell>
          <table:table-cell table:formula="of:=1000*[.B77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75]" office:value-type="float" office:value="162.5625" calcext:value-type="float">
            <text:p>162.5625</text:p>
          </table:table-cell>
          <table:table-cell table:formula="of:=1000*[.B775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76]" office:value-type="float" office:value="163.0625" calcext:value-type="float">
            <text:p>163.0625</text:p>
          </table:table-cell>
          <table:table-cell table:formula="of:=1000*[.B77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77]" office:value-type="float" office:value="163.5625" calcext:value-type="float">
            <text:p>163.5625</text:p>
          </table:table-cell>
          <table:table-cell table:formula="of:=1000*[.B777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78]" office:value-type="float" office:value="164.0625" calcext:value-type="float">
            <text:p>164.0625</text:p>
          </table:table-cell>
          <table:table-cell table:formula="of:=1000*[.B77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79]" office:value-type="float" office:value="164.5625" calcext:value-type="float">
            <text:p>164.5625</text:p>
          </table:table-cell>
          <table:table-cell table:formula="of:=1000*[.B779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80]" office:value-type="float" office:value="165.0625" calcext:value-type="float">
            <text:p>165.0625</text:p>
          </table:table-cell>
          <table:table-cell table:formula="of:=1000*[.B780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81]" office:value-type="float" office:value="165.5625" calcext:value-type="float">
            <text:p>165.5625</text:p>
          </table:table-cell>
          <table:table-cell table:formula="of:=1000*[.B781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82]" office:value-type="float" office:value="166.0625" calcext:value-type="float">
            <text:p>166.0625</text:p>
          </table:table-cell>
          <table:table-cell table:formula="of:=1000*[.B782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83]" office:value-type="float" office:value="166.5625" calcext:value-type="float">
            <text:p>166.5625</text:p>
          </table:table-cell>
          <table:table-cell table:formula="of:=1000*[.B783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84]" office:value-type="float" office:value="167.0625" calcext:value-type="float">
            <text:p>167.0625</text:p>
          </table:table-cell>
          <table:table-cell table:formula="of:=1000*[.B78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85]" office:value-type="float" office:value="167.5625" calcext:value-type="float">
            <text:p>167.5625</text:p>
          </table:table-cell>
          <table:table-cell table:formula="of:=1000*[.B785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86]" office:value-type="float" office:value="168.0625" calcext:value-type="float">
            <text:p>168.0625</text:p>
          </table:table-cell>
          <table:table-cell table:formula="of:=1000*[.B78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87]" office:value-type="float" office:value="168.5625" calcext:value-type="float">
            <text:p>168.5625</text:p>
          </table:table-cell>
          <table:table-cell table:formula="of:=1000*[.B787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88]" office:value-type="float" office:value="169.0625" calcext:value-type="float">
            <text:p>169.0625</text:p>
          </table:table-cell>
          <table:table-cell table:formula="of:=1000*[.B78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89]" office:value-type="float" office:value="169.5625" calcext:value-type="float">
            <text:p>169.5625</text:p>
          </table:table-cell>
          <table:table-cell table:formula="of:=1000*[.B789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90]" office:value-type="float" office:value="170.0625" calcext:value-type="float">
            <text:p>170.0625</text:p>
          </table:table-cell>
          <table:table-cell table:formula="of:=1000*[.B790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91]" office:value-type="float" office:value="170.5625" calcext:value-type="float">
            <text:p>170.5625</text:p>
          </table:table-cell>
          <table:table-cell table:formula="of:=1000*[.B791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92]" office:value-type="float" office:value="171.0625" calcext:value-type="float">
            <text:p>171.0625</text:p>
          </table:table-cell>
          <table:table-cell table:formula="of:=1000*[.B792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93]" office:value-type="float" office:value="171.5625" calcext:value-type="float">
            <text:p>171.5625</text:p>
          </table:table-cell>
          <table:table-cell table:formula="of:=1000*[.B793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94]" office:value-type="float" office:value="172.0625" calcext:value-type="float">
            <text:p>172.0625</text:p>
          </table:table-cell>
          <table:table-cell table:formula="of:=1000*[.B794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95]" office:value-type="float" office:value="172.5625" calcext:value-type="float">
            <text:p>172.5625</text:p>
          </table:table-cell>
          <table:table-cell table:formula="of:=1000*[.B795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96]" office:value-type="float" office:value="173.0625" calcext:value-type="float">
            <text:p>173.0625</text:p>
          </table:table-cell>
          <table:table-cell table:formula="of:=1000*[.B79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797]" office:value-type="float" office:value="173.5625" calcext:value-type="float">
            <text:p>173.5625</text:p>
          </table:table-cell>
          <table:table-cell table:formula="of:=1000*[.B797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798]" office:value-type="float" office:value="174.0625" calcext:value-type="float">
            <text:p>174.0625</text:p>
          </table:table-cell>
          <table:table-cell table:formula="of:=1000*[.B798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799]" office:value-type="float" office:value="174.5625" calcext:value-type="float">
            <text:p>174.5625</text:p>
          </table:table-cell>
          <table:table-cell table:formula="of:=1000*[.B799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00]" office:value-type="float" office:value="175.0625" calcext:value-type="float">
            <text:p>175.0625</text:p>
          </table:table-cell>
          <table:table-cell table:formula="of:=1000*[.B800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01]" office:value-type="float" office:value="175.5625" calcext:value-type="float">
            <text:p>175.5625</text:p>
          </table:table-cell>
          <table:table-cell table:formula="of:=1000*[.B801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02]" office:value-type="float" office:value="176.0625" calcext:value-type="float">
            <text:p>176.0625</text:p>
          </table:table-cell>
          <table:table-cell table:formula="of:=1000*[.B802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03]" office:value-type="float" office:value="176.5625" calcext:value-type="float">
            <text:p>176.5625</text:p>
          </table:table-cell>
          <table:table-cell table:formula="of:=1000*[.B803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04]" office:value-type="float" office:value="177.0625" calcext:value-type="float">
            <text:p>177.0625</text:p>
          </table:table-cell>
          <table:table-cell table:formula="of:=1000*[.B80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05]" office:value-type="float" office:value="177.5625" calcext:value-type="float">
            <text:p>177.5625</text:p>
          </table:table-cell>
          <table:table-cell table:formula="of:=1000*[.B805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06]" office:value-type="float" office:value="178.0625" calcext:value-type="float">
            <text:p>178.0625</text:p>
          </table:table-cell>
          <table:table-cell table:formula="of:=1000*[.B806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07]" office:value-type="float" office:value="178.5625" calcext:value-type="float">
            <text:p>178.5625</text:p>
          </table:table-cell>
          <table:table-cell table:formula="of:=1000*[.B807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08]" office:value-type="float" office:value="179.0625" calcext:value-type="float">
            <text:p>179.0625</text:p>
          </table:table-cell>
          <table:table-cell table:formula="of:=1000*[.B808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09]" office:value-type="float" office:value="179.5625" calcext:value-type="float">
            <text:p>179.5625</text:p>
          </table:table-cell>
          <table:table-cell table:formula="of:=1000*[.B809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10]" office:value-type="float" office:value="180.0625" calcext:value-type="float">
            <text:p>180.0625</text:p>
          </table:table-cell>
          <table:table-cell table:formula="of:=1000*[.B810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11]" office:value-type="float" office:value="180.5625" calcext:value-type="float">
            <text:p>180.5625</text:p>
          </table:table-cell>
          <table:table-cell table:formula="of:=1000*[.B811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12]" office:value-type="float" office:value="181.0625" calcext:value-type="float">
            <text:p>181.0625</text:p>
          </table:table-cell>
          <table:table-cell table:formula="of:=1000*[.B812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13]" office:value-type="float" office:value="181.5625" calcext:value-type="float">
            <text:p>181.5625</text:p>
          </table:table-cell>
          <table:table-cell table:formula="of:=1000*[.B813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14]" office:value-type="float" office:value="182.0625" calcext:value-type="float">
            <text:p>182.0625</text:p>
          </table:table-cell>
          <table:table-cell table:formula="of:=1000*[.B814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15]" office:value-type="float" office:value="182.5625" calcext:value-type="float">
            <text:p>182.5625</text:p>
          </table:table-cell>
          <table:table-cell table:formula="of:=1000*[.B815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63544" calcext:value-type="float">
            <text:p>0.63544</text:p>
          </table:table-cell>
          <table:table-cell/>
          <table:table-cell table:formula="of:=10^9*[.A816]" office:value-type="float" office:value="183.0625" calcext:value-type="float">
            <text:p>183.0625</text:p>
          </table:table-cell>
          <table:table-cell table:formula="of:=1000*[.B816]" office:value-type="float" office:value="635.44" calcext:value-type="float">
            <text:p>635.44</text:p>
          </table:table-cell>
          <table:table-cell table:number-columns-repeated="4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17]" office:value-type="float" office:value="183.5625" calcext:value-type="float">
            <text:p>183.5625</text:p>
          </table:table-cell>
          <table:table-cell table:formula="of:=1000*[.B817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18]" office:value-type="float" office:value="184.0625" calcext:value-type="float">
            <text:p>184.0625</text:p>
          </table:table-cell>
          <table:table-cell table:formula="of:=1000*[.B818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19]" office:value-type="float" office:value="184.5625" calcext:value-type="float">
            <text:p>184.5625</text:p>
          </table:table-cell>
          <table:table-cell table:formula="of:=1000*[.B819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20]" office:value-type="float" office:value="185.0625" calcext:value-type="float">
            <text:p>185.0625</text:p>
          </table:table-cell>
          <table:table-cell table:formula="of:=1000*[.B820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21]" office:value-type="float" office:value="185.5625" calcext:value-type="float">
            <text:p>185.5625</text:p>
          </table:table-cell>
          <table:table-cell table:formula="of:=1000*[.B821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22]" office:value-type="float" office:value="186.0625" calcext:value-type="float">
            <text:p>186.0625</text:p>
          </table:table-cell>
          <table:table-cell table:formula="of:=1000*[.B822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23]" office:value-type="float" office:value="186.5625" calcext:value-type="float">
            <text:p>186.5625</text:p>
          </table:table-cell>
          <table:table-cell table:formula="of:=1000*[.B823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24]" office:value-type="float" office:value="187.0625" calcext:value-type="float">
            <text:p>187.0625</text:p>
          </table:table-cell>
          <table:table-cell table:formula="of:=1000*[.B82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25]" office:value-type="float" office:value="187.5625" calcext:value-type="float">
            <text:p>187.5625</text:p>
          </table:table-cell>
          <table:table-cell table:formula="of:=1000*[.B825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826]" office:value-type="float" office:value="188.0625" calcext:value-type="float">
            <text:p>188.0625</text:p>
          </table:table-cell>
          <table:table-cell table:formula="of:=1000*[.B826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27]" office:value-type="float" office:value="188.5625" calcext:value-type="float">
            <text:p>188.5625</text:p>
          </table:table-cell>
          <table:table-cell table:formula="of:=1000*[.B827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828]" office:value-type="float" office:value="189.0625" calcext:value-type="float">
            <text:p>189.0625</text:p>
          </table:table-cell>
          <table:table-cell table:formula="of:=1000*[.B828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29]" office:value-type="float" office:value="189.5625" calcext:value-type="float">
            <text:p>189.5625</text:p>
          </table:table-cell>
          <table:table-cell table:formula="of:=1000*[.B829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30]" office:value-type="float" office:value="190.0625" calcext:value-type="float">
            <text:p>190.0625</text:p>
          </table:table-cell>
          <table:table-cell table:formula="of:=1000*[.B830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831]" office:value-type="float" office:value="190.5625" calcext:value-type="float">
            <text:p>190.5625</text:p>
          </table:table-cell>
          <table:table-cell table:formula="of:=1000*[.B83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32]" office:value-type="float" office:value="191.0625" calcext:value-type="float">
            <text:p>191.0625</text:p>
          </table:table-cell>
          <table:table-cell table:formula="of:=1000*[.B832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33]" office:value-type="float" office:value="191.5625" calcext:value-type="float">
            <text:p>191.5625</text:p>
          </table:table-cell>
          <table:table-cell table:formula="of:=1000*[.B833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34]" office:value-type="float" office:value="192.0625" calcext:value-type="float">
            <text:p>192.0625</text:p>
          </table:table-cell>
          <table:table-cell table:formula="of:=1000*[.B834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35]" office:value-type="float" office:value="192.5625" calcext:value-type="float">
            <text:p>192.5625</text:p>
          </table:table-cell>
          <table:table-cell table:formula="of:=1000*[.B835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36]" office:value-type="float" office:value="193.0625" calcext:value-type="float">
            <text:p>193.0625</text:p>
          </table:table-cell>
          <table:table-cell table:formula="of:=1000*[.B836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37]" office:value-type="float" office:value="193.5625" calcext:value-type="float">
            <text:p>193.5625</text:p>
          </table:table-cell>
          <table:table-cell table:formula="of:=1000*[.B837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38]" office:value-type="float" office:value="194.0625" calcext:value-type="float">
            <text:p>194.0625</text:p>
          </table:table-cell>
          <table:table-cell table:formula="of:=1000*[.B838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39]" office:value-type="float" office:value="194.5625" calcext:value-type="float">
            <text:p>194.5625</text:p>
          </table:table-cell>
          <table:table-cell table:formula="of:=1000*[.B839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619359" calcext:value-type="float">
            <text:p>0.619359</text:p>
          </table:table-cell>
          <table:table-cell/>
          <table:table-cell table:formula="of:=10^9*[.A840]" office:value-type="float" office:value="195.0625" calcext:value-type="float">
            <text:p>195.0625</text:p>
          </table:table-cell>
          <table:table-cell table:formula="of:=1000*[.B840]" office:value-type="float" office:value="619.359" calcext:value-type="float">
            <text:p>619.359</text:p>
          </table:table-cell>
          <table:table-cell table:number-columns-repeated="4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841]" office:value-type="float" office:value="195.5625" calcext:value-type="float">
            <text:p>195.5625</text:p>
          </table:table-cell>
          <table:table-cell table:formula="of:=1000*[.B841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842]" office:value-type="float" office:value="196.0625" calcext:value-type="float">
            <text:p>196.0625</text:p>
          </table:table-cell>
          <table:table-cell table:formula="of:=1000*[.B842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627399" calcext:value-type="float">
            <text:p>0.627399</text:p>
          </table:table-cell>
          <table:table-cell/>
          <table:table-cell table:formula="of:=10^9*[.A843]" office:value-type="float" office:value="196.5625" calcext:value-type="float">
            <text:p>196.5625</text:p>
          </table:table-cell>
          <table:table-cell table:formula="of:=1000*[.B843]" office:value-type="float" office:value="627.399" calcext:value-type="float">
            <text:p>627.399</text:p>
          </table:table-cell>
          <table:table-cell table:number-columns-repeated="4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611319" calcext:value-type="float">
            <text:p>0.611319</text:p>
          </table:table-cell>
          <table:table-cell/>
          <table:table-cell table:formula="of:=10^9*[.A844]" office:value-type="float" office:value="197.0625" calcext:value-type="float">
            <text:p>197.0625</text:p>
          </table:table-cell>
          <table:table-cell table:formula="of:=1000*[.B844]" office:value-type="float" office:value="611.319" calcext:value-type="float">
            <text:p>611.319</text:p>
          </table:table-cell>
          <table:table-cell table:number-columns-repeated="4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603279" calcext:value-type="float">
            <text:p>0.603279</text:p>
          </table:table-cell>
          <table:table-cell/>
          <table:table-cell table:formula="of:=10^9*[.A845]" office:value-type="float" office:value="197.5625" calcext:value-type="float">
            <text:p>197.5625</text:p>
          </table:table-cell>
          <table:table-cell table:formula="of:=1000*[.B845]" office:value-type="float" office:value="603.279" calcext:value-type="float">
            <text:p>603.279</text:p>
          </table:table-cell>
          <table:table-cell table:number-columns-repeated="4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0.595239" calcext:value-type="float">
            <text:p>0.595239</text:p>
          </table:table-cell>
          <table:table-cell/>
          <table:table-cell table:formula="of:=10^9*[.A846]" office:value-type="float" office:value="198.0625" calcext:value-type="float">
            <text:p>198.0625</text:p>
          </table:table-cell>
          <table:table-cell table:formula="of:=1000*[.B846]" office:value-type="float" office:value="595.239" calcext:value-type="float">
            <text:p>595.239</text:p>
          </table:table-cell>
          <table:table-cell table:number-columns-repeated="4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847]" office:value-type="float" office:value="198.5625" calcext:value-type="float">
            <text:p>198.5625</text:p>
          </table:table-cell>
          <table:table-cell table:formula="of:=1000*[.B847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848]" office:value-type="float" office:value="199.0625" calcext:value-type="float">
            <text:p>199.0625</text:p>
          </table:table-cell>
          <table:table-cell table:formula="of:=1000*[.B848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849]" office:value-type="float" office:value="199.5625" calcext:value-type="float">
            <text:p>199.5625</text:p>
          </table:table-cell>
          <table:table-cell table:formula="of:=1000*[.B849]" office:value-type="float" office:value="410.314" calcext:value-type="float">
            <text:p>410.314</text:p>
          </table:table-cell>
          <table:table-cell table:number-columns-repeated="4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0.305791" calcext:value-type="float">
            <text:p>0.305791</text:p>
          </table:table-cell>
          <table:table-cell/>
          <table:table-cell table:formula="of:=10^9*[.A850]" office:value-type="float" office:value="200.0625" calcext:value-type="float">
            <text:p>200.0625</text:p>
          </table:table-cell>
          <table:table-cell table:formula="of:=1000*[.B850]" office:value-type="float" office:value="305.791" calcext:value-type="float">
            <text:p>305.791</text:p>
          </table:table-cell>
          <table:table-cell table:number-columns-repeated="4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0.201269" calcext:value-type="float">
            <text:p>0.201269</text:p>
          </table:table-cell>
          <table:table-cell/>
          <table:table-cell table:formula="of:=10^9*[.A851]" office:value-type="float" office:value="200.5625" calcext:value-type="float">
            <text:p>200.5625</text:p>
          </table:table-cell>
          <table:table-cell table:formula="of:=1000*[.B851]" office:value-type="float" office:value="201.269" calcext:value-type="float">
            <text:p>201.269</text:p>
          </table:table-cell>
          <table:table-cell table:number-columns-repeated="4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0.0806658" calcext:value-type="float">
            <text:p>0.0806658</text:p>
          </table:table-cell>
          <table:table-cell/>
          <table:table-cell table:formula="of:=10^9*[.A852]" office:value-type="float" office:value="201.0625" calcext:value-type="float">
            <text:p>201.0625</text:p>
          </table:table-cell>
          <table:table-cell table:formula="of:=1000*[.B852]" office:value-type="float" office:value="80.6658" calcext:value-type="float">
            <text:p>80.6658</text:p>
          </table:table-cell>
          <table:table-cell table:number-columns-repeated="4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-0.031897" calcext:value-type="float">
            <text:p>-0.031897</text:p>
          </table:table-cell>
          <table:table-cell/>
          <table:table-cell table:formula="of:=10^9*[.A853]" office:value-type="float" office:value="201.5625" calcext:value-type="float">
            <text:p>201.5625</text:p>
          </table:table-cell>
          <table:table-cell table:formula="of:=1000*[.B853]" office:value-type="float" office:value="-31.897" calcext:value-type="float">
            <text:p>-31.897</text:p>
          </table:table-cell>
          <table:table-cell table:number-columns-repeated="4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120339" calcext:value-type="float">
            <text:p>-0.120339</text:p>
          </table:table-cell>
          <table:table-cell/>
          <table:table-cell table:formula="of:=10^9*[.A854]" office:value-type="float" office:value="202.0625" calcext:value-type="float">
            <text:p>202.0625</text:p>
          </table:table-cell>
          <table:table-cell table:formula="of:=1000*[.B854]" office:value-type="float" office:value="-120.339" calcext:value-type="float">
            <text:p>-120.339</text:p>
          </table:table-cell>
          <table:table-cell table:number-columns-repeated="4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192701" calcext:value-type="float">
            <text:p>-0.192701</text:p>
          </table:table-cell>
          <table:table-cell/>
          <table:table-cell table:formula="of:=10^9*[.A855]" office:value-type="float" office:value="202.5625" calcext:value-type="float">
            <text:p>202.5625</text:p>
          </table:table-cell>
          <table:table-cell table:formula="of:=1000*[.B855]" office:value-type="float" office:value="-192.701" calcext:value-type="float">
            <text:p>-192.701</text:p>
          </table:table-cell>
          <table:table-cell table:number-columns-repeated="4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240942" calcext:value-type="float">
            <text:p>-0.240942</text:p>
          </table:table-cell>
          <table:table-cell/>
          <table:table-cell table:formula="of:=10^9*[.A856]" office:value-type="float" office:value="203.0625" calcext:value-type="float">
            <text:p>203.0625</text:p>
          </table:table-cell>
          <table:table-cell table:formula="of:=1000*[.B856]" office:value-type="float" office:value="-240.942" calcext:value-type="float">
            <text:p>-240.942</text:p>
          </table:table-cell>
          <table:table-cell table:number-columns-repeated="4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281143" calcext:value-type="float">
            <text:p>-0.281143</text:p>
          </table:table-cell>
          <table:table-cell/>
          <table:table-cell table:formula="of:=10^9*[.A857]" office:value-type="float" office:value="203.5625" calcext:value-type="float">
            <text:p>203.5625</text:p>
          </table:table-cell>
          <table:table-cell table:formula="of:=1000*[.B857]" office:value-type="float" office:value="-281.143" calcext:value-type="float">
            <text:p>-281.143</text:p>
          </table:table-cell>
          <table:table-cell table:number-columns-repeated="4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305264" calcext:value-type="float">
            <text:p>-0.305264</text:p>
          </table:table-cell>
          <table:table-cell/>
          <table:table-cell table:formula="of:=10^9*[.A858]" office:value-type="float" office:value="204.0625" calcext:value-type="float">
            <text:p>204.0625</text:p>
          </table:table-cell>
          <table:table-cell table:formula="of:=1000*[.B858]" office:value-type="float" office:value="-305.264" calcext:value-type="float">
            <text:p>-305.264</text:p>
          </table:table-cell>
          <table:table-cell table:number-columns-repeated="4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297224" calcext:value-type="float">
            <text:p>-0.297224</text:p>
          </table:table-cell>
          <table:table-cell/>
          <table:table-cell table:formula="of:=10^9*[.A859]" office:value-type="float" office:value="204.5625" calcext:value-type="float">
            <text:p>204.5625</text:p>
          </table:table-cell>
          <table:table-cell table:formula="of:=1000*[.B859]" office:value-type="float" office:value="-297.224" calcext:value-type="float">
            <text:p>-297.224</text:p>
          </table:table-cell>
          <table:table-cell table:number-columns-repeated="4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321344" calcext:value-type="float">
            <text:p>-0.321344</text:p>
          </table:table-cell>
          <table:table-cell/>
          <table:table-cell table:formula="of:=10^9*[.A860]" office:value-type="float" office:value="205.0625" calcext:value-type="float">
            <text:p>205.0625</text:p>
          </table:table-cell>
          <table:table-cell table:formula="of:=1000*[.B860]" office:value-type="float" office:value="-321.344" calcext:value-type="float">
            <text:p>-321.344</text:p>
          </table:table-cell>
          <table:table-cell table:number-columns-repeated="4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321344" calcext:value-type="float">
            <text:p>-0.321344</text:p>
          </table:table-cell>
          <table:table-cell/>
          <table:table-cell table:formula="of:=10^9*[.A861]" office:value-type="float" office:value="205.5625" calcext:value-type="float">
            <text:p>205.5625</text:p>
          </table:table-cell>
          <table:table-cell table:formula="of:=1000*[.B861]" office:value-type="float" office:value="-321.344" calcext:value-type="float">
            <text:p>-321.344</text:p>
          </table:table-cell>
          <table:table-cell table:number-columns-repeated="4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321344" calcext:value-type="float">
            <text:p>-0.321344</text:p>
          </table:table-cell>
          <table:table-cell/>
          <table:table-cell table:formula="of:=10^9*[.A862]" office:value-type="float" office:value="206.0625" calcext:value-type="float">
            <text:p>206.0625</text:p>
          </table:table-cell>
          <table:table-cell table:formula="of:=1000*[.B862]" office:value-type="float" office:value="-321.344" calcext:value-type="float">
            <text:p>-321.344</text:p>
          </table:table-cell>
          <table:table-cell table:number-columns-repeated="4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329384" calcext:value-type="float">
            <text:p>-0.329384</text:p>
          </table:table-cell>
          <table:table-cell/>
          <table:table-cell table:formula="of:=10^9*[.A863]" office:value-type="float" office:value="206.5625" calcext:value-type="float">
            <text:p>206.5625</text:p>
          </table:table-cell>
          <table:table-cell table:formula="of:=1000*[.B863]" office:value-type="float" office:value="-329.384" calcext:value-type="float">
            <text:p>-329.384</text:p>
          </table:table-cell>
          <table:table-cell table:number-columns-repeated="4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329384" calcext:value-type="float">
            <text:p>-0.329384</text:p>
          </table:table-cell>
          <table:table-cell/>
          <table:table-cell table:formula="of:=10^9*[.A864]" office:value-type="float" office:value="207.0625" calcext:value-type="float">
            <text:p>207.0625</text:p>
          </table:table-cell>
          <table:table-cell table:formula="of:=1000*[.B864]" office:value-type="float" office:value="-329.384" calcext:value-type="float">
            <text:p>-329.384</text:p>
          </table:table-cell>
          <table:table-cell table:number-columns-repeated="4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337425" calcext:value-type="float">
            <text:p>-0.337425</text:p>
          </table:table-cell>
          <table:table-cell/>
          <table:table-cell table:formula="of:=10^9*[.A865]" office:value-type="float" office:value="207.5625" calcext:value-type="float">
            <text:p>207.5625</text:p>
          </table:table-cell>
          <table:table-cell table:formula="of:=1000*[.B865]" office:value-type="float" office:value="-337.425" calcext:value-type="float">
            <text:p>-337.425</text:p>
          </table:table-cell>
          <table:table-cell table:number-columns-repeated="4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345465" calcext:value-type="float">
            <text:p>-0.345465</text:p>
          </table:table-cell>
          <table:table-cell/>
          <table:table-cell table:formula="of:=10^9*[.A866]" office:value-type="float" office:value="208.0625" calcext:value-type="float">
            <text:p>208.0625</text:p>
          </table:table-cell>
          <table:table-cell table:formula="of:=1000*[.B866]" office:value-type="float" office:value="-345.465" calcext:value-type="float">
            <text:p>-345.465</text:p>
          </table:table-cell>
          <table:table-cell table:number-columns-repeated="4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353505" calcext:value-type="float">
            <text:p>-0.353505</text:p>
          </table:table-cell>
          <table:table-cell/>
          <table:table-cell table:formula="of:=10^9*[.A867]" office:value-type="float" office:value="208.5625" calcext:value-type="float">
            <text:p>208.5625</text:p>
          </table:table-cell>
          <table:table-cell table:formula="of:=1000*[.B867]" office:value-type="float" office:value="-353.505" calcext:value-type="float">
            <text:p>-353.505</text:p>
          </table:table-cell>
          <table:table-cell table:number-columns-repeated="4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361545" calcext:value-type="float">
            <text:p>-0.361545</text:p>
          </table:table-cell>
          <table:table-cell/>
          <table:table-cell table:formula="of:=10^9*[.A868]" office:value-type="float" office:value="209.0625" calcext:value-type="float">
            <text:p>209.0625</text:p>
          </table:table-cell>
          <table:table-cell table:formula="of:=1000*[.B868]" office:value-type="float" office:value="-361.545" calcext:value-type="float">
            <text:p>-361.545</text:p>
          </table:table-cell>
          <table:table-cell table:number-columns-repeated="4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361545" calcext:value-type="float">
            <text:p>-0.361545</text:p>
          </table:table-cell>
          <table:table-cell/>
          <table:table-cell table:formula="of:=10^9*[.A869]" office:value-type="float" office:value="209.5625" calcext:value-type="float">
            <text:p>209.5625</text:p>
          </table:table-cell>
          <table:table-cell table:formula="of:=1000*[.B869]" office:value-type="float" office:value="-361.545" calcext:value-type="float">
            <text:p>-361.545</text:p>
          </table:table-cell>
          <table:table-cell table:number-columns-repeated="4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361545" calcext:value-type="float">
            <text:p>-0.361545</text:p>
          </table:table-cell>
          <table:table-cell/>
          <table:table-cell table:formula="of:=10^9*[.A870]" office:value-type="float" office:value="210.0625" calcext:value-type="float">
            <text:p>210.0625</text:p>
          </table:table-cell>
          <table:table-cell table:formula="of:=1000*[.B870]" office:value-type="float" office:value="-361.545" calcext:value-type="float">
            <text:p>-361.545</text:p>
          </table:table-cell>
          <table:table-cell table:number-columns-repeated="4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71]" office:value-type="float" office:value="210.5625" calcext:value-type="float">
            <text:p>210.5625</text:p>
          </table:table-cell>
          <table:table-cell table:formula="of:=1000*[.B871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361545" calcext:value-type="float">
            <text:p>-0.361545</text:p>
          </table:table-cell>
          <table:table-cell/>
          <table:table-cell table:formula="of:=10^9*[.A872]" office:value-type="float" office:value="211.0625" calcext:value-type="float">
            <text:p>211.0625</text:p>
          </table:table-cell>
          <table:table-cell table:formula="of:=1000*[.B872]" office:value-type="float" office:value="-361.545" calcext:value-type="float">
            <text:p>-361.545</text:p>
          </table:table-cell>
          <table:table-cell table:number-columns-repeated="4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73]" office:value-type="float" office:value="211.5625" calcext:value-type="float">
            <text:p>211.5625</text:p>
          </table:table-cell>
          <table:table-cell table:formula="of:=1000*[.B873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74]" office:value-type="float" office:value="212.0625" calcext:value-type="float">
            <text:p>212.0625</text:p>
          </table:table-cell>
          <table:table-cell table:formula="of:=1000*[.B874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361545" calcext:value-type="float">
            <text:p>-0.361545</text:p>
          </table:table-cell>
          <table:table-cell/>
          <table:table-cell table:formula="of:=10^9*[.A875]" office:value-type="float" office:value="212.5625" calcext:value-type="float">
            <text:p>212.5625</text:p>
          </table:table-cell>
          <table:table-cell table:formula="of:=1000*[.B875]" office:value-type="float" office:value="-361.545" calcext:value-type="float">
            <text:p>-361.545</text:p>
          </table:table-cell>
          <table:table-cell table:number-columns-repeated="4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76]" office:value-type="float" office:value="213.0625" calcext:value-type="float">
            <text:p>213.0625</text:p>
          </table:table-cell>
          <table:table-cell table:formula="of:=1000*[.B876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77]" office:value-type="float" office:value="213.5625" calcext:value-type="float">
            <text:p>213.5625</text:p>
          </table:table-cell>
          <table:table-cell table:formula="of:=1000*[.B877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78]" office:value-type="float" office:value="214.0625" calcext:value-type="float">
            <text:p>214.0625</text:p>
          </table:table-cell>
          <table:table-cell table:formula="of:=1000*[.B878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79]" office:value-type="float" office:value="214.5625" calcext:value-type="float">
            <text:p>214.5625</text:p>
          </table:table-cell>
          <table:table-cell table:formula="of:=1000*[.B879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80]" office:value-type="float" office:value="215.0625" calcext:value-type="float">
            <text:p>215.0625</text:p>
          </table:table-cell>
          <table:table-cell table:formula="of:=1000*[.B880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361545" calcext:value-type="float">
            <text:p>-0.361545</text:p>
          </table:table-cell>
          <table:table-cell/>
          <table:table-cell table:formula="of:=10^9*[.A881]" office:value-type="float" office:value="215.5625" calcext:value-type="float">
            <text:p>215.5625</text:p>
          </table:table-cell>
          <table:table-cell table:formula="of:=1000*[.B881]" office:value-type="float" office:value="-361.545" calcext:value-type="float">
            <text:p>-361.545</text:p>
          </table:table-cell>
          <table:table-cell table:number-columns-repeated="4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82]" office:value-type="float" office:value="216.0625" calcext:value-type="float">
            <text:p>216.0625</text:p>
          </table:table-cell>
          <table:table-cell table:formula="of:=1000*[.B882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83]" office:value-type="float" office:value="216.5625" calcext:value-type="float">
            <text:p>216.5625</text:p>
          </table:table-cell>
          <table:table-cell table:formula="of:=1000*[.B883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84]" office:value-type="float" office:value="217.0625" calcext:value-type="float">
            <text:p>217.0625</text:p>
          </table:table-cell>
          <table:table-cell table:formula="of:=1000*[.B884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85]" office:value-type="float" office:value="217.5625" calcext:value-type="float">
            <text:p>217.5625</text:p>
          </table:table-cell>
          <table:table-cell table:formula="of:=1000*[.B885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86]" office:value-type="float" office:value="218.0625" calcext:value-type="float">
            <text:p>218.0625</text:p>
          </table:table-cell>
          <table:table-cell table:formula="of:=1000*[.B886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87]" office:value-type="float" office:value="218.5625" calcext:value-type="float">
            <text:p>218.5625</text:p>
          </table:table-cell>
          <table:table-cell table:formula="of:=1000*[.B887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361545" calcext:value-type="float">
            <text:p>-0.361545</text:p>
          </table:table-cell>
          <table:table-cell/>
          <table:table-cell table:formula="of:=10^9*[.A888]" office:value-type="float" office:value="219.0625" calcext:value-type="float">
            <text:p>219.0625</text:p>
          </table:table-cell>
          <table:table-cell table:formula="of:=1000*[.B888]" office:value-type="float" office:value="-361.545" calcext:value-type="float">
            <text:p>-361.545</text:p>
          </table:table-cell>
          <table:table-cell table:number-columns-repeated="4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89]" office:value-type="float" office:value="219.5625" calcext:value-type="float">
            <text:p>219.5625</text:p>
          </table:table-cell>
          <table:table-cell table:formula="of:=1000*[.B889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890]" office:value-type="float" office:value="220.0625" calcext:value-type="float">
            <text:p>220.0625</text:p>
          </table:table-cell>
          <table:table-cell table:formula="of:=1000*[.B890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91]" office:value-type="float" office:value="220.5625" calcext:value-type="float">
            <text:p>220.5625</text:p>
          </table:table-cell>
          <table:table-cell table:formula="of:=1000*[.B891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892]" office:value-type="float" office:value="221.0625" calcext:value-type="float">
            <text:p>221.0625</text:p>
          </table:table-cell>
          <table:table-cell table:formula="of:=1000*[.B892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93]" office:value-type="float" office:value="221.5625" calcext:value-type="float">
            <text:p>221.5625</text:p>
          </table:table-cell>
          <table:table-cell table:formula="of:=1000*[.B893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94]" office:value-type="float" office:value="222.0625" calcext:value-type="float">
            <text:p>222.0625</text:p>
          </table:table-cell>
          <table:table-cell table:formula="of:=1000*[.B894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95]" office:value-type="float" office:value="222.5625" calcext:value-type="float">
            <text:p>222.5625</text:p>
          </table:table-cell>
          <table:table-cell table:formula="of:=1000*[.B895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96]" office:value-type="float" office:value="223.0625" calcext:value-type="float">
            <text:p>223.0625</text:p>
          </table:table-cell>
          <table:table-cell table:formula="of:=1000*[.B896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897]" office:value-type="float" office:value="223.5625" calcext:value-type="float">
            <text:p>223.5625</text:p>
          </table:table-cell>
          <table:table-cell table:formula="of:=1000*[.B897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98]" office:value-type="float" office:value="224.0625" calcext:value-type="float">
            <text:p>224.0625</text:p>
          </table:table-cell>
          <table:table-cell table:formula="of:=1000*[.B898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99]" office:value-type="float" office:value="224.5625" calcext:value-type="float">
            <text:p>224.5625</text:p>
          </table:table-cell>
          <table:table-cell table:formula="of:=1000*[.B899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900]" office:value-type="float" office:value="225.0625" calcext:value-type="float">
            <text:p>225.0625</text:p>
          </table:table-cell>
          <table:table-cell table:formula="of:=1000*[.B900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01]" office:value-type="float" office:value="225.5625" calcext:value-type="float">
            <text:p>225.5625</text:p>
          </table:table-cell>
          <table:table-cell table:formula="of:=1000*[.B901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02]" office:value-type="float" office:value="226.0625" calcext:value-type="float">
            <text:p>226.0625</text:p>
          </table:table-cell>
          <table:table-cell table:formula="of:=1000*[.B902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03]" office:value-type="float" office:value="226.5625" calcext:value-type="float">
            <text:p>226.5625</text:p>
          </table:table-cell>
          <table:table-cell table:formula="of:=1000*[.B903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04]" office:value-type="float" office:value="227.0625" calcext:value-type="float">
            <text:p>227.0625</text:p>
          </table:table-cell>
          <table:table-cell table:formula="of:=1000*[.B904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05]" office:value-type="float" office:value="227.5625" calcext:value-type="float">
            <text:p>227.5625</text:p>
          </table:table-cell>
          <table:table-cell table:formula="of:=1000*[.B905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06]" office:value-type="float" office:value="228.0625" calcext:value-type="float">
            <text:p>228.0625</text:p>
          </table:table-cell>
          <table:table-cell table:formula="of:=1000*[.B906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07]" office:value-type="float" office:value="228.5625" calcext:value-type="float">
            <text:p>228.5625</text:p>
          </table:table-cell>
          <table:table-cell table:formula="of:=1000*[.B907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08]" office:value-type="float" office:value="229.0625" calcext:value-type="float">
            <text:p>229.0625</text:p>
          </table:table-cell>
          <table:table-cell table:formula="of:=1000*[.B908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09]" office:value-type="float" office:value="229.5625" calcext:value-type="float">
            <text:p>229.5625</text:p>
          </table:table-cell>
          <table:table-cell table:formula="of:=1000*[.B909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10]" office:value-type="float" office:value="230.0625" calcext:value-type="float">
            <text:p>230.0625</text:p>
          </table:table-cell>
          <table:table-cell table:formula="of:=1000*[.B910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11]" office:value-type="float" office:value="230.5625" calcext:value-type="float">
            <text:p>230.5625</text:p>
          </table:table-cell>
          <table:table-cell table:formula="of:=1000*[.B911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912]" office:value-type="float" office:value="231.0625" calcext:value-type="float">
            <text:p>231.0625</text:p>
          </table:table-cell>
          <table:table-cell table:formula="of:=1000*[.B912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913]" office:value-type="float" office:value="231.5625" calcext:value-type="float">
            <text:p>231.5625</text:p>
          </table:table-cell>
          <table:table-cell table:formula="of:=1000*[.B913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14]" office:value-type="float" office:value="232.0625" calcext:value-type="float">
            <text:p>232.0625</text:p>
          </table:table-cell>
          <table:table-cell table:formula="of:=1000*[.B914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15]" office:value-type="float" office:value="232.5625" calcext:value-type="float">
            <text:p>232.5625</text:p>
          </table:table-cell>
          <table:table-cell table:formula="of:=1000*[.B915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16]" office:value-type="float" office:value="233.0625" calcext:value-type="float">
            <text:p>233.0625</text:p>
          </table:table-cell>
          <table:table-cell table:formula="of:=1000*[.B916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17]" office:value-type="float" office:value="233.5625" calcext:value-type="float">
            <text:p>233.5625</text:p>
          </table:table-cell>
          <table:table-cell table:formula="of:=1000*[.B917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18]" office:value-type="float" office:value="234.0625" calcext:value-type="float">
            <text:p>234.0625</text:p>
          </table:table-cell>
          <table:table-cell table:formula="of:=1000*[.B918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19]" office:value-type="float" office:value="234.5625" calcext:value-type="float">
            <text:p>234.5625</text:p>
          </table:table-cell>
          <table:table-cell table:formula="of:=1000*[.B919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920]" office:value-type="float" office:value="235.0625" calcext:value-type="float">
            <text:p>235.0625</text:p>
          </table:table-cell>
          <table:table-cell table:formula="of:=1000*[.B920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21]" office:value-type="float" office:value="235.5625" calcext:value-type="float">
            <text:p>235.5625</text:p>
          </table:table-cell>
          <table:table-cell table:formula="of:=1000*[.B921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22]" office:value-type="float" office:value="236.0625" calcext:value-type="float">
            <text:p>236.0625</text:p>
          </table:table-cell>
          <table:table-cell table:formula="of:=1000*[.B922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923]" office:value-type="float" office:value="236.5625" calcext:value-type="float">
            <text:p>236.5625</text:p>
          </table:table-cell>
          <table:table-cell table:formula="of:=1000*[.B923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24]" office:value-type="float" office:value="237.0625" calcext:value-type="float">
            <text:p>237.0625</text:p>
          </table:table-cell>
          <table:table-cell table:formula="of:=1000*[.B924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25]" office:value-type="float" office:value="237.5625" calcext:value-type="float">
            <text:p>237.5625</text:p>
          </table:table-cell>
          <table:table-cell table:formula="of:=1000*[.B925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26]" office:value-type="float" office:value="238.0625" calcext:value-type="float">
            <text:p>238.0625</text:p>
          </table:table-cell>
          <table:table-cell table:formula="of:=1000*[.B926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27]" office:value-type="float" office:value="238.5625" calcext:value-type="float">
            <text:p>238.5625</text:p>
          </table:table-cell>
          <table:table-cell table:formula="of:=1000*[.B927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928]" office:value-type="float" office:value="239.0625" calcext:value-type="float">
            <text:p>239.0625</text:p>
          </table:table-cell>
          <table:table-cell table:formula="of:=1000*[.B928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929]" office:value-type="float" office:value="239.5625" calcext:value-type="float">
            <text:p>239.5625</text:p>
          </table:table-cell>
          <table:table-cell table:formula="of:=1000*[.B929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30]" office:value-type="float" office:value="240.0625" calcext:value-type="float">
            <text:p>240.0625</text:p>
          </table:table-cell>
          <table:table-cell table:formula="of:=1000*[.B930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31]" office:value-type="float" office:value="240.5625" calcext:value-type="float">
            <text:p>240.5625</text:p>
          </table:table-cell>
          <table:table-cell table:formula="of:=1000*[.B931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32]" office:value-type="float" office:value="241.0625" calcext:value-type="float">
            <text:p>241.0625</text:p>
          </table:table-cell>
          <table:table-cell table:formula="of:=1000*[.B932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33]" office:value-type="float" office:value="241.5625" calcext:value-type="float">
            <text:p>241.5625</text:p>
          </table:table-cell>
          <table:table-cell table:formula="of:=1000*[.B933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34]" office:value-type="float" office:value="242.0625" calcext:value-type="float">
            <text:p>242.0625</text:p>
          </table:table-cell>
          <table:table-cell table:formula="of:=1000*[.B934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35]" office:value-type="float" office:value="242.5625" calcext:value-type="float">
            <text:p>242.5625</text:p>
          </table:table-cell>
          <table:table-cell table:formula="of:=1000*[.B935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36]" office:value-type="float" office:value="243.0625" calcext:value-type="float">
            <text:p>243.0625</text:p>
          </table:table-cell>
          <table:table-cell table:formula="of:=1000*[.B936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37]" office:value-type="float" office:value="243.5625" calcext:value-type="float">
            <text:p>243.5625</text:p>
          </table:table-cell>
          <table:table-cell table:formula="of:=1000*[.B937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38]" office:value-type="float" office:value="244.0625" calcext:value-type="float">
            <text:p>244.0625</text:p>
          </table:table-cell>
          <table:table-cell table:formula="of:=1000*[.B938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39]" office:value-type="float" office:value="244.5625" calcext:value-type="float">
            <text:p>244.5625</text:p>
          </table:table-cell>
          <table:table-cell table:formula="of:=1000*[.B939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40]" office:value-type="float" office:value="245.0625" calcext:value-type="float">
            <text:p>245.0625</text:p>
          </table:table-cell>
          <table:table-cell table:formula="of:=1000*[.B940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41]" office:value-type="float" office:value="245.5625" calcext:value-type="float">
            <text:p>245.5625</text:p>
          </table:table-cell>
          <table:table-cell table:formula="of:=1000*[.B941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42]" office:value-type="float" office:value="246.0625" calcext:value-type="float">
            <text:p>246.0625</text:p>
          </table:table-cell>
          <table:table-cell table:formula="of:=1000*[.B942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43]" office:value-type="float" office:value="246.5625" calcext:value-type="float">
            <text:p>246.5625</text:p>
          </table:table-cell>
          <table:table-cell table:formula="of:=1000*[.B943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44]" office:value-type="float" office:value="247.0625" calcext:value-type="float">
            <text:p>247.0625</text:p>
          </table:table-cell>
          <table:table-cell table:formula="of:=1000*[.B944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45]" office:value-type="float" office:value="247.5625" calcext:value-type="float">
            <text:p>247.5625</text:p>
          </table:table-cell>
          <table:table-cell table:formula="of:=1000*[.B945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46]" office:value-type="float" office:value="248.0625" calcext:value-type="float">
            <text:p>248.0625</text:p>
          </table:table-cell>
          <table:table-cell table:formula="of:=1000*[.B946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47]" office:value-type="float" office:value="248.5625" calcext:value-type="float">
            <text:p>248.5625</text:p>
          </table:table-cell>
          <table:table-cell table:formula="of:=1000*[.B947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48]" office:value-type="float" office:value="249.0625" calcext:value-type="float">
            <text:p>249.0625</text:p>
          </table:table-cell>
          <table:table-cell table:formula="of:=1000*[.B948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49]" office:value-type="float" office:value="249.5625" calcext:value-type="float">
            <text:p>249.5625</text:p>
          </table:table-cell>
          <table:table-cell table:formula="of:=1000*[.B949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50]" office:value-type="float" office:value="250.0625" calcext:value-type="float">
            <text:p>250.0625</text:p>
          </table:table-cell>
          <table:table-cell table:formula="of:=1000*[.B950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51]" office:value-type="float" office:value="250.5625" calcext:value-type="float">
            <text:p>250.5625</text:p>
          </table:table-cell>
          <table:table-cell table:formula="of:=1000*[.B951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52]" office:value-type="float" office:value="251.0625" calcext:value-type="float">
            <text:p>251.0625</text:p>
          </table:table-cell>
          <table:table-cell table:formula="of:=1000*[.B952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53]" office:value-type="float" office:value="251.5625" calcext:value-type="float">
            <text:p>251.5625</text:p>
          </table:table-cell>
          <table:table-cell table:formula="of:=1000*[.B953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54]" office:value-type="float" office:value="252.0625" calcext:value-type="float">
            <text:p>252.0625</text:p>
          </table:table-cell>
          <table:table-cell table:formula="of:=1000*[.B954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55]" office:value-type="float" office:value="252.5625" calcext:value-type="float">
            <text:p>252.5625</text:p>
          </table:table-cell>
          <table:table-cell table:formula="of:=1000*[.B955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56]" office:value-type="float" office:value="253.0625" calcext:value-type="float">
            <text:p>253.0625</text:p>
          </table:table-cell>
          <table:table-cell table:formula="of:=1000*[.B956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57]" office:value-type="float" office:value="253.5625" calcext:value-type="float">
            <text:p>253.5625</text:p>
          </table:table-cell>
          <table:table-cell table:formula="of:=1000*[.B957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58]" office:value-type="float" office:value="254.0625" calcext:value-type="float">
            <text:p>254.0625</text:p>
          </table:table-cell>
          <table:table-cell table:formula="of:=1000*[.B958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59]" office:value-type="float" office:value="254.5625" calcext:value-type="float">
            <text:p>254.5625</text:p>
          </table:table-cell>
          <table:table-cell table:formula="of:=1000*[.B959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60]" office:value-type="float" office:value="255.0625" calcext:value-type="float">
            <text:p>255.0625</text:p>
          </table:table-cell>
          <table:table-cell table:formula="of:=1000*[.B960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61]" office:value-type="float" office:value="255.5625" calcext:value-type="float">
            <text:p>255.5625</text:p>
          </table:table-cell>
          <table:table-cell table:formula="of:=1000*[.B961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62]" office:value-type="float" office:value="256.0625" calcext:value-type="float">
            <text:p>256.0625</text:p>
          </table:table-cell>
          <table:table-cell table:formula="of:=1000*[.B962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63]" office:value-type="float" office:value="256.5625" calcext:value-type="float">
            <text:p>256.5625</text:p>
          </table:table-cell>
          <table:table-cell table:formula="of:=1000*[.B963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64]" office:value-type="float" office:value="257.0625" calcext:value-type="float">
            <text:p>257.0625</text:p>
          </table:table-cell>
          <table:table-cell table:formula="of:=1000*[.B964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65]" office:value-type="float" office:value="257.5625" calcext:value-type="float">
            <text:p>257.5625</text:p>
          </table:table-cell>
          <table:table-cell table:formula="of:=1000*[.B96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66]" office:value-type="float" office:value="258.0625" calcext:value-type="float">
            <text:p>258.0625</text:p>
          </table:table-cell>
          <table:table-cell table:formula="of:=1000*[.B966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67]" office:value-type="float" office:value="258.5625" calcext:value-type="float">
            <text:p>258.5625</text:p>
          </table:table-cell>
          <table:table-cell table:formula="of:=1000*[.B967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68]" office:value-type="float" office:value="259.0625" calcext:value-type="float">
            <text:p>259.0625</text:p>
          </table:table-cell>
          <table:table-cell table:formula="of:=1000*[.B968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69]" office:value-type="float" office:value="259.5625" calcext:value-type="float">
            <text:p>259.5625</text:p>
          </table:table-cell>
          <table:table-cell table:formula="of:=1000*[.B969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70]" office:value-type="float" office:value="260.0625" calcext:value-type="float">
            <text:p>260.0625</text:p>
          </table:table-cell>
          <table:table-cell table:formula="of:=1000*[.B970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71]" office:value-type="float" office:value="260.5625" calcext:value-type="float">
            <text:p>260.5625</text:p>
          </table:table-cell>
          <table:table-cell table:formula="of:=1000*[.B971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72]" office:value-type="float" office:value="261.0625" calcext:value-type="float">
            <text:p>261.0625</text:p>
          </table:table-cell>
          <table:table-cell table:formula="of:=1000*[.B972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73]" office:value-type="float" office:value="261.5625" calcext:value-type="float">
            <text:p>261.5625</text:p>
          </table:table-cell>
          <table:table-cell table:formula="of:=1000*[.B973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74]" office:value-type="float" office:value="262.0625" calcext:value-type="float">
            <text:p>262.0625</text:p>
          </table:table-cell>
          <table:table-cell table:formula="of:=1000*[.B974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75]" office:value-type="float" office:value="262.5625" calcext:value-type="float">
            <text:p>262.5625</text:p>
          </table:table-cell>
          <table:table-cell table:formula="of:=1000*[.B97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76]" office:value-type="float" office:value="263.0625" calcext:value-type="float">
            <text:p>263.0625</text:p>
          </table:table-cell>
          <table:table-cell table:formula="of:=1000*[.B976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77]" office:value-type="float" office:value="263.5625" calcext:value-type="float">
            <text:p>263.5625</text:p>
          </table:table-cell>
          <table:table-cell table:formula="of:=1000*[.B977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78]" office:value-type="float" office:value="264.0625" calcext:value-type="float">
            <text:p>264.0625</text:p>
          </table:table-cell>
          <table:table-cell table:formula="of:=1000*[.B978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79]" office:value-type="float" office:value="264.5625" calcext:value-type="float">
            <text:p>264.5625</text:p>
          </table:table-cell>
          <table:table-cell table:formula="of:=1000*[.B979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80]" office:value-type="float" office:value="265.0625" calcext:value-type="float">
            <text:p>265.0625</text:p>
          </table:table-cell>
          <table:table-cell table:formula="of:=1000*[.B980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81]" office:value-type="float" office:value="265.5625" calcext:value-type="float">
            <text:p>265.5625</text:p>
          </table:table-cell>
          <table:table-cell table:formula="of:=1000*[.B981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82]" office:value-type="float" office:value="266.0625" calcext:value-type="float">
            <text:p>266.0625</text:p>
          </table:table-cell>
          <table:table-cell table:formula="of:=1000*[.B982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83]" office:value-type="float" office:value="266.5625" calcext:value-type="float">
            <text:p>266.5625</text:p>
          </table:table-cell>
          <table:table-cell table:formula="of:=1000*[.B983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84]" office:value-type="float" office:value="267.0625" calcext:value-type="float">
            <text:p>267.0625</text:p>
          </table:table-cell>
          <table:table-cell table:formula="of:=1000*[.B984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85]" office:value-type="float" office:value="267.5625" calcext:value-type="float">
            <text:p>267.5625</text:p>
          </table:table-cell>
          <table:table-cell table:formula="of:=1000*[.B98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86]" office:value-type="float" office:value="268.0625" calcext:value-type="float">
            <text:p>268.0625</text:p>
          </table:table-cell>
          <table:table-cell table:formula="of:=1000*[.B986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87]" office:value-type="float" office:value="268.5625" calcext:value-type="float">
            <text:p>268.5625</text:p>
          </table:table-cell>
          <table:table-cell table:formula="of:=1000*[.B987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88]" office:value-type="float" office:value="269.0625" calcext:value-type="float">
            <text:p>269.0625</text:p>
          </table:table-cell>
          <table:table-cell table:formula="of:=1000*[.B988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89]" office:value-type="float" office:value="269.5625" calcext:value-type="float">
            <text:p>269.5625</text:p>
          </table:table-cell>
          <table:table-cell table:formula="of:=1000*[.B989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990]" office:value-type="float" office:value="270.0625" calcext:value-type="float">
            <text:p>270.0625</text:p>
          </table:table-cell>
          <table:table-cell table:formula="of:=1000*[.B990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91]" office:value-type="float" office:value="270.5625" calcext:value-type="float">
            <text:p>270.5625</text:p>
          </table:table-cell>
          <table:table-cell table:formula="of:=1000*[.B991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92]" office:value-type="float" office:value="271.0625" calcext:value-type="float">
            <text:p>271.0625</text:p>
          </table:table-cell>
          <table:table-cell table:formula="of:=1000*[.B992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993]" office:value-type="float" office:value="271.5625" calcext:value-type="float">
            <text:p>271.5625</text:p>
          </table:table-cell>
          <table:table-cell table:formula="of:=1000*[.B993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94]" office:value-type="float" office:value="272.0625" calcext:value-type="float">
            <text:p>272.0625</text:p>
          </table:table-cell>
          <table:table-cell table:formula="of:=1000*[.B994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95]" office:value-type="float" office:value="272.5625" calcext:value-type="float">
            <text:p>272.5625</text:p>
          </table:table-cell>
          <table:table-cell table:formula="of:=1000*[.B99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96]" office:value-type="float" office:value="273.0625" calcext:value-type="float">
            <text:p>273.0625</text:p>
          </table:table-cell>
          <table:table-cell table:formula="of:=1000*[.B996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97]" office:value-type="float" office:value="273.5625" calcext:value-type="float">
            <text:p>273.5625</text:p>
          </table:table-cell>
          <table:table-cell table:formula="of:=1000*[.B997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98]" office:value-type="float" office:value="274.0625" calcext:value-type="float">
            <text:p>274.0625</text:p>
          </table:table-cell>
          <table:table-cell table:formula="of:=1000*[.B998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999]" office:value-type="float" office:value="274.5625" calcext:value-type="float">
            <text:p>274.5625</text:p>
          </table:table-cell>
          <table:table-cell table:formula="of:=1000*[.B999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00]" office:value-type="float" office:value="275.0625" calcext:value-type="float">
            <text:p>275.0625</text:p>
          </table:table-cell>
          <table:table-cell table:formula="of:=1000*[.B1000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01]" office:value-type="float" office:value="275.5625" calcext:value-type="float">
            <text:p>275.5625</text:p>
          </table:table-cell>
          <table:table-cell table:formula="of:=1000*[.B1001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02]" office:value-type="float" office:value="276.0625" calcext:value-type="float">
            <text:p>276.0625</text:p>
          </table:table-cell>
          <table:table-cell table:formula="of:=1000*[.B1002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03]" office:value-type="float" office:value="276.5625" calcext:value-type="float">
            <text:p>276.5625</text:p>
          </table:table-cell>
          <table:table-cell table:formula="of:=1000*[.B1003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04]" office:value-type="float" office:value="277.0625" calcext:value-type="float">
            <text:p>277.0625</text:p>
          </table:table-cell>
          <table:table-cell table:formula="of:=1000*[.B1004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05]" office:value-type="float" office:value="277.5625" calcext:value-type="float">
            <text:p>277.5625</text:p>
          </table:table-cell>
          <table:table-cell table:formula="of:=1000*[.B100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06]" office:value-type="float" office:value="278.0625" calcext:value-type="float">
            <text:p>278.0625</text:p>
          </table:table-cell>
          <table:table-cell table:formula="of:=1000*[.B1006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07]" office:value-type="float" office:value="278.5625" calcext:value-type="float">
            <text:p>278.5625</text:p>
          </table:table-cell>
          <table:table-cell table:formula="of:=1000*[.B1007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08]" office:value-type="float" office:value="279.0625" calcext:value-type="float">
            <text:p>279.0625</text:p>
          </table:table-cell>
          <table:table-cell table:formula="of:=1000*[.B1008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09]" office:value-type="float" office:value="279.5625" calcext:value-type="float">
            <text:p>279.5625</text:p>
          </table:table-cell>
          <table:table-cell table:formula="of:=1000*[.B1009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10]" office:value-type="float" office:value="280.0625" calcext:value-type="float">
            <text:p>280.0625</text:p>
          </table:table-cell>
          <table:table-cell table:formula="of:=1000*[.B1010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11]" office:value-type="float" office:value="280.5625" calcext:value-type="float">
            <text:p>280.5625</text:p>
          </table:table-cell>
          <table:table-cell table:formula="of:=1000*[.B1011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12]" office:value-type="float" office:value="281.0625" calcext:value-type="float">
            <text:p>281.0625</text:p>
          </table:table-cell>
          <table:table-cell table:formula="of:=1000*[.B1012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13]" office:value-type="float" office:value="281.5625" calcext:value-type="float">
            <text:p>281.5625</text:p>
          </table:table-cell>
          <table:table-cell table:formula="of:=1000*[.B1013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14]" office:value-type="float" office:value="282.0625" calcext:value-type="float">
            <text:p>282.0625</text:p>
          </table:table-cell>
          <table:table-cell table:formula="of:=1000*[.B1014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15]" office:value-type="float" office:value="282.5625" calcext:value-type="float">
            <text:p>282.5625</text:p>
          </table:table-cell>
          <table:table-cell table:formula="of:=1000*[.B101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16]" office:value-type="float" office:value="283.0625" calcext:value-type="float">
            <text:p>283.0625</text:p>
          </table:table-cell>
          <table:table-cell table:formula="of:=1000*[.B1016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17]" office:value-type="float" office:value="283.5625" calcext:value-type="float">
            <text:p>283.5625</text:p>
          </table:table-cell>
          <table:table-cell table:formula="of:=1000*[.B1017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18]" office:value-type="float" office:value="284.0625" calcext:value-type="float">
            <text:p>284.0625</text:p>
          </table:table-cell>
          <table:table-cell table:formula="of:=1000*[.B1018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19]" office:value-type="float" office:value="284.5625" calcext:value-type="float">
            <text:p>284.5625</text:p>
          </table:table-cell>
          <table:table-cell table:formula="of:=1000*[.B1019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20]" office:value-type="float" office:value="285.0625" calcext:value-type="float">
            <text:p>285.0625</text:p>
          </table:table-cell>
          <table:table-cell table:formula="of:=1000*[.B1020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21]" office:value-type="float" office:value="285.5625" calcext:value-type="float">
            <text:p>285.5625</text:p>
          </table:table-cell>
          <table:table-cell table:formula="of:=1000*[.B1021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22]" office:value-type="float" office:value="286.0625" calcext:value-type="float">
            <text:p>286.0625</text:p>
          </table:table-cell>
          <table:table-cell table:formula="of:=1000*[.B1022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23]" office:value-type="float" office:value="286.5625" calcext:value-type="float">
            <text:p>286.5625</text:p>
          </table:table-cell>
          <table:table-cell table:formula="of:=1000*[.B1023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24]" office:value-type="float" office:value="287.0625" calcext:value-type="float">
            <text:p>287.0625</text:p>
          </table:table-cell>
          <table:table-cell table:formula="of:=1000*[.B1024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25]" office:value-type="float" office:value="287.5625" calcext:value-type="float">
            <text:p>287.5625</text:p>
          </table:table-cell>
          <table:table-cell table:formula="of:=1000*[.B102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26]" office:value-type="float" office:value="288.0625" calcext:value-type="float">
            <text:p>288.0625</text:p>
          </table:table-cell>
          <table:table-cell table:formula="of:=1000*[.B1026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27]" office:value-type="float" office:value="288.5625" calcext:value-type="float">
            <text:p>288.5625</text:p>
          </table:table-cell>
          <table:table-cell table:formula="of:=1000*[.B1027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28]" office:value-type="float" office:value="289.0625" calcext:value-type="float">
            <text:p>289.0625</text:p>
          </table:table-cell>
          <table:table-cell table:formula="of:=1000*[.B1028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29]" office:value-type="float" office:value="289.5625" calcext:value-type="float">
            <text:p>289.5625</text:p>
          </table:table-cell>
          <table:table-cell table:formula="of:=1000*[.B1029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30]" office:value-type="float" office:value="290.0625" calcext:value-type="float">
            <text:p>290.0625</text:p>
          </table:table-cell>
          <table:table-cell table:formula="of:=1000*[.B1030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31]" office:value-type="float" office:value="290.5625" calcext:value-type="float">
            <text:p>290.5625</text:p>
          </table:table-cell>
          <table:table-cell table:formula="of:=1000*[.B1031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32]" office:value-type="float" office:value="291.0625" calcext:value-type="float">
            <text:p>291.0625</text:p>
          </table:table-cell>
          <table:table-cell table:formula="of:=1000*[.B1032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33]" office:value-type="float" office:value="291.5625" calcext:value-type="float">
            <text:p>291.5625</text:p>
          </table:table-cell>
          <table:table-cell table:formula="of:=1000*[.B1033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34]" office:value-type="float" office:value="292.0625" calcext:value-type="float">
            <text:p>292.0625</text:p>
          </table:table-cell>
          <table:table-cell table:formula="of:=1000*[.B1034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35]" office:value-type="float" office:value="292.5625" calcext:value-type="float">
            <text:p>292.5625</text:p>
          </table:table-cell>
          <table:table-cell table:formula="of:=1000*[.B1035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36]" office:value-type="float" office:value="293.0625" calcext:value-type="float">
            <text:p>293.0625</text:p>
          </table:table-cell>
          <table:table-cell table:formula="of:=1000*[.B1036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37]" office:value-type="float" office:value="293.5625" calcext:value-type="float">
            <text:p>293.5625</text:p>
          </table:table-cell>
          <table:table-cell table:formula="of:=1000*[.B1037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38]" office:value-type="float" office:value="294.0625" calcext:value-type="float">
            <text:p>294.0625</text:p>
          </table:table-cell>
          <table:table-cell table:formula="of:=1000*[.B1038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39]" office:value-type="float" office:value="294.5625" calcext:value-type="float">
            <text:p>294.5625</text:p>
          </table:table-cell>
          <table:table-cell table:formula="of:=1000*[.B1039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40]" office:value-type="float" office:value="295.0625" calcext:value-type="float">
            <text:p>295.0625</text:p>
          </table:table-cell>
          <table:table-cell table:formula="of:=1000*[.B1040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41]" office:value-type="float" office:value="295.5625" calcext:value-type="float">
            <text:p>295.5625</text:p>
          </table:table-cell>
          <table:table-cell table:formula="of:=1000*[.B1041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42]" office:value-type="float" office:value="296.0625" calcext:value-type="float">
            <text:p>296.0625</text:p>
          </table:table-cell>
          <table:table-cell table:formula="of:=1000*[.B1042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43]" office:value-type="float" office:value="296.5625" calcext:value-type="float">
            <text:p>296.5625</text:p>
          </table:table-cell>
          <table:table-cell table:formula="of:=1000*[.B1043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44]" office:value-type="float" office:value="297.0625" calcext:value-type="float">
            <text:p>297.0625</text:p>
          </table:table-cell>
          <table:table-cell table:formula="of:=1000*[.B1044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45]" office:value-type="float" office:value="297.5625" calcext:value-type="float">
            <text:p>297.5625</text:p>
          </table:table-cell>
          <table:table-cell table:formula="of:=1000*[.B104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46]" office:value-type="float" office:value="298.0625" calcext:value-type="float">
            <text:p>298.0625</text:p>
          </table:table-cell>
          <table:table-cell table:formula="of:=1000*[.B1046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47]" office:value-type="float" office:value="298.5625" calcext:value-type="float">
            <text:p>298.5625</text:p>
          </table:table-cell>
          <table:table-cell table:formula="of:=1000*[.B1047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48]" office:value-type="float" office:value="299.0625" calcext:value-type="float">
            <text:p>299.0625</text:p>
          </table:table-cell>
          <table:table-cell table:formula="of:=1000*[.B1048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49]" office:value-type="float" office:value="299.5625" calcext:value-type="float">
            <text:p>299.5625</text:p>
          </table:table-cell>
          <table:table-cell table:formula="of:=1000*[.B1049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50]" office:value-type="float" office:value="300.0625" calcext:value-type="float">
            <text:p>300.0625</text:p>
          </table:table-cell>
          <table:table-cell table:formula="of:=1000*[.B1050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51]" office:value-type="float" office:value="300.5625" calcext:value-type="float">
            <text:p>300.5625</text:p>
          </table:table-cell>
          <table:table-cell table:formula="of:=1000*[.B1051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52]" office:value-type="float" office:value="301.0625" calcext:value-type="float">
            <text:p>301.0625</text:p>
          </table:table-cell>
          <table:table-cell table:formula="of:=1000*[.B1052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53]" office:value-type="float" office:value="301.5625" calcext:value-type="float">
            <text:p>301.5625</text:p>
          </table:table-cell>
          <table:table-cell table:formula="of:=1000*[.B1053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54]" office:value-type="float" office:value="302.0625" calcext:value-type="float">
            <text:p>302.0625</text:p>
          </table:table-cell>
          <table:table-cell table:formula="of:=1000*[.B1054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55]" office:value-type="float" office:value="302.5625" calcext:value-type="float">
            <text:p>302.5625</text:p>
          </table:table-cell>
          <table:table-cell table:formula="of:=1000*[.B105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56]" office:value-type="float" office:value="303.0625" calcext:value-type="float">
            <text:p>303.0625</text:p>
          </table:table-cell>
          <table:table-cell table:formula="of:=1000*[.B1056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57]" office:value-type="float" office:value="303.5625" calcext:value-type="float">
            <text:p>303.5625</text:p>
          </table:table-cell>
          <table:table-cell table:formula="of:=1000*[.B1057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58]" office:value-type="float" office:value="304.0625" calcext:value-type="float">
            <text:p>304.0625</text:p>
          </table:table-cell>
          <table:table-cell table:formula="of:=1000*[.B1058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59]" office:value-type="float" office:value="304.5625" calcext:value-type="float">
            <text:p>304.5625</text:p>
          </table:table-cell>
          <table:table-cell table:formula="of:=1000*[.B1059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60]" office:value-type="float" office:value="305.0625" calcext:value-type="float">
            <text:p>305.0625</text:p>
          </table:table-cell>
          <table:table-cell table:formula="of:=1000*[.B1060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61]" office:value-type="float" office:value="305.5625" calcext:value-type="float">
            <text:p>305.5625</text:p>
          </table:table-cell>
          <table:table-cell table:formula="of:=1000*[.B1061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62]" office:value-type="float" office:value="306.0625" calcext:value-type="float">
            <text:p>306.0625</text:p>
          </table:table-cell>
          <table:table-cell table:formula="of:=1000*[.B1062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63]" office:value-type="float" office:value="306.5625" calcext:value-type="float">
            <text:p>306.5625</text:p>
          </table:table-cell>
          <table:table-cell table:formula="of:=1000*[.B1063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1064]" office:value-type="float" office:value="307.0625" calcext:value-type="float">
            <text:p>307.0625</text:p>
          </table:table-cell>
          <table:table-cell table:formula="of:=1000*[.B1064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65]" office:value-type="float" office:value="307.5625" calcext:value-type="float">
            <text:p>307.5625</text:p>
          </table:table-cell>
          <table:table-cell table:formula="of:=1000*[.B106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66]" office:value-type="float" office:value="308.0625" calcext:value-type="float">
            <text:p>308.0625</text:p>
          </table:table-cell>
          <table:table-cell table:formula="of:=1000*[.B1066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1067]" office:value-type="float" office:value="308.5625" calcext:value-type="float">
            <text:p>308.5625</text:p>
          </table:table-cell>
          <table:table-cell table:formula="of:=1000*[.B1067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1068]" office:value-type="float" office:value="309.0625" calcext:value-type="float">
            <text:p>309.0625</text:p>
          </table:table-cell>
          <table:table-cell table:formula="of:=1000*[.B1068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1069]" office:value-type="float" office:value="309.5625" calcext:value-type="float">
            <text:p>309.5625</text:p>
          </table:table-cell>
          <table:table-cell table:formula="of:=1000*[.B1069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345465" calcext:value-type="float">
            <text:p>-0.345465</text:p>
          </table:table-cell>
          <table:table-cell/>
          <table:table-cell table:formula="of:=10^9*[.A1070]" office:value-type="float" office:value="310.0625" calcext:value-type="float">
            <text:p>310.0625</text:p>
          </table:table-cell>
          <table:table-cell table:formula="of:=1000*[.B1070]" office:value-type="float" office:value="-345.465" calcext:value-type="float">
            <text:p>-345.465</text:p>
          </table:table-cell>
          <table:table-cell table:number-columns-repeated="4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345465" calcext:value-type="float">
            <text:p>-0.345465</text:p>
          </table:table-cell>
          <table:table-cell/>
          <table:table-cell table:formula="of:=10^9*[.A1071]" office:value-type="float" office:value="310.5625" calcext:value-type="float">
            <text:p>310.5625</text:p>
          </table:table-cell>
          <table:table-cell table:formula="of:=1000*[.B1071]" office:value-type="float" office:value="-345.465" calcext:value-type="float">
            <text:p>-345.465</text:p>
          </table:table-cell>
          <table:table-cell table:number-columns-repeated="4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313304" calcext:value-type="float">
            <text:p>-0.313304</text:p>
          </table:table-cell>
          <table:table-cell/>
          <table:table-cell table:formula="of:=10^9*[.A1072]" office:value-type="float" office:value="311.0625" calcext:value-type="float">
            <text:p>311.0625</text:p>
          </table:table-cell>
          <table:table-cell table:formula="of:=1000*[.B1072]" office:value-type="float" office:value="-313.304" calcext:value-type="float">
            <text:p>-313.304</text:p>
          </table:table-cell>
          <table:table-cell table:number-columns-repeated="4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313304" calcext:value-type="float">
            <text:p>-0.313304</text:p>
          </table:table-cell>
          <table:table-cell/>
          <table:table-cell table:formula="of:=10^9*[.A1073]" office:value-type="float" office:value="311.5625" calcext:value-type="float">
            <text:p>311.5625</text:p>
          </table:table-cell>
          <table:table-cell table:formula="of:=1000*[.B1073]" office:value-type="float" office:value="-313.304" calcext:value-type="float">
            <text:p>-313.304</text:p>
          </table:table-cell>
          <table:table-cell table:number-columns-repeated="4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297224" calcext:value-type="float">
            <text:p>-0.297224</text:p>
          </table:table-cell>
          <table:table-cell/>
          <table:table-cell table:formula="of:=10^9*[.A1074]" office:value-type="float" office:value="312.0625" calcext:value-type="float">
            <text:p>312.0625</text:p>
          </table:table-cell>
          <table:table-cell table:formula="of:=1000*[.B1074]" office:value-type="float" office:value="-297.224" calcext:value-type="float">
            <text:p>-297.224</text:p>
          </table:table-cell>
          <table:table-cell table:number-columns-repeated="4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289183" calcext:value-type="float">
            <text:p>-0.289183</text:p>
          </table:table-cell>
          <table:table-cell/>
          <table:table-cell table:formula="of:=10^9*[.A1075]" office:value-type="float" office:value="312.5625" calcext:value-type="float">
            <text:p>312.5625</text:p>
          </table:table-cell>
          <table:table-cell table:formula="of:=1000*[.B1075]" office:value-type="float" office:value="-289.183" calcext:value-type="float">
            <text:p>-289.183</text:p>
          </table:table-cell>
          <table:table-cell table:number-columns-repeated="4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289183" calcext:value-type="float">
            <text:p>-0.289183</text:p>
          </table:table-cell>
          <table:table-cell/>
          <table:table-cell table:formula="of:=10^9*[.A1076]" office:value-type="float" office:value="313.0625" calcext:value-type="float">
            <text:p>313.0625</text:p>
          </table:table-cell>
          <table:table-cell table:formula="of:=1000*[.B1076]" office:value-type="float" office:value="-289.183" calcext:value-type="float">
            <text:p>-289.183</text:p>
          </table:table-cell>
          <table:table-cell table:number-columns-repeated="4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289183" calcext:value-type="float">
            <text:p>-0.289183</text:p>
          </table:table-cell>
          <table:table-cell/>
          <table:table-cell table:formula="of:=10^9*[.A1077]" office:value-type="float" office:value="313.5625" calcext:value-type="float">
            <text:p>313.5625</text:p>
          </table:table-cell>
          <table:table-cell table:formula="of:=1000*[.B1077]" office:value-type="float" office:value="-289.183" calcext:value-type="float">
            <text:p>-289.183</text:p>
          </table:table-cell>
          <table:table-cell table:number-columns-repeated="4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289183" calcext:value-type="float">
            <text:p>-0.289183</text:p>
          </table:table-cell>
          <table:table-cell/>
          <table:table-cell table:formula="of:=10^9*[.A1078]" office:value-type="float" office:value="314.0625" calcext:value-type="float">
            <text:p>314.0625</text:p>
          </table:table-cell>
          <table:table-cell table:formula="of:=1000*[.B1078]" office:value-type="float" office:value="-289.183" calcext:value-type="float">
            <text:p>-289.183</text:p>
          </table:table-cell>
          <table:table-cell table:number-columns-repeated="4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297224" calcext:value-type="float">
            <text:p>-0.297224</text:p>
          </table:table-cell>
          <table:table-cell/>
          <table:table-cell table:formula="of:=10^9*[.A1079]" office:value-type="float" office:value="314.5625" calcext:value-type="float">
            <text:p>314.5625</text:p>
          </table:table-cell>
          <table:table-cell table:formula="of:=1000*[.B1079]" office:value-type="float" office:value="-297.224" calcext:value-type="float">
            <text:p>-297.224</text:p>
          </table:table-cell>
          <table:table-cell table:number-columns-repeated="4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305264" calcext:value-type="float">
            <text:p>-0.305264</text:p>
          </table:table-cell>
          <table:table-cell/>
          <table:table-cell table:formula="of:=10^9*[.A1080]" office:value-type="float" office:value="315.0625" calcext:value-type="float">
            <text:p>315.0625</text:p>
          </table:table-cell>
          <table:table-cell table:formula="of:=1000*[.B1080]" office:value-type="float" office:value="-305.264" calcext:value-type="float">
            <text:p>-305.264</text:p>
          </table:table-cell>
          <table:table-cell table:number-columns-repeated="4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313304" calcext:value-type="float">
            <text:p>-0.313304</text:p>
          </table:table-cell>
          <table:table-cell/>
          <table:table-cell table:formula="of:=10^9*[.A1081]" office:value-type="float" office:value="315.5625" calcext:value-type="float">
            <text:p>315.5625</text:p>
          </table:table-cell>
          <table:table-cell table:formula="of:=1000*[.B1081]" office:value-type="float" office:value="-313.304" calcext:value-type="float">
            <text:p>-313.304</text:p>
          </table:table-cell>
          <table:table-cell table:number-columns-repeated="4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329384" calcext:value-type="float">
            <text:p>-0.329384</text:p>
          </table:table-cell>
          <table:table-cell/>
          <table:table-cell table:formula="of:=10^9*[.A1082]" office:value-type="float" office:value="316.0625" calcext:value-type="float">
            <text:p>316.0625</text:p>
          </table:table-cell>
          <table:table-cell table:formula="of:=1000*[.B1082]" office:value-type="float" office:value="-329.384" calcext:value-type="float">
            <text:p>-329.384</text:p>
          </table:table-cell>
          <table:table-cell table:number-columns-repeated="4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321344" calcext:value-type="float">
            <text:p>-0.321344</text:p>
          </table:table-cell>
          <table:table-cell/>
          <table:table-cell table:formula="of:=10^9*[.A1083]" office:value-type="float" office:value="316.5625" calcext:value-type="float">
            <text:p>316.5625</text:p>
          </table:table-cell>
          <table:table-cell table:formula="of:=1000*[.B1083]" office:value-type="float" office:value="-321.344" calcext:value-type="float">
            <text:p>-321.344</text:p>
          </table:table-cell>
          <table:table-cell table:number-columns-repeated="4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353505" calcext:value-type="float">
            <text:p>-0.353505</text:p>
          </table:table-cell>
          <table:table-cell/>
          <table:table-cell table:formula="of:=10^9*[.A1084]" office:value-type="float" office:value="317.0625" calcext:value-type="float">
            <text:p>317.0625</text:p>
          </table:table-cell>
          <table:table-cell table:formula="of:=1000*[.B1084]" office:value-type="float" office:value="-353.505" calcext:value-type="float">
            <text:p>-353.505</text:p>
          </table:table-cell>
          <table:table-cell table:number-columns-repeated="4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1085]" office:value-type="float" office:value="317.5625" calcext:value-type="float">
            <text:p>317.5625</text:p>
          </table:table-cell>
          <table:table-cell table:formula="of:=1000*[.B1085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1086]" office:value-type="float" office:value="318.0625" calcext:value-type="float">
            <text:p>318.0625</text:p>
          </table:table-cell>
          <table:table-cell table:formula="of:=1000*[.B1086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87]" office:value-type="float" office:value="318.5625" calcext:value-type="float">
            <text:p>318.5625</text:p>
          </table:table-cell>
          <table:table-cell table:formula="of:=1000*[.B1087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88]" office:value-type="float" office:value="319.0625" calcext:value-type="float">
            <text:p>319.0625</text:p>
          </table:table-cell>
          <table:table-cell table:formula="of:=1000*[.B1088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89]" office:value-type="float" office:value="319.5625" calcext:value-type="float">
            <text:p>319.5625</text:p>
          </table:table-cell>
          <table:table-cell table:formula="of:=1000*[.B1089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90]" office:value-type="float" office:value="320.0625" calcext:value-type="float">
            <text:p>320.0625</text:p>
          </table:table-cell>
          <table:table-cell table:formula="of:=1000*[.B1090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91]" office:value-type="float" office:value="320.5625" calcext:value-type="float">
            <text:p>320.5625</text:p>
          </table:table-cell>
          <table:table-cell table:formula="of:=1000*[.B109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092]" office:value-type="float" office:value="321.0625" calcext:value-type="float">
            <text:p>321.0625</text:p>
          </table:table-cell>
          <table:table-cell table:formula="of:=1000*[.B1092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93]" office:value-type="float" office:value="321.5625" calcext:value-type="float">
            <text:p>321.5625</text:p>
          </table:table-cell>
          <table:table-cell table:formula="of:=1000*[.B1093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94]" office:value-type="float" office:value="322.0625" calcext:value-type="float">
            <text:p>322.0625</text:p>
          </table:table-cell>
          <table:table-cell table:formula="of:=1000*[.B1094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95]" office:value-type="float" office:value="322.5625" calcext:value-type="float">
            <text:p>322.5625</text:p>
          </table:table-cell>
          <table:table-cell table:formula="of:=1000*[.B1095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96]" office:value-type="float" office:value="323.0625" calcext:value-type="float">
            <text:p>323.0625</text:p>
          </table:table-cell>
          <table:table-cell table:formula="of:=1000*[.B1096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097]" office:value-type="float" office:value="323.5625" calcext:value-type="float">
            <text:p>323.5625</text:p>
          </table:table-cell>
          <table:table-cell table:formula="of:=1000*[.B109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098]" office:value-type="float" office:value="324.0625" calcext:value-type="float">
            <text:p>324.0625</text:p>
          </table:table-cell>
          <table:table-cell table:formula="of:=1000*[.B109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099]" office:value-type="float" office:value="324.5625" calcext:value-type="float">
            <text:p>324.5625</text:p>
          </table:table-cell>
          <table:table-cell table:formula="of:=1000*[.B1099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100]" office:value-type="float" office:value="325.0625" calcext:value-type="float">
            <text:p>325.0625</text:p>
          </table:table-cell>
          <table:table-cell table:formula="of:=1000*[.B1100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101]" office:value-type="float" office:value="325.5625" calcext:value-type="float">
            <text:p>325.5625</text:p>
          </table:table-cell>
          <table:table-cell table:formula="of:=1000*[.B1101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102]" office:value-type="float" office:value="326.0625" calcext:value-type="float">
            <text:p>326.0625</text:p>
          </table:table-cell>
          <table:table-cell table:formula="of:=1000*[.B1102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03]" office:value-type="float" office:value="326.5625" calcext:value-type="float">
            <text:p>326.5625</text:p>
          </table:table-cell>
          <table:table-cell table:formula="of:=1000*[.B110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04]" office:value-type="float" office:value="327.0625" calcext:value-type="float">
            <text:p>327.0625</text:p>
          </table:table-cell>
          <table:table-cell table:formula="of:=1000*[.B110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05]" office:value-type="float" office:value="327.5625" calcext:value-type="float">
            <text:p>327.5625</text:p>
          </table:table-cell>
          <table:table-cell table:formula="of:=1000*[.B110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06]" office:value-type="float" office:value="328.0625" calcext:value-type="float">
            <text:p>328.0625</text:p>
          </table:table-cell>
          <table:table-cell table:formula="of:=1000*[.B110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07]" office:value-type="float" office:value="328.5625" calcext:value-type="float">
            <text:p>328.5625</text:p>
          </table:table-cell>
          <table:table-cell table:formula="of:=1000*[.B110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08]" office:value-type="float" office:value="329.0625" calcext:value-type="float">
            <text:p>329.0625</text:p>
          </table:table-cell>
          <table:table-cell table:formula="of:=1000*[.B110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09]" office:value-type="float" office:value="329.5625" calcext:value-type="float">
            <text:p>329.5625</text:p>
          </table:table-cell>
          <table:table-cell table:formula="of:=1000*[.B110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10]" office:value-type="float" office:value="330.0625" calcext:value-type="float">
            <text:p>330.0625</text:p>
          </table:table-cell>
          <table:table-cell table:formula="of:=1000*[.B111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11]" office:value-type="float" office:value="330.5625" calcext:value-type="float">
            <text:p>330.5625</text:p>
          </table:table-cell>
          <table:table-cell table:formula="of:=1000*[.B111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12]" office:value-type="float" office:value="331.0625" calcext:value-type="float">
            <text:p>331.0625</text:p>
          </table:table-cell>
          <table:table-cell table:formula="of:=1000*[.B111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13]" office:value-type="float" office:value="331.5625" calcext:value-type="float">
            <text:p>331.5625</text:p>
          </table:table-cell>
          <table:table-cell table:formula="of:=1000*[.B111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14]" office:value-type="float" office:value="332.0625" calcext:value-type="float">
            <text:p>332.0625</text:p>
          </table:table-cell>
          <table:table-cell table:formula="of:=1000*[.B111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15]" office:value-type="float" office:value="332.5625" calcext:value-type="float">
            <text:p>332.5625</text:p>
          </table:table-cell>
          <table:table-cell table:formula="of:=1000*[.B111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16]" office:value-type="float" office:value="333.0625" calcext:value-type="float">
            <text:p>333.0625</text:p>
          </table:table-cell>
          <table:table-cell table:formula="of:=1000*[.B1116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17]" office:value-type="float" office:value="333.5625" calcext:value-type="float">
            <text:p>333.5625</text:p>
          </table:table-cell>
          <table:table-cell table:formula="of:=1000*[.B1117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18]" office:value-type="float" office:value="334.0625" calcext:value-type="float">
            <text:p>334.0625</text:p>
          </table:table-cell>
          <table:table-cell table:formula="of:=1000*[.B111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19]" office:value-type="float" office:value="334.5625" calcext:value-type="float">
            <text:p>334.5625</text:p>
          </table:table-cell>
          <table:table-cell table:formula="of:=1000*[.B1119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20]" office:value-type="float" office:value="335.0625" calcext:value-type="float">
            <text:p>335.0625</text:p>
          </table:table-cell>
          <table:table-cell table:formula="of:=1000*[.B1120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21]" office:value-type="float" office:value="335.5625" calcext:value-type="float">
            <text:p>335.5625</text:p>
          </table:table-cell>
          <table:table-cell table:formula="of:=1000*[.B1121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22]" office:value-type="float" office:value="336.0625" calcext:value-type="float">
            <text:p>336.0625</text:p>
          </table:table-cell>
          <table:table-cell table:formula="of:=1000*[.B112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23]" office:value-type="float" office:value="336.5625" calcext:value-type="float">
            <text:p>336.5625</text:p>
          </table:table-cell>
          <table:table-cell table:formula="of:=1000*[.B1123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124]" office:value-type="float" office:value="337.0625" calcext:value-type="float">
            <text:p>337.0625</text:p>
          </table:table-cell>
          <table:table-cell table:formula="of:=1000*[.B1124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125]" office:value-type="float" office:value="337.5625" calcext:value-type="float">
            <text:p>337.5625</text:p>
          </table:table-cell>
          <table:table-cell table:formula="of:=1000*[.B112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126]" office:value-type="float" office:value="338.0625" calcext:value-type="float">
            <text:p>338.0625</text:p>
          </table:table-cell>
          <table:table-cell table:formula="of:=1000*[.B1126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127]" office:value-type="float" office:value="338.5625" calcext:value-type="float">
            <text:p>338.5625</text:p>
          </table:table-cell>
          <table:table-cell table:formula="of:=1000*[.B112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128]" office:value-type="float" office:value="339.0625" calcext:value-type="float">
            <text:p>339.0625</text:p>
          </table:table-cell>
          <table:table-cell table:formula="of:=1000*[.B1128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129]" office:value-type="float" office:value="339.5625" calcext:value-type="float">
            <text:p>339.5625</text:p>
          </table:table-cell>
          <table:table-cell table:formula="of:=1000*[.B112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130]" office:value-type="float" office:value="340.0625" calcext:value-type="float">
            <text:p>340.0625</text:p>
          </table:table-cell>
          <table:table-cell table:formula="of:=1000*[.B113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131]" office:value-type="float" office:value="340.5625" calcext:value-type="float">
            <text:p>340.5625</text:p>
          </table:table-cell>
          <table:table-cell table:formula="of:=1000*[.B1131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132]" office:value-type="float" office:value="341.0625" calcext:value-type="float">
            <text:p>341.0625</text:p>
          </table:table-cell>
          <table:table-cell table:formula="of:=1000*[.B1132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133]" office:value-type="float" office:value="341.5625" calcext:value-type="float">
            <text:p>341.5625</text:p>
          </table:table-cell>
          <table:table-cell table:formula="of:=1000*[.B1133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134]" office:value-type="float" office:value="342.0625" calcext:value-type="float">
            <text:p>342.0625</text:p>
          </table:table-cell>
          <table:table-cell table:formula="of:=1000*[.B1134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135]" office:value-type="float" office:value="342.5625" calcext:value-type="float">
            <text:p>342.5625</text:p>
          </table:table-cell>
          <table:table-cell table:formula="of:=1000*[.B113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136]" office:value-type="float" office:value="343.0625" calcext:value-type="float">
            <text:p>343.0625</text:p>
          </table:table-cell>
          <table:table-cell table:formula="of:=1000*[.B1136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137]" office:value-type="float" office:value="343.5625" calcext:value-type="float">
            <text:p>343.5625</text:p>
          </table:table-cell>
          <table:table-cell table:formula="of:=1000*[.B1137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138]" office:value-type="float" office:value="344.0625" calcext:value-type="float">
            <text:p>344.0625</text:p>
          </table:table-cell>
          <table:table-cell table:formula="of:=1000*[.B1138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139]" office:value-type="float" office:value="344.5625" calcext:value-type="float">
            <text:p>344.5625</text:p>
          </table:table-cell>
          <table:table-cell table:formula="of:=1000*[.B1139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140]" office:value-type="float" office:value="345.0625" calcext:value-type="float">
            <text:p>345.0625</text:p>
          </table:table-cell>
          <table:table-cell table:formula="of:=1000*[.B114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41]" office:value-type="float" office:value="345.5625" calcext:value-type="float">
            <text:p>345.5625</text:p>
          </table:table-cell>
          <table:table-cell table:formula="of:=1000*[.B1141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42]" office:value-type="float" office:value="346.0625" calcext:value-type="float">
            <text:p>346.0625</text:p>
          </table:table-cell>
          <table:table-cell table:formula="of:=1000*[.B1142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143]" office:value-type="float" office:value="346.5625" calcext:value-type="float">
            <text:p>346.5625</text:p>
          </table:table-cell>
          <table:table-cell table:formula="of:=1000*[.B1143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44]" office:value-type="float" office:value="347.0625" calcext:value-type="float">
            <text:p>347.0625</text:p>
          </table:table-cell>
          <table:table-cell table:formula="of:=1000*[.B1144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145]" office:value-type="float" office:value="347.5625" calcext:value-type="float">
            <text:p>347.5625</text:p>
          </table:table-cell>
          <table:table-cell table:formula="of:=1000*[.B1145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46]" office:value-type="float" office:value="348.0625" calcext:value-type="float">
            <text:p>348.0625</text:p>
          </table:table-cell>
          <table:table-cell table:formula="of:=1000*[.B1146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147]" office:value-type="float" office:value="348.5625" calcext:value-type="float">
            <text:p>348.5625</text:p>
          </table:table-cell>
          <table:table-cell table:formula="of:=1000*[.B114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48]" office:value-type="float" office:value="349.0625" calcext:value-type="float">
            <text:p>349.0625</text:p>
          </table:table-cell>
          <table:table-cell table:formula="of:=1000*[.B1148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49]" office:value-type="float" office:value="349.5625" calcext:value-type="float">
            <text:p>349.5625</text:p>
          </table:table-cell>
          <table:table-cell table:formula="of:=1000*[.B1149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150]" office:value-type="float" office:value="350.0625" calcext:value-type="float">
            <text:p>350.0625</text:p>
          </table:table-cell>
          <table:table-cell table:formula="of:=1000*[.B1150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51]" office:value-type="float" office:value="350.5625" calcext:value-type="float">
            <text:p>350.5625</text:p>
          </table:table-cell>
          <table:table-cell table:formula="of:=1000*[.B1151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152]" office:value-type="float" office:value="351.0625" calcext:value-type="float">
            <text:p>351.0625</text:p>
          </table:table-cell>
          <table:table-cell table:formula="of:=1000*[.B1152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53]" office:value-type="float" office:value="351.5625" calcext:value-type="float">
            <text:p>351.5625</text:p>
          </table:table-cell>
          <table:table-cell table:formula="of:=1000*[.B1153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154]" office:value-type="float" office:value="352.0625" calcext:value-type="float">
            <text:p>352.0625</text:p>
          </table:table-cell>
          <table:table-cell table:formula="of:=1000*[.B1154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55]" office:value-type="float" office:value="352.5625" calcext:value-type="float">
            <text:p>352.5625</text:p>
          </table:table-cell>
          <table:table-cell table:formula="of:=1000*[.B1155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56]" office:value-type="float" office:value="353.0625" calcext:value-type="float">
            <text:p>353.0625</text:p>
          </table:table-cell>
          <table:table-cell table:formula="of:=1000*[.B1156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57]" office:value-type="float" office:value="353.5625" calcext:value-type="float">
            <text:p>353.5625</text:p>
          </table:table-cell>
          <table:table-cell table:formula="of:=1000*[.B1157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58]" office:value-type="float" office:value="354.0625" calcext:value-type="float">
            <text:p>354.0625</text:p>
          </table:table-cell>
          <table:table-cell table:formula="of:=1000*[.B1158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59]" office:value-type="float" office:value="354.5625" calcext:value-type="float">
            <text:p>354.5625</text:p>
          </table:table-cell>
          <table:table-cell table:formula="of:=1000*[.B1159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60]" office:value-type="float" office:value="355.0625" calcext:value-type="float">
            <text:p>355.0625</text:p>
          </table:table-cell>
          <table:table-cell table:formula="of:=1000*[.B1160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61]" office:value-type="float" office:value="355.5625" calcext:value-type="float">
            <text:p>355.5625</text:p>
          </table:table-cell>
          <table:table-cell table:formula="of:=1000*[.B1161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62]" office:value-type="float" office:value="356.0625" calcext:value-type="float">
            <text:p>356.0625</text:p>
          </table:table-cell>
          <table:table-cell table:formula="of:=1000*[.B1162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163]" office:value-type="float" office:value="356.5625" calcext:value-type="float">
            <text:p>356.5625</text:p>
          </table:table-cell>
          <table:table-cell table:formula="of:=1000*[.B1163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64]" office:value-type="float" office:value="357.0625" calcext:value-type="float">
            <text:p>357.0625</text:p>
          </table:table-cell>
          <table:table-cell table:formula="of:=1000*[.B1164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65]" office:value-type="float" office:value="357.5625" calcext:value-type="float">
            <text:p>357.5625</text:p>
          </table:table-cell>
          <table:table-cell table:formula="of:=1000*[.B1165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66]" office:value-type="float" office:value="358.0625" calcext:value-type="float">
            <text:p>358.0625</text:p>
          </table:table-cell>
          <table:table-cell table:formula="of:=1000*[.B1166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67]" office:value-type="float" office:value="358.5625" calcext:value-type="float">
            <text:p>358.5625</text:p>
          </table:table-cell>
          <table:table-cell table:formula="of:=1000*[.B1167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68]" office:value-type="float" office:value="359.0625" calcext:value-type="float">
            <text:p>359.0625</text:p>
          </table:table-cell>
          <table:table-cell table:formula="of:=1000*[.B1168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69]" office:value-type="float" office:value="359.5625" calcext:value-type="float">
            <text:p>359.5625</text:p>
          </table:table-cell>
          <table:table-cell table:formula="of:=1000*[.B1169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70]" office:value-type="float" office:value="360.0625" calcext:value-type="float">
            <text:p>360.0625</text:p>
          </table:table-cell>
          <table:table-cell table:formula="of:=1000*[.B1170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71]" office:value-type="float" office:value="360.5625" calcext:value-type="float">
            <text:p>360.5625</text:p>
          </table:table-cell>
          <table:table-cell table:formula="of:=1000*[.B1171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72]" office:value-type="float" office:value="361.0625" calcext:value-type="float">
            <text:p>361.0625</text:p>
          </table:table-cell>
          <table:table-cell table:formula="of:=1000*[.B1172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73]" office:value-type="float" office:value="361.5625" calcext:value-type="float">
            <text:p>361.5625</text:p>
          </table:table-cell>
          <table:table-cell table:formula="of:=1000*[.B1173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74]" office:value-type="float" office:value="362.0625" calcext:value-type="float">
            <text:p>362.0625</text:p>
          </table:table-cell>
          <table:table-cell table:formula="of:=1000*[.B1174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75]" office:value-type="float" office:value="362.5625" calcext:value-type="float">
            <text:p>362.5625</text:p>
          </table:table-cell>
          <table:table-cell table:formula="of:=1000*[.B1175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76]" office:value-type="float" office:value="363.0625" calcext:value-type="float">
            <text:p>363.0625</text:p>
          </table:table-cell>
          <table:table-cell table:formula="of:=1000*[.B1176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77]" office:value-type="float" office:value="363.5625" calcext:value-type="float">
            <text:p>363.5625</text:p>
          </table:table-cell>
          <table:table-cell table:formula="of:=1000*[.B1177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78]" office:value-type="float" office:value="364.0625" calcext:value-type="float">
            <text:p>364.0625</text:p>
          </table:table-cell>
          <table:table-cell table:formula="of:=1000*[.B1178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79]" office:value-type="float" office:value="364.5625" calcext:value-type="float">
            <text:p>364.5625</text:p>
          </table:table-cell>
          <table:table-cell table:formula="of:=1000*[.B1179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80]" office:value-type="float" office:value="365.0625" calcext:value-type="float">
            <text:p>365.0625</text:p>
          </table:table-cell>
          <table:table-cell table:formula="of:=1000*[.B1180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81]" office:value-type="float" office:value="365.5625" calcext:value-type="float">
            <text:p>365.5625</text:p>
          </table:table-cell>
          <table:table-cell table:formula="of:=1000*[.B1181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182]" office:value-type="float" office:value="366.0625" calcext:value-type="float">
            <text:p>366.0625</text:p>
          </table:table-cell>
          <table:table-cell table:formula="of:=1000*[.B1182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83]" office:value-type="float" office:value="366.5625" calcext:value-type="float">
            <text:p>366.5625</text:p>
          </table:table-cell>
          <table:table-cell table:formula="of:=1000*[.B1183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84]" office:value-type="float" office:value="367.0625" calcext:value-type="float">
            <text:p>367.0625</text:p>
          </table:table-cell>
          <table:table-cell table:formula="of:=1000*[.B1184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85]" office:value-type="float" office:value="367.5625" calcext:value-type="float">
            <text:p>367.5625</text:p>
          </table:table-cell>
          <table:table-cell table:formula="of:=1000*[.B1185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86]" office:value-type="float" office:value="368.0625" calcext:value-type="float">
            <text:p>368.0625</text:p>
          </table:table-cell>
          <table:table-cell table:formula="of:=1000*[.B1186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87]" office:value-type="float" office:value="368.5625" calcext:value-type="float">
            <text:p>368.5625</text:p>
          </table:table-cell>
          <table:table-cell table:formula="of:=1000*[.B1187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88]" office:value-type="float" office:value="369.0625" calcext:value-type="float">
            <text:p>369.0625</text:p>
          </table:table-cell>
          <table:table-cell table:formula="of:=1000*[.B1188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89]" office:value-type="float" office:value="369.5625" calcext:value-type="float">
            <text:p>369.5625</text:p>
          </table:table-cell>
          <table:table-cell table:formula="of:=1000*[.B1189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90]" office:value-type="float" office:value="370.0625" calcext:value-type="float">
            <text:p>370.0625</text:p>
          </table:table-cell>
          <table:table-cell table:formula="of:=1000*[.B1190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91]" office:value-type="float" office:value="370.5625" calcext:value-type="float">
            <text:p>370.5625</text:p>
          </table:table-cell>
          <table:table-cell table:formula="of:=1000*[.B1191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92]" office:value-type="float" office:value="371.0625" calcext:value-type="float">
            <text:p>371.0625</text:p>
          </table:table-cell>
          <table:table-cell table:formula="of:=1000*[.B1192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93]" office:value-type="float" office:value="371.5625" calcext:value-type="float">
            <text:p>371.5625</text:p>
          </table:table-cell>
          <table:table-cell table:formula="of:=1000*[.B1193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94]" office:value-type="float" office:value="372.0625" calcext:value-type="float">
            <text:p>372.0625</text:p>
          </table:table-cell>
          <table:table-cell table:formula="of:=1000*[.B1194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95]" office:value-type="float" office:value="372.5625" calcext:value-type="float">
            <text:p>372.5625</text:p>
          </table:table-cell>
          <table:table-cell table:formula="of:=1000*[.B1195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96]" office:value-type="float" office:value="373.0625" calcext:value-type="float">
            <text:p>373.0625</text:p>
          </table:table-cell>
          <table:table-cell table:formula="of:=1000*[.B1196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97]" office:value-type="float" office:value="373.5625" calcext:value-type="float">
            <text:p>373.5625</text:p>
          </table:table-cell>
          <table:table-cell table:formula="of:=1000*[.B1197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98]" office:value-type="float" office:value="374.0625" calcext:value-type="float">
            <text:p>374.0625</text:p>
          </table:table-cell>
          <table:table-cell table:formula="of:=1000*[.B1198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99]" office:value-type="float" office:value="374.5625" calcext:value-type="float">
            <text:p>374.5625</text:p>
          </table:table-cell>
          <table:table-cell table:formula="of:=1000*[.B1199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200]" office:value-type="float" office:value="375.0625" calcext:value-type="float">
            <text:p>375.0625</text:p>
          </table:table-cell>
          <table:table-cell table:formula="of:=1000*[.B1200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01]" office:value-type="float" office:value="375.5625" calcext:value-type="float">
            <text:p>375.5625</text:p>
          </table:table-cell>
          <table:table-cell table:formula="of:=1000*[.B1201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02]" office:value-type="float" office:value="376.0625" calcext:value-type="float">
            <text:p>376.0625</text:p>
          </table:table-cell>
          <table:table-cell table:formula="of:=1000*[.B1202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03]" office:value-type="float" office:value="376.5625" calcext:value-type="float">
            <text:p>376.5625</text:p>
          </table:table-cell>
          <table:table-cell table:formula="of:=1000*[.B1203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04]" office:value-type="float" office:value="377.0625" calcext:value-type="float">
            <text:p>377.0625</text:p>
          </table:table-cell>
          <table:table-cell table:formula="of:=1000*[.B1204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05]" office:value-type="float" office:value="377.5625" calcext:value-type="float">
            <text:p>377.5625</text:p>
          </table:table-cell>
          <table:table-cell table:formula="of:=1000*[.B1205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06]" office:value-type="float" office:value="378.0625" calcext:value-type="float">
            <text:p>378.0625</text:p>
          </table:table-cell>
          <table:table-cell table:formula="of:=1000*[.B1206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07]" office:value-type="float" office:value="378.5625" calcext:value-type="float">
            <text:p>378.5625</text:p>
          </table:table-cell>
          <table:table-cell table:formula="of:=1000*[.B1207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208]" office:value-type="float" office:value="379.0625" calcext:value-type="float">
            <text:p>379.0625</text:p>
          </table:table-cell>
          <table:table-cell table:formula="of:=1000*[.B1208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09]" office:value-type="float" office:value="379.5625" calcext:value-type="float">
            <text:p>379.5625</text:p>
          </table:table-cell>
          <table:table-cell table:formula="of:=1000*[.B1209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10]" office:value-type="float" office:value="380.0625" calcext:value-type="float">
            <text:p>380.0625</text:p>
          </table:table-cell>
          <table:table-cell table:formula="of:=1000*[.B1210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11]" office:value-type="float" office:value="380.5625" calcext:value-type="float">
            <text:p>380.5625</text:p>
          </table:table-cell>
          <table:table-cell table:formula="of:=1000*[.B1211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12]" office:value-type="float" office:value="381.0625" calcext:value-type="float">
            <text:p>381.0625</text:p>
          </table:table-cell>
          <table:table-cell table:formula="of:=1000*[.B1212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13]" office:value-type="float" office:value="381.5625" calcext:value-type="float">
            <text:p>381.5625</text:p>
          </table:table-cell>
          <table:table-cell table:formula="of:=1000*[.B1213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14]" office:value-type="float" office:value="382.0625" calcext:value-type="float">
            <text:p>382.0625</text:p>
          </table:table-cell>
          <table:table-cell table:formula="of:=1000*[.B1214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15]" office:value-type="float" office:value="382.5625" calcext:value-type="float">
            <text:p>382.5625</text:p>
          </table:table-cell>
          <table:table-cell table:formula="of:=1000*[.B1215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216]" office:value-type="float" office:value="383.0625" calcext:value-type="float">
            <text:p>383.0625</text:p>
          </table:table-cell>
          <table:table-cell table:formula="of:=1000*[.B1216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17]" office:value-type="float" office:value="383.5625" calcext:value-type="float">
            <text:p>383.5625</text:p>
          </table:table-cell>
          <table:table-cell table:formula="of:=1000*[.B1217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18]" office:value-type="float" office:value="384.0625" calcext:value-type="float">
            <text:p>384.0625</text:p>
          </table:table-cell>
          <table:table-cell table:formula="of:=1000*[.B1218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19]" office:value-type="float" office:value="384.5625" calcext:value-type="float">
            <text:p>384.5625</text:p>
          </table:table-cell>
          <table:table-cell table:formula="of:=1000*[.B1219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20]" office:value-type="float" office:value="385.0625" calcext:value-type="float">
            <text:p>385.0625</text:p>
          </table:table-cell>
          <table:table-cell table:formula="of:=1000*[.B1220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21]" office:value-type="float" office:value="385.5625" calcext:value-type="float">
            <text:p>385.5625</text:p>
          </table:table-cell>
          <table:table-cell table:formula="of:=1000*[.B1221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22]" office:value-type="float" office:value="386.0625" calcext:value-type="float">
            <text:p>386.0625</text:p>
          </table:table-cell>
          <table:table-cell table:formula="of:=1000*[.B1222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23]" office:value-type="float" office:value="386.5625" calcext:value-type="float">
            <text:p>386.5625</text:p>
          </table:table-cell>
          <table:table-cell table:formula="of:=1000*[.B1223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24]" office:value-type="float" office:value="387.0625" calcext:value-type="float">
            <text:p>387.0625</text:p>
          </table:table-cell>
          <table:table-cell table:formula="of:=1000*[.B1224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25]" office:value-type="float" office:value="387.5625" calcext:value-type="float">
            <text:p>387.5625</text:p>
          </table:table-cell>
          <table:table-cell table:formula="of:=1000*[.B1225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26]" office:value-type="float" office:value="388.0625" calcext:value-type="float">
            <text:p>388.0625</text:p>
          </table:table-cell>
          <table:table-cell table:formula="of:=1000*[.B1226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27]" office:value-type="float" office:value="388.5625" calcext:value-type="float">
            <text:p>388.5625</text:p>
          </table:table-cell>
          <table:table-cell table:formula="of:=1000*[.B1227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28]" office:value-type="float" office:value="389.0625" calcext:value-type="float">
            <text:p>389.0625</text:p>
          </table:table-cell>
          <table:table-cell table:formula="of:=1000*[.B1228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29]" office:value-type="float" office:value="389.5625" calcext:value-type="float">
            <text:p>389.5625</text:p>
          </table:table-cell>
          <table:table-cell table:formula="of:=1000*[.B1229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30]" office:value-type="float" office:value="390.0625" calcext:value-type="float">
            <text:p>390.0625</text:p>
          </table:table-cell>
          <table:table-cell table:formula="of:=1000*[.B1230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31]" office:value-type="float" office:value="390.5625" calcext:value-type="float">
            <text:p>390.5625</text:p>
          </table:table-cell>
          <table:table-cell table:formula="of:=1000*[.B1231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32]" office:value-type="float" office:value="391.0625" calcext:value-type="float">
            <text:p>391.0625</text:p>
          </table:table-cell>
          <table:table-cell table:formula="of:=1000*[.B1232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33]" office:value-type="float" office:value="391.5625" calcext:value-type="float">
            <text:p>391.5625</text:p>
          </table:table-cell>
          <table:table-cell table:formula="of:=1000*[.B1233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34]" office:value-type="float" office:value="392.0625" calcext:value-type="float">
            <text:p>392.0625</text:p>
          </table:table-cell>
          <table:table-cell table:formula="of:=1000*[.B1234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35]" office:value-type="float" office:value="392.5625" calcext:value-type="float">
            <text:p>392.5625</text:p>
          </table:table-cell>
          <table:table-cell table:formula="of:=1000*[.B1235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36]" office:value-type="float" office:value="393.0625" calcext:value-type="float">
            <text:p>393.0625</text:p>
          </table:table-cell>
          <table:table-cell table:formula="of:=1000*[.B1236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37]" office:value-type="float" office:value="393.5625" calcext:value-type="float">
            <text:p>393.5625</text:p>
          </table:table-cell>
          <table:table-cell table:formula="of:=1000*[.B1237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38]" office:value-type="float" office:value="394.0625" calcext:value-type="float">
            <text:p>394.0625</text:p>
          </table:table-cell>
          <table:table-cell table:formula="of:=1000*[.B1238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39]" office:value-type="float" office:value="394.5625" calcext:value-type="float">
            <text:p>394.5625</text:p>
          </table:table-cell>
          <table:table-cell table:formula="of:=1000*[.B1239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40]" office:value-type="float" office:value="395.0625" calcext:value-type="float">
            <text:p>395.0625</text:p>
          </table:table-cell>
          <table:table-cell table:formula="of:=1000*[.B1240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41]" office:value-type="float" office:value="395.5625" calcext:value-type="float">
            <text:p>395.5625</text:p>
          </table:table-cell>
          <table:table-cell table:formula="of:=1000*[.B1241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42]" office:value-type="float" office:value="396.0625" calcext:value-type="float">
            <text:p>396.0625</text:p>
          </table:table-cell>
          <table:table-cell table:formula="of:=1000*[.B1242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43]" office:value-type="float" office:value="396.5625" calcext:value-type="float">
            <text:p>396.5625</text:p>
          </table:table-cell>
          <table:table-cell table:formula="of:=1000*[.B1243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44]" office:value-type="float" office:value="397.0625" calcext:value-type="float">
            <text:p>397.0625</text:p>
          </table:table-cell>
          <table:table-cell table:formula="of:=1000*[.B1244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45]" office:value-type="float" office:value="397.5625" calcext:value-type="float">
            <text:p>397.5625</text:p>
          </table:table-cell>
          <table:table-cell table:formula="of:=1000*[.B1245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46]" office:value-type="float" office:value="398.0625" calcext:value-type="float">
            <text:p>398.0625</text:p>
          </table:table-cell>
          <table:table-cell table:formula="of:=1000*[.B1246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47]" office:value-type="float" office:value="398.5625" calcext:value-type="float">
            <text:p>398.5625</text:p>
          </table:table-cell>
          <table:table-cell table:formula="of:=1000*[.B1247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48]" office:value-type="float" office:value="399.0625" calcext:value-type="float">
            <text:p>399.0625</text:p>
          </table:table-cell>
          <table:table-cell table:formula="of:=1000*[.B1248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49]" office:value-type="float" office:value="399.5625" calcext:value-type="float">
            <text:p>399.5625</text:p>
          </table:table-cell>
          <table:table-cell table:formula="of:=1000*[.B1249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50]" office:value-type="float" office:value="400.0625" calcext:value-type="float">
            <text:p>400.0625</text:p>
          </table:table-cell>
          <table:table-cell table:formula="of:=1000*[.B1250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51]" office:value-type="float" office:value="400.5625" calcext:value-type="float">
            <text:p>400.5625</text:p>
          </table:table-cell>
          <table:table-cell table:formula="of:=1000*[.B1251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52]" office:value-type="float" office:value="401.0625" calcext:value-type="float">
            <text:p>401.0625</text:p>
          </table:table-cell>
          <table:table-cell table:formula="of:=1000*[.B1252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53]" office:value-type="float" office:value="401.5625" calcext:value-type="float">
            <text:p>401.5625</text:p>
          </table:table-cell>
          <table:table-cell table:formula="of:=1000*[.B1253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54]" office:value-type="float" office:value="402.0625" calcext:value-type="float">
            <text:p>402.0625</text:p>
          </table:table-cell>
          <table:table-cell table:formula="of:=1000*[.B1254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55]" office:value-type="float" office:value="402.5625" calcext:value-type="float">
            <text:p>402.5625</text:p>
          </table:table-cell>
          <table:table-cell table:formula="of:=1000*[.B1255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56]" office:value-type="float" office:value="403.0625" calcext:value-type="float">
            <text:p>403.0625</text:p>
          </table:table-cell>
          <table:table-cell table:formula="of:=1000*[.B1256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57]" office:value-type="float" office:value="403.5625" calcext:value-type="float">
            <text:p>403.5625</text:p>
          </table:table-cell>
          <table:table-cell table:formula="of:=1000*[.B1257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58]" office:value-type="float" office:value="404.0625" calcext:value-type="float">
            <text:p>404.0625</text:p>
          </table:table-cell>
          <table:table-cell table:formula="of:=1000*[.B1258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59]" office:value-type="float" office:value="404.5625" calcext:value-type="float">
            <text:p>404.5625</text:p>
          </table:table-cell>
          <table:table-cell table:formula="of:=1000*[.B1259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60]" office:value-type="float" office:value="405.0625" calcext:value-type="float">
            <text:p>405.0625</text:p>
          </table:table-cell>
          <table:table-cell table:formula="of:=1000*[.B1260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61]" office:value-type="float" office:value="405.5625" calcext:value-type="float">
            <text:p>405.5625</text:p>
          </table:table-cell>
          <table:table-cell table:formula="of:=1000*[.B1261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62]" office:value-type="float" office:value="406.0625" calcext:value-type="float">
            <text:p>406.0625</text:p>
          </table:table-cell>
          <table:table-cell table:formula="of:=1000*[.B1262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63]" office:value-type="float" office:value="406.5625" calcext:value-type="float">
            <text:p>406.5625</text:p>
          </table:table-cell>
          <table:table-cell table:formula="of:=1000*[.B1263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64]" office:value-type="float" office:value="407.0625" calcext:value-type="float">
            <text:p>407.0625</text:p>
          </table:table-cell>
          <table:table-cell table:formula="of:=1000*[.B1264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65]" office:value-type="float" office:value="407.5625" calcext:value-type="float">
            <text:p>407.5625</text:p>
          </table:table-cell>
          <table:table-cell table:formula="of:=1000*[.B1265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66]" office:value-type="float" office:value="408.0625" calcext:value-type="float">
            <text:p>408.0625</text:p>
          </table:table-cell>
          <table:table-cell table:formula="of:=1000*[.B1266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67]" office:value-type="float" office:value="408.5625" calcext:value-type="float">
            <text:p>408.5625</text:p>
          </table:table-cell>
          <table:table-cell table:formula="of:=1000*[.B1267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68]" office:value-type="float" office:value="409.0625" calcext:value-type="float">
            <text:p>409.0625</text:p>
          </table:table-cell>
          <table:table-cell table:formula="of:=1000*[.B1268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69]" office:value-type="float" office:value="409.5625" calcext:value-type="float">
            <text:p>409.5625</text:p>
          </table:table-cell>
          <table:table-cell table:formula="of:=1000*[.B1269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70]" office:value-type="float" office:value="410.0625" calcext:value-type="float">
            <text:p>410.0625</text:p>
          </table:table-cell>
          <table:table-cell table:formula="of:=1000*[.B1270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71]" office:value-type="float" office:value="410.5625" calcext:value-type="float">
            <text:p>410.5625</text:p>
          </table:table-cell>
          <table:table-cell table:formula="of:=1000*[.B1271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72]" office:value-type="float" office:value="411.0625" calcext:value-type="float">
            <text:p>411.0625</text:p>
          </table:table-cell>
          <table:table-cell table:formula="of:=1000*[.B1272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73]" office:value-type="float" office:value="411.5625" calcext:value-type="float">
            <text:p>411.5625</text:p>
          </table:table-cell>
          <table:table-cell table:formula="of:=1000*[.B1273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74]" office:value-type="float" office:value="412.0625" calcext:value-type="float">
            <text:p>412.0625</text:p>
          </table:table-cell>
          <table:table-cell table:formula="of:=1000*[.B1274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75]" office:value-type="float" office:value="412.5625" calcext:value-type="float">
            <text:p>412.5625</text:p>
          </table:table-cell>
          <table:table-cell table:formula="of:=1000*[.B1275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76]" office:value-type="float" office:value="413.0625" calcext:value-type="float">
            <text:p>413.0625</text:p>
          </table:table-cell>
          <table:table-cell table:formula="of:=1000*[.B1276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77]" office:value-type="float" office:value="413.5625" calcext:value-type="float">
            <text:p>413.5625</text:p>
          </table:table-cell>
          <table:table-cell table:formula="of:=1000*[.B1277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78]" office:value-type="float" office:value="414.0625" calcext:value-type="float">
            <text:p>414.0625</text:p>
          </table:table-cell>
          <table:table-cell table:formula="of:=1000*[.B1278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79]" office:value-type="float" office:value="414.5625" calcext:value-type="float">
            <text:p>414.5625</text:p>
          </table:table-cell>
          <table:table-cell table:formula="of:=1000*[.B1279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80]" office:value-type="float" office:value="415.0625" calcext:value-type="float">
            <text:p>415.0625</text:p>
          </table:table-cell>
          <table:table-cell table:formula="of:=1000*[.B1280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81]" office:value-type="float" office:value="415.5625" calcext:value-type="float">
            <text:p>415.5625</text:p>
          </table:table-cell>
          <table:table-cell table:formula="of:=1000*[.B128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82]" office:value-type="float" office:value="416.0625" calcext:value-type="float">
            <text:p>416.0625</text:p>
          </table:table-cell>
          <table:table-cell table:formula="of:=1000*[.B1282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83]" office:value-type="float" office:value="416.5625" calcext:value-type="float">
            <text:p>416.5625</text:p>
          </table:table-cell>
          <table:table-cell table:formula="of:=1000*[.B1283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84]" office:value-type="float" office:value="417.0625" calcext:value-type="float">
            <text:p>417.0625</text:p>
          </table:table-cell>
          <table:table-cell table:formula="of:=1000*[.B1284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85]" office:value-type="float" office:value="417.5625" calcext:value-type="float">
            <text:p>417.5625</text:p>
          </table:table-cell>
          <table:table-cell table:formula="of:=1000*[.B1285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86]" office:value-type="float" office:value="418.0625" calcext:value-type="float">
            <text:p>418.0625</text:p>
          </table:table-cell>
          <table:table-cell table:formula="of:=1000*[.B1286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87]" office:value-type="float" office:value="418.5625" calcext:value-type="float">
            <text:p>418.5625</text:p>
          </table:table-cell>
          <table:table-cell table:formula="of:=1000*[.B1287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88]" office:value-type="float" office:value="419.0625" calcext:value-type="float">
            <text:p>419.0625</text:p>
          </table:table-cell>
          <table:table-cell table:formula="of:=1000*[.B1288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89]" office:value-type="float" office:value="419.5625" calcext:value-type="float">
            <text:p>419.5625</text:p>
          </table:table-cell>
          <table:table-cell table:formula="of:=1000*[.B1289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90]" office:value-type="float" office:value="420.0625" calcext:value-type="float">
            <text:p>420.0625</text:p>
          </table:table-cell>
          <table:table-cell table:formula="of:=1000*[.B1290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91]" office:value-type="float" office:value="420.5625" calcext:value-type="float">
            <text:p>420.5625</text:p>
          </table:table-cell>
          <table:table-cell table:formula="of:=1000*[.B1291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92]" office:value-type="float" office:value="421.0625" calcext:value-type="float">
            <text:p>421.0625</text:p>
          </table:table-cell>
          <table:table-cell table:formula="of:=1000*[.B1292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93]" office:value-type="float" office:value="421.5625" calcext:value-type="float">
            <text:p>421.5625</text:p>
          </table:table-cell>
          <table:table-cell table:formula="of:=1000*[.B1293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94]" office:value-type="float" office:value="422.0625" calcext:value-type="float">
            <text:p>422.0625</text:p>
          </table:table-cell>
          <table:table-cell table:formula="of:=1000*[.B1294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95]" office:value-type="float" office:value="422.5625" calcext:value-type="float">
            <text:p>422.5625</text:p>
          </table:table-cell>
          <table:table-cell table:formula="of:=1000*[.B1295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96]" office:value-type="float" office:value="423.0625" calcext:value-type="float">
            <text:p>423.0625</text:p>
          </table:table-cell>
          <table:table-cell table:formula="of:=1000*[.B1296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97]" office:value-type="float" office:value="423.5625" calcext:value-type="float">
            <text:p>423.5625</text:p>
          </table:table-cell>
          <table:table-cell table:formula="of:=1000*[.B1297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298]" office:value-type="float" office:value="424.0625" calcext:value-type="float">
            <text:p>424.0625</text:p>
          </table:table-cell>
          <table:table-cell table:formula="of:=1000*[.B1298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299]" office:value-type="float" office:value="424.5625" calcext:value-type="float">
            <text:p>424.5625</text:p>
          </table:table-cell>
          <table:table-cell table:formula="of:=1000*[.B1299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00]" office:value-type="float" office:value="425.0625" calcext:value-type="float">
            <text:p>425.0625</text:p>
          </table:table-cell>
          <table:table-cell table:formula="of:=1000*[.B1300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01]" office:value-type="float" office:value="425.5625" calcext:value-type="float">
            <text:p>425.5625</text:p>
          </table:table-cell>
          <table:table-cell table:formula="of:=1000*[.B130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02]" office:value-type="float" office:value="426.0625" calcext:value-type="float">
            <text:p>426.0625</text:p>
          </table:table-cell>
          <table:table-cell table:formula="of:=1000*[.B1302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03]" office:value-type="float" office:value="426.5625" calcext:value-type="float">
            <text:p>426.5625</text:p>
          </table:table-cell>
          <table:table-cell table:formula="of:=1000*[.B1303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04]" office:value-type="float" office:value="427.0625" calcext:value-type="float">
            <text:p>427.0625</text:p>
          </table:table-cell>
          <table:table-cell table:formula="of:=1000*[.B1304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05]" office:value-type="float" office:value="427.5625" calcext:value-type="float">
            <text:p>427.5625</text:p>
          </table:table-cell>
          <table:table-cell table:formula="of:=1000*[.B1305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06]" office:value-type="float" office:value="428.0625" calcext:value-type="float">
            <text:p>428.0625</text:p>
          </table:table-cell>
          <table:table-cell table:formula="of:=1000*[.B1306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07]" office:value-type="float" office:value="428.5625" calcext:value-type="float">
            <text:p>428.5625</text:p>
          </table:table-cell>
          <table:table-cell table:formula="of:=1000*[.B1307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08]" office:value-type="float" office:value="429.0625" calcext:value-type="float">
            <text:p>429.0625</text:p>
          </table:table-cell>
          <table:table-cell table:formula="of:=1000*[.B1308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09]" office:value-type="float" office:value="429.5625" calcext:value-type="float">
            <text:p>429.5625</text:p>
          </table:table-cell>
          <table:table-cell table:formula="of:=1000*[.B1309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10]" office:value-type="float" office:value="430.0625" calcext:value-type="float">
            <text:p>430.0625</text:p>
          </table:table-cell>
          <table:table-cell table:formula="of:=1000*[.B1310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11]" office:value-type="float" office:value="430.5625" calcext:value-type="float">
            <text:p>430.5625</text:p>
          </table:table-cell>
          <table:table-cell table:formula="of:=1000*[.B131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12]" office:value-type="float" office:value="431.0625" calcext:value-type="float">
            <text:p>431.0625</text:p>
          </table:table-cell>
          <table:table-cell table:formula="of:=1000*[.B1312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13]" office:value-type="float" office:value="431.5625" calcext:value-type="float">
            <text:p>431.5625</text:p>
          </table:table-cell>
          <table:table-cell table:formula="of:=1000*[.B1313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14]" office:value-type="float" office:value="432.0625" calcext:value-type="float">
            <text:p>432.0625</text:p>
          </table:table-cell>
          <table:table-cell table:formula="of:=1000*[.B1314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15]" office:value-type="float" office:value="432.5625" calcext:value-type="float">
            <text:p>432.5625</text:p>
          </table:table-cell>
          <table:table-cell table:formula="of:=1000*[.B1315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16]" office:value-type="float" office:value="433.0625" calcext:value-type="float">
            <text:p>433.0625</text:p>
          </table:table-cell>
          <table:table-cell table:formula="of:=1000*[.B1316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17]" office:value-type="float" office:value="433.5625" calcext:value-type="float">
            <text:p>433.5625</text:p>
          </table:table-cell>
          <table:table-cell table:formula="of:=1000*[.B1317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18]" office:value-type="float" office:value="434.0625" calcext:value-type="float">
            <text:p>434.0625</text:p>
          </table:table-cell>
          <table:table-cell table:formula="of:=1000*[.B1318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19]" office:value-type="float" office:value="434.5625" calcext:value-type="float">
            <text:p>434.5625</text:p>
          </table:table-cell>
          <table:table-cell table:formula="of:=1000*[.B1319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20]" office:value-type="float" office:value="435.0625" calcext:value-type="float">
            <text:p>435.0625</text:p>
          </table:table-cell>
          <table:table-cell table:formula="of:=1000*[.B1320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21]" office:value-type="float" office:value="435.5625" calcext:value-type="float">
            <text:p>435.5625</text:p>
          </table:table-cell>
          <table:table-cell table:formula="of:=1000*[.B132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22]" office:value-type="float" office:value="436.0625" calcext:value-type="float">
            <text:p>436.0625</text:p>
          </table:table-cell>
          <table:table-cell table:formula="of:=1000*[.B1322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23]" office:value-type="float" office:value="436.5625" calcext:value-type="float">
            <text:p>436.5625</text:p>
          </table:table-cell>
          <table:table-cell table:formula="of:=1000*[.B1323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24]" office:value-type="float" office:value="437.0625" calcext:value-type="float">
            <text:p>437.0625</text:p>
          </table:table-cell>
          <table:table-cell table:formula="of:=1000*[.B1324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25]" office:value-type="float" office:value="437.5625" calcext:value-type="float">
            <text:p>437.5625</text:p>
          </table:table-cell>
          <table:table-cell table:formula="of:=1000*[.B1325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26]" office:value-type="float" office:value="438.0625" calcext:value-type="float">
            <text:p>438.0625</text:p>
          </table:table-cell>
          <table:table-cell table:formula="of:=1000*[.B1326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27]" office:value-type="float" office:value="438.5625" calcext:value-type="float">
            <text:p>438.5625</text:p>
          </table:table-cell>
          <table:table-cell table:formula="of:=1000*[.B1327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28]" office:value-type="float" office:value="439.0625" calcext:value-type="float">
            <text:p>439.0625</text:p>
          </table:table-cell>
          <table:table-cell table:formula="of:=1000*[.B1328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29]" office:value-type="float" office:value="439.5625" calcext:value-type="float">
            <text:p>439.5625</text:p>
          </table:table-cell>
          <table:table-cell table:formula="of:=1000*[.B1329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30]" office:value-type="float" office:value="440.0625" calcext:value-type="float">
            <text:p>440.0625</text:p>
          </table:table-cell>
          <table:table-cell table:formula="of:=1000*[.B1330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31]" office:value-type="float" office:value="440.5625" calcext:value-type="float">
            <text:p>440.5625</text:p>
          </table:table-cell>
          <table:table-cell table:formula="of:=1000*[.B133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32]" office:value-type="float" office:value="441.0625" calcext:value-type="float">
            <text:p>441.0625</text:p>
          </table:table-cell>
          <table:table-cell table:formula="of:=1000*[.B1332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33]" office:value-type="float" office:value="441.5625" calcext:value-type="float">
            <text:p>441.5625</text:p>
          </table:table-cell>
          <table:table-cell table:formula="of:=1000*[.B1333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34]" office:value-type="float" office:value="442.0625" calcext:value-type="float">
            <text:p>442.0625</text:p>
          </table:table-cell>
          <table:table-cell table:formula="of:=1000*[.B1334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35]" office:value-type="float" office:value="442.5625" calcext:value-type="float">
            <text:p>442.5625</text:p>
          </table:table-cell>
          <table:table-cell table:formula="of:=1000*[.B1335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36]" office:value-type="float" office:value="443.0625" calcext:value-type="float">
            <text:p>443.0625</text:p>
          </table:table-cell>
          <table:table-cell table:formula="of:=1000*[.B1336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37]" office:value-type="float" office:value="443.5625" calcext:value-type="float">
            <text:p>443.5625</text:p>
          </table:table-cell>
          <table:table-cell table:formula="of:=1000*[.B1337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38]" office:value-type="float" office:value="444.0625" calcext:value-type="float">
            <text:p>444.0625</text:p>
          </table:table-cell>
          <table:table-cell table:formula="of:=1000*[.B1338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39]" office:value-type="float" office:value="444.5625" calcext:value-type="float">
            <text:p>444.5625</text:p>
          </table:table-cell>
          <table:table-cell table:formula="of:=1000*[.B1339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40]" office:value-type="float" office:value="445.0625" calcext:value-type="float">
            <text:p>445.0625</text:p>
          </table:table-cell>
          <table:table-cell table:formula="of:=1000*[.B1340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41]" office:value-type="float" office:value="445.5625" calcext:value-type="float">
            <text:p>445.5625</text:p>
          </table:table-cell>
          <table:table-cell table:formula="of:=1000*[.B134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42]" office:value-type="float" office:value="446.0625" calcext:value-type="float">
            <text:p>446.0625</text:p>
          </table:table-cell>
          <table:table-cell table:formula="of:=1000*[.B1342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43]" office:value-type="float" office:value="446.5625" calcext:value-type="float">
            <text:p>446.5625</text:p>
          </table:table-cell>
          <table:table-cell table:formula="of:=1000*[.B1343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344]" office:value-type="float" office:value="447.0625" calcext:value-type="float">
            <text:p>447.0625</text:p>
          </table:table-cell>
          <table:table-cell table:formula="of:=1000*[.B1344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45]" office:value-type="float" office:value="447.5625" calcext:value-type="float">
            <text:p>447.5625</text:p>
          </table:table-cell>
          <table:table-cell table:formula="of:=1000*[.B1345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46]" office:value-type="float" office:value="448.0625" calcext:value-type="float">
            <text:p>448.0625</text:p>
          </table:table-cell>
          <table:table-cell table:formula="of:=1000*[.B1346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47]" office:value-type="float" office:value="448.5625" calcext:value-type="float">
            <text:p>448.5625</text:p>
          </table:table-cell>
          <table:table-cell table:formula="of:=1000*[.B1347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48]" office:value-type="float" office:value="449.0625" calcext:value-type="float">
            <text:p>449.0625</text:p>
          </table:table-cell>
          <table:table-cell table:formula="of:=1000*[.B1348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49]" office:value-type="float" office:value="449.5625" calcext:value-type="float">
            <text:p>449.5625</text:p>
          </table:table-cell>
          <table:table-cell table:formula="of:=1000*[.B1349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50]" office:value-type="float" office:value="450.0625" calcext:value-type="float">
            <text:p>450.0625</text:p>
          </table:table-cell>
          <table:table-cell table:formula="of:=1000*[.B1350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51]" office:value-type="float" office:value="450.5625" calcext:value-type="float">
            <text:p>450.5625</text:p>
          </table:table-cell>
          <table:table-cell table:formula="of:=1000*[.B135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52]" office:value-type="float" office:value="451.0625" calcext:value-type="float">
            <text:p>451.0625</text:p>
          </table:table-cell>
          <table:table-cell table:formula="of:=1000*[.B1352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53]" office:value-type="float" office:value="451.5625" calcext:value-type="float">
            <text:p>451.5625</text:p>
          </table:table-cell>
          <table:table-cell table:formula="of:=1000*[.B1353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54]" office:value-type="float" office:value="452.0625" calcext:value-type="float">
            <text:p>452.0625</text:p>
          </table:table-cell>
          <table:table-cell table:formula="of:=1000*[.B1354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55]" office:value-type="float" office:value="452.5625" calcext:value-type="float">
            <text:p>452.5625</text:p>
          </table:table-cell>
          <table:table-cell table:formula="of:=1000*[.B1355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56]" office:value-type="float" office:value="453.0625" calcext:value-type="float">
            <text:p>453.0625</text:p>
          </table:table-cell>
          <table:table-cell table:formula="of:=1000*[.B1356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57]" office:value-type="float" office:value="453.5625" calcext:value-type="float">
            <text:p>453.5625</text:p>
          </table:table-cell>
          <table:table-cell table:formula="of:=1000*[.B1357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58]" office:value-type="float" office:value="454.0625" calcext:value-type="float">
            <text:p>454.0625</text:p>
          </table:table-cell>
          <table:table-cell table:formula="of:=1000*[.B1358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59]" office:value-type="float" office:value="454.5625" calcext:value-type="float">
            <text:p>454.5625</text:p>
          </table:table-cell>
          <table:table-cell table:formula="of:=1000*[.B1359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60]" office:value-type="float" office:value="455.0625" calcext:value-type="float">
            <text:p>455.0625</text:p>
          </table:table-cell>
          <table:table-cell table:formula="of:=1000*[.B1360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61]" office:value-type="float" office:value="455.5625" calcext:value-type="float">
            <text:p>455.5625</text:p>
          </table:table-cell>
          <table:table-cell table:formula="of:=1000*[.B136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62]" office:value-type="float" office:value="456.0625" calcext:value-type="float">
            <text:p>456.0625</text:p>
          </table:table-cell>
          <table:table-cell table:formula="of:=1000*[.B1362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63]" office:value-type="float" office:value="456.5625" calcext:value-type="float">
            <text:p>456.5625</text:p>
          </table:table-cell>
          <table:table-cell table:formula="of:=1000*[.B1363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64]" office:value-type="float" office:value="457.0625" calcext:value-type="float">
            <text:p>457.0625</text:p>
          </table:table-cell>
          <table:table-cell table:formula="of:=1000*[.B1364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65]" office:value-type="float" office:value="457.5625" calcext:value-type="float">
            <text:p>457.5625</text:p>
          </table:table-cell>
          <table:table-cell table:formula="of:=1000*[.B1365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66]" office:value-type="float" office:value="458.0625" calcext:value-type="float">
            <text:p>458.0625</text:p>
          </table:table-cell>
          <table:table-cell table:formula="of:=1000*[.B1366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67]" office:value-type="float" office:value="458.5625" calcext:value-type="float">
            <text:p>458.5625</text:p>
          </table:table-cell>
          <table:table-cell table:formula="of:=1000*[.B1367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68]" office:value-type="float" office:value="459.0625" calcext:value-type="float">
            <text:p>459.0625</text:p>
          </table:table-cell>
          <table:table-cell table:formula="of:=1000*[.B1368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69]" office:value-type="float" office:value="459.5625" calcext:value-type="float">
            <text:p>459.5625</text:p>
          </table:table-cell>
          <table:table-cell table:formula="of:=1000*[.B1369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70]" office:value-type="float" office:value="460.0625" calcext:value-type="float">
            <text:p>460.0625</text:p>
          </table:table-cell>
          <table:table-cell table:formula="of:=1000*[.B1370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71]" office:value-type="float" office:value="460.5625" calcext:value-type="float">
            <text:p>460.5625</text:p>
          </table:table-cell>
          <table:table-cell table:formula="of:=1000*[.B137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72]" office:value-type="float" office:value="461.0625" calcext:value-type="float">
            <text:p>461.0625</text:p>
          </table:table-cell>
          <table:table-cell table:formula="of:=1000*[.B1372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73]" office:value-type="float" office:value="461.5625" calcext:value-type="float">
            <text:p>461.5625</text:p>
          </table:table-cell>
          <table:table-cell table:formula="of:=1000*[.B1373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74]" office:value-type="float" office:value="462.0625" calcext:value-type="float">
            <text:p>462.0625</text:p>
          </table:table-cell>
          <table:table-cell table:formula="of:=1000*[.B1374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75]" office:value-type="float" office:value="462.5625" calcext:value-type="float">
            <text:p>462.5625</text:p>
          </table:table-cell>
          <table:table-cell table:formula="of:=1000*[.B1375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76]" office:value-type="float" office:value="463.0625" calcext:value-type="float">
            <text:p>463.0625</text:p>
          </table:table-cell>
          <table:table-cell table:formula="of:=1000*[.B1376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77]" office:value-type="float" office:value="463.5625" calcext:value-type="float">
            <text:p>463.5625</text:p>
          </table:table-cell>
          <table:table-cell table:formula="of:=1000*[.B1377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78]" office:value-type="float" office:value="464.0625" calcext:value-type="float">
            <text:p>464.0625</text:p>
          </table:table-cell>
          <table:table-cell table:formula="of:=1000*[.B1378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79]" office:value-type="float" office:value="464.5625" calcext:value-type="float">
            <text:p>464.5625</text:p>
          </table:table-cell>
          <table:table-cell table:formula="of:=1000*[.B1379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80]" office:value-type="float" office:value="465.0625" calcext:value-type="float">
            <text:p>465.0625</text:p>
          </table:table-cell>
          <table:table-cell table:formula="of:=1000*[.B1380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81]" office:value-type="float" office:value="465.5625" calcext:value-type="float">
            <text:p>465.5625</text:p>
          </table:table-cell>
          <table:table-cell table:formula="of:=1000*[.B1381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82]" office:value-type="float" office:value="466.0625" calcext:value-type="float">
            <text:p>466.0625</text:p>
          </table:table-cell>
          <table:table-cell table:formula="of:=1000*[.B1382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83]" office:value-type="float" office:value="466.5625" calcext:value-type="float">
            <text:p>466.5625</text:p>
          </table:table-cell>
          <table:table-cell table:formula="of:=1000*[.B1383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84]" office:value-type="float" office:value="467.0625" calcext:value-type="float">
            <text:p>467.0625</text:p>
          </table:table-cell>
          <table:table-cell table:formula="of:=1000*[.B1384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85]" office:value-type="float" office:value="467.5625" calcext:value-type="float">
            <text:p>467.5625</text:p>
          </table:table-cell>
          <table:table-cell table:formula="of:=1000*[.B1385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86]" office:value-type="float" office:value="468.0625" calcext:value-type="float">
            <text:p>468.0625</text:p>
          </table:table-cell>
          <table:table-cell table:formula="of:=1000*[.B1386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87]" office:value-type="float" office:value="468.5625" calcext:value-type="float">
            <text:p>468.5625</text:p>
          </table:table-cell>
          <table:table-cell table:formula="of:=1000*[.B1387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388]" office:value-type="float" office:value="469.0625" calcext:value-type="float">
            <text:p>469.0625</text:p>
          </table:table-cell>
          <table:table-cell table:formula="of:=1000*[.B1388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89]" office:value-type="float" office:value="469.5625" calcext:value-type="float">
            <text:p>469.5625</text:p>
          </table:table-cell>
          <table:table-cell table:formula="of:=1000*[.B1389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90]" office:value-type="float" office:value="470.0625" calcext:value-type="float">
            <text:p>470.0625</text:p>
          </table:table-cell>
          <table:table-cell table:formula="of:=1000*[.B1390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91]" office:value-type="float" office:value="470.5625" calcext:value-type="float">
            <text:p>470.5625</text:p>
          </table:table-cell>
          <table:table-cell table:formula="of:=1000*[.B1391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92]" office:value-type="float" office:value="471.0625" calcext:value-type="float">
            <text:p>471.0625</text:p>
          </table:table-cell>
          <table:table-cell table:formula="of:=1000*[.B1392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93]" office:value-type="float" office:value="471.5625" calcext:value-type="float">
            <text:p>471.5625</text:p>
          </table:table-cell>
          <table:table-cell table:formula="of:=1000*[.B1393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94]" office:value-type="float" office:value="472.0625" calcext:value-type="float">
            <text:p>472.0625</text:p>
          </table:table-cell>
          <table:table-cell table:formula="of:=1000*[.B1394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395]" office:value-type="float" office:value="472.5625" calcext:value-type="float">
            <text:p>472.5625</text:p>
          </table:table-cell>
          <table:table-cell table:formula="of:=1000*[.B1395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96]" office:value-type="float" office:value="473.0625" calcext:value-type="float">
            <text:p>473.0625</text:p>
          </table:table-cell>
          <table:table-cell table:formula="of:=1000*[.B1396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97]" office:value-type="float" office:value="473.5625" calcext:value-type="float">
            <text:p>473.5625</text:p>
          </table:table-cell>
          <table:table-cell table:formula="of:=1000*[.B1397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98]" office:value-type="float" office:value="474.0625" calcext:value-type="float">
            <text:p>474.0625</text:p>
          </table:table-cell>
          <table:table-cell table:formula="of:=1000*[.B1398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399]" office:value-type="float" office:value="474.5625" calcext:value-type="float">
            <text:p>474.5625</text:p>
          </table:table-cell>
          <table:table-cell table:formula="of:=1000*[.B1399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00]" office:value-type="float" office:value="475.0625" calcext:value-type="float">
            <text:p>475.0625</text:p>
          </table:table-cell>
          <table:table-cell table:formula="of:=1000*[.B1400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01]" office:value-type="float" office:value="475.5625" calcext:value-type="float">
            <text:p>475.5625</text:p>
          </table:table-cell>
          <table:table-cell table:formula="of:=1000*[.B1401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02]" office:value-type="float" office:value="476.0625" calcext:value-type="float">
            <text:p>476.0625</text:p>
          </table:table-cell>
          <table:table-cell table:formula="of:=1000*[.B1402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03]" office:value-type="float" office:value="476.5625" calcext:value-type="float">
            <text:p>476.5625</text:p>
          </table:table-cell>
          <table:table-cell table:formula="of:=1000*[.B1403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04]" office:value-type="float" office:value="477.0625" calcext:value-type="float">
            <text:p>477.0625</text:p>
          </table:table-cell>
          <table:table-cell table:formula="of:=1000*[.B1404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05]" office:value-type="float" office:value="477.5625" calcext:value-type="float">
            <text:p>477.5625</text:p>
          </table:table-cell>
          <table:table-cell table:formula="of:=1000*[.B1405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06]" office:value-type="float" office:value="478.0625" calcext:value-type="float">
            <text:p>478.0625</text:p>
          </table:table-cell>
          <table:table-cell table:formula="of:=1000*[.B1406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07]" office:value-type="float" office:value="478.5625" calcext:value-type="float">
            <text:p>478.5625</text:p>
          </table:table-cell>
          <table:table-cell table:formula="of:=1000*[.B1407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08]" office:value-type="float" office:value="479.0625" calcext:value-type="float">
            <text:p>479.0625</text:p>
          </table:table-cell>
          <table:table-cell table:formula="of:=1000*[.B1408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09]" office:value-type="float" office:value="479.5625" calcext:value-type="float">
            <text:p>479.5625</text:p>
          </table:table-cell>
          <table:table-cell table:formula="of:=1000*[.B1409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10]" office:value-type="float" office:value="480.0625" calcext:value-type="float">
            <text:p>480.0625</text:p>
          </table:table-cell>
          <table:table-cell table:formula="of:=1000*[.B1410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11]" office:value-type="float" office:value="480.5625" calcext:value-type="float">
            <text:p>480.5625</text:p>
          </table:table-cell>
          <table:table-cell table:formula="of:=1000*[.B1411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12]" office:value-type="float" office:value="481.0625" calcext:value-type="float">
            <text:p>481.0625</text:p>
          </table:table-cell>
          <table:table-cell table:formula="of:=1000*[.B1412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13]" office:value-type="float" office:value="481.5625" calcext:value-type="float">
            <text:p>481.5625</text:p>
          </table:table-cell>
          <table:table-cell table:formula="of:=1000*[.B1413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14]" office:value-type="float" office:value="482.0625" calcext:value-type="float">
            <text:p>482.0625</text:p>
          </table:table-cell>
          <table:table-cell table:formula="of:=1000*[.B1414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15]" office:value-type="float" office:value="482.5625" calcext:value-type="float">
            <text:p>482.5625</text:p>
          </table:table-cell>
          <table:table-cell table:formula="of:=1000*[.B1415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16]" office:value-type="float" office:value="483.0625" calcext:value-type="float">
            <text:p>483.0625</text:p>
          </table:table-cell>
          <table:table-cell table:formula="of:=1000*[.B1416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17]" office:value-type="float" office:value="483.5625" calcext:value-type="float">
            <text:p>483.5625</text:p>
          </table:table-cell>
          <table:table-cell table:formula="of:=1000*[.B1417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18]" office:value-type="float" office:value="484.0625" calcext:value-type="float">
            <text:p>484.0625</text:p>
          </table:table-cell>
          <table:table-cell table:formula="of:=1000*[.B1418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19]" office:value-type="float" office:value="484.5625" calcext:value-type="float">
            <text:p>484.5625</text:p>
          </table:table-cell>
          <table:table-cell table:formula="of:=1000*[.B1419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20]" office:value-type="float" office:value="485.0625" calcext:value-type="float">
            <text:p>485.0625</text:p>
          </table:table-cell>
          <table:table-cell table:formula="of:=1000*[.B1420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21]" office:value-type="float" office:value="485.5625" calcext:value-type="float">
            <text:p>485.5625</text:p>
          </table:table-cell>
          <table:table-cell table:formula="of:=1000*[.B1421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22]" office:value-type="float" office:value="486.0625" calcext:value-type="float">
            <text:p>486.0625</text:p>
          </table:table-cell>
          <table:table-cell table:formula="of:=1000*[.B1422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23]" office:value-type="float" office:value="486.5625" calcext:value-type="float">
            <text:p>486.5625</text:p>
          </table:table-cell>
          <table:table-cell table:formula="of:=1000*[.B1423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24]" office:value-type="float" office:value="487.0625" calcext:value-type="float">
            <text:p>487.0625</text:p>
          </table:table-cell>
          <table:table-cell table:formula="of:=1000*[.B1424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25]" office:value-type="float" office:value="487.5625" calcext:value-type="float">
            <text:p>487.5625</text:p>
          </table:table-cell>
          <table:table-cell table:formula="of:=1000*[.B1425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26]" office:value-type="float" office:value="488.0625" calcext:value-type="float">
            <text:p>488.0625</text:p>
          </table:table-cell>
          <table:table-cell table:formula="of:=1000*[.B1426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27]" office:value-type="float" office:value="488.5625" calcext:value-type="float">
            <text:p>488.5625</text:p>
          </table:table-cell>
          <table:table-cell table:formula="of:=1000*[.B1427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28]" office:value-type="float" office:value="489.0625" calcext:value-type="float">
            <text:p>489.0625</text:p>
          </table:table-cell>
          <table:table-cell table:formula="of:=1000*[.B1428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29]" office:value-type="float" office:value="489.5625" calcext:value-type="float">
            <text:p>489.5625</text:p>
          </table:table-cell>
          <table:table-cell table:formula="of:=1000*[.B1429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30]" office:value-type="float" office:value="490.0625" calcext:value-type="float">
            <text:p>490.0625</text:p>
          </table:table-cell>
          <table:table-cell table:formula="of:=1000*[.B1430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31]" office:value-type="float" office:value="490.5625" calcext:value-type="float">
            <text:p>490.5625</text:p>
          </table:table-cell>
          <table:table-cell table:formula="of:=1000*[.B1431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32]" office:value-type="float" office:value="491.0625" calcext:value-type="float">
            <text:p>491.0625</text:p>
          </table:table-cell>
          <table:table-cell table:formula="of:=1000*[.B1432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33]" office:value-type="float" office:value="491.5625" calcext:value-type="float">
            <text:p>491.5625</text:p>
          </table:table-cell>
          <table:table-cell table:formula="of:=1000*[.B1433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34]" office:value-type="float" office:value="492.0625" calcext:value-type="float">
            <text:p>492.0625</text:p>
          </table:table-cell>
          <table:table-cell table:formula="of:=1000*[.B1434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35]" office:value-type="float" office:value="492.5625" calcext:value-type="float">
            <text:p>492.5625</text:p>
          </table:table-cell>
          <table:table-cell table:formula="of:=1000*[.B1435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36]" office:value-type="float" office:value="493.0625" calcext:value-type="float">
            <text:p>493.0625</text:p>
          </table:table-cell>
          <table:table-cell table:formula="of:=1000*[.B1436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37]" office:value-type="float" office:value="493.5625" calcext:value-type="float">
            <text:p>493.5625</text:p>
          </table:table-cell>
          <table:table-cell table:formula="of:=1000*[.B1437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38]" office:value-type="float" office:value="494.0625" calcext:value-type="float">
            <text:p>494.0625</text:p>
          </table:table-cell>
          <table:table-cell table:formula="of:=1000*[.B1438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39]" office:value-type="float" office:value="494.5625" calcext:value-type="float">
            <text:p>494.5625</text:p>
          </table:table-cell>
          <table:table-cell table:formula="of:=1000*[.B1439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40]" office:value-type="float" office:value="495.0625" calcext:value-type="float">
            <text:p>495.0625</text:p>
          </table:table-cell>
          <table:table-cell table:formula="of:=1000*[.B1440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41]" office:value-type="float" office:value="495.5625" calcext:value-type="float">
            <text:p>495.5625</text:p>
          </table:table-cell>
          <table:table-cell table:formula="of:=1000*[.B1441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42]" office:value-type="float" office:value="496.0625" calcext:value-type="float">
            <text:p>496.0625</text:p>
          </table:table-cell>
          <table:table-cell table:formula="of:=1000*[.B1442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43]" office:value-type="float" office:value="496.5625" calcext:value-type="float">
            <text:p>496.5625</text:p>
          </table:table-cell>
          <table:table-cell table:formula="of:=1000*[.B1443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44]" office:value-type="float" office:value="497.0625" calcext:value-type="float">
            <text:p>497.0625</text:p>
          </table:table-cell>
          <table:table-cell table:formula="of:=1000*[.B1444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45]" office:value-type="float" office:value="497.5625" calcext:value-type="float">
            <text:p>497.5625</text:p>
          </table:table-cell>
          <table:table-cell table:formula="of:=1000*[.B1445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46]" office:value-type="float" office:value="498.0625" calcext:value-type="float">
            <text:p>498.0625</text:p>
          </table:table-cell>
          <table:table-cell table:formula="of:=1000*[.B1446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47]" office:value-type="float" office:value="498.5625" calcext:value-type="float">
            <text:p>498.5625</text:p>
          </table:table-cell>
          <table:table-cell table:formula="of:=1000*[.B1447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48]" office:value-type="float" office:value="499.0625" calcext:value-type="float">
            <text:p>499.0625</text:p>
          </table:table-cell>
          <table:table-cell table:formula="of:=1000*[.B1448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49]" office:value-type="float" office:value="499.5625" calcext:value-type="float">
            <text:p>499.5625</text:p>
          </table:table-cell>
          <table:table-cell table:formula="of:=1000*[.B1449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50]" office:value-type="float" office:value="500.0625" calcext:value-type="float">
            <text:p>500.0625</text:p>
          </table:table-cell>
          <table:table-cell table:formula="of:=1000*[.B1450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51]" office:value-type="float" office:value="500.5625" calcext:value-type="float">
            <text:p>500.5625</text:p>
          </table:table-cell>
          <table:table-cell table:formula="of:=1000*[.B1451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52]" office:value-type="float" office:value="501.0625" calcext:value-type="float">
            <text:p>501.0625</text:p>
          </table:table-cell>
          <table:table-cell table:formula="of:=1000*[.B1452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53]" office:value-type="float" office:value="501.5625" calcext:value-type="float">
            <text:p>501.5625</text:p>
          </table:table-cell>
          <table:table-cell table:formula="of:=1000*[.B1453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54]" office:value-type="float" office:value="502.0625" calcext:value-type="float">
            <text:p>502.0625</text:p>
          </table:table-cell>
          <table:table-cell table:formula="of:=1000*[.B1454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55]" office:value-type="float" office:value="502.5625" calcext:value-type="float">
            <text:p>502.5625</text:p>
          </table:table-cell>
          <table:table-cell table:formula="of:=1000*[.B1455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56]" office:value-type="float" office:value="503.0625" calcext:value-type="float">
            <text:p>503.0625</text:p>
          </table:table-cell>
          <table:table-cell table:formula="of:=1000*[.B1456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57]" office:value-type="float" office:value="503.5625" calcext:value-type="float">
            <text:p>503.5625</text:p>
          </table:table-cell>
          <table:table-cell table:formula="of:=1000*[.B1457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58]" office:value-type="float" office:value="504.0625" calcext:value-type="float">
            <text:p>504.0625</text:p>
          </table:table-cell>
          <table:table-cell table:formula="of:=1000*[.B1458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59]" office:value-type="float" office:value="504.5625" calcext:value-type="float">
            <text:p>504.5625</text:p>
          </table:table-cell>
          <table:table-cell table:formula="of:=1000*[.B1459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60]" office:value-type="float" office:value="505.0625" calcext:value-type="float">
            <text:p>505.0625</text:p>
          </table:table-cell>
          <table:table-cell table:formula="of:=1000*[.B1460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61]" office:value-type="float" office:value="505.5625" calcext:value-type="float">
            <text:p>505.5625</text:p>
          </table:table-cell>
          <table:table-cell table:formula="of:=1000*[.B1461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62]" office:value-type="float" office:value="506.0625" calcext:value-type="float">
            <text:p>506.0625</text:p>
          </table:table-cell>
          <table:table-cell table:formula="of:=1000*[.B1462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634912" calcext:value-type="float">
            <text:p>-0.634912</text:p>
          </table:table-cell>
          <table:table-cell/>
          <table:table-cell table:formula="of:=10^9*[.A1463]" office:value-type="float" office:value="506.5625" calcext:value-type="float">
            <text:p>506.5625</text:p>
          </table:table-cell>
          <table:table-cell table:formula="of:=1000*[.B1463]" office:value-type="float" office:value="-634.912" calcext:value-type="float">
            <text:p>-634.912</text:p>
          </table:table-cell>
          <table:table-cell table:number-columns-repeated="4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64]" office:value-type="float" office:value="507.0625" calcext:value-type="float">
            <text:p>507.0625</text:p>
          </table:table-cell>
          <table:table-cell table:formula="of:=1000*[.B1464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65]" office:value-type="float" office:value="507.5625" calcext:value-type="float">
            <text:p>507.5625</text:p>
          </table:table-cell>
          <table:table-cell table:formula="of:=1000*[.B1465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642952" calcext:value-type="float">
            <text:p>-0.642952</text:p>
          </table:table-cell>
          <table:table-cell/>
          <table:table-cell table:formula="of:=10^9*[.A1466]" office:value-type="float" office:value="508.0625" calcext:value-type="float">
            <text:p>508.0625</text:p>
          </table:table-cell>
          <table:table-cell table:formula="of:=1000*[.B1466]" office:value-type="float" office:value="-642.952" calcext:value-type="float">
            <text:p>-642.952</text:p>
          </table:table-cell>
          <table:table-cell table:number-columns-repeated="4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642952" calcext:value-type="float">
            <text:p>-0.642952</text:p>
          </table:table-cell>
          <table:table-cell/>
          <table:table-cell table:formula="of:=10^9*[.A1467]" office:value-type="float" office:value="508.5625" calcext:value-type="float">
            <text:p>508.5625</text:p>
          </table:table-cell>
          <table:table-cell table:formula="of:=1000*[.B1467]" office:value-type="float" office:value="-642.952" calcext:value-type="float">
            <text:p>-642.952</text:p>
          </table:table-cell>
          <table:table-cell table:number-columns-repeated="4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650992" calcext:value-type="float">
            <text:p>-0.650992</text:p>
          </table:table-cell>
          <table:table-cell/>
          <table:table-cell table:formula="of:=10^9*[.A1468]" office:value-type="float" office:value="509.0625" calcext:value-type="float">
            <text:p>509.0625</text:p>
          </table:table-cell>
          <table:table-cell table:formula="of:=1000*[.B1468]" office:value-type="float" office:value="-650.992" calcext:value-type="float">
            <text:p>-650.992</text:p>
          </table:table-cell>
          <table:table-cell table:number-columns-repeated="4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659033" calcext:value-type="float">
            <text:p>-0.659033</text:p>
          </table:table-cell>
          <table:table-cell/>
          <table:table-cell table:formula="of:=10^9*[.A1469]" office:value-type="float" office:value="509.5625" calcext:value-type="float">
            <text:p>509.5625</text:p>
          </table:table-cell>
          <table:table-cell table:formula="of:=1000*[.B1469]" office:value-type="float" office:value="-659.033" calcext:value-type="float">
            <text:p>-659.033</text:p>
          </table:table-cell>
          <table:table-cell table:number-columns-repeated="4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659033" calcext:value-type="float">
            <text:p>-0.659033</text:p>
          </table:table-cell>
          <table:table-cell/>
          <table:table-cell table:formula="of:=10^9*[.A1470]" office:value-type="float" office:value="510.0625" calcext:value-type="float">
            <text:p>510.0625</text:p>
          </table:table-cell>
          <table:table-cell table:formula="of:=1000*[.B1470]" office:value-type="float" office:value="-659.033" calcext:value-type="float">
            <text:p>-659.033</text:p>
          </table:table-cell>
          <table:table-cell table:number-columns-repeated="4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683153" calcext:value-type="float">
            <text:p>-0.683153</text:p>
          </table:table-cell>
          <table:table-cell/>
          <table:table-cell table:formula="of:=10^9*[.A1471]" office:value-type="float" office:value="510.5625" calcext:value-type="float">
            <text:p>510.5625</text:p>
          </table:table-cell>
          <table:table-cell table:formula="of:=1000*[.B1471]" office:value-type="float" office:value="-683.153" calcext:value-type="float">
            <text:p>-683.153</text:p>
          </table:table-cell>
          <table:table-cell table:number-columns-repeated="4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691193" calcext:value-type="float">
            <text:p>-0.691193</text:p>
          </table:table-cell>
          <table:table-cell/>
          <table:table-cell table:formula="of:=10^9*[.A1472]" office:value-type="float" office:value="511.0625" calcext:value-type="float">
            <text:p>511.0625</text:p>
          </table:table-cell>
          <table:table-cell table:formula="of:=1000*[.B1472]" office:value-type="float" office:value="-691.193" calcext:value-type="float">
            <text:p>-691.193</text:p>
          </table:table-cell>
          <table:table-cell table:number-columns-repeated="4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707274" calcext:value-type="float">
            <text:p>-0.707274</text:p>
          </table:table-cell>
          <table:table-cell/>
          <table:table-cell table:formula="of:=10^9*[.A1473]" office:value-type="float" office:value="511.5625" calcext:value-type="float">
            <text:p>511.5625</text:p>
          </table:table-cell>
          <table:table-cell table:formula="of:=1000*[.B1473]" office:value-type="float" office:value="-707.274" calcext:value-type="float">
            <text:p>-707.274</text:p>
          </table:table-cell>
          <table:table-cell table:number-columns-repeated="4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723354" calcext:value-type="float">
            <text:p>-0.723354</text:p>
          </table:table-cell>
          <table:table-cell/>
          <table:table-cell table:formula="of:=10^9*[.A1474]" office:value-type="float" office:value="512.0625" calcext:value-type="float">
            <text:p>512.0625</text:p>
          </table:table-cell>
          <table:table-cell table:formula="of:=1000*[.B1474]" office:value-type="float" office:value="-723.354" calcext:value-type="float">
            <text:p>-723.354</text:p>
          </table:table-cell>
          <table:table-cell table:number-columns-repeated="4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731395" calcext:value-type="float">
            <text:p>-0.731395</text:p>
          </table:table-cell>
          <table:table-cell/>
          <table:table-cell table:formula="of:=10^9*[.A1475]" office:value-type="float" office:value="512.5625" calcext:value-type="float">
            <text:p>512.5625</text:p>
          </table:table-cell>
          <table:table-cell table:formula="of:=1000*[.B1475]" office:value-type="float" office:value="-731.395" calcext:value-type="float">
            <text:p>-731.395</text:p>
          </table:table-cell>
          <table:table-cell table:number-columns-repeated="4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731395" calcext:value-type="float">
            <text:p>-0.731395</text:p>
          </table:table-cell>
          <table:table-cell/>
          <table:table-cell table:formula="of:=10^9*[.A1476]" office:value-type="float" office:value="513.0625" calcext:value-type="float">
            <text:p>513.0625</text:p>
          </table:table-cell>
          <table:table-cell table:formula="of:=1000*[.B1476]" office:value-type="float" office:value="-731.395" calcext:value-type="float">
            <text:p>-731.395</text:p>
          </table:table-cell>
          <table:table-cell table:number-columns-repeated="4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731395" calcext:value-type="float">
            <text:p>-0.731395</text:p>
          </table:table-cell>
          <table:table-cell/>
          <table:table-cell table:formula="of:=10^9*[.A1477]" office:value-type="float" office:value="513.5625" calcext:value-type="float">
            <text:p>513.5625</text:p>
          </table:table-cell>
          <table:table-cell table:formula="of:=1000*[.B1477]" office:value-type="float" office:value="-731.395" calcext:value-type="float">
            <text:p>-731.395</text:p>
          </table:table-cell>
          <table:table-cell table:number-columns-repeated="4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731395" calcext:value-type="float">
            <text:p>-0.731395</text:p>
          </table:table-cell>
          <table:table-cell/>
          <table:table-cell table:formula="of:=10^9*[.A1478]" office:value-type="float" office:value="514.0625" calcext:value-type="float">
            <text:p>514.0625</text:p>
          </table:table-cell>
          <table:table-cell table:formula="of:=1000*[.B1478]" office:value-type="float" office:value="-731.395" calcext:value-type="float">
            <text:p>-731.395</text:p>
          </table:table-cell>
          <table:table-cell table:number-columns-repeated="4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723354" calcext:value-type="float">
            <text:p>-0.723354</text:p>
          </table:table-cell>
          <table:table-cell/>
          <table:table-cell table:formula="of:=10^9*[.A1479]" office:value-type="float" office:value="514.5625" calcext:value-type="float">
            <text:p>514.5625</text:p>
          </table:table-cell>
          <table:table-cell table:formula="of:=1000*[.B1479]" office:value-type="float" office:value="-723.354" calcext:value-type="float">
            <text:p>-723.354</text:p>
          </table:table-cell>
          <table:table-cell table:number-columns-repeated="4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707274" calcext:value-type="float">
            <text:p>-0.707274</text:p>
          </table:table-cell>
          <table:table-cell/>
          <table:table-cell table:formula="of:=10^9*[.A1480]" office:value-type="float" office:value="515.0625" calcext:value-type="float">
            <text:p>515.0625</text:p>
          </table:table-cell>
          <table:table-cell table:formula="of:=1000*[.B1480]" office:value-type="float" office:value="-707.274" calcext:value-type="float">
            <text:p>-707.274</text:p>
          </table:table-cell>
          <table:table-cell table:number-columns-repeated="4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707274" calcext:value-type="float">
            <text:p>-0.707274</text:p>
          </table:table-cell>
          <table:table-cell/>
          <table:table-cell table:formula="of:=10^9*[.A1481]" office:value-type="float" office:value="515.5625" calcext:value-type="float">
            <text:p>515.5625</text:p>
          </table:table-cell>
          <table:table-cell table:formula="of:=1000*[.B1481]" office:value-type="float" office:value="-707.274" calcext:value-type="float">
            <text:p>-707.274</text:p>
          </table:table-cell>
          <table:table-cell table:number-columns-repeated="4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707274" calcext:value-type="float">
            <text:p>-0.707274</text:p>
          </table:table-cell>
          <table:table-cell/>
          <table:table-cell table:formula="of:=10^9*[.A1482]" office:value-type="float" office:value="516.0625" calcext:value-type="float">
            <text:p>516.0625</text:p>
          </table:table-cell>
          <table:table-cell table:formula="of:=1000*[.B1482]" office:value-type="float" office:value="-707.274" calcext:value-type="float">
            <text:p>-707.274</text:p>
          </table:table-cell>
          <table:table-cell table:number-columns-repeated="4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683153" calcext:value-type="float">
            <text:p>-0.683153</text:p>
          </table:table-cell>
          <table:table-cell/>
          <table:table-cell table:formula="of:=10^9*[.A1483]" office:value-type="float" office:value="516.5625" calcext:value-type="float">
            <text:p>516.5625</text:p>
          </table:table-cell>
          <table:table-cell table:formula="of:=1000*[.B1483]" office:value-type="float" office:value="-683.153" calcext:value-type="float">
            <text:p>-683.153</text:p>
          </table:table-cell>
          <table:table-cell table:number-columns-repeated="4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675113" calcext:value-type="float">
            <text:p>-0.675113</text:p>
          </table:table-cell>
          <table:table-cell/>
          <table:table-cell table:formula="of:=10^9*[.A1484]" office:value-type="float" office:value="517.0625" calcext:value-type="float">
            <text:p>517.0625</text:p>
          </table:table-cell>
          <table:table-cell table:formula="of:=1000*[.B1484]" office:value-type="float" office:value="-675.113" calcext:value-type="float">
            <text:p>-675.113</text:p>
          </table:table-cell>
          <table:table-cell table:number-columns-repeated="4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667073" calcext:value-type="float">
            <text:p>-0.667073</text:p>
          </table:table-cell>
          <table:table-cell/>
          <table:table-cell table:formula="of:=10^9*[.A1485]" office:value-type="float" office:value="517.5625" calcext:value-type="float">
            <text:p>517.5625</text:p>
          </table:table-cell>
          <table:table-cell table:formula="of:=1000*[.B1485]" office:value-type="float" office:value="-667.073" calcext:value-type="float">
            <text:p>-667.073</text:p>
          </table:table-cell>
          <table:table-cell table:number-columns-repeated="4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642952" calcext:value-type="float">
            <text:p>-0.642952</text:p>
          </table:table-cell>
          <table:table-cell/>
          <table:table-cell table:formula="of:=10^9*[.A1486]" office:value-type="float" office:value="518.0625" calcext:value-type="float">
            <text:p>518.0625</text:p>
          </table:table-cell>
          <table:table-cell table:formula="of:=1000*[.B1486]" office:value-type="float" office:value="-642.952" calcext:value-type="float">
            <text:p>-642.952</text:p>
          </table:table-cell>
          <table:table-cell table:number-columns-repeated="4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642952" calcext:value-type="float">
            <text:p>-0.642952</text:p>
          </table:table-cell>
          <table:table-cell/>
          <table:table-cell table:formula="of:=10^9*[.A1487]" office:value-type="float" office:value="518.5625" calcext:value-type="float">
            <text:p>518.5625</text:p>
          </table:table-cell>
          <table:table-cell table:formula="of:=1000*[.B1487]" office:value-type="float" office:value="-642.952" calcext:value-type="float">
            <text:p>-642.952</text:p>
          </table:table-cell>
          <table:table-cell table:number-columns-repeated="4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88]" office:value-type="float" office:value="519.0625" calcext:value-type="float">
            <text:p>519.0625</text:p>
          </table:table-cell>
          <table:table-cell table:formula="of:=1000*[.B1488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89]" office:value-type="float" office:value="519.5625" calcext:value-type="float">
            <text:p>519.5625</text:p>
          </table:table-cell>
          <table:table-cell table:formula="of:=1000*[.B1489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90]" office:value-type="float" office:value="520.0625" calcext:value-type="float">
            <text:p>520.0625</text:p>
          </table:table-cell>
          <table:table-cell table:formula="of:=1000*[.B1490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91]" office:value-type="float" office:value="520.5625" calcext:value-type="float">
            <text:p>520.5625</text:p>
          </table:table-cell>
          <table:table-cell table:formula="of:=1000*[.B149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92]" office:value-type="float" office:value="521.0625" calcext:value-type="float">
            <text:p>521.0625</text:p>
          </table:table-cell>
          <table:table-cell table:formula="of:=1000*[.B1492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93]" office:value-type="float" office:value="521.5625" calcext:value-type="float">
            <text:p>521.5625</text:p>
          </table:table-cell>
          <table:table-cell table:formula="of:=1000*[.B1493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494]" office:value-type="float" office:value="522.0625" calcext:value-type="float">
            <text:p>522.0625</text:p>
          </table:table-cell>
          <table:table-cell table:formula="of:=1000*[.B1494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495]" office:value-type="float" office:value="522.5625" calcext:value-type="float">
            <text:p>522.5625</text:p>
          </table:table-cell>
          <table:table-cell table:formula="of:=1000*[.B1495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96]" office:value-type="float" office:value="523.0625" calcext:value-type="float">
            <text:p>523.0625</text:p>
          </table:table-cell>
          <table:table-cell table:formula="of:=1000*[.B1496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97]" office:value-type="float" office:value="523.5625" calcext:value-type="float">
            <text:p>523.5625</text:p>
          </table:table-cell>
          <table:table-cell table:formula="of:=1000*[.B1497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98]" office:value-type="float" office:value="524.0625" calcext:value-type="float">
            <text:p>524.0625</text:p>
          </table:table-cell>
          <table:table-cell table:formula="of:=1000*[.B1498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99]" office:value-type="float" office:value="524.5625" calcext:value-type="float">
            <text:p>524.5625</text:p>
          </table:table-cell>
          <table:table-cell table:formula="of:=1000*[.B1499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500]" office:value-type="float" office:value="525.0625" calcext:value-type="float">
            <text:p>525.0625</text:p>
          </table:table-cell>
          <table:table-cell table:formula="of:=1000*[.B1500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501]" office:value-type="float" office:value="525.5625" calcext:value-type="float">
            <text:p>525.5625</text:p>
          </table:table-cell>
          <table:table-cell table:formula="of:=1000*[.B150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02]" office:value-type="float" office:value="526.0625" calcext:value-type="float">
            <text:p>526.0625</text:p>
          </table:table-cell>
          <table:table-cell table:formula="of:=1000*[.B150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503]" office:value-type="float" office:value="526.5625" calcext:value-type="float">
            <text:p>526.5625</text:p>
          </table:table-cell>
          <table:table-cell table:formula="of:=1000*[.B150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04]" office:value-type="float" office:value="527.0625" calcext:value-type="float">
            <text:p>527.0625</text:p>
          </table:table-cell>
          <table:table-cell table:formula="of:=1000*[.B150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05]" office:value-type="float" office:value="527.5625" calcext:value-type="float">
            <text:p>527.5625</text:p>
          </table:table-cell>
          <table:table-cell table:formula="of:=1000*[.B1505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06]" office:value-type="float" office:value="528.0625" calcext:value-type="float">
            <text:p>528.0625</text:p>
          </table:table-cell>
          <table:table-cell table:formula="of:=1000*[.B1506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07]" office:value-type="float" office:value="528.5625" calcext:value-type="float">
            <text:p>528.5625</text:p>
          </table:table-cell>
          <table:table-cell table:formula="of:=1000*[.B1507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08]" office:value-type="float" office:value="529.0625" calcext:value-type="float">
            <text:p>529.0625</text:p>
          </table:table-cell>
          <table:table-cell table:formula="of:=1000*[.B1508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09]" office:value-type="float" office:value="529.5625" calcext:value-type="float">
            <text:p>529.5625</text:p>
          </table:table-cell>
          <table:table-cell table:formula="of:=1000*[.B150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10]" office:value-type="float" office:value="530.0625" calcext:value-type="float">
            <text:p>530.0625</text:p>
          </table:table-cell>
          <table:table-cell table:formula="of:=1000*[.B151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11]" office:value-type="float" office:value="530.5625" calcext:value-type="float">
            <text:p>530.5625</text:p>
          </table:table-cell>
          <table:table-cell table:formula="of:=1000*[.B151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512]" office:value-type="float" office:value="531.0625" calcext:value-type="float">
            <text:p>531.0625</text:p>
          </table:table-cell>
          <table:table-cell table:formula="of:=1000*[.B151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13]" office:value-type="float" office:value="531.5625" calcext:value-type="float">
            <text:p>531.5625</text:p>
          </table:table-cell>
          <table:table-cell table:formula="of:=1000*[.B151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14]" office:value-type="float" office:value="532.0625" calcext:value-type="float">
            <text:p>532.0625</text:p>
          </table:table-cell>
          <table:table-cell table:formula="of:=1000*[.B151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15]" office:value-type="float" office:value="532.5625" calcext:value-type="float">
            <text:p>532.5625</text:p>
          </table:table-cell>
          <table:table-cell table:formula="of:=1000*[.B1515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16]" office:value-type="float" office:value="533.0625" calcext:value-type="float">
            <text:p>533.0625</text:p>
          </table:table-cell>
          <table:table-cell table:formula="of:=1000*[.B151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17]" office:value-type="float" office:value="533.5625" calcext:value-type="float">
            <text:p>533.5625</text:p>
          </table:table-cell>
          <table:table-cell table:formula="of:=1000*[.B1517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518]" office:value-type="float" office:value="534.0625" calcext:value-type="float">
            <text:p>534.0625</text:p>
          </table:table-cell>
          <table:table-cell table:formula="of:=1000*[.B1518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19]" office:value-type="float" office:value="534.5625" calcext:value-type="float">
            <text:p>534.5625</text:p>
          </table:table-cell>
          <table:table-cell table:formula="of:=1000*[.B151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20]" office:value-type="float" office:value="535.0625" calcext:value-type="float">
            <text:p>535.0625</text:p>
          </table:table-cell>
          <table:table-cell table:formula="of:=1000*[.B152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21]" office:value-type="float" office:value="535.5625" calcext:value-type="float">
            <text:p>535.5625</text:p>
          </table:table-cell>
          <table:table-cell table:formula="of:=1000*[.B1521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22]" office:value-type="float" office:value="536.0625" calcext:value-type="float">
            <text:p>536.0625</text:p>
          </table:table-cell>
          <table:table-cell table:formula="of:=1000*[.B152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23]" office:value-type="float" office:value="536.5625" calcext:value-type="float">
            <text:p>536.5625</text:p>
          </table:table-cell>
          <table:table-cell table:formula="of:=1000*[.B1523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24]" office:value-type="float" office:value="537.0625" calcext:value-type="float">
            <text:p>537.0625</text:p>
          </table:table-cell>
          <table:table-cell table:formula="of:=1000*[.B152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25]" office:value-type="float" office:value="537.5625" calcext:value-type="float">
            <text:p>537.5625</text:p>
          </table:table-cell>
          <table:table-cell table:formula="of:=1000*[.B1525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26]" office:value-type="float" office:value="538.0625" calcext:value-type="float">
            <text:p>538.0625</text:p>
          </table:table-cell>
          <table:table-cell table:formula="of:=1000*[.B152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527]" office:value-type="float" office:value="538.5625" calcext:value-type="float">
            <text:p>538.5625</text:p>
          </table:table-cell>
          <table:table-cell table:formula="of:=1000*[.B1527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28]" office:value-type="float" office:value="539.0625" calcext:value-type="float">
            <text:p>539.0625</text:p>
          </table:table-cell>
          <table:table-cell table:formula="of:=1000*[.B152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529]" office:value-type="float" office:value="539.5625" calcext:value-type="float">
            <text:p>539.5625</text:p>
          </table:table-cell>
          <table:table-cell table:formula="of:=1000*[.B1529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530]" office:value-type="float" office:value="540.0625" calcext:value-type="float">
            <text:p>540.0625</text:p>
          </table:table-cell>
          <table:table-cell table:formula="of:=1000*[.B1530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31]" office:value-type="float" office:value="540.5625" calcext:value-type="float">
            <text:p>540.5625</text:p>
          </table:table-cell>
          <table:table-cell table:formula="of:=1000*[.B153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532]" office:value-type="float" office:value="541.0625" calcext:value-type="float">
            <text:p>541.0625</text:p>
          </table:table-cell>
          <table:table-cell table:formula="of:=1000*[.B1532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33]" office:value-type="float" office:value="541.5625" calcext:value-type="float">
            <text:p>541.5625</text:p>
          </table:table-cell>
          <table:table-cell table:formula="of:=1000*[.B1533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34]" office:value-type="float" office:value="542.0625" calcext:value-type="float">
            <text:p>542.0625</text:p>
          </table:table-cell>
          <table:table-cell table:formula="of:=1000*[.B1534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535]" office:value-type="float" office:value="542.5625" calcext:value-type="float">
            <text:p>542.5625</text:p>
          </table:table-cell>
          <table:table-cell table:formula="of:=1000*[.B1535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36]" office:value-type="float" office:value="543.0625" calcext:value-type="float">
            <text:p>543.0625</text:p>
          </table:table-cell>
          <table:table-cell table:formula="of:=1000*[.B1536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37]" office:value-type="float" office:value="543.5625" calcext:value-type="float">
            <text:p>543.5625</text:p>
          </table:table-cell>
          <table:table-cell table:formula="of:=1000*[.B1537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38]" office:value-type="float" office:value="544.0625" calcext:value-type="float">
            <text:p>544.0625</text:p>
          </table:table-cell>
          <table:table-cell table:formula="of:=1000*[.B153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39]" office:value-type="float" office:value="544.5625" calcext:value-type="float">
            <text:p>544.5625</text:p>
          </table:table-cell>
          <table:table-cell table:formula="of:=1000*[.B1539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40]" office:value-type="float" office:value="545.0625" calcext:value-type="float">
            <text:p>545.0625</text:p>
          </table:table-cell>
          <table:table-cell table:formula="of:=1000*[.B1540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41]" office:value-type="float" office:value="545.5625" calcext:value-type="float">
            <text:p>545.5625</text:p>
          </table:table-cell>
          <table:table-cell table:formula="of:=1000*[.B154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42]" office:value-type="float" office:value="546.0625" calcext:value-type="float">
            <text:p>546.0625</text:p>
          </table:table-cell>
          <table:table-cell table:formula="of:=1000*[.B1542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43]" office:value-type="float" office:value="546.5625" calcext:value-type="float">
            <text:p>546.5625</text:p>
          </table:table-cell>
          <table:table-cell table:formula="of:=1000*[.B1543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44]" office:value-type="float" office:value="547.0625" calcext:value-type="float">
            <text:p>547.0625</text:p>
          </table:table-cell>
          <table:table-cell table:formula="of:=1000*[.B1544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45]" office:value-type="float" office:value="547.5625" calcext:value-type="float">
            <text:p>547.5625</text:p>
          </table:table-cell>
          <table:table-cell table:formula="of:=1000*[.B154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46]" office:value-type="float" office:value="548.0625" calcext:value-type="float">
            <text:p>548.0625</text:p>
          </table:table-cell>
          <table:table-cell table:formula="of:=1000*[.B1546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47]" office:value-type="float" office:value="548.5625" calcext:value-type="float">
            <text:p>548.5625</text:p>
          </table:table-cell>
          <table:table-cell table:formula="of:=1000*[.B154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48]" office:value-type="float" office:value="549.0625" calcext:value-type="float">
            <text:p>549.0625</text:p>
          </table:table-cell>
          <table:table-cell table:formula="of:=1000*[.B154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49]" office:value-type="float" office:value="549.5625" calcext:value-type="float">
            <text:p>549.5625</text:p>
          </table:table-cell>
          <table:table-cell table:formula="of:=1000*[.B1549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50]" office:value-type="float" office:value="550.0625" calcext:value-type="float">
            <text:p>550.0625</text:p>
          </table:table-cell>
          <table:table-cell table:formula="of:=1000*[.B155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551]" office:value-type="float" office:value="550.5625" calcext:value-type="float">
            <text:p>550.5625</text:p>
          </table:table-cell>
          <table:table-cell table:formula="of:=1000*[.B155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52]" office:value-type="float" office:value="551.0625" calcext:value-type="float">
            <text:p>551.0625</text:p>
          </table:table-cell>
          <table:table-cell table:formula="of:=1000*[.B1552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53]" office:value-type="float" office:value="551.5625" calcext:value-type="float">
            <text:p>551.5625</text:p>
          </table:table-cell>
          <table:table-cell table:formula="of:=1000*[.B1553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54]" office:value-type="float" office:value="552.0625" calcext:value-type="float">
            <text:p>552.0625</text:p>
          </table:table-cell>
          <table:table-cell table:formula="of:=1000*[.B1554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55]" office:value-type="float" office:value="552.5625" calcext:value-type="float">
            <text:p>552.5625</text:p>
          </table:table-cell>
          <table:table-cell table:formula="of:=1000*[.B1555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56]" office:value-type="float" office:value="553.0625" calcext:value-type="float">
            <text:p>553.0625</text:p>
          </table:table-cell>
          <table:table-cell table:formula="of:=1000*[.B1556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57]" office:value-type="float" office:value="553.5625" calcext:value-type="float">
            <text:p>553.5625</text:p>
          </table:table-cell>
          <table:table-cell table:formula="of:=1000*[.B155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58]" office:value-type="float" office:value="554.0625" calcext:value-type="float">
            <text:p>554.0625</text:p>
          </table:table-cell>
          <table:table-cell table:formula="of:=1000*[.B1558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59]" office:value-type="float" office:value="554.5625" calcext:value-type="float">
            <text:p>554.5625</text:p>
          </table:table-cell>
          <table:table-cell table:formula="of:=1000*[.B1559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60]" office:value-type="float" office:value="555.0625" calcext:value-type="float">
            <text:p>555.0625</text:p>
          </table:table-cell>
          <table:table-cell table:formula="of:=1000*[.B156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61]" office:value-type="float" office:value="555.5625" calcext:value-type="float">
            <text:p>555.5625</text:p>
          </table:table-cell>
          <table:table-cell table:formula="of:=1000*[.B1561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62]" office:value-type="float" office:value="556.0625" calcext:value-type="float">
            <text:p>556.0625</text:p>
          </table:table-cell>
          <table:table-cell table:formula="of:=1000*[.B1562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63]" office:value-type="float" office:value="556.5625" calcext:value-type="float">
            <text:p>556.5625</text:p>
          </table:table-cell>
          <table:table-cell table:formula="of:=1000*[.B1563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64]" office:value-type="float" office:value="557.0625" calcext:value-type="float">
            <text:p>557.0625</text:p>
          </table:table-cell>
          <table:table-cell table:formula="of:=1000*[.B1564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65]" office:value-type="float" office:value="557.5625" calcext:value-type="float">
            <text:p>557.5625</text:p>
          </table:table-cell>
          <table:table-cell table:formula="of:=1000*[.B1565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66]" office:value-type="float" office:value="558.0625" calcext:value-type="float">
            <text:p>558.0625</text:p>
          </table:table-cell>
          <table:table-cell table:formula="of:=1000*[.B1566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567]" office:value-type="float" office:value="558.5625" calcext:value-type="float">
            <text:p>558.5625</text:p>
          </table:table-cell>
          <table:table-cell table:formula="of:=1000*[.B156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68]" office:value-type="float" office:value="559.0625" calcext:value-type="float">
            <text:p>559.0625</text:p>
          </table:table-cell>
          <table:table-cell table:formula="of:=1000*[.B1568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69]" office:value-type="float" office:value="559.5625" calcext:value-type="float">
            <text:p>559.5625</text:p>
          </table:table-cell>
          <table:table-cell table:formula="of:=1000*[.B1569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70]" office:value-type="float" office:value="560.0625" calcext:value-type="float">
            <text:p>560.0625</text:p>
          </table:table-cell>
          <table:table-cell table:formula="of:=1000*[.B157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71]" office:value-type="float" office:value="560.5625" calcext:value-type="float">
            <text:p>560.5625</text:p>
          </table:table-cell>
          <table:table-cell table:formula="of:=1000*[.B1571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72]" office:value-type="float" office:value="561.0625" calcext:value-type="float">
            <text:p>561.0625</text:p>
          </table:table-cell>
          <table:table-cell table:formula="of:=1000*[.B1572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73]" office:value-type="float" office:value="561.5625" calcext:value-type="float">
            <text:p>561.5625</text:p>
          </table:table-cell>
          <table:table-cell table:formula="of:=1000*[.B1573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74]" office:value-type="float" office:value="562.0625" calcext:value-type="float">
            <text:p>562.0625</text:p>
          </table:table-cell>
          <table:table-cell table:formula="of:=1000*[.B1574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75]" office:value-type="float" office:value="562.5625" calcext:value-type="float">
            <text:p>562.5625</text:p>
          </table:table-cell>
          <table:table-cell table:formula="of:=1000*[.B1575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76]" office:value-type="float" office:value="563.0625" calcext:value-type="float">
            <text:p>563.0625</text:p>
          </table:table-cell>
          <table:table-cell table:formula="of:=1000*[.B1576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77]" office:value-type="float" office:value="563.5625" calcext:value-type="float">
            <text:p>563.5625</text:p>
          </table:table-cell>
          <table:table-cell table:formula="of:=1000*[.B1577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78]" office:value-type="float" office:value="564.0625" calcext:value-type="float">
            <text:p>564.0625</text:p>
          </table:table-cell>
          <table:table-cell table:formula="of:=1000*[.B1578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579]" office:value-type="float" office:value="564.5625" calcext:value-type="float">
            <text:p>564.5625</text:p>
          </table:table-cell>
          <table:table-cell table:formula="of:=1000*[.B1579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80]" office:value-type="float" office:value="565.0625" calcext:value-type="float">
            <text:p>565.0625</text:p>
          </table:table-cell>
          <table:table-cell table:formula="of:=1000*[.B158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81]" office:value-type="float" office:value="565.5625" calcext:value-type="float">
            <text:p>565.5625</text:p>
          </table:table-cell>
          <table:table-cell table:formula="of:=1000*[.B1581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82]" office:value-type="float" office:value="566.0625" calcext:value-type="float">
            <text:p>566.0625</text:p>
          </table:table-cell>
          <table:table-cell table:formula="of:=1000*[.B1582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83]" office:value-type="float" office:value="566.5625" calcext:value-type="float">
            <text:p>566.5625</text:p>
          </table:table-cell>
          <table:table-cell table:formula="of:=1000*[.B1583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84]" office:value-type="float" office:value="567.0625" calcext:value-type="float">
            <text:p>567.0625</text:p>
          </table:table-cell>
          <table:table-cell table:formula="of:=1000*[.B1584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85]" office:value-type="float" office:value="567.5625" calcext:value-type="float">
            <text:p>567.5625</text:p>
          </table:table-cell>
          <table:table-cell table:formula="of:=1000*[.B1585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86]" office:value-type="float" office:value="568.0625" calcext:value-type="float">
            <text:p>568.0625</text:p>
          </table:table-cell>
          <table:table-cell table:formula="of:=1000*[.B1586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87]" office:value-type="float" office:value="568.5625" calcext:value-type="float">
            <text:p>568.5625</text:p>
          </table:table-cell>
          <table:table-cell table:formula="of:=1000*[.B1587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88]" office:value-type="float" office:value="569.0625" calcext:value-type="float">
            <text:p>569.0625</text:p>
          </table:table-cell>
          <table:table-cell table:formula="of:=1000*[.B1588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89]" office:value-type="float" office:value="569.5625" calcext:value-type="float">
            <text:p>569.5625</text:p>
          </table:table-cell>
          <table:table-cell table:formula="of:=1000*[.B1589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90]" office:value-type="float" office:value="570.0625" calcext:value-type="float">
            <text:p>570.0625</text:p>
          </table:table-cell>
          <table:table-cell table:formula="of:=1000*[.B1590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91]" office:value-type="float" office:value="570.5625" calcext:value-type="float">
            <text:p>570.5625</text:p>
          </table:table-cell>
          <table:table-cell table:formula="of:=1000*[.B1591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592]" office:value-type="float" office:value="571.0625" calcext:value-type="float">
            <text:p>571.0625</text:p>
          </table:table-cell>
          <table:table-cell table:formula="of:=1000*[.B1592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593]" office:value-type="float" office:value="571.5625" calcext:value-type="float">
            <text:p>571.5625</text:p>
          </table:table-cell>
          <table:table-cell table:formula="of:=1000*[.B1593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94]" office:value-type="float" office:value="572.0625" calcext:value-type="float">
            <text:p>572.0625</text:p>
          </table:table-cell>
          <table:table-cell table:formula="of:=1000*[.B1594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595]" office:value-type="float" office:value="572.5625" calcext:value-type="float">
            <text:p>572.5625</text:p>
          </table:table-cell>
          <table:table-cell table:formula="of:=1000*[.B1595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96]" office:value-type="float" office:value="573.0625" calcext:value-type="float">
            <text:p>573.0625</text:p>
          </table:table-cell>
          <table:table-cell table:formula="of:=1000*[.B1596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97]" office:value-type="float" office:value="573.5625" calcext:value-type="float">
            <text:p>573.5625</text:p>
          </table:table-cell>
          <table:table-cell table:formula="of:=1000*[.B1597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598]" office:value-type="float" office:value="574.0625" calcext:value-type="float">
            <text:p>574.0625</text:p>
          </table:table-cell>
          <table:table-cell table:formula="of:=1000*[.B1598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599]" office:value-type="float" office:value="574.5625" calcext:value-type="float">
            <text:p>574.5625</text:p>
          </table:table-cell>
          <table:table-cell table:formula="of:=1000*[.B1599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00]" office:value-type="float" office:value="575.0625" calcext:value-type="float">
            <text:p>575.0625</text:p>
          </table:table-cell>
          <table:table-cell table:formula="of:=1000*[.B1600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01]" office:value-type="float" office:value="575.5625" calcext:value-type="float">
            <text:p>575.5625</text:p>
          </table:table-cell>
          <table:table-cell table:formula="of:=1000*[.B1601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02]" office:value-type="float" office:value="576.0625" calcext:value-type="float">
            <text:p>576.0625</text:p>
          </table:table-cell>
          <table:table-cell table:formula="of:=1000*[.B1602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03]" office:value-type="float" office:value="576.5625" calcext:value-type="float">
            <text:p>576.5625</text:p>
          </table:table-cell>
          <table:table-cell table:formula="of:=1000*[.B1603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04]" office:value-type="float" office:value="577.0625" calcext:value-type="float">
            <text:p>577.0625</text:p>
          </table:table-cell>
          <table:table-cell table:formula="of:=1000*[.B1604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05]" office:value-type="float" office:value="577.5625" calcext:value-type="float">
            <text:p>577.5625</text:p>
          </table:table-cell>
          <table:table-cell table:formula="of:=1000*[.B1605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06]" office:value-type="float" office:value="578.0625" calcext:value-type="float">
            <text:p>578.0625</text:p>
          </table:table-cell>
          <table:table-cell table:formula="of:=1000*[.B1606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07]" office:value-type="float" office:value="578.5625" calcext:value-type="float">
            <text:p>578.5625</text:p>
          </table:table-cell>
          <table:table-cell table:formula="of:=1000*[.B1607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08]" office:value-type="float" office:value="579.0625" calcext:value-type="float">
            <text:p>579.0625</text:p>
          </table:table-cell>
          <table:table-cell table:formula="of:=1000*[.B1608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09]" office:value-type="float" office:value="579.5625" calcext:value-type="float">
            <text:p>579.5625</text:p>
          </table:table-cell>
          <table:table-cell table:formula="of:=1000*[.B1609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10]" office:value-type="float" office:value="580.0625" calcext:value-type="float">
            <text:p>580.0625</text:p>
          </table:table-cell>
          <table:table-cell table:formula="of:=1000*[.B1610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11]" office:value-type="float" office:value="580.5625" calcext:value-type="float">
            <text:p>580.5625</text:p>
          </table:table-cell>
          <table:table-cell table:formula="of:=1000*[.B1611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12]" office:value-type="float" office:value="581.0625" calcext:value-type="float">
            <text:p>581.0625</text:p>
          </table:table-cell>
          <table:table-cell table:formula="of:=1000*[.B1612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13]" office:value-type="float" office:value="581.5625" calcext:value-type="float">
            <text:p>581.5625</text:p>
          </table:table-cell>
          <table:table-cell table:formula="of:=1000*[.B1613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14]" office:value-type="float" office:value="582.0625" calcext:value-type="float">
            <text:p>582.0625</text:p>
          </table:table-cell>
          <table:table-cell table:formula="of:=1000*[.B1614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15]" office:value-type="float" office:value="582.5625" calcext:value-type="float">
            <text:p>582.5625</text:p>
          </table:table-cell>
          <table:table-cell table:formula="of:=1000*[.B1615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16]" office:value-type="float" office:value="583.0625" calcext:value-type="float">
            <text:p>583.0625</text:p>
          </table:table-cell>
          <table:table-cell table:formula="of:=1000*[.B1616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17]" office:value-type="float" office:value="583.5625" calcext:value-type="float">
            <text:p>583.5625</text:p>
          </table:table-cell>
          <table:table-cell table:formula="of:=1000*[.B1617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18]" office:value-type="float" office:value="584.0625" calcext:value-type="float">
            <text:p>584.0625</text:p>
          </table:table-cell>
          <table:table-cell table:formula="of:=1000*[.B1618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19]" office:value-type="float" office:value="584.5625" calcext:value-type="float">
            <text:p>584.5625</text:p>
          </table:table-cell>
          <table:table-cell table:formula="of:=1000*[.B1619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20]" office:value-type="float" office:value="585.0625" calcext:value-type="float">
            <text:p>585.0625</text:p>
          </table:table-cell>
          <table:table-cell table:formula="of:=1000*[.B1620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21]" office:value-type="float" office:value="585.5625" calcext:value-type="float">
            <text:p>585.5625</text:p>
          </table:table-cell>
          <table:table-cell table:formula="of:=1000*[.B1621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22]" office:value-type="float" office:value="586.0625" calcext:value-type="float">
            <text:p>586.0625</text:p>
          </table:table-cell>
          <table:table-cell table:formula="of:=1000*[.B1622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23]" office:value-type="float" office:value="586.5625" calcext:value-type="float">
            <text:p>586.5625</text:p>
          </table:table-cell>
          <table:table-cell table:formula="of:=1000*[.B1623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24]" office:value-type="float" office:value="587.0625" calcext:value-type="float">
            <text:p>587.0625</text:p>
          </table:table-cell>
          <table:table-cell table:formula="of:=1000*[.B1624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25]" office:value-type="float" office:value="587.5625" calcext:value-type="float">
            <text:p>587.5625</text:p>
          </table:table-cell>
          <table:table-cell table:formula="of:=1000*[.B1625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26]" office:value-type="float" office:value="588.0625" calcext:value-type="float">
            <text:p>588.0625</text:p>
          </table:table-cell>
          <table:table-cell table:formula="of:=1000*[.B1626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27]" office:value-type="float" office:value="588.5625" calcext:value-type="float">
            <text:p>588.5625</text:p>
          </table:table-cell>
          <table:table-cell table:formula="of:=1000*[.B162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28]" office:value-type="float" office:value="589.0625" calcext:value-type="float">
            <text:p>589.0625</text:p>
          </table:table-cell>
          <table:table-cell table:formula="of:=1000*[.B1628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29]" office:value-type="float" office:value="589.5625" calcext:value-type="float">
            <text:p>589.5625</text:p>
          </table:table-cell>
          <table:table-cell table:formula="of:=1000*[.B1629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30]" office:value-type="float" office:value="590.0625" calcext:value-type="float">
            <text:p>590.0625</text:p>
          </table:table-cell>
          <table:table-cell table:formula="of:=1000*[.B1630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31]" office:value-type="float" office:value="590.5625" calcext:value-type="float">
            <text:p>590.5625</text:p>
          </table:table-cell>
          <table:table-cell table:formula="of:=1000*[.B1631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32]" office:value-type="float" office:value="591.0625" calcext:value-type="float">
            <text:p>591.0625</text:p>
          </table:table-cell>
          <table:table-cell table:formula="of:=1000*[.B1632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33]" office:value-type="float" office:value="591.5625" calcext:value-type="float">
            <text:p>591.5625</text:p>
          </table:table-cell>
          <table:table-cell table:formula="of:=1000*[.B1633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34]" office:value-type="float" office:value="592.0625" calcext:value-type="float">
            <text:p>592.0625</text:p>
          </table:table-cell>
          <table:table-cell table:formula="of:=1000*[.B1634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35]" office:value-type="float" office:value="592.5625" calcext:value-type="float">
            <text:p>592.5625</text:p>
          </table:table-cell>
          <table:table-cell table:formula="of:=1000*[.B1635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36]" office:value-type="float" office:value="593.0625" calcext:value-type="float">
            <text:p>593.0625</text:p>
          </table:table-cell>
          <table:table-cell table:formula="of:=1000*[.B163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37]" office:value-type="float" office:value="593.5625" calcext:value-type="float">
            <text:p>593.5625</text:p>
          </table:table-cell>
          <table:table-cell table:formula="of:=1000*[.B1637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38]" office:value-type="float" office:value="594.0625" calcext:value-type="float">
            <text:p>594.0625</text:p>
          </table:table-cell>
          <table:table-cell table:formula="of:=1000*[.B1638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39]" office:value-type="float" office:value="594.5625" calcext:value-type="float">
            <text:p>594.5625</text:p>
          </table:table-cell>
          <table:table-cell table:formula="of:=1000*[.B1639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40]" office:value-type="float" office:value="595.0625" calcext:value-type="float">
            <text:p>595.0625</text:p>
          </table:table-cell>
          <table:table-cell table:formula="of:=1000*[.B1640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41]" office:value-type="float" office:value="595.5625" calcext:value-type="float">
            <text:p>595.5625</text:p>
          </table:table-cell>
          <table:table-cell table:formula="of:=1000*[.B1641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42]" office:value-type="float" office:value="596.0625" calcext:value-type="float">
            <text:p>596.0625</text:p>
          </table:table-cell>
          <table:table-cell table:formula="of:=1000*[.B1642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43]" office:value-type="float" office:value="596.5625" calcext:value-type="float">
            <text:p>596.5625</text:p>
          </table:table-cell>
          <table:table-cell table:formula="of:=1000*[.B164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44]" office:value-type="float" office:value="597.0625" calcext:value-type="float">
            <text:p>597.0625</text:p>
          </table:table-cell>
          <table:table-cell table:formula="of:=1000*[.B1644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45]" office:value-type="float" office:value="597.5625" calcext:value-type="float">
            <text:p>597.5625</text:p>
          </table:table-cell>
          <table:table-cell table:formula="of:=1000*[.B1645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46]" office:value-type="float" office:value="598.0625" calcext:value-type="float">
            <text:p>598.0625</text:p>
          </table:table-cell>
          <table:table-cell table:formula="of:=1000*[.B164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47]" office:value-type="float" office:value="598.5625" calcext:value-type="float">
            <text:p>598.5625</text:p>
          </table:table-cell>
          <table:table-cell table:formula="of:=1000*[.B1647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48]" office:value-type="float" office:value="599.0625" calcext:value-type="float">
            <text:p>599.0625</text:p>
          </table:table-cell>
          <table:table-cell table:formula="of:=1000*[.B1648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49]" office:value-type="float" office:value="599.5625" calcext:value-type="float">
            <text:p>599.5625</text:p>
          </table:table-cell>
          <table:table-cell table:formula="of:=1000*[.B1649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50]" office:value-type="float" office:value="600.0625" calcext:value-type="float">
            <text:p>600.0625</text:p>
          </table:table-cell>
          <table:table-cell table:formula="of:=1000*[.B1650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51]" office:value-type="float" office:value="600.5625" calcext:value-type="float">
            <text:p>600.5625</text:p>
          </table:table-cell>
          <table:table-cell table:formula="of:=1000*[.B165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52]" office:value-type="float" office:value="601.0625" calcext:value-type="float">
            <text:p>601.0625</text:p>
          </table:table-cell>
          <table:table-cell table:formula="of:=1000*[.B1652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53]" office:value-type="float" office:value="601.5625" calcext:value-type="float">
            <text:p>601.5625</text:p>
          </table:table-cell>
          <table:table-cell table:formula="of:=1000*[.B165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54]" office:value-type="float" office:value="602.0625" calcext:value-type="float">
            <text:p>602.0625</text:p>
          </table:table-cell>
          <table:table-cell table:formula="of:=1000*[.B1654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55]" office:value-type="float" office:value="602.5625" calcext:value-type="float">
            <text:p>602.5625</text:p>
          </table:table-cell>
          <table:table-cell table:formula="of:=1000*[.B1655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56]" office:value-type="float" office:value="603.0625" calcext:value-type="float">
            <text:p>603.0625</text:p>
          </table:table-cell>
          <table:table-cell table:formula="of:=1000*[.B165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57]" office:value-type="float" office:value="603.5625" calcext:value-type="float">
            <text:p>603.5625</text:p>
          </table:table-cell>
          <table:table-cell table:formula="of:=1000*[.B1657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58]" office:value-type="float" office:value="604.0625" calcext:value-type="float">
            <text:p>604.0625</text:p>
          </table:table-cell>
          <table:table-cell table:formula="of:=1000*[.B1658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59]" office:value-type="float" office:value="604.5625" calcext:value-type="float">
            <text:p>604.5625</text:p>
          </table:table-cell>
          <table:table-cell table:formula="of:=1000*[.B165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60]" office:value-type="float" office:value="605.0625" calcext:value-type="float">
            <text:p>605.0625</text:p>
          </table:table-cell>
          <table:table-cell table:formula="of:=1000*[.B1660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61]" office:value-type="float" office:value="605.5625" calcext:value-type="float">
            <text:p>605.5625</text:p>
          </table:table-cell>
          <table:table-cell table:formula="of:=1000*[.B166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62]" office:value-type="float" office:value="606.0625" calcext:value-type="float">
            <text:p>606.0625</text:p>
          </table:table-cell>
          <table:table-cell table:formula="of:=1000*[.B1662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63]" office:value-type="float" office:value="606.5625" calcext:value-type="float">
            <text:p>606.5625</text:p>
          </table:table-cell>
          <table:table-cell table:formula="of:=1000*[.B1663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64]" office:value-type="float" office:value="607.0625" calcext:value-type="float">
            <text:p>607.0625</text:p>
          </table:table-cell>
          <table:table-cell table:formula="of:=1000*[.B1664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65]" office:value-type="float" office:value="607.5625" calcext:value-type="float">
            <text:p>607.5625</text:p>
          </table:table-cell>
          <table:table-cell table:formula="of:=1000*[.B1665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66]" office:value-type="float" office:value="608.0625" calcext:value-type="float">
            <text:p>608.0625</text:p>
          </table:table-cell>
          <table:table-cell table:formula="of:=1000*[.B1666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67]" office:value-type="float" office:value="608.5625" calcext:value-type="float">
            <text:p>608.5625</text:p>
          </table:table-cell>
          <table:table-cell table:formula="of:=1000*[.B1667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68]" office:value-type="float" office:value="609.0625" calcext:value-type="float">
            <text:p>609.0625</text:p>
          </table:table-cell>
          <table:table-cell table:formula="of:=1000*[.B1668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669]" office:value-type="float" office:value="609.5625" calcext:value-type="float">
            <text:p>609.5625</text:p>
          </table:table-cell>
          <table:table-cell table:formula="of:=1000*[.B1669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70]" office:value-type="float" office:value="610.0625" calcext:value-type="float">
            <text:p>610.0625</text:p>
          </table:table-cell>
          <table:table-cell table:formula="of:=1000*[.B1670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71]" office:value-type="float" office:value="610.5625" calcext:value-type="float">
            <text:p>610.5625</text:p>
          </table:table-cell>
          <table:table-cell table:formula="of:=1000*[.B167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72]" office:value-type="float" office:value="611.0625" calcext:value-type="float">
            <text:p>611.0625</text:p>
          </table:table-cell>
          <table:table-cell table:formula="of:=1000*[.B1672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73]" office:value-type="float" office:value="611.5625" calcext:value-type="float">
            <text:p>611.5625</text:p>
          </table:table-cell>
          <table:table-cell table:formula="of:=1000*[.B1673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74]" office:value-type="float" office:value="612.0625" calcext:value-type="float">
            <text:p>612.0625</text:p>
          </table:table-cell>
          <table:table-cell table:formula="of:=1000*[.B1674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75]" office:value-type="float" office:value="612.5625" calcext:value-type="float">
            <text:p>612.5625</text:p>
          </table:table-cell>
          <table:table-cell table:formula="of:=1000*[.B1675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76]" office:value-type="float" office:value="613.0625" calcext:value-type="float">
            <text:p>613.0625</text:p>
          </table:table-cell>
          <table:table-cell table:formula="of:=1000*[.B1676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77]" office:value-type="float" office:value="613.5625" calcext:value-type="float">
            <text:p>613.5625</text:p>
          </table:table-cell>
          <table:table-cell table:formula="of:=1000*[.B1677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678]" office:value-type="float" office:value="614.0625" calcext:value-type="float">
            <text:p>614.0625</text:p>
          </table:table-cell>
          <table:table-cell table:formula="of:=1000*[.B167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79]" office:value-type="float" office:value="614.5625" calcext:value-type="float">
            <text:p>614.5625</text:p>
          </table:table-cell>
          <table:table-cell table:formula="of:=1000*[.B1679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80]" office:value-type="float" office:value="615.0625" calcext:value-type="float">
            <text:p>615.0625</text:p>
          </table:table-cell>
          <table:table-cell table:formula="of:=1000*[.B1680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81]" office:value-type="float" office:value="615.5625" calcext:value-type="float">
            <text:p>615.5625</text:p>
          </table:table-cell>
          <table:table-cell table:formula="of:=1000*[.B168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82]" office:value-type="float" office:value="616.0625" calcext:value-type="float">
            <text:p>616.0625</text:p>
          </table:table-cell>
          <table:table-cell table:formula="of:=1000*[.B1682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83]" office:value-type="float" office:value="616.5625" calcext:value-type="float">
            <text:p>616.5625</text:p>
          </table:table-cell>
          <table:table-cell table:formula="of:=1000*[.B168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84]" office:value-type="float" office:value="617.0625" calcext:value-type="float">
            <text:p>617.0625</text:p>
          </table:table-cell>
          <table:table-cell table:formula="of:=1000*[.B1684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85]" office:value-type="float" office:value="617.5625" calcext:value-type="float">
            <text:p>617.5625</text:p>
          </table:table-cell>
          <table:table-cell table:formula="of:=1000*[.B1685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86]" office:value-type="float" office:value="618.0625" calcext:value-type="float">
            <text:p>618.0625</text:p>
          </table:table-cell>
          <table:table-cell table:formula="of:=1000*[.B168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87]" office:value-type="float" office:value="618.5625" calcext:value-type="float">
            <text:p>618.5625</text:p>
          </table:table-cell>
          <table:table-cell table:formula="of:=1000*[.B168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88]" office:value-type="float" office:value="619.0625" calcext:value-type="float">
            <text:p>619.0625</text:p>
          </table:table-cell>
          <table:table-cell table:formula="of:=1000*[.B1688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89]" office:value-type="float" office:value="619.5625" calcext:value-type="float">
            <text:p>619.5625</text:p>
          </table:table-cell>
          <table:table-cell table:formula="of:=1000*[.B168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90]" office:value-type="float" office:value="620.0625" calcext:value-type="float">
            <text:p>620.0625</text:p>
          </table:table-cell>
          <table:table-cell table:formula="of:=1000*[.B1690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691]" office:value-type="float" office:value="620.5625" calcext:value-type="float">
            <text:p>620.5625</text:p>
          </table:table-cell>
          <table:table-cell table:formula="of:=1000*[.B169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92]" office:value-type="float" office:value="621.0625" calcext:value-type="float">
            <text:p>621.0625</text:p>
          </table:table-cell>
          <table:table-cell table:formula="of:=1000*[.B1692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93]" office:value-type="float" office:value="621.5625" calcext:value-type="float">
            <text:p>621.5625</text:p>
          </table:table-cell>
          <table:table-cell table:formula="of:=1000*[.B1693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94]" office:value-type="float" office:value="622.0625" calcext:value-type="float">
            <text:p>622.0625</text:p>
          </table:table-cell>
          <table:table-cell table:formula="of:=1000*[.B1694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695]" office:value-type="float" office:value="622.5625" calcext:value-type="float">
            <text:p>622.5625</text:p>
          </table:table-cell>
          <table:table-cell table:formula="of:=1000*[.B1695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696]" office:value-type="float" office:value="623.0625" calcext:value-type="float">
            <text:p>623.0625</text:p>
          </table:table-cell>
          <table:table-cell table:formula="of:=1000*[.B169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97]" office:value-type="float" office:value="623.5625" calcext:value-type="float">
            <text:p>623.5625</text:p>
          </table:table-cell>
          <table:table-cell table:formula="of:=1000*[.B169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698]" office:value-type="float" office:value="624.0625" calcext:value-type="float">
            <text:p>624.0625</text:p>
          </table:table-cell>
          <table:table-cell table:formula="of:=1000*[.B169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699]" office:value-type="float" office:value="624.5625" calcext:value-type="float">
            <text:p>624.5625</text:p>
          </table:table-cell>
          <table:table-cell table:formula="of:=1000*[.B169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00]" office:value-type="float" office:value="625.0625" calcext:value-type="float">
            <text:p>625.0625</text:p>
          </table:table-cell>
          <table:table-cell table:formula="of:=1000*[.B1700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01]" office:value-type="float" office:value="625.5625" calcext:value-type="float">
            <text:p>625.5625</text:p>
          </table:table-cell>
          <table:table-cell table:formula="of:=1000*[.B170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02]" office:value-type="float" office:value="626.0625" calcext:value-type="float">
            <text:p>626.0625</text:p>
          </table:table-cell>
          <table:table-cell table:formula="of:=1000*[.B1702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03]" office:value-type="float" office:value="626.5625" calcext:value-type="float">
            <text:p>626.5625</text:p>
          </table:table-cell>
          <table:table-cell table:formula="of:=1000*[.B170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04]" office:value-type="float" office:value="627.0625" calcext:value-type="float">
            <text:p>627.0625</text:p>
          </table:table-cell>
          <table:table-cell table:formula="of:=1000*[.B1704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05]" office:value-type="float" office:value="627.5625" calcext:value-type="float">
            <text:p>627.5625</text:p>
          </table:table-cell>
          <table:table-cell table:formula="of:=1000*[.B1705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06]" office:value-type="float" office:value="628.0625" calcext:value-type="float">
            <text:p>628.0625</text:p>
          </table:table-cell>
          <table:table-cell table:formula="of:=1000*[.B170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07]" office:value-type="float" office:value="628.5625" calcext:value-type="float">
            <text:p>628.5625</text:p>
          </table:table-cell>
          <table:table-cell table:formula="of:=1000*[.B170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08]" office:value-type="float" office:value="629.0625" calcext:value-type="float">
            <text:p>629.0625</text:p>
          </table:table-cell>
          <table:table-cell table:formula="of:=1000*[.B1708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09]" office:value-type="float" office:value="629.5625" calcext:value-type="float">
            <text:p>629.5625</text:p>
          </table:table-cell>
          <table:table-cell table:formula="of:=1000*[.B170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10]" office:value-type="float" office:value="630.0625" calcext:value-type="float">
            <text:p>630.0625</text:p>
          </table:table-cell>
          <table:table-cell table:formula="of:=1000*[.B171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11]" office:value-type="float" office:value="630.5625" calcext:value-type="float">
            <text:p>630.5625</text:p>
          </table:table-cell>
          <table:table-cell table:formula="of:=1000*[.B171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12]" office:value-type="float" office:value="631.0625" calcext:value-type="float">
            <text:p>631.0625</text:p>
          </table:table-cell>
          <table:table-cell table:formula="of:=1000*[.B171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13]" office:value-type="float" office:value="631.5625" calcext:value-type="float">
            <text:p>631.5625</text:p>
          </table:table-cell>
          <table:table-cell table:formula="of:=1000*[.B171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14]" office:value-type="float" office:value="632.0625" calcext:value-type="float">
            <text:p>632.0625</text:p>
          </table:table-cell>
          <table:table-cell table:formula="of:=1000*[.B1714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15]" office:value-type="float" office:value="632.5625" calcext:value-type="float">
            <text:p>632.5625</text:p>
          </table:table-cell>
          <table:table-cell table:formula="of:=1000*[.B1715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16]" office:value-type="float" office:value="633.0625" calcext:value-type="float">
            <text:p>633.0625</text:p>
          </table:table-cell>
          <table:table-cell table:formula="of:=1000*[.B171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17]" office:value-type="float" office:value="633.5625" calcext:value-type="float">
            <text:p>633.5625</text:p>
          </table:table-cell>
          <table:table-cell table:formula="of:=1000*[.B171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18]" office:value-type="float" office:value="634.0625" calcext:value-type="float">
            <text:p>634.0625</text:p>
          </table:table-cell>
          <table:table-cell table:formula="of:=1000*[.B1718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19]" office:value-type="float" office:value="634.5625" calcext:value-type="float">
            <text:p>634.5625</text:p>
          </table:table-cell>
          <table:table-cell table:formula="of:=1000*[.B171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20]" office:value-type="float" office:value="635.0625" calcext:value-type="float">
            <text:p>635.0625</text:p>
          </table:table-cell>
          <table:table-cell table:formula="of:=1000*[.B1720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21]" office:value-type="float" office:value="635.5625" calcext:value-type="float">
            <text:p>635.5625</text:p>
          </table:table-cell>
          <table:table-cell table:formula="of:=1000*[.B172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22]" office:value-type="float" office:value="636.0625" calcext:value-type="float">
            <text:p>636.0625</text:p>
          </table:table-cell>
          <table:table-cell table:formula="of:=1000*[.B1722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23]" office:value-type="float" office:value="636.5625" calcext:value-type="float">
            <text:p>636.5625</text:p>
          </table:table-cell>
          <table:table-cell table:formula="of:=1000*[.B172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24]" office:value-type="float" office:value="637.0625" calcext:value-type="float">
            <text:p>637.0625</text:p>
          </table:table-cell>
          <table:table-cell table:formula="of:=1000*[.B1724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25]" office:value-type="float" office:value="637.5625" calcext:value-type="float">
            <text:p>637.5625</text:p>
          </table:table-cell>
          <table:table-cell table:formula="of:=1000*[.B1725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26]" office:value-type="float" office:value="638.0625" calcext:value-type="float">
            <text:p>638.0625</text:p>
          </table:table-cell>
          <table:table-cell table:formula="of:=1000*[.B172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27]" office:value-type="float" office:value="638.5625" calcext:value-type="float">
            <text:p>638.5625</text:p>
          </table:table-cell>
          <table:table-cell table:formula="of:=1000*[.B172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28]" office:value-type="float" office:value="639.0625" calcext:value-type="float">
            <text:p>639.0625</text:p>
          </table:table-cell>
          <table:table-cell table:formula="of:=1000*[.B172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29]" office:value-type="float" office:value="639.5625" calcext:value-type="float">
            <text:p>639.5625</text:p>
          </table:table-cell>
          <table:table-cell table:formula="of:=1000*[.B172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30]" office:value-type="float" office:value="640.0625" calcext:value-type="float">
            <text:p>640.0625</text:p>
          </table:table-cell>
          <table:table-cell table:formula="of:=1000*[.B1730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31]" office:value-type="float" office:value="640.5625" calcext:value-type="float">
            <text:p>640.5625</text:p>
          </table:table-cell>
          <table:table-cell table:formula="of:=1000*[.B173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32]" office:value-type="float" office:value="641.0625" calcext:value-type="float">
            <text:p>641.0625</text:p>
          </table:table-cell>
          <table:table-cell table:formula="of:=1000*[.B1732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33]" office:value-type="float" office:value="641.5625" calcext:value-type="float">
            <text:p>641.5625</text:p>
          </table:table-cell>
          <table:table-cell table:formula="of:=1000*[.B173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34]" office:value-type="float" office:value="642.0625" calcext:value-type="float">
            <text:p>642.0625</text:p>
          </table:table-cell>
          <table:table-cell table:formula="of:=1000*[.B1734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35]" office:value-type="float" office:value="642.5625" calcext:value-type="float">
            <text:p>642.5625</text:p>
          </table:table-cell>
          <table:table-cell table:formula="of:=1000*[.B173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36]" office:value-type="float" office:value="643.0625" calcext:value-type="float">
            <text:p>643.0625</text:p>
          </table:table-cell>
          <table:table-cell table:formula="of:=1000*[.B173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37]" office:value-type="float" office:value="643.5625" calcext:value-type="float">
            <text:p>643.5625</text:p>
          </table:table-cell>
          <table:table-cell table:formula="of:=1000*[.B173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38]" office:value-type="float" office:value="644.0625" calcext:value-type="float">
            <text:p>644.0625</text:p>
          </table:table-cell>
          <table:table-cell table:formula="of:=1000*[.B1738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39]" office:value-type="float" office:value="644.5625" calcext:value-type="float">
            <text:p>644.5625</text:p>
          </table:table-cell>
          <table:table-cell table:formula="of:=1000*[.B173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40]" office:value-type="float" office:value="645.0625" calcext:value-type="float">
            <text:p>645.0625</text:p>
          </table:table-cell>
          <table:table-cell table:formula="of:=1000*[.B1740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41]" office:value-type="float" office:value="645.5625" calcext:value-type="float">
            <text:p>645.5625</text:p>
          </table:table-cell>
          <table:table-cell table:formula="of:=1000*[.B174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42]" office:value-type="float" office:value="646.0625" calcext:value-type="float">
            <text:p>646.0625</text:p>
          </table:table-cell>
          <table:table-cell table:formula="of:=1000*[.B174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743]" office:value-type="float" office:value="646.5625" calcext:value-type="float">
            <text:p>646.5625</text:p>
          </table:table-cell>
          <table:table-cell table:formula="of:=1000*[.B1743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44]" office:value-type="float" office:value="647.0625" calcext:value-type="float">
            <text:p>647.0625</text:p>
          </table:table-cell>
          <table:table-cell table:formula="of:=1000*[.B174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45]" office:value-type="float" office:value="647.5625" calcext:value-type="float">
            <text:p>647.5625</text:p>
          </table:table-cell>
          <table:table-cell table:formula="of:=1000*[.B1745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46]" office:value-type="float" office:value="648.0625" calcext:value-type="float">
            <text:p>648.0625</text:p>
          </table:table-cell>
          <table:table-cell table:formula="of:=1000*[.B174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47]" office:value-type="float" office:value="648.5625" calcext:value-type="float">
            <text:p>648.5625</text:p>
          </table:table-cell>
          <table:table-cell table:formula="of:=1000*[.B174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48]" office:value-type="float" office:value="649.0625" calcext:value-type="float">
            <text:p>649.0625</text:p>
          </table:table-cell>
          <table:table-cell table:formula="of:=1000*[.B174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49]" office:value-type="float" office:value="649.5625" calcext:value-type="float">
            <text:p>649.5625</text:p>
          </table:table-cell>
          <table:table-cell table:formula="of:=1000*[.B174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50]" office:value-type="float" office:value="650.0625" calcext:value-type="float">
            <text:p>650.0625</text:p>
          </table:table-cell>
          <table:table-cell table:formula="of:=1000*[.B175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51]" office:value-type="float" office:value="650.5625" calcext:value-type="float">
            <text:p>650.5625</text:p>
          </table:table-cell>
          <table:table-cell table:formula="of:=1000*[.B175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52]" office:value-type="float" office:value="651.0625" calcext:value-type="float">
            <text:p>651.0625</text:p>
          </table:table-cell>
          <table:table-cell table:formula="of:=1000*[.B175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53]" office:value-type="float" office:value="651.5625" calcext:value-type="float">
            <text:p>651.5625</text:p>
          </table:table-cell>
          <table:table-cell table:formula="of:=1000*[.B175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54]" office:value-type="float" office:value="652.0625" calcext:value-type="float">
            <text:p>652.0625</text:p>
          </table:table-cell>
          <table:table-cell table:formula="of:=1000*[.B1754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55]" office:value-type="float" office:value="652.5625" calcext:value-type="float">
            <text:p>652.5625</text:p>
          </table:table-cell>
          <table:table-cell table:formula="of:=1000*[.B175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56]" office:value-type="float" office:value="653.0625" calcext:value-type="float">
            <text:p>653.0625</text:p>
          </table:table-cell>
          <table:table-cell table:formula="of:=1000*[.B175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57]" office:value-type="float" office:value="653.5625" calcext:value-type="float">
            <text:p>653.5625</text:p>
          </table:table-cell>
          <table:table-cell table:formula="of:=1000*[.B175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58]" office:value-type="float" office:value="654.0625" calcext:value-type="float">
            <text:p>654.0625</text:p>
          </table:table-cell>
          <table:table-cell table:formula="of:=1000*[.B175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59]" office:value-type="float" office:value="654.5625" calcext:value-type="float">
            <text:p>654.5625</text:p>
          </table:table-cell>
          <table:table-cell table:formula="of:=1000*[.B175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60]" office:value-type="float" office:value="655.0625" calcext:value-type="float">
            <text:p>655.0625</text:p>
          </table:table-cell>
          <table:table-cell table:formula="of:=1000*[.B176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61]" office:value-type="float" office:value="655.5625" calcext:value-type="float">
            <text:p>655.5625</text:p>
          </table:table-cell>
          <table:table-cell table:formula="of:=1000*[.B176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62]" office:value-type="float" office:value="656.0625" calcext:value-type="float">
            <text:p>656.0625</text:p>
          </table:table-cell>
          <table:table-cell table:formula="of:=1000*[.B176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63]" office:value-type="float" office:value="656.5625" calcext:value-type="float">
            <text:p>656.5625</text:p>
          </table:table-cell>
          <table:table-cell table:formula="of:=1000*[.B176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64]" office:value-type="float" office:value="657.0625" calcext:value-type="float">
            <text:p>657.0625</text:p>
          </table:table-cell>
          <table:table-cell table:formula="of:=1000*[.B176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65]" office:value-type="float" office:value="657.5625" calcext:value-type="float">
            <text:p>657.5625</text:p>
          </table:table-cell>
          <table:table-cell table:formula="of:=1000*[.B1765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66]" office:value-type="float" office:value="658.0625" calcext:value-type="float">
            <text:p>658.0625</text:p>
          </table:table-cell>
          <table:table-cell table:formula="of:=1000*[.B176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67]" office:value-type="float" office:value="658.5625" calcext:value-type="float">
            <text:p>658.5625</text:p>
          </table:table-cell>
          <table:table-cell table:formula="of:=1000*[.B176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68]" office:value-type="float" office:value="659.0625" calcext:value-type="float">
            <text:p>659.0625</text:p>
          </table:table-cell>
          <table:table-cell table:formula="of:=1000*[.B176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69]" office:value-type="float" office:value="659.5625" calcext:value-type="float">
            <text:p>659.5625</text:p>
          </table:table-cell>
          <table:table-cell table:formula="of:=1000*[.B176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70]" office:value-type="float" office:value="660.0625" calcext:value-type="float">
            <text:p>660.0625</text:p>
          </table:table-cell>
          <table:table-cell table:formula="of:=1000*[.B177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71]" office:value-type="float" office:value="660.5625" calcext:value-type="float">
            <text:p>660.5625</text:p>
          </table:table-cell>
          <table:table-cell table:formula="of:=1000*[.B177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72]" office:value-type="float" office:value="661.0625" calcext:value-type="float">
            <text:p>661.0625</text:p>
          </table:table-cell>
          <table:table-cell table:formula="of:=1000*[.B177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73]" office:value-type="float" office:value="661.5625" calcext:value-type="float">
            <text:p>661.5625</text:p>
          </table:table-cell>
          <table:table-cell table:formula="of:=1000*[.B177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74]" office:value-type="float" office:value="662.0625" calcext:value-type="float">
            <text:p>662.0625</text:p>
          </table:table-cell>
          <table:table-cell table:formula="of:=1000*[.B177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75]" office:value-type="float" office:value="662.5625" calcext:value-type="float">
            <text:p>662.5625</text:p>
          </table:table-cell>
          <table:table-cell table:formula="of:=1000*[.B177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76]" office:value-type="float" office:value="663.0625" calcext:value-type="float">
            <text:p>663.0625</text:p>
          </table:table-cell>
          <table:table-cell table:formula="of:=1000*[.B177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77]" office:value-type="float" office:value="663.5625" calcext:value-type="float">
            <text:p>663.5625</text:p>
          </table:table-cell>
          <table:table-cell table:formula="of:=1000*[.B177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78]" office:value-type="float" office:value="664.0625" calcext:value-type="float">
            <text:p>664.0625</text:p>
          </table:table-cell>
          <table:table-cell table:formula="of:=1000*[.B1778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79]" office:value-type="float" office:value="664.5625" calcext:value-type="float">
            <text:p>664.5625</text:p>
          </table:table-cell>
          <table:table-cell table:formula="of:=1000*[.B177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80]" office:value-type="float" office:value="665.0625" calcext:value-type="float">
            <text:p>665.0625</text:p>
          </table:table-cell>
          <table:table-cell table:formula="of:=1000*[.B178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81]" office:value-type="float" office:value="665.5625" calcext:value-type="float">
            <text:p>665.5625</text:p>
          </table:table-cell>
          <table:table-cell table:formula="of:=1000*[.B178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82]" office:value-type="float" office:value="666.0625" calcext:value-type="float">
            <text:p>666.0625</text:p>
          </table:table-cell>
          <table:table-cell table:formula="of:=1000*[.B178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83]" office:value-type="float" office:value="666.5625" calcext:value-type="float">
            <text:p>666.5625</text:p>
          </table:table-cell>
          <table:table-cell table:formula="of:=1000*[.B178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84]" office:value-type="float" office:value="667.0625" calcext:value-type="float">
            <text:p>667.0625</text:p>
          </table:table-cell>
          <table:table-cell table:formula="of:=1000*[.B178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85]" office:value-type="float" office:value="667.5625" calcext:value-type="float">
            <text:p>667.5625</text:p>
          </table:table-cell>
          <table:table-cell table:formula="of:=1000*[.B1785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86]" office:value-type="float" office:value="668.0625" calcext:value-type="float">
            <text:p>668.0625</text:p>
          </table:table-cell>
          <table:table-cell table:formula="of:=1000*[.B178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87]" office:value-type="float" office:value="668.5625" calcext:value-type="float">
            <text:p>668.5625</text:p>
          </table:table-cell>
          <table:table-cell table:formula="of:=1000*[.B178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88]" office:value-type="float" office:value="669.0625" calcext:value-type="float">
            <text:p>669.0625</text:p>
          </table:table-cell>
          <table:table-cell table:formula="of:=1000*[.B1788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89]" office:value-type="float" office:value="669.5625" calcext:value-type="float">
            <text:p>669.5625</text:p>
          </table:table-cell>
          <table:table-cell table:formula="of:=1000*[.B178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90]" office:value-type="float" office:value="670.0625" calcext:value-type="float">
            <text:p>670.0625</text:p>
          </table:table-cell>
          <table:table-cell table:formula="of:=1000*[.B179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91]" office:value-type="float" office:value="670.5625" calcext:value-type="float">
            <text:p>670.5625</text:p>
          </table:table-cell>
          <table:table-cell table:formula="of:=1000*[.B179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792]" office:value-type="float" office:value="671.0625" calcext:value-type="float">
            <text:p>671.0625</text:p>
          </table:table-cell>
          <table:table-cell table:formula="of:=1000*[.B179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93]" office:value-type="float" office:value="671.5625" calcext:value-type="float">
            <text:p>671.5625</text:p>
          </table:table-cell>
          <table:table-cell table:formula="of:=1000*[.B179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94]" office:value-type="float" office:value="672.0625" calcext:value-type="float">
            <text:p>672.0625</text:p>
          </table:table-cell>
          <table:table-cell table:formula="of:=1000*[.B179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95]" office:value-type="float" office:value="672.5625" calcext:value-type="float">
            <text:p>672.5625</text:p>
          </table:table-cell>
          <table:table-cell table:formula="of:=1000*[.B179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96]" office:value-type="float" office:value="673.0625" calcext:value-type="float">
            <text:p>673.0625</text:p>
          </table:table-cell>
          <table:table-cell table:formula="of:=1000*[.B179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97]" office:value-type="float" office:value="673.5625" calcext:value-type="float">
            <text:p>673.5625</text:p>
          </table:table-cell>
          <table:table-cell table:formula="of:=1000*[.B179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798]" office:value-type="float" office:value="674.0625" calcext:value-type="float">
            <text:p>674.0625</text:p>
          </table:table-cell>
          <table:table-cell table:formula="of:=1000*[.B179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799]" office:value-type="float" office:value="674.5625" calcext:value-type="float">
            <text:p>674.5625</text:p>
          </table:table-cell>
          <table:table-cell table:formula="of:=1000*[.B179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00]" office:value-type="float" office:value="675.0625" calcext:value-type="float">
            <text:p>675.0625</text:p>
          </table:table-cell>
          <table:table-cell table:formula="of:=1000*[.B180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01]" office:value-type="float" office:value="675.5625" calcext:value-type="float">
            <text:p>675.5625</text:p>
          </table:table-cell>
          <table:table-cell table:formula="of:=1000*[.B180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02]" office:value-type="float" office:value="676.0625" calcext:value-type="float">
            <text:p>676.0625</text:p>
          </table:table-cell>
          <table:table-cell table:formula="of:=1000*[.B180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03]" office:value-type="float" office:value="676.5625" calcext:value-type="float">
            <text:p>676.5625</text:p>
          </table:table-cell>
          <table:table-cell table:formula="of:=1000*[.B180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04]" office:value-type="float" office:value="677.0625" calcext:value-type="float">
            <text:p>677.0625</text:p>
          </table:table-cell>
          <table:table-cell table:formula="of:=1000*[.B1804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05]" office:value-type="float" office:value="677.5625" calcext:value-type="float">
            <text:p>677.5625</text:p>
          </table:table-cell>
          <table:table-cell table:formula="of:=1000*[.B180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06]" office:value-type="float" office:value="678.0625" calcext:value-type="float">
            <text:p>678.0625</text:p>
          </table:table-cell>
          <table:table-cell table:formula="of:=1000*[.B180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07]" office:value-type="float" office:value="678.5625" calcext:value-type="float">
            <text:p>678.5625</text:p>
          </table:table-cell>
          <table:table-cell table:formula="of:=1000*[.B180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08]" office:value-type="float" office:value="679.0625" calcext:value-type="float">
            <text:p>679.0625</text:p>
          </table:table-cell>
          <table:table-cell table:formula="of:=1000*[.B180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09]" office:value-type="float" office:value="679.5625" calcext:value-type="float">
            <text:p>679.5625</text:p>
          </table:table-cell>
          <table:table-cell table:formula="of:=1000*[.B180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10]" office:value-type="float" office:value="680.0625" calcext:value-type="float">
            <text:p>680.0625</text:p>
          </table:table-cell>
          <table:table-cell table:formula="of:=1000*[.B181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11]" office:value-type="float" office:value="680.5625" calcext:value-type="float">
            <text:p>680.5625</text:p>
          </table:table-cell>
          <table:table-cell table:formula="of:=1000*[.B181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12]" office:value-type="float" office:value="681.0625" calcext:value-type="float">
            <text:p>681.0625</text:p>
          </table:table-cell>
          <table:table-cell table:formula="of:=1000*[.B181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13]" office:value-type="float" office:value="681.5625" calcext:value-type="float">
            <text:p>681.5625</text:p>
          </table:table-cell>
          <table:table-cell table:formula="of:=1000*[.B181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14]" office:value-type="float" office:value="682.0625" calcext:value-type="float">
            <text:p>682.0625</text:p>
          </table:table-cell>
          <table:table-cell table:formula="of:=1000*[.B181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15]" office:value-type="float" office:value="682.5625" calcext:value-type="float">
            <text:p>682.5625</text:p>
          </table:table-cell>
          <table:table-cell table:formula="of:=1000*[.B181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16]" office:value-type="float" office:value="683.0625" calcext:value-type="float">
            <text:p>683.0625</text:p>
          </table:table-cell>
          <table:table-cell table:formula="of:=1000*[.B181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17]" office:value-type="float" office:value="683.5625" calcext:value-type="float">
            <text:p>683.5625</text:p>
          </table:table-cell>
          <table:table-cell table:formula="of:=1000*[.B181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18]" office:value-type="float" office:value="684.0625" calcext:value-type="float">
            <text:p>684.0625</text:p>
          </table:table-cell>
          <table:table-cell table:formula="of:=1000*[.B1818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19]" office:value-type="float" office:value="684.5625" calcext:value-type="float">
            <text:p>684.5625</text:p>
          </table:table-cell>
          <table:table-cell table:formula="of:=1000*[.B181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20]" office:value-type="float" office:value="685.0625" calcext:value-type="float">
            <text:p>685.0625</text:p>
          </table:table-cell>
          <table:table-cell table:formula="of:=1000*[.B1820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21]" office:value-type="float" office:value="685.5625" calcext:value-type="float">
            <text:p>685.5625</text:p>
          </table:table-cell>
          <table:table-cell table:formula="of:=1000*[.B182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22]" office:value-type="float" office:value="686.0625" calcext:value-type="float">
            <text:p>686.0625</text:p>
          </table:table-cell>
          <table:table-cell table:formula="of:=1000*[.B182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23]" office:value-type="float" office:value="686.5625" calcext:value-type="float">
            <text:p>686.5625</text:p>
          </table:table-cell>
          <table:table-cell table:formula="of:=1000*[.B182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24]" office:value-type="float" office:value="687.0625" calcext:value-type="float">
            <text:p>687.0625</text:p>
          </table:table-cell>
          <table:table-cell table:formula="of:=1000*[.B182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25]" office:value-type="float" office:value="687.5625" calcext:value-type="float">
            <text:p>687.5625</text:p>
          </table:table-cell>
          <table:table-cell table:formula="of:=1000*[.B182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26]" office:value-type="float" office:value="688.0625" calcext:value-type="float">
            <text:p>688.0625</text:p>
          </table:table-cell>
          <table:table-cell table:formula="of:=1000*[.B182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27]" office:value-type="float" office:value="688.5625" calcext:value-type="float">
            <text:p>688.5625</text:p>
          </table:table-cell>
          <table:table-cell table:formula="of:=1000*[.B182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28]" office:value-type="float" office:value="689.0625" calcext:value-type="float">
            <text:p>689.0625</text:p>
          </table:table-cell>
          <table:table-cell table:formula="of:=1000*[.B182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29]" office:value-type="float" office:value="689.5625" calcext:value-type="float">
            <text:p>689.5625</text:p>
          </table:table-cell>
          <table:table-cell table:formula="of:=1000*[.B182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30]" office:value-type="float" office:value="690.0625" calcext:value-type="float">
            <text:p>690.0625</text:p>
          </table:table-cell>
          <table:table-cell table:formula="of:=1000*[.B183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31]" office:value-type="float" office:value="690.5625" calcext:value-type="float">
            <text:p>690.5625</text:p>
          </table:table-cell>
          <table:table-cell table:formula="of:=1000*[.B183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32]" office:value-type="float" office:value="691.0625" calcext:value-type="float">
            <text:p>691.0625</text:p>
          </table:table-cell>
          <table:table-cell table:formula="of:=1000*[.B183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33]" office:value-type="float" office:value="691.5625" calcext:value-type="float">
            <text:p>691.5625</text:p>
          </table:table-cell>
          <table:table-cell table:formula="of:=1000*[.B183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34]" office:value-type="float" office:value="692.0625" calcext:value-type="float">
            <text:p>692.0625</text:p>
          </table:table-cell>
          <table:table-cell table:formula="of:=1000*[.B183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35]" office:value-type="float" office:value="692.5625" calcext:value-type="float">
            <text:p>692.5625</text:p>
          </table:table-cell>
          <table:table-cell table:formula="of:=1000*[.B183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36]" office:value-type="float" office:value="693.0625" calcext:value-type="float">
            <text:p>693.0625</text:p>
          </table:table-cell>
          <table:table-cell table:formula="of:=1000*[.B183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37]" office:value-type="float" office:value="693.5625" calcext:value-type="float">
            <text:p>693.5625</text:p>
          </table:table-cell>
          <table:table-cell table:formula="of:=1000*[.B183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38]" office:value-type="float" office:value="694.0625" calcext:value-type="float">
            <text:p>694.0625</text:p>
          </table:table-cell>
          <table:table-cell table:formula="of:=1000*[.B183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39]" office:value-type="float" office:value="694.5625" calcext:value-type="float">
            <text:p>694.5625</text:p>
          </table:table-cell>
          <table:table-cell table:formula="of:=1000*[.B183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40]" office:value-type="float" office:value="695.0625" calcext:value-type="float">
            <text:p>695.0625</text:p>
          </table:table-cell>
          <table:table-cell table:formula="of:=1000*[.B184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41]" office:value-type="float" office:value="695.5625" calcext:value-type="float">
            <text:p>695.5625</text:p>
          </table:table-cell>
          <table:table-cell table:formula="of:=1000*[.B184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42]" office:value-type="float" office:value="696.0625" calcext:value-type="float">
            <text:p>696.0625</text:p>
          </table:table-cell>
          <table:table-cell table:formula="of:=1000*[.B184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43]" office:value-type="float" office:value="696.5625" calcext:value-type="float">
            <text:p>696.5625</text:p>
          </table:table-cell>
          <table:table-cell table:formula="of:=1000*[.B184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44]" office:value-type="float" office:value="697.0625" calcext:value-type="float">
            <text:p>697.0625</text:p>
          </table:table-cell>
          <table:table-cell table:formula="of:=1000*[.B1844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45]" office:value-type="float" office:value="697.5625" calcext:value-type="float">
            <text:p>697.5625</text:p>
          </table:table-cell>
          <table:table-cell table:formula="of:=1000*[.B184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46]" office:value-type="float" office:value="698.0625" calcext:value-type="float">
            <text:p>698.0625</text:p>
          </table:table-cell>
          <table:table-cell table:formula="of:=1000*[.B184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47]" office:value-type="float" office:value="698.5625" calcext:value-type="float">
            <text:p>698.5625</text:p>
          </table:table-cell>
          <table:table-cell table:formula="of:=1000*[.B184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48]" office:value-type="float" office:value="699.0625" calcext:value-type="float">
            <text:p>699.0625</text:p>
          </table:table-cell>
          <table:table-cell table:formula="of:=1000*[.B184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49]" office:value-type="float" office:value="699.5625" calcext:value-type="float">
            <text:p>699.5625</text:p>
          </table:table-cell>
          <table:table-cell table:formula="of:=1000*[.B184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50]" office:value-type="float" office:value="700.0625" calcext:value-type="float">
            <text:p>700.0625</text:p>
          </table:table-cell>
          <table:table-cell table:formula="of:=1000*[.B185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51]" office:value-type="float" office:value="700.5625" calcext:value-type="float">
            <text:p>700.5625</text:p>
          </table:table-cell>
          <table:table-cell table:formula="of:=1000*[.B185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52]" office:value-type="float" office:value="701.0625" calcext:value-type="float">
            <text:p>701.0625</text:p>
          </table:table-cell>
          <table:table-cell table:formula="of:=1000*[.B185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53]" office:value-type="float" office:value="701.5625" calcext:value-type="float">
            <text:p>701.5625</text:p>
          </table:table-cell>
          <table:table-cell table:formula="of:=1000*[.B185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54]" office:value-type="float" office:value="702.0625" calcext:value-type="float">
            <text:p>702.0625</text:p>
          </table:table-cell>
          <table:table-cell table:formula="of:=1000*[.B185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55]" office:value-type="float" office:value="702.5625" calcext:value-type="float">
            <text:p>702.5625</text:p>
          </table:table-cell>
          <table:table-cell table:formula="of:=1000*[.B185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56]" office:value-type="float" office:value="703.0625" calcext:value-type="float">
            <text:p>703.0625</text:p>
          </table:table-cell>
          <table:table-cell table:formula="of:=1000*[.B185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57]" office:value-type="float" office:value="703.5625" calcext:value-type="float">
            <text:p>703.5625</text:p>
          </table:table-cell>
          <table:table-cell table:formula="of:=1000*[.B185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58]" office:value-type="float" office:value="704.0625" calcext:value-type="float">
            <text:p>704.0625</text:p>
          </table:table-cell>
          <table:table-cell table:formula="of:=1000*[.B185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59]" office:value-type="float" office:value="704.5625" calcext:value-type="float">
            <text:p>704.5625</text:p>
          </table:table-cell>
          <table:table-cell table:formula="of:=1000*[.B185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60]" office:value-type="float" office:value="705.0625" calcext:value-type="float">
            <text:p>705.0625</text:p>
          </table:table-cell>
          <table:table-cell table:formula="of:=1000*[.B1860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61]" office:value-type="float" office:value="705.5625" calcext:value-type="float">
            <text:p>705.5625</text:p>
          </table:table-cell>
          <table:table-cell table:formula="of:=1000*[.B186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62]" office:value-type="float" office:value="706.0625" calcext:value-type="float">
            <text:p>706.0625</text:p>
          </table:table-cell>
          <table:table-cell table:formula="of:=1000*[.B186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63]" office:value-type="float" office:value="706.5625" calcext:value-type="float">
            <text:p>706.5625</text:p>
          </table:table-cell>
          <table:table-cell table:formula="of:=1000*[.B186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64]" office:value-type="float" office:value="707.0625" calcext:value-type="float">
            <text:p>707.0625</text:p>
          </table:table-cell>
          <table:table-cell table:formula="of:=1000*[.B186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65]" office:value-type="float" office:value="707.5625" calcext:value-type="float">
            <text:p>707.5625</text:p>
          </table:table-cell>
          <table:table-cell table:formula="of:=1000*[.B186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66]" office:value-type="float" office:value="708.0625" calcext:value-type="float">
            <text:p>708.0625</text:p>
          </table:table-cell>
          <table:table-cell table:formula="of:=1000*[.B186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67]" office:value-type="float" office:value="708.5625" calcext:value-type="float">
            <text:p>708.5625</text:p>
          </table:table-cell>
          <table:table-cell table:formula="of:=1000*[.B186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68]" office:value-type="float" office:value="709.0625" calcext:value-type="float">
            <text:p>709.0625</text:p>
          </table:table-cell>
          <table:table-cell table:formula="of:=1000*[.B186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69]" office:value-type="float" office:value="709.5625" calcext:value-type="float">
            <text:p>709.5625</text:p>
          </table:table-cell>
          <table:table-cell table:formula="of:=1000*[.B186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70]" office:value-type="float" office:value="710.0625" calcext:value-type="float">
            <text:p>710.0625</text:p>
          </table:table-cell>
          <table:table-cell table:formula="of:=1000*[.B187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71]" office:value-type="float" office:value="710.5625" calcext:value-type="float">
            <text:p>710.5625</text:p>
          </table:table-cell>
          <table:table-cell table:formula="of:=1000*[.B187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72]" office:value-type="float" office:value="711.0625" calcext:value-type="float">
            <text:p>711.0625</text:p>
          </table:table-cell>
          <table:table-cell table:formula="of:=1000*[.B187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73]" office:value-type="float" office:value="711.5625" calcext:value-type="float">
            <text:p>711.5625</text:p>
          </table:table-cell>
          <table:table-cell table:formula="of:=1000*[.B187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74]" office:value-type="float" office:value="712.0625" calcext:value-type="float">
            <text:p>712.0625</text:p>
          </table:table-cell>
          <table:table-cell table:formula="of:=1000*[.B187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75]" office:value-type="float" office:value="712.5625" calcext:value-type="float">
            <text:p>712.5625</text:p>
          </table:table-cell>
          <table:table-cell table:formula="of:=1000*[.B187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76]" office:value-type="float" office:value="713.0625" calcext:value-type="float">
            <text:p>713.0625</text:p>
          </table:table-cell>
          <table:table-cell table:formula="of:=1000*[.B187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77]" office:value-type="float" office:value="713.5625" calcext:value-type="float">
            <text:p>713.5625</text:p>
          </table:table-cell>
          <table:table-cell table:formula="of:=1000*[.B187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78]" office:value-type="float" office:value="714.0625" calcext:value-type="float">
            <text:p>714.0625</text:p>
          </table:table-cell>
          <table:table-cell table:formula="of:=1000*[.B187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79]" office:value-type="float" office:value="714.5625" calcext:value-type="float">
            <text:p>714.5625</text:p>
          </table:table-cell>
          <table:table-cell table:formula="of:=1000*[.B187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80]" office:value-type="float" office:value="715.0625" calcext:value-type="float">
            <text:p>715.0625</text:p>
          </table:table-cell>
          <table:table-cell table:formula="of:=1000*[.B188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81]" office:value-type="float" office:value="715.5625" calcext:value-type="float">
            <text:p>715.5625</text:p>
          </table:table-cell>
          <table:table-cell table:formula="of:=1000*[.B188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82]" office:value-type="float" office:value="716.0625" calcext:value-type="float">
            <text:p>716.0625</text:p>
          </table:table-cell>
          <table:table-cell table:formula="of:=1000*[.B1882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83]" office:value-type="float" office:value="716.5625" calcext:value-type="float">
            <text:p>716.5625</text:p>
          </table:table-cell>
          <table:table-cell table:formula="of:=1000*[.B188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84]" office:value-type="float" office:value="717.0625" calcext:value-type="float">
            <text:p>717.0625</text:p>
          </table:table-cell>
          <table:table-cell table:formula="of:=1000*[.B188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85]" office:value-type="float" office:value="717.5625" calcext:value-type="float">
            <text:p>717.5625</text:p>
          </table:table-cell>
          <table:table-cell table:formula="of:=1000*[.B1885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86]" office:value-type="float" office:value="718.0625" calcext:value-type="float">
            <text:p>718.0625</text:p>
          </table:table-cell>
          <table:table-cell table:formula="of:=1000*[.B188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887]" office:value-type="float" office:value="718.5625" calcext:value-type="float">
            <text:p>718.5625</text:p>
          </table:table-cell>
          <table:table-cell table:formula="of:=1000*[.B188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88]" office:value-type="float" office:value="719.0625" calcext:value-type="float">
            <text:p>719.0625</text:p>
          </table:table-cell>
          <table:table-cell table:formula="of:=1000*[.B188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89]" office:value-type="float" office:value="719.5625" calcext:value-type="float">
            <text:p>719.5625</text:p>
          </table:table-cell>
          <table:table-cell table:formula="of:=1000*[.B188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90]" office:value-type="float" office:value="720.0625" calcext:value-type="float">
            <text:p>720.0625</text:p>
          </table:table-cell>
          <table:table-cell table:formula="of:=1000*[.B189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91]" office:value-type="float" office:value="720.5625" calcext:value-type="float">
            <text:p>720.5625</text:p>
          </table:table-cell>
          <table:table-cell table:formula="of:=1000*[.B189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92]" office:value-type="float" office:value="721.0625" calcext:value-type="float">
            <text:p>721.0625</text:p>
          </table:table-cell>
          <table:table-cell table:formula="of:=1000*[.B189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93]" office:value-type="float" office:value="721.5625" calcext:value-type="float">
            <text:p>721.5625</text:p>
          </table:table-cell>
          <table:table-cell table:formula="of:=1000*[.B189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94]" office:value-type="float" office:value="722.0625" calcext:value-type="float">
            <text:p>722.0625</text:p>
          </table:table-cell>
          <table:table-cell table:formula="of:=1000*[.B189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95]" office:value-type="float" office:value="722.5625" calcext:value-type="float">
            <text:p>722.5625</text:p>
          </table:table-cell>
          <table:table-cell table:formula="of:=1000*[.B189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96]" office:value-type="float" office:value="723.0625" calcext:value-type="float">
            <text:p>723.0625</text:p>
          </table:table-cell>
          <table:table-cell table:formula="of:=1000*[.B189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897]" office:value-type="float" office:value="723.5625" calcext:value-type="float">
            <text:p>723.5625</text:p>
          </table:table-cell>
          <table:table-cell table:formula="of:=1000*[.B189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898]" office:value-type="float" office:value="724.0625" calcext:value-type="float">
            <text:p>724.0625</text:p>
          </table:table-cell>
          <table:table-cell table:formula="of:=1000*[.B189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899]" office:value-type="float" office:value="724.5625" calcext:value-type="float">
            <text:p>724.5625</text:p>
          </table:table-cell>
          <table:table-cell table:formula="of:=1000*[.B1899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00]" office:value-type="float" office:value="725.0625" calcext:value-type="float">
            <text:p>725.0625</text:p>
          </table:table-cell>
          <table:table-cell table:formula="of:=1000*[.B190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01]" office:value-type="float" office:value="725.5625" calcext:value-type="float">
            <text:p>725.5625</text:p>
          </table:table-cell>
          <table:table-cell table:formula="of:=1000*[.B190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02]" office:value-type="float" office:value="726.0625" calcext:value-type="float">
            <text:p>726.0625</text:p>
          </table:table-cell>
          <table:table-cell table:formula="of:=1000*[.B190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903]" office:value-type="float" office:value="726.5625" calcext:value-type="float">
            <text:p>726.5625</text:p>
          </table:table-cell>
          <table:table-cell table:formula="of:=1000*[.B190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04]" office:value-type="float" office:value="727.0625" calcext:value-type="float">
            <text:p>727.0625</text:p>
          </table:table-cell>
          <table:table-cell table:formula="of:=1000*[.B190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05]" office:value-type="float" office:value="727.5625" calcext:value-type="float">
            <text:p>727.5625</text:p>
          </table:table-cell>
          <table:table-cell table:formula="of:=1000*[.B190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06]" office:value-type="float" office:value="728.0625" calcext:value-type="float">
            <text:p>728.0625</text:p>
          </table:table-cell>
          <table:table-cell table:formula="of:=1000*[.B190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907]" office:value-type="float" office:value="728.5625" calcext:value-type="float">
            <text:p>728.5625</text:p>
          </table:table-cell>
          <table:table-cell table:formula="of:=1000*[.B1907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08]" office:value-type="float" office:value="729.0625" calcext:value-type="float">
            <text:p>729.0625</text:p>
          </table:table-cell>
          <table:table-cell table:formula="of:=1000*[.B190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09]" office:value-type="float" office:value="729.5625" calcext:value-type="float">
            <text:p>729.5625</text:p>
          </table:table-cell>
          <table:table-cell table:formula="of:=1000*[.B190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10]" office:value-type="float" office:value="730.0625" calcext:value-type="float">
            <text:p>730.0625</text:p>
          </table:table-cell>
          <table:table-cell table:formula="of:=1000*[.B191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11]" office:value-type="float" office:value="730.5625" calcext:value-type="float">
            <text:p>730.5625</text:p>
          </table:table-cell>
          <table:table-cell table:formula="of:=1000*[.B191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12]" office:value-type="float" office:value="731.0625" calcext:value-type="float">
            <text:p>731.0625</text:p>
          </table:table-cell>
          <table:table-cell table:formula="of:=1000*[.B191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13]" office:value-type="float" office:value="731.5625" calcext:value-type="float">
            <text:p>731.5625</text:p>
          </table:table-cell>
          <table:table-cell table:formula="of:=1000*[.B191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14]" office:value-type="float" office:value="732.0625" calcext:value-type="float">
            <text:p>732.0625</text:p>
          </table:table-cell>
          <table:table-cell table:formula="of:=1000*[.B191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15]" office:value-type="float" office:value="732.5625" calcext:value-type="float">
            <text:p>732.5625</text:p>
          </table:table-cell>
          <table:table-cell table:formula="of:=1000*[.B191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916]" office:value-type="float" office:value="733.0625" calcext:value-type="float">
            <text:p>733.0625</text:p>
          </table:table-cell>
          <table:table-cell table:formula="of:=1000*[.B191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17]" office:value-type="float" office:value="733.5625" calcext:value-type="float">
            <text:p>733.5625</text:p>
          </table:table-cell>
          <table:table-cell table:formula="of:=1000*[.B191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18]" office:value-type="float" office:value="734.0625" calcext:value-type="float">
            <text:p>734.0625</text:p>
          </table:table-cell>
          <table:table-cell table:formula="of:=1000*[.B191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19]" office:value-type="float" office:value="734.5625" calcext:value-type="float">
            <text:p>734.5625</text:p>
          </table:table-cell>
          <table:table-cell table:formula="of:=1000*[.B191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20]" office:value-type="float" office:value="735.0625" calcext:value-type="float">
            <text:p>735.0625</text:p>
          </table:table-cell>
          <table:table-cell table:formula="of:=1000*[.B192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21]" office:value-type="float" office:value="735.5625" calcext:value-type="float">
            <text:p>735.5625</text:p>
          </table:table-cell>
          <table:table-cell table:formula="of:=1000*[.B192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22]" office:value-type="float" office:value="736.0625" calcext:value-type="float">
            <text:p>736.0625</text:p>
          </table:table-cell>
          <table:table-cell table:formula="of:=1000*[.B192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23]" office:value-type="float" office:value="736.5625" calcext:value-type="float">
            <text:p>736.5625</text:p>
          </table:table-cell>
          <table:table-cell table:formula="of:=1000*[.B192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24]" office:value-type="float" office:value="737.0625" calcext:value-type="float">
            <text:p>737.0625</text:p>
          </table:table-cell>
          <table:table-cell table:formula="of:=1000*[.B192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25]" office:value-type="float" office:value="737.5625" calcext:value-type="float">
            <text:p>737.5625</text:p>
          </table:table-cell>
          <table:table-cell table:formula="of:=1000*[.B192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26]" office:value-type="float" office:value="738.0625" calcext:value-type="float">
            <text:p>738.0625</text:p>
          </table:table-cell>
          <table:table-cell table:formula="of:=1000*[.B192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27]" office:value-type="float" office:value="738.5625" calcext:value-type="float">
            <text:p>738.5625</text:p>
          </table:table-cell>
          <table:table-cell table:formula="of:=1000*[.B192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28]" office:value-type="float" office:value="739.0625" calcext:value-type="float">
            <text:p>739.0625</text:p>
          </table:table-cell>
          <table:table-cell table:formula="of:=1000*[.B192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29]" office:value-type="float" office:value="739.5625" calcext:value-type="float">
            <text:p>739.5625</text:p>
          </table:table-cell>
          <table:table-cell table:formula="of:=1000*[.B192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30]" office:value-type="float" office:value="740.0625" calcext:value-type="float">
            <text:p>740.0625</text:p>
          </table:table-cell>
          <table:table-cell table:formula="of:=1000*[.B193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31]" office:value-type="float" office:value="740.5625" calcext:value-type="float">
            <text:p>740.5625</text:p>
          </table:table-cell>
          <table:table-cell table:formula="of:=1000*[.B193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32]" office:value-type="float" office:value="741.0625" calcext:value-type="float">
            <text:p>741.0625</text:p>
          </table:table-cell>
          <table:table-cell table:formula="of:=1000*[.B193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33]" office:value-type="float" office:value="741.5625" calcext:value-type="float">
            <text:p>741.5625</text:p>
          </table:table-cell>
          <table:table-cell table:formula="of:=1000*[.B193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34]" office:value-type="float" office:value="742.0625" calcext:value-type="float">
            <text:p>742.0625</text:p>
          </table:table-cell>
          <table:table-cell table:formula="of:=1000*[.B193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35]" office:value-type="float" office:value="742.5625" calcext:value-type="float">
            <text:p>742.5625</text:p>
          </table:table-cell>
          <table:table-cell table:formula="of:=1000*[.B193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36]" office:value-type="float" office:value="743.0625" calcext:value-type="float">
            <text:p>743.0625</text:p>
          </table:table-cell>
          <table:table-cell table:formula="of:=1000*[.B193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37]" office:value-type="float" office:value="743.5625" calcext:value-type="float">
            <text:p>743.5625</text:p>
          </table:table-cell>
          <table:table-cell table:formula="of:=1000*[.B193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38]" office:value-type="float" office:value="744.0625" calcext:value-type="float">
            <text:p>744.0625</text:p>
          </table:table-cell>
          <table:table-cell table:formula="of:=1000*[.B193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39]" office:value-type="float" office:value="744.5625" calcext:value-type="float">
            <text:p>744.5625</text:p>
          </table:table-cell>
          <table:table-cell table:formula="of:=1000*[.B193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40]" office:value-type="float" office:value="745.0625" calcext:value-type="float">
            <text:p>745.0625</text:p>
          </table:table-cell>
          <table:table-cell table:formula="of:=1000*[.B194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41]" office:value-type="float" office:value="745.5625" calcext:value-type="float">
            <text:p>745.5625</text:p>
          </table:table-cell>
          <table:table-cell table:formula="of:=1000*[.B194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42]" office:value-type="float" office:value="746.0625" calcext:value-type="float">
            <text:p>746.0625</text:p>
          </table:table-cell>
          <table:table-cell table:formula="of:=1000*[.B194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43]" office:value-type="float" office:value="746.5625" calcext:value-type="float">
            <text:p>746.5625</text:p>
          </table:table-cell>
          <table:table-cell table:formula="of:=1000*[.B194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44]" office:value-type="float" office:value="747.0625" calcext:value-type="float">
            <text:p>747.0625</text:p>
          </table:table-cell>
          <table:table-cell table:formula="of:=1000*[.B194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45]" office:value-type="float" office:value="747.5625" calcext:value-type="float">
            <text:p>747.5625</text:p>
          </table:table-cell>
          <table:table-cell table:formula="of:=1000*[.B194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946]" office:value-type="float" office:value="748.0625" calcext:value-type="float">
            <text:p>748.0625</text:p>
          </table:table-cell>
          <table:table-cell table:formula="of:=1000*[.B1946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47]" office:value-type="float" office:value="748.5625" calcext:value-type="float">
            <text:p>748.5625</text:p>
          </table:table-cell>
          <table:table-cell table:formula="of:=1000*[.B194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948]" office:value-type="float" office:value="749.0625" calcext:value-type="float">
            <text:p>749.0625</text:p>
          </table:table-cell>
          <table:table-cell table:formula="of:=1000*[.B1948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49]" office:value-type="float" office:value="749.5625" calcext:value-type="float">
            <text:p>749.5625</text:p>
          </table:table-cell>
          <table:table-cell table:formula="of:=1000*[.B194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50]" office:value-type="float" office:value="750.0625" calcext:value-type="float">
            <text:p>750.0625</text:p>
          </table:table-cell>
          <table:table-cell table:formula="of:=1000*[.B195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51]" office:value-type="float" office:value="750.5625" calcext:value-type="float">
            <text:p>750.5625</text:p>
          </table:table-cell>
          <table:table-cell table:formula="of:=1000*[.B195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52]" office:value-type="float" office:value="751.0625" calcext:value-type="float">
            <text:p>751.0625</text:p>
          </table:table-cell>
          <table:table-cell table:formula="of:=1000*[.B195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53]" office:value-type="float" office:value="751.5625" calcext:value-type="float">
            <text:p>751.5625</text:p>
          </table:table-cell>
          <table:table-cell table:formula="of:=1000*[.B195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54]" office:value-type="float" office:value="752.0625" calcext:value-type="float">
            <text:p>752.0625</text:p>
          </table:table-cell>
          <table:table-cell table:formula="of:=1000*[.B1954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55]" office:value-type="float" office:value="752.5625" calcext:value-type="float">
            <text:p>752.5625</text:p>
          </table:table-cell>
          <table:table-cell table:formula="of:=1000*[.B195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56]" office:value-type="float" office:value="753.0625" calcext:value-type="float">
            <text:p>753.0625</text:p>
          </table:table-cell>
          <table:table-cell table:formula="of:=1000*[.B195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57]" office:value-type="float" office:value="753.5625" calcext:value-type="float">
            <text:p>753.5625</text:p>
          </table:table-cell>
          <table:table-cell table:formula="of:=1000*[.B195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58]" office:value-type="float" office:value="754.0625" calcext:value-type="float">
            <text:p>754.0625</text:p>
          </table:table-cell>
          <table:table-cell table:formula="of:=1000*[.B195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59]" office:value-type="float" office:value="754.5625" calcext:value-type="float">
            <text:p>754.5625</text:p>
          </table:table-cell>
          <table:table-cell table:formula="of:=1000*[.B195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60]" office:value-type="float" office:value="755.0625" calcext:value-type="float">
            <text:p>755.0625</text:p>
          </table:table-cell>
          <table:table-cell table:formula="of:=1000*[.B196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61]" office:value-type="float" office:value="755.5625" calcext:value-type="float">
            <text:p>755.5625</text:p>
          </table:table-cell>
          <table:table-cell table:formula="of:=1000*[.B196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62]" office:value-type="float" office:value="756.0625" calcext:value-type="float">
            <text:p>756.0625</text:p>
          </table:table-cell>
          <table:table-cell table:formula="of:=1000*[.B196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63]" office:value-type="float" office:value="756.5625" calcext:value-type="float">
            <text:p>756.5625</text:p>
          </table:table-cell>
          <table:table-cell table:formula="of:=1000*[.B196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64]" office:value-type="float" office:value="757.0625" calcext:value-type="float">
            <text:p>757.0625</text:p>
          </table:table-cell>
          <table:table-cell table:formula="of:=1000*[.B196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65]" office:value-type="float" office:value="757.5625" calcext:value-type="float">
            <text:p>757.5625</text:p>
          </table:table-cell>
          <table:table-cell table:formula="of:=1000*[.B196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66]" office:value-type="float" office:value="758.0625" calcext:value-type="float">
            <text:p>758.0625</text:p>
          </table:table-cell>
          <table:table-cell table:formula="of:=1000*[.B196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67]" office:value-type="float" office:value="758.5625" calcext:value-type="float">
            <text:p>758.5625</text:p>
          </table:table-cell>
          <table:table-cell table:formula="of:=1000*[.B196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68]" office:value-type="float" office:value="759.0625" calcext:value-type="float">
            <text:p>759.0625</text:p>
          </table:table-cell>
          <table:table-cell table:formula="of:=1000*[.B196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69]" office:value-type="float" office:value="759.5625" calcext:value-type="float">
            <text:p>759.5625</text:p>
          </table:table-cell>
          <table:table-cell table:formula="of:=1000*[.B196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70]" office:value-type="float" office:value="760.0625" calcext:value-type="float">
            <text:p>760.0625</text:p>
          </table:table-cell>
          <table:table-cell table:formula="of:=1000*[.B197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71]" office:value-type="float" office:value="760.5625" calcext:value-type="float">
            <text:p>760.5625</text:p>
          </table:table-cell>
          <table:table-cell table:formula="of:=1000*[.B197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72]" office:value-type="float" office:value="761.0625" calcext:value-type="float">
            <text:p>761.0625</text:p>
          </table:table-cell>
          <table:table-cell table:formula="of:=1000*[.B197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73]" office:value-type="float" office:value="761.5625" calcext:value-type="float">
            <text:p>761.5625</text:p>
          </table:table-cell>
          <table:table-cell table:formula="of:=1000*[.B197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74]" office:value-type="float" office:value="762.0625" calcext:value-type="float">
            <text:p>762.0625</text:p>
          </table:table-cell>
          <table:table-cell table:formula="of:=1000*[.B197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75]" office:value-type="float" office:value="762.5625" calcext:value-type="float">
            <text:p>762.5625</text:p>
          </table:table-cell>
          <table:table-cell table:formula="of:=1000*[.B1975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76]" office:value-type="float" office:value="763.0625" calcext:value-type="float">
            <text:p>763.0625</text:p>
          </table:table-cell>
          <table:table-cell table:formula="of:=1000*[.B197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77]" office:value-type="float" office:value="763.5625" calcext:value-type="float">
            <text:p>763.5625</text:p>
          </table:table-cell>
          <table:table-cell table:formula="of:=1000*[.B1977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78]" office:value-type="float" office:value="764.0625" calcext:value-type="float">
            <text:p>764.0625</text:p>
          </table:table-cell>
          <table:table-cell table:formula="of:=1000*[.B1978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79]" office:value-type="float" office:value="764.5625" calcext:value-type="float">
            <text:p>764.5625</text:p>
          </table:table-cell>
          <table:table-cell table:formula="of:=1000*[.B197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80]" office:value-type="float" office:value="765.0625" calcext:value-type="float">
            <text:p>765.0625</text:p>
          </table:table-cell>
          <table:table-cell table:formula="of:=1000*[.B198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81]" office:value-type="float" office:value="765.5625" calcext:value-type="float">
            <text:p>765.5625</text:p>
          </table:table-cell>
          <table:table-cell table:formula="of:=1000*[.B198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82]" office:value-type="float" office:value="766.0625" calcext:value-type="float">
            <text:p>766.0625</text:p>
          </table:table-cell>
          <table:table-cell table:formula="of:=1000*[.B198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983]" office:value-type="float" office:value="766.5625" calcext:value-type="float">
            <text:p>766.5625</text:p>
          </table:table-cell>
          <table:table-cell table:formula="of:=1000*[.B198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84]" office:value-type="float" office:value="767.0625" calcext:value-type="float">
            <text:p>767.0625</text:p>
          </table:table-cell>
          <table:table-cell table:formula="of:=1000*[.B198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85]" office:value-type="float" office:value="767.5625" calcext:value-type="float">
            <text:p>767.5625</text:p>
          </table:table-cell>
          <table:table-cell table:formula="of:=1000*[.B198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86]" office:value-type="float" office:value="768.0625" calcext:value-type="float">
            <text:p>768.0625</text:p>
          </table:table-cell>
          <table:table-cell table:formula="of:=1000*[.B1986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87]" office:value-type="float" office:value="768.5625" calcext:value-type="float">
            <text:p>768.5625</text:p>
          </table:table-cell>
          <table:table-cell table:formula="of:=1000*[.B198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88]" office:value-type="float" office:value="769.0625" calcext:value-type="float">
            <text:p>769.0625</text:p>
          </table:table-cell>
          <table:table-cell table:formula="of:=1000*[.B198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89]" office:value-type="float" office:value="769.5625" calcext:value-type="float">
            <text:p>769.5625</text:p>
          </table:table-cell>
          <table:table-cell table:formula="of:=1000*[.B1989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90]" office:value-type="float" office:value="770.0625" calcext:value-type="float">
            <text:p>770.0625</text:p>
          </table:table-cell>
          <table:table-cell table:formula="of:=1000*[.B1990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91]" office:value-type="float" office:value="770.5625" calcext:value-type="float">
            <text:p>770.5625</text:p>
          </table:table-cell>
          <table:table-cell table:formula="of:=1000*[.B199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92]" office:value-type="float" office:value="771.0625" calcext:value-type="float">
            <text:p>771.0625</text:p>
          </table:table-cell>
          <table:table-cell table:formula="of:=1000*[.B199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93]" office:value-type="float" office:value="771.5625" calcext:value-type="float">
            <text:p>771.5625</text:p>
          </table:table-cell>
          <table:table-cell table:formula="of:=1000*[.B1993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94]" office:value-type="float" office:value="772.0625" calcext:value-type="float">
            <text:p>772.0625</text:p>
          </table:table-cell>
          <table:table-cell table:formula="of:=1000*[.B1994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995]" office:value-type="float" office:value="772.5625" calcext:value-type="float">
            <text:p>772.5625</text:p>
          </table:table-cell>
          <table:table-cell table:formula="of:=1000*[.B1995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96]" office:value-type="float" office:value="773.0625" calcext:value-type="float">
            <text:p>773.0625</text:p>
          </table:table-cell>
          <table:table-cell table:formula="of:=1000*[.B199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997]" office:value-type="float" office:value="773.5625" calcext:value-type="float">
            <text:p>773.5625</text:p>
          </table:table-cell>
          <table:table-cell table:formula="of:=1000*[.B199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998]" office:value-type="float" office:value="774.0625" calcext:value-type="float">
            <text:p>774.0625</text:p>
          </table:table-cell>
          <table:table-cell table:formula="of:=1000*[.B1998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999]" office:value-type="float" office:value="774.5625" calcext:value-type="float">
            <text:p>774.5625</text:p>
          </table:table-cell>
          <table:table-cell table:formula="of:=1000*[.B1999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000]" office:value-type="float" office:value="775.0625" calcext:value-type="float">
            <text:p>775.0625</text:p>
          </table:table-cell>
          <table:table-cell table:formula="of:=1000*[.B200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001]" office:value-type="float" office:value="775.5625" calcext:value-type="float">
            <text:p>775.5625</text:p>
          </table:table-cell>
          <table:table-cell table:formula="of:=1000*[.B2001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2002]" office:value-type="float" office:value="776.0625" calcext:value-type="float">
            <text:p>776.0625</text:p>
          </table:table-cell>
          <table:table-cell table:formula="of:=1000*[.B2002]" office:value-type="float" office:value="-417.827" calcext:value-type="float">
            <text:p>-417.8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9:16:01.304184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9:16:08.529946188</dc:date>
    <meta:editing-duration>PT3M4S</meta:editing-duration>
    <meta:editing-cycles>3</meta:editing-cycles>
    <meta:generator>LibreOffice/6.4.6.2$Linux_X86_64 LibreOffice_project/40$Build-2</meta:generator>
    <meta:document-statistic meta:table-count="1" meta:cell-count="8016" meta:object-count="0"/>
  </office:meta>
</office:document-meta>
</file>